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="thin solid #000000" fo:background-color="#262626"/>
      <style:text-properties fo:color="#FFFFFF"/>
    </style:style>
    <style:style style:name="ce5" style:family="table-cell" style:parent-style-name="Default" style:data-style-name="N40"/>
    <style:style style:name="ce6" style:family="table-cell" style:parent-style-name="Default" style:data-style-name="N0">
      <style:table-cell-properties fo:border-top="thin solid #999999" fo:border-bottom="none" fo:border-left="thin solid #FFFFFF" fo:border-right="none"/>
    </style:style>
    <style:style style:name="ce7" style:family="table-cell" style:parent-style-name="Default" style:data-style-name="N0">
      <style:table-cell-properties fo:border-top="thin solid #999999" fo:border-bottom="none" fo:border-left="thin solid #FFFFFF" fo:border-right="thin solid #999999"/>
    </style:style>
    <style:style style:name="ce8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9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10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11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13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15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999999"/>
    </style:style>
    <style:style style:name="ce17" style:family="table-cell" style:parent-style-name="Default" style:data-style-name="N0">
      <style:table-cell-properties fo:border-top="thin solid #999999" fo:border-bottom="none" fo:border-left="none" fo:border-right="none"/>
    </style:style>
    <style:style style:name="ce18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19" style:family="table-cell" style:parent-style-name="Default" style:data-style-name="N0">
      <style:table-cell-properties fo:border-top="thin solid #999999" fo:border-bottom="none" fo:border-left="none" fo:border-right="none"/>
    </style:style>
    <style:style style:name="ce20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21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22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23" style:family="table-cell" style:parent-style-name="Default" style:data-style-name="N0">
      <style:table-cell-properties fo:border-top="thin solid #999999" fo:border-bottom="thin solid #999999" fo:border-left="none" fo:border-right="none"/>
    </style:style>
    <style:style style:name="ce24" style:family="table-cell" style:parent-style-name="Normal_32_2" style:data-style-name="N0">
      <style:table-cell-properties style:vertical-align="automatic" fo:background-color="#FFFF00"/>
      <style:text-properties fo:color="#000000"/>
    </style:style>
    <style:style style:name="ce25" style:family="table-cell" style:parent-style-name="Normal_32_2" style:data-style-name="N41">
      <style:table-cell-properties style:vertical-align="automatic" fo:background-color="#FFFF00"/>
      <style:text-properties fo:color="#000000"/>
    </style:style>
    <style:style style:name="ce26" style:family="table-cell" style:parent-style-name="Normal_32_2" style:data-style-name="N42">
      <style:table-cell-properties style:vertical-align="automatic" fo:background-color="#FFFF00"/>
      <style:text-properties fo:color="#000000"/>
    </style:style>
    <style:style style:name="ce27" style:family="table-cell" style:parent-style-name="Normal_32_2" style:data-style-name="N0">
      <style:table-cell-properties style:vertical-align="automatic" fo:background-color="transparent"/>
      <style:text-properties fo:color="#000000"/>
    </style:style>
    <style:style style:name="ce28" style:family="table-cell" style:parent-style-name="Normal_32_2" style:data-style-name="N41">
      <style:table-cell-properties style:vertical-align="automatic" fo:background-color="transparent"/>
      <style:text-properties fo:color="#000000"/>
    </style:style>
    <style:style style:name="ce29" style:family="table-cell" style:parent-style-name="Normal_32_2" style:data-style-name="N42">
      <style:table-cell-properties style:vertical-align="automatic" fo:background-color="transparent"/>
      <style:text-properties fo:color="#000000"/>
    </style:style>
    <style:style style:name="ce30" style:family="table-cell" style:parent-style-name="Default" style:data-style-name="N42">
      <style:table-cell-properties fo:border-top="thin solid #999999" fo:border-bottom="thin solid #999999" fo:border-left="thin solid #999999" fo:border-right="none"/>
    </style:style>
    <style:style style:name="ce31" style:family="table-cell" style:parent-style-name="Default" style:data-style-name="N42">
      <style:table-cell-properties fo:border-top="thin solid #999999" fo:border-bottom="thin solid #999999" fo:border-left="none" fo:border-right="none"/>
    </style:style>
    <style:style style:name="ce32" style:family="table-cell" style:parent-style-name="Default" style:data-style-name="N42">
      <style:table-cell-properties fo:border="thin solid #999999"/>
    </style:style>
    <style:style style:name="ce33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34" style:family="table-cell" style:parent-style-name="Default" style:data-style-name="N42">
      <style:table-cell-properties fo:border-top="thin solid #999999" fo:border-bottom="none" fo:border-left="thin solid #999999" fo:border-right="none"/>
    </style:style>
    <style:style style:name="ce35" style:family="table-cell" style:parent-style-name="Default" style:data-style-name="N42">
      <style:table-cell-properties fo:border-top="thin solid #999999" fo:border-bottom="none" fo:border-left="none" fo:border-right="none"/>
    </style:style>
    <style:style style:name="ce36" style:family="table-cell" style:parent-style-name="Default" style:data-style-name="N42">
      <style:table-cell-properties fo:border-top="thin solid #999999" fo:border-bottom="none" fo:border-left="thin solid #999999" fo:border-right="thin solid #999999"/>
    </style:style>
    <style:style style:name="ce37" style:family="table-cell" style:parent-style-name="Default" style:data-style-name="N42">
      <style:table-cell-properties fo:border-top="thin solid #FFFFFF" fo:border-bottom="none" fo:border-left="thin solid #999999" fo:border-right="none"/>
    </style:style>
    <style:style style:name="ce38" style:family="table-cell" style:parent-style-name="Default" style:data-style-name="N42">
      <style:table-cell-properties fo:border-top="thin solid #FFFFFF" fo:border-bottom="none" fo:border-left="none" fo:border-right="none"/>
    </style:style>
    <style:style style:name="ce39" style:family="table-cell" style:parent-style-name="Default" style:data-style-name="N42">
      <style:table-cell-properties fo:border-top="thin solid #FFFFFF" fo:border-bottom="none" fo:border-left="thin solid #999999" fo:border-right="thin solid #999999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20145833333333cm" style:use-optimal-column-width="true"/>
    </style:style>
    <style:style style:name="co3" style:family="table-column">
      <style:table-column-properties fo:break-before="auto" style:column-width="2.59291666666667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16958333333333cm" style:use-optimal-column-width="true"/>
    </style:style>
    <style:style style:name="co6" style:family="table-column">
      <style:table-column-properties fo:break-before="auto" style:column-width="2.35479166666667cm" style:use-optimal-column-width="true"/>
    </style:style>
    <style:style style:name="co7" style:family="table-column">
      <style:table-column-properties fo:break-before="auto" style:column-width="1.61395833333333cm" style:use-optimal-column-width="true"/>
    </style:style>
    <style:style style:name="co8" style:family="table-column">
      <style:table-column-properties fo:break-before="auto" style:column-width="1.37583333333333cm" style:use-optimal-column-width="true"/>
    </style:style>
    <style:style style:name="co9" style:family="table-column">
      <style:table-column-properties fo:break-before="auto" style:column-width="1.984375cm" style:use-optimal-column-width="true"/>
    </style:style>
    <style:style style:name="co10" style:family="table-column">
      <style:table-column-properties fo:break-before="auto" style:column-width="2.01083333333333cm" style:use-optimal-column-width="true"/>
    </style:style>
    <style:style style:name="co11" style:family="table-column">
      <style:table-column-properties fo:break-before="auto" style:column-width="2.06375cm" style:use-optimal-column-width="true"/>
    </style:style>
    <style:style style:name="co12" style:family="table-column">
      <style:table-column-properties fo:break-before="auto" style:column-width="3.67770833333333cm" style:use-optimal-column-width="true"/>
    </style:style>
    <style:style style:name="co13" style:family="table-column">
      <style:table-column-properties fo:break-before="auto" style:column-width="2.83104166666667cm" style:use-optimal-column-width="true"/>
    </style:style>
    <style:style style:name="co14" style:family="table-column">
      <style:table-column-properties fo:break-before="auto" style:column-width="3.12208333333333cm" style:use-optimal-column-width="true"/>
    </style:style>
    <style:style style:name="co15" style:family="table-column">
      <style:table-column-properties fo:break-before="auto" style:column-width="3.46604166666667cm" style:use-optimal-column-width="true"/>
    </style:style>
    <style:style style:name="co16" style:family="table-column">
      <style:table-column-properties fo:break-before="auto" style:column-width="2.54cm" style:use-optimal-column-width="true"/>
    </style:style>
    <style:style style:name="co17" style:family="table-column">
      <style:table-column-properties fo:break-before="auto" style:column-width="4.07458333333333cm" style:use-optimal-column-width="true"/>
    </style:style>
    <style:style style:name="co18" style:family="table-column">
      <style:table-column-properties fo:break-before="auto" style:column-width="4.41854166666667cm" style:use-optimal-column-width="true"/>
    </style:style>
    <style:style style:name="co19" style:family="table-column">
      <style:table-column-properties fo:break-before="auto" style:column-width="2.2225cm" style:use-optimal-column-width="true"/>
    </style:style>
    <style:style style:name="co20" style:family="table-column">
      <style:table-column-properties fo:break-before="auto" style:column-width="2.301875cm" style:use-optimal-column-width="true"/>
    </style:style>
    <style:style style:name="co21" style:family="table-column">
      <style:table-column-properties fo:break-before="auto" style:column-width="1.2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">
            <text:p>shop_name</text:p>
          </table:table-cell>
          <table:table-cell office:value-type="string" table:style-name="ce4">
            <text:p>address</text:p>
          </table:table-cell>
          <table:table-cell office:value-type="string" table:style-name="ce4">
            <text:p>mode</text:p>
          </table:table-cell>
          <table:table-cell office:value-type="string" table:style-name="ce4">
            <text:p>outlets</text:p>
          </table:table-cell>
          <table:table-cell office:value-type="string" table:style-name="ce4">
            <text:p>customer_count</text:p>
          </table:table-cell>
          <table:table-cell office:value-type="string" table:style-name="ce4">
            <text:p>sales</text:p>
          </table:table-cell>
          <table:table-cell office:value-type="string" table:style-name="ce4">
            <text:p>employe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swiggy instamart</text:p>
          </table:table-cell>
          <table:table-cell office:value-type="string" table:style-name="ce3">
            <text:p>nandanvan</text:p>
          </table:table-cell>
          <table:table-cell office:value-type="string" table:style-name="ce3">
            <text:p>online</text:p>
          </table:table-cell>
          <table:table-cell office:value-type="float" office:value="5" table:style-name="ce3">
            <text:p>5</text:p>
          </table:table-cell>
          <table:table-cell office:value-type="float" office:value="15000" table:style-name="ce3">
            <text:p>15000</text:p>
          </table:table-cell>
          <table:table-cell office:value-type="float" office:value="56" table:style-name="ce5">
            <text:p>56.000</text:p>
          </table:table-cell>
          <table:table-cell office:value-type="float" office:value="5000" table:style-name="ce3">
            <text:p>5000</text:p>
          </table:table-cell>
          <table:table-cell/>
          <table:table-cell table:style-name="ce1">
            <draw:frame draw:z-index="1" draw:id="id0" draw:style-name="a0" draw:name="Chart 1" svg:x="0.28125in" svg:y="0.04687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">
            <text:p>reliance mart</text:p>
          </table:table-cell>
          <table:table-cell office:value-type="string" table:style-name="ce3">
            <text:p>jaripatka</text:p>
          </table:table-cell>
          <table:table-cell office:value-type="string" table:style-name="ce3">
            <text:p>offline</text:p>
          </table:table-cell>
          <table:table-cell office:value-type="float" office:value="6" table:style-name="ce3">
            <text:p>6</text:p>
          </table:table-cell>
          <table:table-cell office:value-type="float" office:value="7000" table:style-name="ce3">
            <text:p>7000</text:p>
          </table:table-cell>
          <table:table-cell office:value-type="float" office:value="70000" table:style-name="ce3">
            <text:p>70000</text:p>
          </table:table-cell>
          <table:table-cell office:value-type="float" office:value="1000" table:style-name="ce3">
            <text:p>10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big basket</text:p>
          </table:table-cell>
          <table:table-cell office:value-type="string" table:style-name="ce3">
            <text:p>wardhman<text:s/></text:p>
          </table:table-cell>
          <table:table-cell office:value-type="string" table:style-name="ce3">
            <text:p>online</text:p>
          </table:table-cell>
          <table:table-cell office:value-type="float" office:value="3" table:style-name="ce3">
            <text:p>3</text:p>
          </table:table-cell>
          <table:table-cell office:value-type="float" office:value="1200" table:style-name="ce3">
            <text:p>1200</text:p>
          </table:table-cell>
          <table:table-cell office:value-type="float" office:value="12000" table:style-name="ce3">
            <text:p>12000</text:p>
          </table:table-cell>
          <table:table-cell office:value-type="float" office:value="7000" table:style-name="ce3">
            <text:p>70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dmart</text:p>
          </table:table-cell>
          <table:table-cell office:value-type="string" table:style-name="ce3">
            <text:p>automotive</text:p>
          </table:table-cell>
          <table:table-cell office:value-type="string" table:style-name="ce3">
            <text:p>offline</text:p>
          </table:table-cell>
          <table:table-cell office:value-type="float" office:value="5" table:style-name="ce3">
            <text:p>5</text:p>
          </table:table-cell>
          <table:table-cell office:value-type="float" office:value="5000" table:style-name="ce3">
            <text:p>5000</text:p>
          </table:table-cell>
          <table:table-cell office:value-type="float" office:value="5000" table:style-name="ce3">
            <text:p>5000</text:p>
          </table:table-cell>
          <table:table-cell office:value-type="float" office:value="700" table:style-name="ce3">
            <text:p>7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dukan_wala</text:p>
          </table:table-cell>
          <table:table-cell office:value-type="string" table:style-name="ce3">
            <text:p>Nagpur</text:p>
          </table:table-cell>
          <table:table-cell office:value-type="string" table:style-name="ce3">
            <text:p>offline</text:p>
          </table:table-cell>
          <table:table-cell office:value-type="float" office:value="10" table:style-name="ce3">
            <text:p>10</text:p>
          </table:table-cell>
          <table:table-cell office:value-type="float" office:value="2000" table:style-name="ce3">
            <text:p>2000</text:p>
          </table:table-cell>
          <table:table-cell office:value-type="float" office:value="20000" table:style-name="ce3">
            <text:p>20000</text:p>
          </table:table-cell>
          <table:table-cell office:value-type="float" office:value="10203" table:style-name="ce3">
            <text:p>1020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vishal mega mart</text:p>
          </table:table-cell>
          <table:table-cell office:value-type="string" table:style-name="ce3">
            <text:p>bhande plot</text:p>
          </table:table-cell>
          <table:table-cell office:value-type="string" table:style-name="ce3">
            <text:p>offline</text:p>
          </table:table-cell>
          <table:table-cell office:value-type="float" office:value="2" table:style-name="ce3">
            <text:p>2</text:p>
          </table:table-cell>
          <table:table-cell office:value-type="float" office:value="1000" table:style-name="ce3">
            <text:p>1000</text:p>
          </table:table-cell>
          <table:table-cell office:value-type="float" office:value="10000" table:style-name="ce3">
            <text:p>10000</text:p>
          </table:table-cell>
          <table:table-cell office:value-type="float" office:value="100" table:style-name="ce3">
            <text:p>1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vishal mega mart2</text:p>
          </table:table-cell>
          <table:table-cell office:value-type="string" table:style-name="ce3">
            <text:p>bhande plot2</text:p>
          </table:table-cell>
          <table:table-cell office:value-type="string" table:style-name="ce3">
            <text:p>offline2</text:p>
          </table:table-cell>
          <table:table-cell office:value-type="float" office:value="5" table:style-name="ce3">
            <text:p>5</text:p>
          </table:table-cell>
          <table:table-cell office:value-type="float" office:value="560" table:style-name="ce3">
            <text:p>560</text:p>
          </table:table-cell>
          <table:table-cell office:value-type="float" office:value="5600" table:style-name="ce3">
            <text:p>5600</text:p>
          </table:table-cell>
          <table:table-cell office:value-type="float" office:value="10203" table:style-name="ce3">
            <text:p>1020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vishal mega mart2</text:p>
          </table:table-cell>
          <table:table-cell office:value-type="string" table:style-name="ce3">
            <text:p>bhande plot2</text:p>
          </table:table-cell>
          <table:table-cell office:value-type="string" table:style-name="ce3">
            <text:p>offline2</text:p>
          </table:table-cell>
          <table:table-cell office:value-type="float" office:value="2" table:style-name="ce3">
            <text:p>2</text:p>
          </table:table-cell>
          <table:table-cell office:value-type="float" office:value="250" table:style-name="ce3">
            <text:p>250</text:p>
          </table:table-cell>
          <table:table-cell office:value-type="float" office:value="2500" table:style-name="ce3">
            <text:p>2500</text:p>
          </table:table-cell>
          <table:table-cell office:value-type="float" office:value="10203" table:style-name="ce3">
            <text:p>1020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vishal mega mart2</text:p>
          </table:table-cell>
          <table:table-cell office:value-type="string" table:style-name="ce3">
            <text:p>bhande plot2</text:p>
          </table:table-cell>
          <table:table-cell office:value-type="string" table:style-name="ce3">
            <text:p>offline2</text:p>
          </table:table-cell>
          <table:table-cell office:value-type="float" office:value="3" table:style-name="ce3">
            <text:p>3</text:p>
          </table:table-cell>
          <table:table-cell office:value-type="float" office:value="110" table:style-name="ce3">
            <text:p>110</text:p>
          </table:table-cell>
          <table:table-cell office:value-type="float" office:value="1100" table:style-name="ce3">
            <text:p>1100</text:p>
          </table:table-cell>
          <table:table-cell office:value-type="float" office:value="10203" table:style-name="ce3">
            <text:p>10203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4">
            <text:p>customer_count</text:p>
          </table:table-cell>
          <table:table-cell office:value-type="string" table:style-name="ce4">
            <text:p>sales</text:p>
          </table:table-cell>
          <table:table-cell office:value-type="string" table:style-name="ce4">
            <text:p>employee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1"/>
          <table:table-cell office:value-type="float" office:value="15000" table:style-name="ce3">
            <text:p>15000</text:p>
          </table:table-cell>
          <table:table-cell office:value-type="float" office:value="56" table:style-name="ce5">
            <text:p>56.000</text:p>
          </table:table-cell>
          <table:table-cell office:value-type="float" office:value="5000" table:style-name="ce3">
            <text:p>5000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1"/>
          <table:table-cell office:value-type="float" office:value="7000" table:style-name="ce3">
            <text:p>7000</text:p>
          </table:table-cell>
          <table:table-cell office:value-type="float" office:value="70000" table:style-name="ce3">
            <text:p>70000</text:p>
          </table:table-cell>
          <table:table-cell office:value-type="float" office:value="1000" table:style-name="ce3">
            <text:p>1000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1200" table:style-name="ce3">
            <text:p>1200</text:p>
          </table:table-cell>
          <table:table-cell office:value-type="float" office:value="12000" table:style-name="ce3">
            <text:p>12000</text:p>
          </table:table-cell>
          <table:table-cell office:value-type="float" office:value="7000" table:style-name="ce3">
            <text:p>70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5000" table:style-name="ce3">
            <text:p>5000</text:p>
          </table:table-cell>
          <table:table-cell office:value-type="float" office:value="5000" table:style-name="ce3">
            <text:p>5000</text:p>
          </table:table-cell>
          <table:table-cell office:value-type="float" office:value="700" table:style-name="ce3">
            <text:p>7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000" table:style-name="ce3">
            <text:p>2000</text:p>
          </table:table-cell>
          <table:table-cell office:value-type="float" office:value="20000" table:style-name="ce3">
            <text:p>20000</text:p>
          </table:table-cell>
          <table:table-cell office:value-type="float" office:value="10203" table:style-name="ce3">
            <text:p>1020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000" table:style-name="ce3">
            <text:p>1000</text:p>
          </table:table-cell>
          <table:table-cell office:value-type="float" office:value="10000" table:style-name="ce3">
            <text:p>10000</text:p>
          </table:table-cell>
          <table:table-cell office:value-type="float" office:value="100" table:style-name="ce3">
            <text:p>1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560" table:style-name="ce3">
            <text:p>560</text:p>
          </table:table-cell>
          <table:table-cell office:value-type="float" office:value="5600" table:style-name="ce3">
            <text:p>5600</text:p>
          </table:table-cell>
          <table:table-cell office:value-type="float" office:value="10203" table:style-name="ce3">
            <text:p>1020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50" table:style-name="ce3">
            <text:p>250</text:p>
          </table:table-cell>
          <table:table-cell office:value-type="float" office:value="2500" table:style-name="ce3">
            <text:p>2500</text:p>
          </table:table-cell>
          <table:table-cell office:value-type="float" office:value="10203" table:style-name="ce3">
            <text:p>1020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10" table:style-name="ce3">
            <text:p>110</text:p>
          </table:table-cell>
          <table:table-cell office:value-type="float" office:value="1100" table:style-name="ce3">
            <text:p>1100</text:p>
          </table:table-cell>
          <table:table-cell office:value-type="float" office:value="10203" table:style-name="ce3">
            <text:p>10203</text:p>
          </table:table-cell>
          <table:table-cell table:number-columns-repeated="16379"/>
        </table:table-row>
        <table:table-row table:number-rows-repeated="1048553" table:style-name="ro1">
          <table:table-cell table:number-columns-repeated="16384"/>
        </table:table-row>
      </table:table>
      <table:table table:name="PT1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5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9">
            <text:p>Sum of outlets</text:p>
          </table:table-cell>
          <table:table-cell office:value-type="string" table:style-name="ce9">
            <text:p>Column Labels</text:p>
          </table:table-cell>
          <table:table-cell table:number-columns-repeated="6" table:style-name="ce6"/>
          <table:table-cell table:style-name="ce7"/>
          <table:table-cell table:number-columns-repeated="16375"/>
        </table:table-row>
        <table:table-row table:style-name="ro1">
          <table:table-cell office:value-type="string" table:style-name="ce9">
            <text:p>Row Labels</text:p>
          </table:table-cell>
          <table:table-cell office:value-type="string" table:style-name="ce2">
            <text:p>automotive</text:p>
          </table:table-cell>
          <table:table-cell office:value-type="string" table:style-name="ce17">
            <text:p>bhande plot</text:p>
          </table:table-cell>
          <table:table-cell office:value-type="string" table:style-name="ce17">
            <text:p>bhande plot2</text:p>
          </table:table-cell>
          <table:table-cell office:value-type="string" table:style-name="ce17">
            <text:p>jaripatka</text:p>
          </table:table-cell>
          <table:table-cell office:value-type="string" table:style-name="ce17">
            <text:p>Nagpur</text:p>
          </table:table-cell>
          <table:table-cell office:value-type="string" table:style-name="ce17">
            <text:p>nandanvan</text:p>
          </table:table-cell>
          <table:table-cell office:value-type="string" table:style-name="ce17">
            <text:p>wardhman<text:s/></text:p>
          </table:table-cell>
          <table:table-cell office:value-type="string" table:style-name="ce10">
            <text:p>Grand Total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offline</text:p>
          </table:table-cell>
          <table:table-cell office:value-type="float" office:value="5" table:style-name="ce18">
            <text:p>5</text:p>
          </table:table-cell>
          <table:table-cell office:value-type="float" office:value="2" table:style-name="ce19">
            <text:p>2</text:p>
          </table:table-cell>
          <table:table-cell table:style-name="ce19"/>
          <table:table-cell office:value-type="float" office:value="6" table:style-name="ce19">
            <text:p>6</text:p>
          </table:table-cell>
          <table:table-cell office:value-type="float" office:value="10" table:style-name="ce19">
            <text:p>10</text:p>
          </table:table-cell>
          <table:table-cell table:number-columns-repeated="2" table:style-name="ce19"/>
          <table:table-cell office:value-type="float" office:value="23" table:style-name="ce12">
            <text:p>23</text:p>
          </table:table-cell>
          <table:table-cell table:number-columns-repeated="16375"/>
        </table:table-row>
        <table:table-row table:style-name="ro1">
          <table:table-cell office:value-type="string" table:style-name="ce13">
            <text:p>offline2</text:p>
          </table:table-cell>
          <table:table-cell table:style-name="ce20"/>
          <table:table-cell table:style-name="ce21"/>
          <table:table-cell office:value-type="float" office:value="10" table:style-name="ce21">
            <text:p>10</text:p>
          </table:table-cell>
          <table:table-cell table:number-columns-repeated="4" table:style-name="ce21"/>
          <table:table-cell office:value-type="float" office:value="10" table:style-name="ce14">
            <text:p>10</text:p>
          </table:table-cell>
          <table:table-cell table:number-columns-repeated="16375"/>
        </table:table-row>
        <table:table-row table:style-name="ro1">
          <table:table-cell office:value-type="string" table:style-name="ce13">
            <text:p>online</text:p>
          </table:table-cell>
          <table:table-cell table:style-name="ce20"/>
          <table:table-cell table:number-columns-repeated="4" table:style-name="ce21"/>
          <table:table-cell office:value-type="float" office:value="5" table:style-name="ce21">
            <text:p>5</text:p>
          </table:table-cell>
          <table:table-cell office:value-type="float" office:value="3" table:style-name="ce21">
            <text:p>3</text:p>
          </table:table-cell>
          <table:table-cell office:value-type="float" office:value="8" table:style-name="ce14">
            <text:p>8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Grand Total</text:p>
          </table:table-cell>
          <table:table-cell office:value-type="float" office:value="5" table:style-name="ce22">
            <text:p>5</text:p>
          </table:table-cell>
          <table:table-cell office:value-type="float" office:value="2" table:style-name="ce23">
            <text:p>2</text:p>
          </table:table-cell>
          <table:table-cell office:value-type="float" office:value="10" table:style-name="ce23">
            <text:p>10</text:p>
          </table:table-cell>
          <table:table-cell office:value-type="float" office:value="6" table:style-name="ce23">
            <text:p>6</text:p>
          </table:table-cell>
          <table:table-cell office:value-type="float" office:value="10" table:style-name="ce23">
            <text:p>10</text:p>
          </table:table-cell>
          <table:table-cell office:value-type="float" office:value="5" table:style-name="ce23">
            <text:p>5</text:p>
          </table:table-cell>
          <table:table-cell office:value-type="float" office:value="3" table:style-name="ce23">
            <text:p>3</text:p>
          </table:table-cell>
          <table:table-cell office:value-type="float" office:value="41" table:style-name="ce16">
            <text:p>41</text:p>
          </table:table-cell>
          <table:table-cell table:number-columns-repeated="16375"/>
        </table:table-row>
        <table:table-row table:number-rows-repeated="1048568" table:style-name="ro1">
          <table:table-cell table:number-columns-repeated="16384"/>
        </table:table-row>
      </table:table>
      <table:table table:name="emp_data" table:style-name="ta1">
        <table:table-column table:style-name="co12" table:default-cell-style-name="ce1"/>
        <table:table-column table:style-name="co4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3" table:number-columns-repeated="3" table:default-cell-style-name="ce1"/>
        <table:table-column table:style-name="co4" table:default-cell-style-name="ce1"/>
        <table:table-column table:style-name="co1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3" table:number-columns-repeated="3" table:default-cell-style-name="ce1"/>
        <table:table-column table:style-name="co16" table:number-columns-repeated="2" table:default-cell-style-name="ce1"/>
        <table:table-column table:style-name="co13" table:default-cell-style-name="ce1"/>
        <table:table-column table:style-name="co16" table:number-columns-repeated="2" table:default-cell-style-name="ce1"/>
        <table:table-column table:style-name="co13" table:default-cell-style-name="ce1"/>
        <table:table-column table:style-name="co4" table:default-cell-style-name="ce1"/>
        <table:table-column table:style-name="co1" table:number-columns-repeated="16361" table:default-cell-style-name="ce1"/>
        <table:table-row table:style-name="ro1">
          <table:table-cell office:value-type="string" table:style-name="ce9">
            <text:p>Sum of Annual Salary</text:p>
          </table:table-cell>
          <table:table-cell office:value-type="string" table:style-name="ce9">
            <text:p>Column Labels</text:p>
          </table:table-cell>
          <table:table-cell table:number-columns-repeated="6" table:style-name="ce6"/>
          <table:table-cell table:style-name="ce7"/>
          <table:table-cell table:number-columns-repeated="16375"/>
        </table:table-row>
        <table:table-row table:style-name="ro1">
          <table:table-cell office:value-type="string" table:style-name="ce9">
            <text:p>Row Labels</text:p>
          </table:table-cell>
          <table:table-cell office:value-type="string" table:style-name="ce2">
            <text:p>Accounting</text:p>
          </table:table-cell>
          <table:table-cell office:value-type="string" table:style-name="ce17">
            <text:p>Engineering</text:p>
          </table:table-cell>
          <table:table-cell office:value-type="string" table:style-name="ce17">
            <text:p>Finance</text:p>
          </table:table-cell>
          <table:table-cell office:value-type="string" table:style-name="ce17">
            <text:p>Human Resources</text:p>
          </table:table-cell>
          <table:table-cell office:value-type="string" table:style-name="ce17">
            <text:p>IT</text:p>
          </table:table-cell>
          <table:table-cell office:value-type="string" table:style-name="ce17">
            <text:p>Marketing</text:p>
          </table:table-cell>
          <table:table-cell office:value-type="string" table:style-name="ce17">
            <text:p>Sales</text:p>
          </table:table-cell>
          <table:table-cell office:value-type="string" table:style-name="ce10">
            <text:p>Grand Total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emale</text:p>
          </table:table-cell>
          <table:table-cell office:value-type="currency" office:value="6914128" table:style-name="ce34">
            <text:p><text:s/>$69,14,128.00<text:s/></text:p>
          </table:table-cell>
          <table:table-cell office:value-type="currency" office:value="8377656" table:style-name="ce35">
            <text:p><text:s/>$83,77,656.00<text:s/></text:p>
          </table:table-cell>
          <table:table-cell office:value-type="currency" office:value="8424540" table:style-name="ce35">
            <text:p><text:s/>$84,24,540.00<text:s/></text:p>
          </table:table-cell>
          <table:table-cell office:value-type="currency" office:value="7693326" table:style-name="ce35">
            <text:p><text:s/>$76,93,326.00<text:s/></text:p>
          </table:table-cell>
          <table:table-cell office:value-type="currency" office:value="11344574" table:style-name="ce35">
            <text:p><text:s/>$1,13,44,574.00<text:s/></text:p>
          </table:table-cell>
          <table:table-cell office:value-type="currency" office:value="7145899" table:style-name="ce35">
            <text:p><text:s/>$71,45,899.00<text:s/></text:p>
          </table:table-cell>
          <table:table-cell office:value-type="currency" office:value="8278622" table:style-name="ce35">
            <text:p><text:s/>$82,78,622.00<text:s/></text:p>
          </table:table-cell>
          <table:table-cell office:value-type="currency" office:value="58178745" table:style-name="ce36">
            <text:p><text:s/>$5,81,78,745.00<text:s/></text:p>
          </table:table-cell>
          <table:table-cell table:number-columns-repeated="16375"/>
        </table:table-row>
        <table:table-row table:style-name="ro1">
          <table:table-cell office:value-type="string" table:style-name="ce13">
            <text:p>Male</text:p>
          </table:table-cell>
          <table:table-cell office:value-type="currency" office:value="4907979" table:style-name="ce37">
            <text:p><text:s/>$49,07,979.00<text:s/></text:p>
          </table:table-cell>
          <table:table-cell office:value-type="currency" office:value="8849907" table:style-name="ce38">
            <text:p><text:s/>$88,49,907.00<text:s/></text:p>
          </table:table-cell>
          <table:table-cell office:value-type="currency" office:value="6311807" table:style-name="ce38">
            <text:p><text:s/>$63,11,807.00<text:s/></text:p>
          </table:table-cell>
          <table:table-cell office:value-type="currency" office:value="7063979" table:style-name="ce38">
            <text:p><text:s/>$70,63,979.00<text:s/></text:p>
          </table:table-cell>
          <table:table-cell office:value-type="currency" office:value="12222925" table:style-name="ce38">
            <text:p><text:s/>$1,22,22,925.00<text:s/></text:p>
          </table:table-cell>
          <table:table-cell office:value-type="currency" office:value="8413665" table:style-name="ce38">
            <text:p><text:s/>$84,13,665.00<text:s/></text:p>
          </table:table-cell>
          <table:table-cell office:value-type="currency" office:value="7268358" table:style-name="ce38">
            <text:p><text:s/>$72,68,358.00<text:s/></text:p>
          </table:table-cell>
          <table:table-cell office:value-type="currency" office:value="55038620" table:style-name="ce39">
            <text:p><text:s/>$5,50,38,620.00<text:s/></text:p>
          </table:table-cell>
          <table:table-cell table:number-columns-repeated="16375"/>
        </table:table-row>
        <table:table-row table:style-name="ro1">
          <table:table-cell office:value-type="string" table:style-name="ce15">
            <text:p>Grand Total</text:p>
          </table:table-cell>
          <table:table-cell office:value-type="currency" office:value="11822107" table:style-name="ce30">
            <text:p><text:s/>$1,18,22,107.00<text:s/></text:p>
          </table:table-cell>
          <table:table-cell office:value-type="currency" office:value="17227563" table:style-name="ce31">
            <text:p><text:s/>$1,72,27,563.00<text:s/></text:p>
          </table:table-cell>
          <table:table-cell office:value-type="currency" office:value="14736347" table:style-name="ce31">
            <text:p><text:s/>$1,47,36,347.00<text:s/></text:p>
          </table:table-cell>
          <table:table-cell office:value-type="currency" office:value="14757305" table:style-name="ce31">
            <text:p><text:s/>$1,47,57,305.00<text:s/></text:p>
          </table:table-cell>
          <table:table-cell office:value-type="currency" office:value="23567499" table:style-name="ce31">
            <text:p><text:s/>$2,35,67,499.00<text:s/></text:p>
          </table:table-cell>
          <table:table-cell office:value-type="currency" office:value="15559564" table:style-name="ce31">
            <text:p><text:s/>$1,55,59,564.00<text:s/></text:p>
          </table:table-cell>
          <table:table-cell office:value-type="currency" office:value="15546980" table:style-name="ce31">
            <text:p><text:s/>$1,55,46,980.00<text:s/></text:p>
          </table:table-cell>
          <table:table-cell office:value-type="currency" office:value="113217365" table:style-name="ce32">
            <text:p><text:s/>$11,32,17,365.00<text:s/></text:p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1" draw:style-name="a1" draw:name="Chart 1" svg:x="0in" svg:y="0.10417in" svg:width="7.42708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70" table:style-name="ro1">
          <table:table-cell table:number-columns-repeated="16384"/>
        </table:table-row>
      </table:table>
      <table:table table:name="emp_data1" table:style-name="ta1">
        <table:table-column table:style-name="co12" table:default-cell-style-name="ce1"/>
        <table:table-column table:style-name="co4" table:default-cell-style-name="ce1"/>
        <table:table-column table:style-name="co13" table:number-columns-repeated="2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9">
            <text:p>Sum of Annual Salary</text:p>
          </table:table-cell>
          <table:table-cell office:value-type="string" table:style-name="ce9">
            <text:p>Column Labels</text:p>
          </table:table-cell>
          <table:table-cell table:style-name="ce6"/>
          <table:table-cell table:style-name="ce7"/>
          <table:table-cell table:style-name="ce1">
            <draw:frame draw:z-index="1" draw:id="id2" draw:style-name="a2" draw:name="Chart 1" svg:x="0.30208in" svg:y="0.1875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style-name="ro1">
          <table:table-cell office:value-type="string" table:style-name="ce9">
            <text:p>Row Labels</text:p>
          </table:table-cell>
          <table:table-cell office:value-type="string" table:style-name="ce2">
            <text:p>Female</text:p>
          </table:table-cell>
          <table:table-cell office:value-type="string" table:style-name="ce17">
            <text:p>Male</text:p>
          </table:table-cell>
          <table:table-cell office:value-type="string" table:style-name="ce10">
            <text:p>Grand Tota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1">
            <text:p>Accounting</text:p>
          </table:table-cell>
          <table:table-cell office:value-type="currency" office:value="2547732" table:style-name="ce34">
            <text:p><text:s/>$25,47,732.00<text:s/></text:p>
          </table:table-cell>
          <table:table-cell office:value-type="currency" office:value="247183" table:style-name="ce35">
            <text:p><text:s/>$2,47,183.00<text:s/></text:p>
          </table:table-cell>
          <table:table-cell office:value-type="currency" office:value="2794915" table:style-name="ce36">
            <text:p><text:s/>$27,94,915.00<text:s/></text:p>
          </table:table-cell>
          <table:table-cell table:number-columns-repeated="9" table:style-name="ce1"/>
          <table:table-cell table:style-name="ce1"/>
          <table:table-cell table:number-columns-repeated="16370" table:style-name="ce1"/>
        </table:table-row>
        <table:table-row table:style-name="ro1">
          <table:table-cell office:value-type="string" table:style-name="ce13">
            <text:p>Engineering</text:p>
          </table:table-cell>
          <table:table-cell office:value-type="currency" office:value="2049067" table:style-name="ce37">
            <text:p><text:s/>$20,49,067.00<text:s/></text:p>
          </table:table-cell>
          <table:table-cell office:value-type="currency" office:value="1763337" table:style-name="ce38">
            <text:p><text:s/>$17,63,337.00<text:s/></text:p>
          </table:table-cell>
          <table:table-cell office:value-type="currency" office:value="3812404" table:style-name="ce39">
            <text:p><text:s/>$38,12,404.00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Finance</text:p>
          </table:table-cell>
          <table:table-cell office:value-type="currency" office:value="2472670" table:style-name="ce37">
            <text:p><text:s/>$24,72,670.00<text:s/></text:p>
          </table:table-cell>
          <table:table-cell office:value-type="currency" office:value="2706397" table:style-name="ce38">
            <text:p><text:s/>$27,06,397.00<text:s/></text:p>
          </table:table-cell>
          <table:table-cell office:value-type="currency" office:value="5179067" table:style-name="ce39">
            <text:p><text:s/>$51,79,067.00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Human Resources</text:p>
          </table:table-cell>
          <table:table-cell office:value-type="currency" office:value="1549928" table:style-name="ce37">
            <text:p><text:s/>$15,49,928.00<text:s/></text:p>
          </table:table-cell>
          <table:table-cell office:value-type="currency" office:value="2108607" table:style-name="ce38">
            <text:p><text:s/>$21,08,607.00<text:s/></text:p>
          </table:table-cell>
          <table:table-cell office:value-type="currency" office:value="3658535" table:style-name="ce39">
            <text:p><text:s/>$36,58,535.00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IT</text:p>
          </table:table-cell>
          <table:table-cell office:value-type="currency" office:value="1928444" table:style-name="ce37">
            <text:p><text:s/>$19,28,444.00<text:s/></text:p>
          </table:table-cell>
          <table:table-cell office:value-type="currency" office:value="3123650" table:style-name="ce38">
            <text:p><text:s/>$31,23,650.00<text:s/></text:p>
          </table:table-cell>
          <table:table-cell office:value-type="currency" office:value="5052094" table:style-name="ce39">
            <text:p><text:s/>$50,52,094.00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Marketing</text:p>
          </table:table-cell>
          <table:table-cell office:value-type="currency" office:value="1930697" table:style-name="ce37">
            <text:p><text:s/>$19,30,697.00<text:s/></text:p>
          </table:table-cell>
          <table:table-cell office:value-type="currency" office:value="2402128" table:style-name="ce38">
            <text:p><text:s/>$24,02,128.00<text:s/></text:p>
          </table:table-cell>
          <table:table-cell office:value-type="currency" office:value="4332825" table:style-name="ce39">
            <text:p><text:s/>$43,32,825.00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Sales</text:p>
          </table:table-cell>
          <table:table-cell office:value-type="currency" office:value="1565428" table:style-name="ce37">
            <text:p><text:s/>$15,65,428.00<text:s/></text:p>
          </table:table-cell>
          <table:table-cell office:value-type="currency" office:value="2228680" table:style-name="ce38">
            <text:p><text:s/>$22,28,680.00<text:s/></text:p>
          </table:table-cell>
          <table:table-cell office:value-type="currency" office:value="3794108" table:style-name="ce39">
            <text:p><text:s/>$37,94,108.00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Grand Total</text:p>
          </table:table-cell>
          <table:table-cell office:value-type="currency" office:value="14043966" table:style-name="ce30">
            <text:p><text:s/>$1,40,43,966.00<text:s/></text:p>
          </table:table-cell>
          <table:table-cell office:value-type="currency" office:value="14579982" table:style-name="ce31">
            <text:p><text:s/>$1,45,79,982.00<text:s/></text:p>
          </table:table-cell>
          <table:table-cell office:value-type="currency" office:value="28623948" table:style-name="ce32">
            <text:p><text:s/>$2,86,23,948.00<text:s/></text:p>
          </table:table-cell>
          <table:table-cell table:number-columns-repeated="16380" table:style-name="ce1"/>
        </table:table-row>
        <table:table-row table:number-rows-repeated="3" table:style-name="ro1">
          <table:table-cell table:number-columns-repeated="16384"/>
        </table:table-row>
        <table:table-row table:number-rows-repeated="2" table:style-name="ro1">
          <table:table-cell table:number-columns-repeated="14" table:style-name="ce1"/>
          <table:table-cell table:style-name="ce3"/>
          <table:table-cell table:number-columns-repeated="16369"/>
        </table:table-row>
        <table:table-row table:number-rows-repeated="1048561" table:style-name="ro1">
          <table:table-cell table:number-columns-repeated="16384"/>
        </table:table-row>
      </table:table>
      <table:table table:name="Sheet7" table:style-name="ta1">
        <table:table-column table:style-name="co18" table:default-cell-style-name="ce1"/>
        <table:table-column table:style-name="co4" table:default-cell-style-name="ce1"/>
        <table:table-column table:style-name="co19" table:number-columns-repeated="3" table:default-cell-style-name="ce1"/>
        <table:table-column table:style-name="co20" table:default-cell-style-name="ce1"/>
        <table:table-column table:style-name="co19" table:default-cell-style-name="ce1"/>
        <table:table-column table:style-name="co21" table:default-cell-style-name="ce1"/>
        <table:table-column table:style-name="co19" table:number-columns-repeated="5" table:default-cell-style-name="ce1"/>
        <table:table-column table:style-name="co1" table:number-columns-repeated="16371" table:default-cell-style-name="ce1"/>
        <table:table-row table:style-name="ro1">
          <table:table-cell office:value-type="string" table:style-name="ce9">
            <text:p>Average of Age</text:p>
          </table:table-cell>
          <table:table-cell office:value-type="string" table:style-name="ce9">
            <text:p>Column Labels</text:p>
          </table:table-cell>
          <table:table-cell table:number-columns-repeated="10" table:style-name="ce6"/>
          <table:table-cell table:style-name="ce7"/>
          <table:table-cell table:number-columns-repeated="16371"/>
        </table:table-row>
        <table:table-row table:style-name="ro1">
          <table:table-cell table:style-name="ce8"/>
          <table:table-cell office:value-type="string" table:style-name="ce2">
            <text:p>Female</text:p>
          </table:table-cell>
          <table:table-cell table:number-columns-repeated="3" table:style-name="ce6"/>
          <table:table-cell office:value-type="string" table:style-name="ce2">
            <text:p>Female Total</text:p>
          </table:table-cell>
          <table:table-cell office:value-type="string" table:style-name="ce2">
            <text:p>Male</text:p>
          </table:table-cell>
          <table:table-cell table:number-columns-repeated="4" table:style-name="ce6"/>
          <table:table-cell office:value-type="string" table:style-name="ce2">
            <text:p>Male Total</text:p>
          </table:table-cell>
          <table:table-cell office:value-type="string" table:style-name="ce10">
            <text:p>Grand Total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Row Labels</text:p>
            <draw:frame draw:z-index="1" draw:id="id3" draw:style-name="a3" draw:name="Chart 1" svg:x="1.39583in" svg:y="0.01042in" svg:width="6.30966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office:value-type="string" table:style-name="ce2">
            <text:p>Asian</text:p>
          </table:table-cell>
          <table:table-cell office:value-type="string" table:style-name="ce17">
            <text:p>Black</text:p>
          </table:table-cell>
          <table:table-cell office:value-type="string" table:style-name="ce17">
            <text:p>Caucasian</text:p>
          </table:table-cell>
          <table:table-cell office:value-type="string" table:style-name="ce17">
            <text:p>Latino</text:p>
          </table:table-cell>
          <table:table-cell table:style-name="ce8"/>
          <table:table-cell office:value-type="string" table:style-name="ce2">
            <text:p>Asian</text:p>
          </table:table-cell>
          <table:table-cell office:value-type="string" table:style-name="ce17">
            <text:p>Asian1</text:p>
          </table:table-cell>
          <table:table-cell office:value-type="string" table:style-name="ce17">
            <text:p>Black</text:p>
          </table:table-cell>
          <table:table-cell office:value-type="string" table:style-name="ce17">
            <text:p>Caucasian</text:p>
          </table:table-cell>
          <table:table-cell office:value-type="string" table:style-name="ce17">
            <text:p>Latino</text:p>
          </table:table-cell>
          <table:table-cell table:style-name="ce8"/>
          <table:table-cell table:style-name="ce33"/>
          <table:table-cell table:number-columns-repeated="16371"/>
        </table:table-row>
        <table:table-row table:style-name="ro1">
          <table:table-cell office:value-type="string" table:style-name="ce11">
            <text:p>Corporate</text:p>
          </table:table-cell>
          <table:table-cell office:value-type="float" office:value="46.5" table:style-name="ce18">
            <text:p>46.5</text:p>
          </table:table-cell>
          <table:table-cell office:value-type="float" office:value="35.571428571428569" table:style-name="ce19">
            <text:p>35.57142857</text:p>
          </table:table-cell>
          <table:table-cell office:value-type="float" office:value="42.903225806451616" table:style-name="ce19">
            <text:p>42.90322581</text:p>
          </table:table-cell>
          <table:table-cell office:value-type="float" office:value="42.342857142857142" table:style-name="ce19">
            <text:p>42.34285714</text:p>
          </table:table-cell>
          <table:table-cell office:value-type="float" office:value="43.649572649572647" table:style-name="ce18">
            <text:p>43.64957265</text:p>
          </table:table-cell>
          <table:table-cell office:value-type="float" office:value="46.363636363636367" table:style-name="ce18">
            <text:p>46.36363636</text:p>
          </table:table-cell>
          <table:table-cell table:style-name="ce19"/>
          <table:table-cell office:value-type="float" office:value="44.272727272727273" table:style-name="ce19">
            <text:p>44.27272727</text:p>
          </table:table-cell>
          <table:table-cell office:value-type="float" office:value="43.666666666666664" table:style-name="ce19">
            <text:p>43.66666667</text:p>
          </table:table-cell>
          <table:table-cell office:value-type="float" office:value="45.21875" table:style-name="ce19">
            <text:p>45.21875</text:p>
          </table:table-cell>
          <table:table-cell office:value-type="float" office:value="45.125" table:style-name="ce18">
            <text:p>45.125</text:p>
          </table:table-cell>
          <table:table-cell office:value-type="float" office:value="44.396624472573841" table:style-name="ce12">
            <text:p>44.39662447</text:p>
          </table:table-cell>
          <table:table-cell table:number-columns-repeated="16371"/>
        </table:table-row>
        <table:table-row table:style-name="ro1">
          <table:table-cell office:value-type="string" table:style-name="ce13">
            <text:p>Manufacturing</text:p>
          </table:table-cell>
          <table:table-cell office:value-type="float" office:value="44.741379310344826" table:style-name="ce20">
            <text:p>44.74137931</text:p>
          </table:table-cell>
          <table:table-cell office:value-type="float" office:value="44.333333333333336" table:style-name="ce21">
            <text:p>44.33333333</text:p>
          </table:table-cell>
          <table:table-cell office:value-type="float" office:value="45.121951219512198" table:style-name="ce21">
            <text:p>45.12195122</text:p>
          </table:table-cell>
          <table:table-cell office:value-type="float" office:value="43.432432432432435" table:style-name="ce21">
            <text:p>43.43243243</text:p>
          </table:table-cell>
          <table:table-cell office:value-type="float" office:value="44.486486486486484" table:style-name="ce20">
            <text:p>44.48648649</text:p>
          </table:table-cell>
          <table:table-cell office:value-type="float" office:value="47.217391304347828" table:style-name="ce20">
            <text:p>47.2173913</text:p>
          </table:table-cell>
          <table:table-cell table:style-name="ce21"/>
          <table:table-cell office:value-type="float" office:value="39.583333333333336" table:style-name="ce21">
            <text:p>39.58333333</text:p>
          </table:table-cell>
          <table:table-cell office:value-type="float" office:value="44.617647058823529" table:style-name="ce21">
            <text:p>44.61764706</text:p>
          </table:table-cell>
          <table:table-cell office:value-type="float" office:value="42.379310344827587" table:style-name="ce21">
            <text:p>42.37931034</text:p>
          </table:table-cell>
          <table:table-cell office:value-type="float" office:value="44.570247933884296" table:style-name="ce20">
            <text:p>44.57024793</text:p>
          </table:table-cell>
          <table:table-cell office:value-type="float" office:value="44.524163568773233" table:style-name="ce14">
            <text:p>44.52416357</text:p>
          </table:table-cell>
          <table:table-cell table:number-columns-repeated="16371"/>
        </table:table-row>
        <table:table-row table:style-name="ro1">
          <table:table-cell office:value-type="string" table:style-name="ce13">
            <text:p>Research &amp; Development</text:p>
          </table:table-cell>
          <table:table-cell office:value-type="float" office:value="45.019607843137258" table:style-name="ce20">
            <text:p>45.01960784</text:p>
          </table:table-cell>
          <table:table-cell office:value-type="float" office:value="48.5" table:style-name="ce21">
            <text:p>48.5</text:p>
          </table:table-cell>
          <table:table-cell office:value-type="float" office:value="46.033333333333331" table:style-name="ce21">
            <text:p>46.03333333</text:p>
          </table:table-cell>
          <table:table-cell office:value-type="float" office:value="45.458333333333336" table:style-name="ce21">
            <text:p>45.45833333</text:p>
          </table:table-cell>
          <table:table-cell office:value-type="float" office:value="45.678260869565214" table:style-name="ce20">
            <text:p>45.67826087</text:p>
          </table:table-cell>
          <table:table-cell office:value-type="float" office:value="44.5" table:style-name="ce20">
            <text:p>44.5</text:p>
          </table:table-cell>
          <table:table-cell office:value-type="float" office:value="57" table:style-name="ce21">
            <text:p>57</text:p>
          </table:table-cell>
          <table:table-cell office:value-type="float" office:value="43.333333333333336" table:style-name="ce21">
            <text:p>43.33333333</text:p>
          </table:table-cell>
          <table:table-cell office:value-type="float" office:value="45.769230769230766" table:style-name="ce21">
            <text:p>45.76923077</text:p>
          </table:table-cell>
          <table:table-cell office:value-type="float" office:value="44.34375" table:style-name="ce21">
            <text:p>44.34375</text:p>
          </table:table-cell>
          <table:table-cell office:value-type="float" office:value="44.824561403508774" table:style-name="ce20">
            <text:p>44.8245614</text:p>
          </table:table-cell>
          <table:table-cell office:value-type="float" office:value="45.253275109170303" table:style-name="ce14">
            <text:p>45.25327511</text:p>
          </table:table-cell>
          <table:table-cell table:number-columns-repeated="16371"/>
        </table:table-row>
        <table:table-row table:style-name="ro1">
          <table:table-cell office:value-type="string" table:style-name="ce13">
            <text:p>Speciality Products</text:p>
          </table:table-cell>
          <table:table-cell office:value-type="float" office:value="44.425925925925924" table:style-name="ce20">
            <text:p>44.42592593</text:p>
          </table:table-cell>
          <table:table-cell office:value-type="float" office:value="42.125" table:style-name="ce21">
            <text:p>42.125</text:p>
          </table:table-cell>
          <table:table-cell office:value-type="float" office:value="42.631578947368418" table:style-name="ce21">
            <text:p>42.63157895</text:p>
          </table:table-cell>
          <table:table-cell office:value-type="float" office:value="43.05263157894737" table:style-name="ce21">
            <text:p>43.05263158</text:p>
          </table:table-cell>
          <table:table-cell office:value-type="float" office:value="43.420289855072461" table:style-name="ce20">
            <text:p>43.42028986</text:p>
          </table:table-cell>
          <table:table-cell office:value-type="float" office:value="43.203703703703702" table:style-name="ce20">
            <text:p>43.2037037</text:p>
          </table:table-cell>
          <table:table-cell table:style-name="ce21"/>
          <table:table-cell office:value-type="float" office:value="45.272727272727273" table:style-name="ce21">
            <text:p>45.27272727</text:p>
          </table:table-cell>
          <table:table-cell office:value-type="float" office:value="40.10526315789474" table:style-name="ce21">
            <text:p>40.10526316</text:p>
          </table:table-cell>
          <table:table-cell office:value-type="float" office:value="48.875" table:style-name="ce21">
            <text:p>48.875</text:p>
          </table:table-cell>
          <table:table-cell office:value-type="float" office:value="43.527559055118111" table:style-name="ce20">
            <text:p>43.52755906</text:p>
          </table:table-cell>
          <table:table-cell office:value-type="float" office:value="43.471698113207545" table:style-name="ce14">
            <text:p>43.47169811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Grand Total</text:p>
          </table:table-cell>
          <table:table-cell office:value-type="float" office:value="45.10144927536232" table:style-name="ce22">
            <text:p>45.10144928</text:p>
          </table:table-cell>
          <table:table-cell office:value-type="float" office:value="43.324324324324323" table:style-name="ce23">
            <text:p>43.32432432</text:p>
          </table:table-cell>
          <table:table-cell office:value-type="float" office:value="44.15" table:style-name="ce23">
            <text:p>44.15</text:p>
          </table:table-cell>
          <table:table-cell office:value-type="float" office:value="43.402985074626862" table:style-name="ce23">
            <text:p>43.40298507</text:p>
          </table:table-cell>
          <table:table-cell office:value-type="float" office:value="44.277992277992276" table:style-name="ce22">
            <text:p>44.27799228</text:p>
          </table:table-cell>
          <table:table-cell office:value-type="float" office:value="45.198979591836732" table:style-name="ce22">
            <text:p>45.19897959</text:p>
          </table:table-cell>
          <table:table-cell office:value-type="float" office:value="57" table:style-name="ce23">
            <text:p>57</text:p>
          </table:table-cell>
          <table:table-cell office:value-type="float" office:value="42.972972972972975" table:style-name="ce23">
            <text:p>42.97297297</text:p>
          </table:table-cell>
          <table:table-cell office:value-type="float" office:value="43.297709923664122" table:style-name="ce23">
            <text:p>43.29770992</text:p>
          </table:table-cell>
          <table:table-cell office:value-type="float" office:value="45.025641025641029" table:style-name="ce23">
            <text:p>45.02564103</text:p>
          </table:table-cell>
          <table:table-cell office:value-type="float" office:value="44.49377593360996" table:style-name="ce22">
            <text:p>44.49377593</text:p>
          </table:table-cell>
          <table:table-cell office:value-type="float" office:value="44.381999999999998" table:style-name="ce16">
            <text:p>44.382</text:p>
          </table:table-cell>
          <table:table-cell table:number-columns-repeated="16371"/>
        </table:table-row>
        <table:table-row table:number-rows-repeated="1048568" table:style-name="ro1">
          <table:table-cell table:number-columns-repeated="16384"/>
        </table:table-row>
      </table:table>
      <table:table table:name="Sheet4" table:style-name="ta1">
        <table:table-column table:style-name="co1" table:number-columns-repeated="16384" table:default-cell-style-name="ce1"/>
        <table:table-row table:style-name="ro1">
          <table:table-cell office:value-type="string" table:style-name="ce24">
            <text:p>Emp Id</text:p>
          </table:table-cell>
          <table:table-cell office:value-type="string" table:style-name="ce24">
            <text:p>Full Name</text:p>
          </table:table-cell>
          <table:table-cell office:value-type="string" table:style-name="ce24">
            <text:p>Job Title</text:p>
          </table:table-cell>
          <table:table-cell office:value-type="string" table:style-name="ce24">
            <text:p>Department</text:p>
          </table:table-cell>
          <table:table-cell office:value-type="string" table:style-name="ce24">
            <text:p>Business Unit</text:p>
          </table:table-cell>
          <table:table-cell office:value-type="string" table:style-name="ce24">
            <text:p>Gender</text:p>
          </table:table-cell>
          <table:table-cell office:value-type="string" table:style-name="ce24">
            <text:p>Ethnicity</text:p>
          </table:table-cell>
          <table:table-cell office:value-type="string" table:style-name="ce24">
            <text:p>Age</text:p>
          </table:table-cell>
          <table:table-cell office:value-type="string" table:style-name="ce25">
            <text:p>Hire Date</text:p>
          </table:table-cell>
          <table:table-cell office:value-type="string" table:style-name="ce26">
            <text:p>Annual Salary</text:p>
          </table:table-cell>
          <table:table-cell office:value-type="string" table:style-name="ce24">
            <text:p>Country</text:p>
          </table:table-cell>
          <table:table-cell office:value-type="string" table:style-name="ce24">
            <text:p>City</text:p>
          </table:table-cell>
          <table:table-cell office:value-type="string" table:style-name="ce24">
            <text:p>Experience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351</text:p>
          </table:table-cell>
          <table:table-cell office:value-type="string" table:style-name="ce27">
            <text:p>Leo Owens</text:p>
          </table:table-cell>
          <table:table-cell office:value-type="string" table:style-name="ce27">
            <text:p>Systems Analys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47" table:style-name="ce27">
            <text:p>47</text:p>
          </table:table-cell>
          <table:table-cell office:value-type="date" office:date-value="2020-04-23T00:00:00" table:style-name="ce28">
            <text:p>23-04-2020</text:p>
          </table:table-cell>
          <table:table-cell office:value-type="currency" office:value="50069" table:style-name="ce29">
            <text:p><text:s/>$50,06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567</text:p>
          </table:table-cell>
          <table:table-cell office:value-type="string" table:style-name="ce27">
            <text:p>Madeline Hoang</text:p>
          </table:table-cell>
          <table:table-cell office:value-type="string" table:style-name="ce27">
            <text:p>Systems Analys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28" table:style-name="ce27">
            <text:p>28</text:p>
          </table:table-cell>
          <table:table-cell office:value-type="date" office:date-value="2019-10-25T00:00:00" table:style-name="ce28">
            <text:p>25-10-2019</text:p>
          </table:table-cell>
          <table:table-cell office:value-type="currency" office:value="50111" table:style-name="ce29">
            <text:p><text:s/>$50,111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engdu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300</text:p>
          </table:table-cell>
          <table:table-cell office:value-type="string" table:style-name="ce27">
            <text:p>Maria Chin</text:p>
          </table:table-cell>
          <table:table-cell office:value-type="string" table:style-name="ce27">
            <text:p>Analyst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65" table:style-name="ce27">
            <text:p>65</text:p>
          </table:table-cell>
          <table:table-cell office:value-type="date" office:date-value="2013-09-26T00:00:00" table:style-name="ce28">
            <text:p>26-09-2013</text:p>
          </table:table-cell>
          <table:table-cell office:value-type="currency" office:value="50341" table:style-name="ce29">
            <text:p><text:s/>$50,341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12" table:style-name="ce27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941</text:p>
          </table:table-cell>
          <table:table-cell office:value-type="string" table:style-name="ce27">
            <text:p>Sophie Ali</text:p>
          </table:table-cell>
          <table:table-cell office:value-type="string" table:style-name="ce27">
            <text:p>Analyst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55" table:style-name="ce27">
            <text:p>55</text:p>
          </table:table-cell>
          <table:table-cell office:value-type="date" office:date-value="2002-03-28T00:00:00" table:style-name="ce28">
            <text:p>28-03-2002</text:p>
          </table:table-cell>
          <table:table-cell office:value-type="currency" office:value="50475" table:style-name="ce29">
            <text:p><text:s/>$50,47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23" table:style-name="ce27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972</text:p>
          </table:table-cell>
          <table:table-cell office:value-type="string" table:style-name="ce27">
            <text:p>Hazel Cortez</text:p>
          </table:table-cell>
          <table:table-cell office:value-type="string" table:style-name="ce27">
            <text:p>HRIS Analyst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52" table:style-name="ce27">
            <text:p>52</text:p>
          </table:table-cell>
          <table:table-cell office:value-type="date" office:date-value="2021-04-18T00:00:00" table:style-name="ce28">
            <text:p>18-04-2021</text:p>
          </table:table-cell>
          <table:table-cell office:value-type="currency" office:value="50548" table:style-name="ce29">
            <text:p><text:s/>$50,548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Sao Paulo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628</text:p>
          </table:table-cell>
          <table:table-cell office:value-type="string" table:style-name="ce27">
            <text:p>Nora Nelson</text:p>
          </table:table-cell>
          <table:table-cell office:value-type="string" table:style-name="ce27">
            <text:p>Analyst II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41" table:style-name="ce27">
            <text:p>41</text:p>
          </table:table-cell>
          <table:table-cell office:value-type="date" office:date-value="2007-01-09T00:00:00" table:style-name="ce28">
            <text:p>09-01-2007</text:p>
          </table:table-cell>
          <table:table-cell office:value-type="currency" office:value="50685" table:style-name="ce29">
            <text:p><text:s/>$50,68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18" table:style-name="ce27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052</text:p>
          </table:table-cell>
          <table:table-cell office:value-type="string" table:style-name="ce27">
            <text:p>Parker Vang</text:p>
          </table:table-cell>
          <table:table-cell office:value-type="string" table:style-name="ce27">
            <text:p>Analyst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0" table:style-name="ce27">
            <text:p>40</text:p>
          </table:table-cell>
          <table:table-cell office:value-type="date" office:date-value="2016-12-17T00:00:00" table:style-name="ce28">
            <text:p>17-12-2016</text:p>
          </table:table-cell>
          <table:table-cell office:value-type="currency" office:value="50733" table:style-name="ce29">
            <text:p><text:s/>$50,73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803</text:p>
          </table:table-cell>
          <table:table-cell office:value-type="string" table:style-name="ce27">
            <text:p>Eli Soto</text:p>
          </table:table-cell>
          <table:table-cell office:value-type="string" table:style-name="ce27">
            <text:p>Analyst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38" table:style-name="ce27">
            <text:p>38</text:p>
          </table:table-cell>
          <table:table-cell office:value-type="date" office:date-value="2016-05-02T00:00:00" table:style-name="ce28">
            <text:p>02-05-2016</text:p>
          </table:table-cell>
          <table:table-cell office:value-type="currency" office:value="50784" table:style-name="ce29">
            <text:p><text:s/>$50,784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Rio de Janerio</text:p>
          </table:table-cell>
          <table:table-cell office:value-type="float" office:value="9" table:style-name="ce27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337</text:p>
          </table:table-cell>
          <table:table-cell office:value-type="string" table:style-name="ce27">
            <text:p>Emma Cao</text:p>
          </table:table-cell>
          <table:table-cell office:value-type="string" table:style-name="ce27">
            <text:p>Analyst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27" table:style-name="ce27">
            <text:p>27</text:p>
          </table:table-cell>
          <table:table-cell office:value-type="date" office:date-value="2019-08-24T00:00:00" table:style-name="ce28">
            <text:p>24-08-2019</text:p>
          </table:table-cell>
          <table:table-cell office:value-type="currency" office:value="50809" table:style-name="ce29">
            <text:p><text:s/>$50,809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325</text:p>
          </table:table-cell>
          <table:table-cell office:value-type="string" table:style-name="ce27">
            <text:p>Robert Edwards</text:p>
          </table:table-cell>
          <table:table-cell office:value-type="string" table:style-name="ce27">
            <text:p>HRIS Analyst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62" table:style-name="ce27">
            <text:p>62</text:p>
          </table:table-cell>
          <table:table-cell office:value-type="date" office:date-value="2004-10-11T00:00:00" table:style-name="ce28">
            <text:p>11-10-2004</text:p>
          </table:table-cell>
          <table:table-cell office:value-type="currency" office:value="50825" table:style-name="ce29">
            <text:p><text:s/>$50,82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20" table:style-name="ce27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632</text:p>
          </table:table-cell>
          <table:table-cell office:value-type="string" table:style-name="ce27">
            <text:p>Alice Soto</text:p>
          </table:table-cell>
          <table:table-cell office:value-type="string" table:style-name="ce27">
            <text:p>Analyst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56" table:style-name="ce27">
            <text:p>56</text:p>
          </table:table-cell>
          <table:table-cell office:value-type="date" office:date-value="1995-04-13T00:00:00" table:style-name="ce28">
            <text:p>13-04-1995</text:p>
          </table:table-cell>
          <table:table-cell office:value-type="currency" office:value="50857" table:style-name="ce29">
            <text:p><text:s/>$50,857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Manaus</text:p>
          </table:table-cell>
          <table:table-cell office:value-type="float" office:value="30" table:style-name="ce27">
            <text:p>3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305</text:p>
          </table:table-cell>
          <table:table-cell office:value-type="string" table:style-name="ce27">
            <text:p>Cooper Jiang</text:p>
          </table:table-cell>
          <table:table-cell office:value-type="string" table:style-name="ce27">
            <text:p>Analyst II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9" table:style-name="ce27">
            <text:p>49</text:p>
          </table:table-cell>
          <table:table-cell office:value-type="date" office:date-value="2019-07-25T00:00:00" table:style-name="ce28">
            <text:p>25-07-2019</text:p>
          </table:table-cell>
          <table:table-cell office:value-type="currency" office:value="50883" table:style-name="ce29">
            <text:p><text:s/>$50,883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644</text:p>
          </table:table-cell>
          <table:table-cell office:value-type="string" table:style-name="ce27">
            <text:p>Joshua Gupta</text:p>
          </table:table-cell>
          <table:table-cell office:value-type="string" table:style-name="ce27">
            <text:p>Account Representative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57" table:style-name="ce27">
            <text:p>57</text:p>
          </table:table-cell>
          <table:table-cell office:value-type="date" office:date-value="2017-01-24T00:00:00" table:style-name="ce28">
            <text:p>24-01-2017</text:p>
          </table:table-cell>
          <table:table-cell office:value-type="currency" office:value="50994" table:style-name="ce29">
            <text:p><text:s/>$50,994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580</text:p>
          </table:table-cell>
          <table:table-cell office:value-type="string" table:style-name="ce27">
            <text:p>Maverick Medina</text:p>
          </table:table-cell>
          <table:table-cell office:value-type="string" table:style-name="ce27">
            <text:p>Analyst II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39" table:style-name="ce27">
            <text:p>39</text:p>
          </table:table-cell>
          <table:table-cell office:value-type="date" office:date-value="2007-05-27T00:00:00" table:style-name="ce28">
            <text:p>27-05-2007</text:p>
          </table:table-cell>
          <table:table-cell office:value-type="currency" office:value="51234" table:style-name="ce29">
            <text:p><text:s/>$51,23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8" table:style-name="ce27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717</text:p>
          </table:table-cell>
          <table:table-cell office:value-type="string" table:style-name="ce27">
            <text:p>Kennedy Vargas</text:p>
          </table:table-cell>
          <table:table-cell office:value-type="string" table:style-name="ce27">
            <text:p>Business Partn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45" table:style-name="ce27">
            <text:p>45</text:p>
          </table:table-cell>
          <table:table-cell office:value-type="date" office:date-value="2005-10-14T00:00:00" table:style-name="ce28">
            <text:p>14-10-2005</text:p>
          </table:table-cell>
          <table:table-cell office:value-type="currency" office:value="51404" table:style-name="ce29">
            <text:p><text:s/>$51,404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Manaus</text:p>
          </table:table-cell>
          <table:table-cell office:value-type="float" office:value="19" table:style-name="ce27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472</text:p>
          </table:table-cell>
          <table:table-cell office:value-type="string" table:style-name="ce27">
            <text:p>Alexander Foster</text:p>
          </table:table-cell>
          <table:table-cell office:value-type="string" table:style-name="ce27">
            <text:p>Analyst II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Black</text:p>
          </table:table-cell>
          <table:table-cell office:value-type="float" office:value="35" table:style-name="ce27">
            <text:p>35</text:p>
          </table:table-cell>
          <table:table-cell office:value-type="date" office:date-value="2020-07-03T00:00:00" table:style-name="ce28">
            <text:p>03-07-2020</text:p>
          </table:table-cell>
          <table:table-cell office:value-type="currency" office:value="51513" table:style-name="ce29">
            <text:p><text:s/>$51,51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687</text:p>
          </table:table-cell>
          <table:table-cell office:value-type="string" table:style-name="ce27">
            <text:p>Luke Mai</text:p>
          </table:table-cell>
          <table:table-cell office:value-type="string" table:style-name="ce27">
            <text:p>HRIS Analyst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1" table:style-name="ce27">
            <text:p>41</text:p>
          </table:table-cell>
          <table:table-cell office:value-type="date" office:date-value="2007-10-24T00:00:00" table:style-name="ce28">
            <text:p>24-10-2007</text:p>
          </table:table-cell>
          <table:table-cell office:value-type="currency" office:value="51630" table:style-name="ce29">
            <text:p><text:s/>$51,630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17" table:style-name="ce27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277</text:p>
          </table:table-cell>
          <table:table-cell office:value-type="string" table:style-name="ce27">
            <text:p>Zoe Do</text:p>
          </table:table-cell>
          <table:table-cell office:value-type="string" table:style-name="ce27">
            <text:p>Analyst II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60" table:style-name="ce27">
            <text:p>60</text:p>
          </table:table-cell>
          <table:table-cell office:value-type="date" office:date-value="2014-01-08T00:00:00" table:style-name="ce28">
            <text:p>08-01-2014</text:p>
          </table:table-cell>
          <table:table-cell office:value-type="currency" office:value="51877" table:style-name="ce29">
            <text:p><text:s/>$51,877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11" table:style-name="ce27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097</text:p>
          </table:table-cell>
          <table:table-cell office:value-type="string" table:style-name="ce27">
            <text:p>Brooks Stewart</text:p>
          </table:table-cell>
          <table:table-cell office:value-type="string" table:style-name="ce27">
            <text:p>HRIS Analyst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Black</text:p>
          </table:table-cell>
          <table:table-cell office:value-type="float" office:value="45" table:style-name="ce27">
            <text:p>45</text:p>
          </table:table-cell>
          <table:table-cell office:value-type="date" office:date-value="2015-12-19T00:00:00" table:style-name="ce28">
            <text:p>19-12-2015</text:p>
          </table:table-cell>
          <table:table-cell office:value-type="currency" office:value="51983" table:style-name="ce29">
            <text:p><text:s/>$51,98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9" table:style-name="ce27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547</text:p>
          </table:table-cell>
          <table:table-cell office:value-type="string" table:style-name="ce27">
            <text:p>Owen Han</text:p>
          </table:table-cell>
          <table:table-cell office:value-type="string" table:style-name="ce27">
            <text:p>Analyst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28" table:style-name="ce27">
            <text:p>28</text:p>
          </table:table-cell>
          <table:table-cell office:value-type="date" office:date-value="2017-05-12T00:00:00" table:style-name="ce28">
            <text:p>12-05-2017</text:p>
          </table:table-cell>
          <table:table-cell office:value-type="currency" office:value="52069" table:style-name="ce29">
            <text:p><text:s/>$52,069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358</text:p>
          </table:table-cell>
          <table:table-cell office:value-type="string" table:style-name="ce27">
            <text:p>Grayson Soto</text:p>
          </table:table-cell>
          <table:table-cell office:value-type="string" table:style-name="ce27">
            <text:p>Business Partn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34" table:style-name="ce27">
            <text:p>34</text:p>
          </table:table-cell>
          <table:table-cell office:value-type="date" office:date-value="2015-08-03T00:00:00" table:style-name="ce28">
            <text:p>03-08-2015</text:p>
          </table:table-cell>
          <table:table-cell office:value-type="currency" office:value="52200" table:style-name="ce29">
            <text:p><text:s/>$52,20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10" table:style-name="ce27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261</text:p>
          </table:table-cell>
          <table:table-cell office:value-type="string" table:style-name="ce27">
            <text:p>Connor Simmons</text:p>
          </table:table-cell>
          <table:table-cell office:value-type="string" table:style-name="ce27">
            <text:p>Analyst II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55" table:style-name="ce27">
            <text:p>55</text:p>
          </table:table-cell>
          <table:table-cell office:value-type="date" office:date-value="2007-04-05T00:00:00" table:style-name="ce28">
            <text:p>05-04-2007</text:p>
          </table:table-cell>
          <table:table-cell office:value-type="currency" office:value="52310" table:style-name="ce29">
            <text:p><text:s/>$52,31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18" table:style-name="ce27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611</text:p>
          </table:table-cell>
          <table:table-cell office:value-type="string" table:style-name="ce27">
            <text:p>Alice Mehta</text:p>
          </table:table-cell>
          <table:table-cell office:value-type="string" table:style-name="ce27">
            <text:p>Analyst II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5" table:style-name="ce27">
            <text:p>45</text:p>
          </table:table-cell>
          <table:table-cell office:value-type="date" office:date-value="2019-04-02T00:00:00" table:style-name="ce28">
            <text:p>02-04-2019</text:p>
          </table:table-cell>
          <table:table-cell office:value-type="currency" office:value="52621" table:style-name="ce29">
            <text:p><text:s/>$52,621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221</text:p>
          </table:table-cell>
          <table:table-cell office:value-type="string" table:style-name="ce27">
            <text:p>Julian Delgado</text:p>
          </table:table-cell>
          <table:table-cell office:value-type="string" table:style-name="ce27">
            <text:p>Systems Analys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29" table:style-name="ce27">
            <text:p>29</text:p>
          </table:table-cell>
          <table:table-cell office:value-type="date" office:date-value="2016-05-19T00:00:00" table:style-name="ce28">
            <text:p>19-05-2016</text:p>
          </table:table-cell>
          <table:table-cell office:value-type="currency" office:value="52693" table:style-name="ce29">
            <text:p><text:s/>$52,693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Rio de Janerio</text:p>
          </table:table-cell>
          <table:table-cell office:value-type="float" office:value="9" table:style-name="ce27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947</text:p>
          </table:table-cell>
          <table:table-cell office:value-type="string" table:style-name="ce27">
            <text:p>Sophie Owens</text:p>
          </table:table-cell>
          <table:table-cell office:value-type="string" table:style-name="ce27">
            <text:p>Analyst II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30" table:style-name="ce27">
            <text:p>30</text:p>
          </table:table-cell>
          <table:table-cell office:value-type="date" office:date-value="2015-03-05T00:00:00" table:style-name="ce28">
            <text:p>05-03-2015</text:p>
          </table:table-cell>
          <table:table-cell office:value-type="currency" office:value="52697" table:style-name="ce29">
            <text:p><text:s/>$52,69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0" table:style-name="ce27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166</text:p>
          </table:table-cell>
          <table:table-cell office:value-type="string" table:style-name="ce27">
            <text:p>Austin Edwards</text:p>
          </table:table-cell>
          <table:table-cell office:value-type="string" table:style-name="ce27">
            <text:p>IT Coordinato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Black</text:p>
          </table:table-cell>
          <table:table-cell office:value-type="float" office:value="42" table:style-name="ce27">
            <text:p>42</text:p>
          </table:table-cell>
          <table:table-cell office:value-type="date" office:date-value="2006-09-24T00:00:00" table:style-name="ce28">
            <text:p>24-09-2006</text:p>
          </table:table-cell>
          <table:table-cell office:value-type="currency" office:value="52733" table:style-name="ce29">
            <text:p><text:s/>$52,73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19" table:style-name="ce27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340</text:p>
          </table:table-cell>
          <table:table-cell office:value-type="string" table:style-name="ce27">
            <text:p>Eliana Allen</text:p>
          </table:table-cell>
          <table:table-cell office:value-type="string" table:style-name="ce27">
            <text:p>Business Partn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56" table:style-name="ce27">
            <text:p>56</text:p>
          </table:table-cell>
          <table:table-cell office:value-type="date" office:date-value="2009-08-20T00:00:00" table:style-name="ce28">
            <text:p>20-08-2009</text:p>
          </table:table-cell>
          <table:table-cell office:value-type="currency" office:value="52800" table:style-name="ce29">
            <text:p><text:s/>$52,80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16" table:style-name="ce27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311</text:p>
          </table:table-cell>
          <table:table-cell office:value-type="string" table:style-name="ce27">
            <text:p>Scarlett Figueroa</text:p>
          </table:table-cell>
          <table:table-cell office:value-type="string" table:style-name="ce27">
            <text:p>Business Partn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34" table:style-name="ce27">
            <text:p>34</text:p>
          </table:table-cell>
          <table:table-cell office:value-type="date" office:date-value="2016-10-21T00:00:00" table:style-name="ce28">
            <text:p>21-10-2016</text:p>
          </table:table-cell>
          <table:table-cell office:value-type="currency" office:value="52811" table:style-name="ce29">
            <text:p><text:s/>$52,81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540</text:p>
          </table:table-cell>
          <table:table-cell office:value-type="string" table:style-name="ce27">
            <text:p>Miles Salazar</text:p>
          </table:table-cell>
          <table:table-cell office:value-type="string" table:style-name="ce27">
            <text:p>IT Coordinato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36" table:style-name="ce27">
            <text:p>36</text:p>
          </table:table-cell>
          <table:table-cell office:value-type="date" office:date-value="2010-12-23T00:00:00" table:style-name="ce28">
            <text:p>23-12-2010</text:p>
          </table:table-cell>
          <table:table-cell office:value-type="currency" office:value="53215" table:style-name="ce29">
            <text:p><text:s/>$53,215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Sao Paulo</text:p>
          </table:table-cell>
          <table:table-cell office:value-type="float" office:value="14" table:style-name="ce27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714</text:p>
          </table:table-cell>
          <table:table-cell office:value-type="string" table:style-name="ce27">
            <text:p>Savannah Park</text:p>
          </table:table-cell>
          <table:table-cell office:value-type="string" table:style-name="ce27">
            <text:p>HRIS Analyst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4" table:style-name="ce27">
            <text:p>44</text:p>
          </table:table-cell>
          <table:table-cell office:value-type="date" office:date-value="2009-01-28T00:00:00" table:style-name="ce28">
            <text:p>28-01-2009</text:p>
          </table:table-cell>
          <table:table-cell office:value-type="currency" office:value="53301" table:style-name="ce29">
            <text:p><text:s/>$53,30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6" table:style-name="ce27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864</text:p>
          </table:table-cell>
          <table:table-cell office:value-type="string" table:style-name="ce27">
            <text:p>Ella Hunter</text:p>
          </table:table-cell>
          <table:table-cell office:value-type="string" table:style-name="ce27">
            <text:p>Analyst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51" table:style-name="ce27">
            <text:p>51</text:p>
          </table:table-cell>
          <table:table-cell office:value-type="date" office:date-value="2017-01-18T00:00:00" table:style-name="ce28">
            <text:p>18-01-2017</text:p>
          </table:table-cell>
          <table:table-cell office:value-type="currency" office:value="53799" table:style-name="ce29">
            <text:p><text:s/>$53,79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042</text:p>
          </table:table-cell>
          <table:table-cell office:value-type="string" table:style-name="ce27">
            <text:p>Ava Nelson</text:p>
          </table:table-cell>
          <table:table-cell office:value-type="string" table:style-name="ce27">
            <text:p>Systems Analys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63" table:style-name="ce27">
            <text:p>63</text:p>
          </table:table-cell>
          <table:table-cell office:value-type="date" office:date-value="1992-04-01T00:00:00" table:style-name="ce28">
            <text:p>01-04-1992</text:p>
          </table:table-cell>
          <table:table-cell office:value-type="currency" office:value="53809" table:style-name="ce29">
            <text:p><text:s/>$53,80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33" table:style-name="ce27">
            <text:p>3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694</text:p>
          </table:table-cell>
          <table:table-cell office:value-type="string" table:style-name="ce27">
            <text:p>Eli Reed</text:p>
          </table:table-cell>
          <table:table-cell office:value-type="string" table:style-name="ce27">
            <text:p>Systems Analys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51" table:style-name="ce27">
            <text:p>51</text:p>
          </table:table-cell>
          <table:table-cell office:value-type="date" office:date-value="2014-02-27T00:00:00" table:style-name="ce28">
            <text:p>27-02-2014</text:p>
          </table:table-cell>
          <table:table-cell office:value-type="currency" office:value="53929" table:style-name="ce29">
            <text:p><text:s/>$53,92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11" table:style-name="ce27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045</text:p>
          </table:table-cell>
          <table:table-cell office:value-type="string" table:style-name="ce27">
            <text:p>Andrew Huynh</text:p>
          </table:table-cell>
          <table:table-cell office:value-type="string" table:style-name="ce27">
            <text:p>Business Partn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57" table:style-name="ce27">
            <text:p>57</text:p>
          </table:table-cell>
          <table:table-cell office:value-type="date" office:date-value="1997-04-28T00:00:00" table:style-name="ce28">
            <text:p>28-04-1997</text:p>
          </table:table-cell>
          <table:table-cell office:value-type="currency" office:value="54051" table:style-name="ce29">
            <text:p><text:s/>$54,05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28" table:style-name="ce27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436</text:p>
          </table:table-cell>
          <table:table-cell office:value-type="string" table:style-name="ce27">
            <text:p>Everly Walker</text:p>
          </table:table-cell>
          <table:table-cell office:value-type="string" table:style-name="ce27">
            <text:p>HRIS Analyst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41" table:style-name="ce27">
            <text:p>41</text:p>
          </table:table-cell>
          <table:table-cell office:value-type="date" office:date-value="2009-10-23T00:00:00" table:style-name="ce28">
            <text:p>23-10-2009</text:p>
          </table:table-cell>
          <table:table-cell office:value-type="currency" office:value="54415" table:style-name="ce29">
            <text:p><text:s/>$54,41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5" table:style-name="ce27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295</text:p>
          </table:table-cell>
          <table:table-cell office:value-type="string" table:style-name="ce27">
            <text:p>Axel Jordan</text:p>
          </table:table-cell>
          <table:table-cell office:value-type="string" table:style-name="ce27">
            <text:p>Analyst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47" table:style-name="ce27">
            <text:p>47</text:p>
          </table:table-cell>
          <table:table-cell office:value-type="date" office:date-value="2013-02-28T00:00:00" table:style-name="ce28">
            <text:p>28-02-2013</text:p>
          </table:table-cell>
          <table:table-cell office:value-type="currency" office:value="54635" table:style-name="ce29">
            <text:p><text:s/>$54,63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12" table:style-name="ce27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459</text:p>
          </table:table-cell>
          <table:table-cell office:value-type="string" table:style-name="ce27">
            <text:p>Jackson Jordan</text:p>
          </table:table-cell>
          <table:table-cell office:value-type="string" table:style-name="ce27">
            <text:p>Business Partn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Black</text:p>
          </table:table-cell>
          <table:table-cell office:value-type="float" office:value="48" table:style-name="ce27">
            <text:p>48</text:p>
          </table:table-cell>
          <table:table-cell office:value-type="date" office:date-value="2020-09-21T00:00:00" table:style-name="ce28">
            <text:p>21-09-2020</text:p>
          </table:table-cell>
          <table:table-cell office:value-type="currency" office:value="54654" table:style-name="ce29">
            <text:p><text:s/>$54,65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399</text:p>
          </table:table-cell>
          <table:table-cell office:value-type="string" table:style-name="ce27">
            <text:p>Connor Walker</text:p>
          </table:table-cell>
          <table:table-cell office:value-type="string" table:style-name="ce27">
            <text:p>Analyst II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30" table:style-name="ce27">
            <text:p>30</text:p>
          </table:table-cell>
          <table:table-cell office:value-type="date" office:date-value="2019-03-18T00:00:00" table:style-name="ce28">
            <text:p>18-03-2019</text:p>
          </table:table-cell>
          <table:table-cell office:value-type="currency" office:value="54714" table:style-name="ce29">
            <text:p><text:s/>$54,71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826</text:p>
          </table:table-cell>
          <table:table-cell office:value-type="string" table:style-name="ce27">
            <text:p>Rylee Bui</text:p>
          </table:table-cell>
          <table:table-cell office:value-type="string" table:style-name="ce27">
            <text:p>Analyst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55" table:style-name="ce27">
            <text:p>55</text:p>
          </table:table-cell>
          <table:table-cell office:value-type="date" office:date-value="2011-12-22T00:00:00" table:style-name="ce28">
            <text:p>22-12-2011</text:p>
          </table:table-cell>
          <table:table-cell office:value-type="currency" office:value="54733" table:style-name="ce29">
            <text:p><text:s/>$54,733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13" table:style-name="ce27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594</text:p>
          </table:table-cell>
          <table:table-cell office:value-type="string" table:style-name="ce27">
            <text:p>Ezekiel Kumar</text:p>
          </table:table-cell>
          <table:table-cell office:value-type="string" table:style-name="ce27">
            <text:p>IT Coordinato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28" table:style-name="ce27">
            <text:p>28</text:p>
          </table:table-cell>
          <table:table-cell office:value-type="date" office:date-value="2017-06-25T00:00:00" table:style-name="ce28">
            <text:p>25-06-2017</text:p>
          </table:table-cell>
          <table:table-cell office:value-type="currency" office:value="54775" table:style-name="ce29">
            <text:p><text:s/>$54,77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880</text:p>
          </table:table-cell>
          <table:table-cell office:value-type="string" table:style-name="ce27">
            <text:p>Samantha Woods</text:p>
          </table:table-cell>
          <table:table-cell office:value-type="string" table:style-name="ce27">
            <text:p>Analyst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56" table:style-name="ce27">
            <text:p>56</text:p>
          </table:table-cell>
          <table:table-cell office:value-type="date" office:date-value="2019-12-25T00:00:00" table:style-name="ce28">
            <text:p>25-12-2019</text:p>
          </table:table-cell>
          <table:table-cell office:value-type="currency" office:value="54829" table:style-name="ce29">
            <text:p><text:s/>$54,82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833</text:p>
          </table:table-cell>
          <table:table-cell office:value-type="string" table:style-name="ce27">
            <text:p>Adrian Fernandez</text:p>
          </table:table-cell>
          <table:table-cell office:value-type="string" table:style-name="ce27">
            <text:p>Systems Analys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45" table:style-name="ce27">
            <text:p>45</text:p>
          </table:table-cell>
          <table:table-cell office:value-type="date" office:date-value="2001-08-23T00:00:00" table:style-name="ce28">
            <text:p>23-08-2001</text:p>
          </table:table-cell>
          <table:table-cell office:value-type="currency" office:value="54994" table:style-name="ce29">
            <text:p><text:s/>$54,99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24" table:style-name="ce27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116</text:p>
          </table:table-cell>
          <table:table-cell office:value-type="string" table:style-name="ce27">
            <text:p>Madelyn Mehta</text:p>
          </table:table-cell>
          <table:table-cell office:value-type="string" table:style-name="ce27">
            <text:p>Analyst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64" table:style-name="ce27">
            <text:p>64</text:p>
          </table:table-cell>
          <table:table-cell office:value-type="date" office:date-value="2005-01-28T00:00:00" table:style-name="ce28">
            <text:p>28-01-2005</text:p>
          </table:table-cell>
          <table:table-cell office:value-type="currency" office:value="55369" table:style-name="ce29">
            <text:p><text:s/>$55,36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20" table:style-name="ce27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887</text:p>
          </table:table-cell>
          <table:table-cell office:value-type="string" table:style-name="ce27">
            <text:p>Emery Do</text:p>
          </table:table-cell>
          <table:table-cell office:value-type="string" table:style-name="ce27">
            <text:p>Account Representative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0" table:style-name="ce27">
            <text:p>40</text:p>
          </table:table-cell>
          <table:table-cell office:value-type="date" office:date-value="2018-03-16T00:00:00" table:style-name="ce28">
            <text:p>16-03-2018</text:p>
          </table:table-cell>
          <table:table-cell office:value-type="currency" office:value="55457" table:style-name="ce29">
            <text:p><text:s/>$55,45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928</text:p>
          </table:table-cell>
          <table:table-cell office:value-type="string" table:style-name="ce27">
            <text:p>Miles Dang</text:p>
          </table:table-cell>
          <table:table-cell office:value-type="string" table:style-name="ce27">
            <text:p>IT Coordinato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61" table:style-name="ce27">
            <text:p>61</text:p>
          </table:table-cell>
          <table:table-cell office:value-type="date" office:date-value="2000-09-24T00:00:00" table:style-name="ce28">
            <text:p>24-09-2000</text:p>
          </table:table-cell>
          <table:table-cell office:value-type="currency" office:value="40063" table:style-name="ce29">
            <text:p><text:s/>$40,06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25" table:style-name="ce27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402</text:p>
          </table:table-cell>
          <table:table-cell office:value-type="string" table:style-name="ce27">
            <text:p>Dominic Guzman</text:p>
          </table:table-cell>
          <table:table-cell office:value-type="string" table:style-name="ce27">
            <text:p>Analyst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65" table:style-name="ce27">
            <text:p>65</text:p>
          </table:table-cell>
          <table:table-cell office:value-type="date" office:date-value="2004-05-16T00:00:00" table:style-name="ce28">
            <text:p>16-05-2004</text:p>
          </table:table-cell>
          <table:table-cell office:value-type="currency" office:value="55499" table:style-name="ce29">
            <text:p><text:s/>$55,499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Manaus</text:p>
          </table:table-cell>
          <table:table-cell office:value-type="float" office:value="21" table:style-name="ce27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150</text:p>
          </table:table-cell>
          <table:table-cell office:value-type="string" table:style-name="ce27">
            <text:p>Natalia Vu</text:p>
          </table:table-cell>
          <table:table-cell office:value-type="string" table:style-name="ce27">
            <text:p>Analyst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54" table:style-name="ce27">
            <text:p>54</text:p>
          </table:table-cell>
          <table:table-cell office:value-type="date" office:date-value="2006-12-29T00:00:00" table:style-name="ce28">
            <text:p>29-12-2006</text:p>
          </table:table-cell>
          <table:table-cell office:value-type="currency" office:value="55518" table:style-name="ce29">
            <text:p><text:s/>$55,51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18" table:style-name="ce27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650</text:p>
          </table:table-cell>
          <table:table-cell office:value-type="string" table:style-name="ce27">
            <text:p>Emery Chang</text:p>
          </table:table-cell>
          <table:table-cell office:value-type="string" table:style-name="ce27">
            <text:p>Business Partn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5" table:style-name="ce27">
            <text:p>45</text:p>
          </table:table-cell>
          <table:table-cell office:value-type="date" office:date-value="2000-08-17T00:00:00" table:style-name="ce28">
            <text:p>17-08-2000</text:p>
          </table:table-cell>
          <table:table-cell office:value-type="currency" office:value="55563" table:style-name="ce29">
            <text:p><text:s/>$55,563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engdu</text:p>
          </table:table-cell>
          <table:table-cell office:value-type="float" office:value="25" table:style-name="ce27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091</text:p>
          </table:table-cell>
          <table:table-cell office:value-type="string" table:style-name="ce27">
            <text:p>Emilia Chu</text:p>
          </table:table-cell>
          <table:table-cell office:value-type="string" table:style-name="ce27">
            <text:p>Analyst II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8" table:style-name="ce27">
            <text:p>48</text:p>
          </table:table-cell>
          <table:table-cell office:value-type="date" office:date-value="2003-06-24T00:00:00" table:style-name="ce28">
            <text:p>24-06-2003</text:p>
          </table:table-cell>
          <table:table-cell office:value-type="currency" office:value="55760" table:style-name="ce29">
            <text:p><text:s/>$55,76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22" table:style-name="ce27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153</text:p>
          </table:table-cell>
          <table:table-cell office:value-type="string" table:style-name="ce27">
            <text:p>Peyton Vasquez</text:p>
          </table:table-cell>
          <table:table-cell office:value-type="string" table:style-name="ce27">
            <text:p>Analyst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26" table:style-name="ce27">
            <text:p>26</text:p>
          </table:table-cell>
          <table:table-cell office:value-type="date" office:date-value="2019-01-24T00:00:00" table:style-name="ce28">
            <text:p>24-01-2019</text:p>
          </table:table-cell>
          <table:table-cell office:value-type="currency" office:value="55767" table:style-name="ce29">
            <text:p><text:s/>$55,76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562</text:p>
          </table:table-cell>
          <table:table-cell office:value-type="string" table:style-name="ce27">
            <text:p>Xavier Zheng</text:p>
          </table:table-cell>
          <table:table-cell office:value-type="string" table:style-name="ce27">
            <text:p>Account Representative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31" table:style-name="ce27">
            <text:p>31</text:p>
          </table:table-cell>
          <table:table-cell office:value-type="date" office:date-value="2017-07-22T00:00:00" table:style-name="ce28">
            <text:p>22-07-2017</text:p>
          </table:table-cell>
          <table:table-cell office:value-type="currency" office:value="55854" table:style-name="ce29">
            <text:p><text:s/>$55,85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013</text:p>
          </table:table-cell>
          <table:table-cell office:value-type="string" table:style-name="ce27">
            <text:p>Elena Vang</text:p>
          </table:table-cell>
          <table:table-cell office:value-type="string" table:style-name="ce27">
            <text:p>Analyst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52" table:style-name="ce27">
            <text:p>52</text:p>
          </table:table-cell>
          <table:table-cell office:value-type="date" office:date-value="2019-02-19T00:00:00" table:style-name="ce28">
            <text:p>19-02-2019</text:p>
          </table:table-cell>
          <table:table-cell office:value-type="currency" office:value="55859" table:style-name="ce29">
            <text:p><text:s/>$55,859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844</text:p>
          </table:table-cell>
          <table:table-cell office:value-type="string" table:style-name="ce27">
            <text:p>Jayden Kang</text:p>
          </table:table-cell>
          <table:table-cell office:value-type="string" table:style-name="ce27">
            <text:p>Analyst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6" table:style-name="ce27">
            <text:p>46</text:p>
          </table:table-cell>
          <table:table-cell office:value-type="date" office:date-value="2011-04-24T00:00:00" table:style-name="ce28">
            <text:p>24-04-2011</text:p>
          </table:table-cell>
          <table:table-cell office:value-type="currency" office:value="55894" table:style-name="ce29">
            <text:p><text:s/>$55,89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4" table:style-name="ce27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600</text:p>
          </table:table-cell>
          <table:table-cell office:value-type="string" table:style-name="ce27">
            <text:p>William Vu</text:p>
          </table:table-cell>
          <table:table-cell office:value-type="string" table:style-name="ce27">
            <text:p>Account Representative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37" table:style-name="ce27">
            <text:p>37</text:p>
          </table:table-cell>
          <table:table-cell office:value-type="date" office:date-value="2013-11-14T00:00:00" table:style-name="ce28">
            <text:p>14-11-2013</text:p>
          </table:table-cell>
          <table:table-cell office:value-type="currency" office:value="56037" table:style-name="ce29">
            <text:p><text:s/>$56,037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Shanghai</text:p>
          </table:table-cell>
          <table:table-cell office:value-type="float" office:value="11" table:style-name="ce27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520</text:p>
          </table:table-cell>
          <table:table-cell office:value-type="string" table:style-name="ce27">
            <text:p>Nolan Pena</text:p>
          </table:table-cell>
          <table:table-cell office:value-type="string" table:style-name="ce27">
            <text:p>Analyst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30" table:style-name="ce27">
            <text:p>30</text:p>
          </table:table-cell>
          <table:table-cell office:value-type="date" office:date-value="2018-06-21T00:00:00" table:style-name="ce28">
            <text:p>21-06-2018</text:p>
          </table:table-cell>
          <table:table-cell office:value-type="currency" office:value="56154" table:style-name="ce29">
            <text:p><text:s/>$56,154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Sao Paulo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636</text:p>
          </table:table-cell>
          <table:table-cell office:value-type="string" table:style-name="ce27">
            <text:p>Hailey Yee</text:p>
          </table:table-cell>
          <table:table-cell office:value-type="string" table:style-name="ce27">
            <text:p>Account Representative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54" table:style-name="ce27">
            <text:p>54</text:p>
          </table:table-cell>
          <table:table-cell office:value-type="date" office:date-value="2021-03-16T00:00:00" table:style-name="ce28">
            <text:p>16-03-2021</text:p>
          </table:table-cell>
          <table:table-cell office:value-type="currency" office:value="56239" table:style-name="ce29">
            <text:p><text:s/>$56,239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184</text:p>
          </table:table-cell>
          <table:table-cell office:value-type="string" table:style-name="ce27">
            <text:p>Kayden Ortega</text:p>
          </table:table-cell>
          <table:table-cell office:value-type="string" table:style-name="ce27">
            <text:p>Analyst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58" table:style-name="ce27">
            <text:p>58</text:p>
          </table:table-cell>
          <table:table-cell office:value-type="date" office:date-value="2010-04-19T00:00:00" table:style-name="ce28">
            <text:p>19-04-2010</text:p>
          </table:table-cell>
          <table:table-cell office:value-type="currency" office:value="56350" table:style-name="ce29">
            <text:p><text:s/>$56,350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Rio de Janerio</text:p>
          </table:table-cell>
          <table:table-cell office:value-type="float" office:value="15" table:style-name="ce27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000</text:p>
          </table:table-cell>
          <table:table-cell office:value-type="string" table:style-name="ce27">
            <text:p>Hailey Hong</text:p>
          </table:table-cell>
          <table:table-cell office:value-type="string" table:style-name="ce27">
            <text:p>Account Representative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33" table:style-name="ce27">
            <text:p>33</text:p>
          </table:table-cell>
          <table:table-cell office:value-type="date" office:date-value="2021-01-22T00:00:00" table:style-name="ce28">
            <text:p>22-01-2021</text:p>
          </table:table-cell>
          <table:table-cell office:value-type="currency" office:value="56405" table:style-name="ce29">
            <text:p><text:s/>$56,40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089</text:p>
          </table:table-cell>
          <table:table-cell office:value-type="string" table:style-name="ce27">
            <text:p>Nicholas Brooks</text:p>
          </table:table-cell>
          <table:table-cell office:value-type="string" table:style-name="ce27">
            <text:p>Analyst II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43" table:style-name="ce27">
            <text:p>43</text:p>
          </table:table-cell>
          <table:table-cell office:value-type="date" office:date-value="2017-10-20T00:00:00" table:style-name="ce28">
            <text:p>20-10-2017</text:p>
          </table:table-cell>
          <table:table-cell office:value-type="currency" office:value="56555" table:style-name="ce29">
            <text:p><text:s/>$56,55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968</text:p>
          </table:table-cell>
          <table:table-cell office:value-type="string" table:style-name="ce27">
            <text:p>Caroline Santos</text:p>
          </table:table-cell>
          <table:table-cell office:value-type="string" table:style-name="ce27">
            <text:p>Analyst II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25" table:style-name="ce27">
            <text:p>25</text:p>
          </table:table-cell>
          <table:table-cell office:value-type="date" office:date-value="2020-07-12T00:00:00" table:style-name="ce28">
            <text:p>12-07-2020</text:p>
          </table:table-cell>
          <table:table-cell office:value-type="currency" office:value="56565" table:style-name="ce29">
            <text:p><text:s/>$56,565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Sao Paulo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739</text:p>
          </table:table-cell>
          <table:table-cell office:value-type="string" table:style-name="ce27">
            <text:p>Ruby Washington</text:p>
          </table:table-cell>
          <table:table-cell office:value-type="string" table:style-name="ce27">
            <text:p>Analyst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Black</text:p>
          </table:table-cell>
          <table:table-cell office:value-type="float" office:value="65" table:style-name="ce27">
            <text:p>65</text:p>
          </table:table-cell>
          <table:table-cell office:value-type="date" office:date-value="2011-06-17T00:00:00" table:style-name="ce28">
            <text:p>17-06-2011</text:p>
          </table:table-cell>
          <table:table-cell office:value-type="currency" office:value="56686" table:style-name="ce29">
            <text:p><text:s/>$56,68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4" table:style-name="ce27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646</text:p>
          </table:table-cell>
          <table:table-cell office:value-type="string" table:style-name="ce27">
            <text:p>Charles Moore</text:p>
          </table:table-cell>
          <table:table-cell office:value-type="string" table:style-name="ce27">
            <text:p>Analyst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49" table:style-name="ce27">
            <text:p>49</text:p>
          </table:table-cell>
          <table:table-cell office:value-type="date" office:date-value="2011-12-17T00:00:00" table:style-name="ce28">
            <text:p>17-12-2011</text:p>
          </table:table-cell>
          <table:table-cell office:value-type="currency" office:value="56878" table:style-name="ce29">
            <text:p><text:s/>$56,87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3" table:style-name="ce27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254</text:p>
          </table:table-cell>
          <table:table-cell office:value-type="string" table:style-name="ce27">
            <text:p>Samuel Morales</text:p>
          </table:table-cell>
          <table:table-cell office:value-type="string" table:style-name="ce27">
            <text:p>Analyst II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34" table:style-name="ce27">
            <text:p>34</text:p>
          </table:table-cell>
          <table:table-cell office:value-type="date" office:date-value="2015-06-27T00:00:00" table:style-name="ce28">
            <text:p>27-06-2015</text:p>
          </table:table-cell>
          <table:table-cell office:value-type="currency" office:value="57008" table:style-name="ce29">
            <text:p><text:s/>$57,00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10" table:style-name="ce27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938</text:p>
          </table:table-cell>
          <table:table-cell office:value-type="string" table:style-name="ce27">
            <text:p>Brooklyn Daniels</text:p>
          </table:table-cell>
          <table:table-cell office:value-type="string" table:style-name="ce27">
            <text:p>Analyst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64" table:style-name="ce27">
            <text:p>64</text:p>
          </table:table-cell>
          <table:table-cell office:value-type="date" office:date-value="2003-02-10T00:00:00" table:style-name="ce28">
            <text:p>10-02-2003</text:p>
          </table:table-cell>
          <table:table-cell office:value-type="currency" office:value="57032" table:style-name="ce29">
            <text:p><text:s/>$57,03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22" table:style-name="ce27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131</text:p>
          </table:table-cell>
          <table:table-cell office:value-type="string" table:style-name="ce27">
            <text:p>Ruby Choi</text:p>
          </table:table-cell>
          <table:table-cell office:value-type="string" table:style-name="ce27">
            <text:p>Analyst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0" table:style-name="ce27">
            <text:p>40</text:p>
          </table:table-cell>
          <table:table-cell office:value-type="date" office:date-value="2018-12-06T00:00:00" table:style-name="ce28">
            <text:p>06-12-2018</text:p>
          </table:table-cell>
          <table:table-cell office:value-type="currency" office:value="57225" table:style-name="ce29">
            <text:p><text:s/>$57,22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444</text:p>
          </table:table-cell>
          <table:table-cell office:value-type="string" table:style-name="ce27">
            <text:p>Brooklyn Ruiz</text:p>
          </table:table-cell>
          <table:table-cell office:value-type="string" table:style-name="ce27">
            <text:p>IT Coordinato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61" table:style-name="ce27">
            <text:p>61</text:p>
          </table:table-cell>
          <table:table-cell office:value-type="date" office:date-value="2014-08-10T00:00:00" table:style-name="ce28">
            <text:p>10-08-2014</text:p>
          </table:table-cell>
          <table:table-cell office:value-type="currency" office:value="57446" table:style-name="ce29">
            <text:p><text:s/>$57,44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11" table:style-name="ce27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412</text:p>
          </table:table-cell>
          <table:table-cell office:value-type="string" table:style-name="ce27">
            <text:p>Ezra Banks</text:p>
          </table:table-cell>
          <table:table-cell office:value-type="string" table:style-name="ce27">
            <text:p>Analyst II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37" table:style-name="ce27">
            <text:p>37</text:p>
          </table:table-cell>
          <table:table-cell office:value-type="date" office:date-value="2010-04-23T00:00:00" table:style-name="ce28">
            <text:p>23-04-2010</text:p>
          </table:table-cell>
          <table:table-cell office:value-type="currency" office:value="57531" table:style-name="ce29">
            <text:p><text:s/>$57,53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15" table:style-name="ce27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590</text:p>
          </table:table-cell>
          <table:table-cell office:value-type="string" table:style-name="ce27">
            <text:p>Isaac Sanders</text:p>
          </table:table-cell>
          <table:table-cell office:value-type="string" table:style-name="ce27">
            <text:p>HRIS Analyst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49" table:style-name="ce27">
            <text:p>49</text:p>
          </table:table-cell>
          <table:table-cell office:value-type="date" office:date-value="2001-03-29T00:00:00" table:style-name="ce28">
            <text:p>29-03-2001</text:p>
          </table:table-cell>
          <table:table-cell office:value-type="currency" office:value="57606" table:style-name="ce29">
            <text:p><text:s/>$57,60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24" table:style-name="ce27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007</text:p>
          </table:table-cell>
          <table:table-cell office:value-type="string" table:style-name="ce27">
            <text:p>Isaac Joseph</text:p>
          </table:table-cell>
          <table:table-cell office:value-type="string" table:style-name="ce27">
            <text:p>Analyst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54" table:style-name="ce27">
            <text:p>54</text:p>
          </table:table-cell>
          <table:table-cell office:value-type="date" office:date-value="1998-09-24T00:00:00" table:style-name="ce28">
            <text:p>24-09-1998</text:p>
          </table:table-cell>
          <table:table-cell office:value-type="currency" office:value="58006" table:style-name="ce29">
            <text:p><text:s/>$58,00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27" table:style-name="ce27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577</text:p>
          </table:table-cell>
          <table:table-cell office:value-type="string" table:style-name="ce27">
            <text:p>Nora Nunez</text:p>
          </table:table-cell>
          <table:table-cell office:value-type="string" table:style-name="ce27">
            <text:p>Analyst II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45" table:style-name="ce27">
            <text:p>45</text:p>
          </table:table-cell>
          <table:table-cell office:value-type="date" office:date-value="2012-08-06T00:00:00" table:style-name="ce28">
            <text:p>06-08-2012</text:p>
          </table:table-cell>
          <table:table-cell office:value-type="currency" office:value="58586" table:style-name="ce29">
            <text:p><text:s/>$58,586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Sao Paulo</text:p>
          </table:table-cell>
          <table:table-cell office:value-type="float" office:value="13" table:style-name="ce27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834</text:p>
          </table:table-cell>
          <table:table-cell office:value-type="string" table:style-name="ce27">
            <text:p>Vivian Guzman</text:p>
          </table:table-cell>
          <table:table-cell office:value-type="string" table:style-name="ce27">
            <text:p>Analyst II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53" table:style-name="ce27">
            <text:p>53</text:p>
          </table:table-cell>
          <table:table-cell office:value-type="date" office:date-value="2002-02-09T00:00:00" table:style-name="ce28">
            <text:p>09-02-2002</text:p>
          </table:table-cell>
          <table:table-cell office:value-type="currency" office:value="58605" table:style-name="ce29">
            <text:p><text:s/>$58,60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23" table:style-name="ce27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221</text:p>
          </table:table-cell>
          <table:table-cell office:value-type="string" table:style-name="ce27">
            <text:p>Roman King</text:p>
          </table:table-cell>
          <table:table-cell office:value-type="string" table:style-name="ce27">
            <text:p>Analyst II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60" table:style-name="ce27">
            <text:p>60</text:p>
          </table:table-cell>
          <table:table-cell office:value-type="date" office:date-value="2007-08-16T00:00:00" table:style-name="ce28">
            <text:p>16-08-2007</text:p>
          </table:table-cell>
          <table:table-cell office:value-type="currency" office:value="58671" table:style-name="ce29">
            <text:p><text:s/>$58,67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18" table:style-name="ce27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749</text:p>
          </table:table-cell>
          <table:table-cell office:value-type="string" table:style-name="ce27">
            <text:p>Nathan Lee</text:p>
          </table:table-cell>
          <table:table-cell office:value-type="string" table:style-name="ce27">
            <text:p>Analyst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29" table:style-name="ce27">
            <text:p>29</text:p>
          </table:table-cell>
          <table:table-cell office:value-type="date" office:date-value="2016-08-20T00:00:00" table:style-name="ce28">
            <text:p>20-08-2016</text:p>
          </table:table-cell>
          <table:table-cell office:value-type="currency" office:value="58703" table:style-name="ce29">
            <text:p><text:s/>$58,70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9" table:style-name="ce27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018</text:p>
          </table:table-cell>
          <table:table-cell office:value-type="string" table:style-name="ce27">
            <text:p>Emery Ford</text:p>
          </table:table-cell>
          <table:table-cell office:value-type="string" table:style-name="ce27">
            <text:p>Analyst II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39" table:style-name="ce27">
            <text:p>39</text:p>
          </table:table-cell>
          <table:table-cell office:value-type="date" office:date-value="2017-04-18T00:00:00" table:style-name="ce28">
            <text:p>18-04-2017</text:p>
          </table:table-cell>
          <table:table-cell office:value-type="currency" office:value="58745" table:style-name="ce29">
            <text:p><text:s/>$58,74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396</text:p>
          </table:table-cell>
          <table:table-cell office:value-type="string" table:style-name="ce27">
            <text:p>Jack Vu</text:p>
          </table:table-cell>
          <table:table-cell office:value-type="string" table:style-name="ce27">
            <text:p>Analyst II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3" table:style-name="ce27">
            <text:p>43</text:p>
          </table:table-cell>
          <table:table-cell office:value-type="date" office:date-value="2014-02-10T00:00:00" table:style-name="ce28">
            <text:p>10-02-2014</text:p>
          </table:table-cell>
          <table:table-cell office:value-type="currency" office:value="58875" table:style-name="ce29">
            <text:p><text:s/>$58,875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engdu</text:p>
          </table:table-cell>
          <table:table-cell office:value-type="float" office:value="11" table:style-name="ce27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578</text:p>
          </table:table-cell>
          <table:table-cell office:value-type="string" table:style-name="ce27">
            <text:p>Maverick Li</text:p>
          </table:table-cell>
          <table:table-cell office:value-type="string" table:style-name="ce27">
            <text:p>Analyst II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34" table:style-name="ce27">
            <text:p>34</text:p>
          </table:table-cell>
          <table:table-cell office:value-type="date" office:date-value="2018-03-10T00:00:00" table:style-name="ce28">
            <text:p>10-03-2018</text:p>
          </table:table-cell>
          <table:table-cell office:value-type="currency" office:value="58993" table:style-name="ce29">
            <text:p><text:s/>$58,99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848</text:p>
          </table:table-cell>
          <table:table-cell office:value-type="string" table:style-name="ce27">
            <text:p>Zoey Jackson</text:p>
          </table:table-cell>
          <table:table-cell office:value-type="string" table:style-name="ce27">
            <text:p>Business Partn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Black</text:p>
          </table:table-cell>
          <table:table-cell office:value-type="float" office:value="46" table:style-name="ce27">
            <text:p>46</text:p>
          </table:table-cell>
          <table:table-cell office:value-type="date" office:date-value="2008-08-21T00:00:00" table:style-name="ce28">
            <text:p>21-08-2008</text:p>
          </table:table-cell>
          <table:table-cell office:value-type="currency" office:value="59067" table:style-name="ce29">
            <text:p><text:s/>$59,06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17" table:style-name="ce27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549</text:p>
          </table:table-cell>
          <table:table-cell office:value-type="string" table:style-name="ce27">
            <text:p>Mateo Vu</text:p>
          </table:table-cell>
          <table:table-cell office:value-type="string" table:style-name="ce27">
            <text:p>Account Representative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30" table:style-name="ce27">
            <text:p>30</text:p>
          </table:table-cell>
          <table:table-cell office:value-type="date" office:date-value="2016-09-29T00:00:00" table:style-name="ce28">
            <text:p>29-09-2016</text:p>
          </table:table-cell>
          <table:table-cell office:value-type="currency" office:value="59100" table:style-name="ce29">
            <text:p><text:s/>$59,100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9" table:style-name="ce27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788</text:p>
          </table:table-cell>
          <table:table-cell office:value-type="string" table:style-name="ce27">
            <text:p>Emily Contreras</text:p>
          </table:table-cell>
          <table:table-cell office:value-type="string" table:style-name="ce27">
            <text:p>Analyst II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56" table:style-name="ce27">
            <text:p>56</text:p>
          </table:table-cell>
          <table:table-cell office:value-type="date" office:date-value="1992-06-15T00:00:00" table:style-name="ce28">
            <text:p>15-06-1992</text:p>
          </table:table-cell>
          <table:table-cell office:value-type="currency" office:value="59591" table:style-name="ce29">
            <text:p><text:s/>$59,591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Sao Paulo</text:p>
          </table:table-cell>
          <table:table-cell office:value-type="float" office:value="33" table:style-name="ce27">
            <text:p>3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758</text:p>
          </table:table-cell>
          <table:table-cell office:value-type="string" table:style-name="ce27">
            <text:p>Jonathan Khan</text:p>
          </table:table-cell>
          <table:table-cell office:value-type="string" table:style-name="ce27">
            <text:p>Account Representative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35" table:style-name="ce27">
            <text:p>35</text:p>
          </table:table-cell>
          <table:table-cell office:value-type="date" office:date-value="2013-08-30T00:00:00" table:style-name="ce28">
            <text:p>30-08-2013</text:p>
          </table:table-cell>
          <table:table-cell office:value-type="currency" office:value="59646" table:style-name="ce29">
            <text:p><text:s/>$59,646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Shanghai</text:p>
          </table:table-cell>
          <table:table-cell office:value-type="float" office:value="12" table:style-name="ce27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972</text:p>
          </table:table-cell>
          <table:table-cell office:value-type="string" table:style-name="ce27">
            <text:p>Amelia Salazar</text:p>
          </table:table-cell>
          <table:table-cell office:value-type="string" table:style-name="ce27">
            <text:p>Analyst II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26" table:style-name="ce27">
            <text:p>26</text:p>
          </table:table-cell>
          <table:table-cell office:value-type="date" office:date-value="2019-04-23T00:00:00" table:style-name="ce28">
            <text:p>23-04-2019</text:p>
          </table:table-cell>
          <table:table-cell office:value-type="currency" office:value="59817" table:style-name="ce29">
            <text:p><text:s/>$59,817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Sao Paulo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262</text:p>
          </table:table-cell>
          <table:table-cell office:value-type="string" table:style-name="ce27">
            <text:p>Logan Mitchell</text:p>
          </table:table-cell>
          <table:table-cell office:value-type="string" table:style-name="ce27">
            <text:p>Analyst II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65" table:style-name="ce27">
            <text:p>65</text:p>
          </table:table-cell>
          <table:table-cell office:value-type="date" office:date-value="2005-08-20T00:00:00" table:style-name="ce28">
            <text:p>20-08-2005</text:p>
          </table:table-cell>
          <table:table-cell office:value-type="currency" office:value="59833" table:style-name="ce29">
            <text:p><text:s/>$59,83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20" table:style-name="ce27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112</text:p>
          </table:table-cell>
          <table:table-cell office:value-type="string" table:style-name="ce27">
            <text:p>Axel Chu</text:p>
          </table:table-cell>
          <table:table-cell office:value-type="string" table:style-name="ce27">
            <text:p>Systems Analys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3" table:style-name="ce27">
            <text:p>43</text:p>
          </table:table-cell>
          <table:table-cell office:value-type="date" office:date-value="2018-05-04T00:00:00" table:style-name="ce28">
            <text:p>04-05-2018</text:p>
          </table:table-cell>
          <table:table-cell office:value-type="currency" office:value="59888" table:style-name="ce29">
            <text:p><text:s/>$59,888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484</text:p>
          </table:table-cell>
          <table:table-cell office:value-type="string" table:style-name="ce27">
            <text:p>Vivian Thao</text:p>
          </table:table-cell>
          <table:table-cell office:value-type="string" table:style-name="ce27">
            <text:p>Quality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5" table:style-name="ce27">
            <text:p>45</text:p>
          </table:table-cell>
          <table:table-cell office:value-type="date" office:date-value="2015-04-23T00:00:00" table:style-name="ce28">
            <text:p>23-04-2015</text:p>
          </table:table-cell>
          <table:table-cell office:value-type="currency" office:value="60017" table:style-name="ce29">
            <text:p><text:s/>$60,01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10" table:style-name="ce27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263</text:p>
          </table:table-cell>
          <table:table-cell office:value-type="string" table:style-name="ce27">
            <text:p>Adam Espinoza</text:p>
          </table:table-cell>
          <table:table-cell office:value-type="string" table:style-name="ce27">
            <text:p>Test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36" table:style-name="ce27">
            <text:p>36</text:p>
          </table:table-cell>
          <table:table-cell office:value-type="date" office:date-value="2009-04-09T00:00:00" table:style-name="ce28">
            <text:p>09-04-2009</text:p>
          </table:table-cell>
          <table:table-cell office:value-type="currency" office:value="60055" table:style-name="ce29">
            <text:p><text:s/>$60,05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6" table:style-name="ce27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980</text:p>
          </table:table-cell>
          <table:table-cell office:value-type="string" table:style-name="ce27">
            <text:p>Lydia Huynh</text:p>
          </table:table-cell>
          <table:table-cell office:value-type="string" table:style-name="ce27">
            <text:p>Account Representative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5" table:style-name="ce27">
            <text:p>45</text:p>
          </table:table-cell>
          <table:table-cell office:value-type="date" office:date-value="2000-08-16T00:00:00" table:style-name="ce28">
            <text:p>16-08-2000</text:p>
          </table:table-cell>
          <table:table-cell office:value-type="currency" office:value="60113" table:style-name="ce29">
            <text:p><text:s/>$60,11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25" table:style-name="ce27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347</text:p>
          </table:table-cell>
          <table:table-cell office:value-type="string" table:style-name="ce27">
            <text:p>Rylee Dinh</text:p>
          </table:table-cell>
          <table:table-cell office:value-type="string" table:style-name="ce27">
            <text:p>Development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35" table:style-name="ce27">
            <text:p>35</text:p>
          </table:table-cell>
          <table:table-cell office:value-type="date" office:date-value="2017-02-10T00:00:00" table:style-name="ce28">
            <text:p>10-02-2017</text:p>
          </table:table-cell>
          <table:table-cell office:value-type="currency" office:value="60132" table:style-name="ce29">
            <text:p><text:s/>$60,132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994</text:p>
          </table:table-cell>
          <table:table-cell office:value-type="string" table:style-name="ce27">
            <text:p>Charlotte Baker</text:p>
          </table:table-cell>
          <table:table-cell office:value-type="string" table:style-name="ce27">
            <text:p>Analyst II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29" table:style-name="ce27">
            <text:p>29</text:p>
          </table:table-cell>
          <table:table-cell office:value-type="date" office:date-value="2016-11-17T00:00:00" table:style-name="ce28">
            <text:p>17-11-2016</text:p>
          </table:table-cell>
          <table:table-cell office:value-type="currency" office:value="60930" table:style-name="ce29">
            <text:p><text:s/>$60,93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836</text:p>
          </table:table-cell>
          <table:table-cell office:value-type="string" table:style-name="ce27">
            <text:p>Addison Roberts</text:p>
          </table:table-cell>
          <table:table-cell office:value-type="string" table:style-name="ce27">
            <text:p>Network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65" table:style-name="ce27">
            <text:p>65</text:p>
          </table:table-cell>
          <table:table-cell office:value-type="date" office:date-value="2018-05-14T00:00:00" table:style-name="ce28">
            <text:p>14-05-2018</text:p>
          </table:table-cell>
          <table:table-cell office:value-type="currency" office:value="60985" table:style-name="ce29">
            <text:p><text:s/>$60,98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194</text:p>
          </table:table-cell>
          <table:table-cell office:value-type="string" table:style-name="ce27">
            <text:p>Ella Jenkins</text:p>
          </table:table-cell>
          <table:table-cell office:value-type="string" table:style-name="ce27">
            <text:p>Analyst II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52" table:style-name="ce27">
            <text:p>52</text:p>
          </table:table-cell>
          <table:table-cell office:value-type="date" office:date-value="2019-12-20T00:00:00" table:style-name="ce28">
            <text:p>20-12-2019</text:p>
          </table:table-cell>
          <table:table-cell office:value-type="currency" office:value="61026" table:style-name="ce29">
            <text:p><text:s/>$61,02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221</text:p>
          </table:table-cell>
          <table:table-cell office:value-type="string" table:style-name="ce27">
            <text:p>Eva Figueroa</text:p>
          </table:table-cell>
          <table:table-cell office:value-type="string" table:style-name="ce27">
            <text:p>Analyst II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48" table:style-name="ce27">
            <text:p>48</text:p>
          </table:table-cell>
          <table:table-cell office:value-type="date" office:date-value="2014-05-14T00:00:00" table:style-name="ce28">
            <text:p>14-05-2014</text:p>
          </table:table-cell>
          <table:table-cell office:value-type="currency" office:value="61216" table:style-name="ce29">
            <text:p><text:s/>$61,21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1" table:style-name="ce27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274</text:p>
          </table:table-cell>
          <table:table-cell office:value-type="string" table:style-name="ce27">
            <text:p>Isabella Bailey</text:p>
          </table:table-cell>
          <table:table-cell office:value-type="string" table:style-name="ce27">
            <text:p>Network Administrato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36" table:style-name="ce27">
            <text:p>36</text:p>
          </table:table-cell>
          <table:table-cell office:value-type="date" office:date-value="2010-08-23T00:00:00" table:style-name="ce28">
            <text:p>23-08-2010</text:p>
          </table:table-cell>
          <table:table-cell office:value-type="currency" office:value="61310" table:style-name="ce29">
            <text:p><text:s/>$61,31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15" table:style-name="ce27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750</text:p>
          </table:table-cell>
          <table:table-cell office:value-type="string" table:style-name="ce27">
            <text:p>Jordan Cho</text:p>
          </table:table-cell>
          <table:table-cell office:value-type="string" table:style-name="ce27">
            <text:p>Analyst II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28" table:style-name="ce27">
            <text:p>28</text:p>
          </table:table-cell>
          <table:table-cell office:value-type="date" office:date-value="2018-08-24T00:00:00" table:style-name="ce28">
            <text:p>24-08-2018</text:p>
          </table:table-cell>
          <table:table-cell office:value-type="currency" office:value="61410" table:style-name="ce29">
            <text:p><text:s/>$61,41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902</text:p>
          </table:table-cell>
          <table:table-cell office:value-type="string" table:style-name="ce27">
            <text:p>Madison Hunter</text:p>
          </table:table-cell>
          <table:table-cell office:value-type="string" table:style-name="ce27">
            <text:p>Network Administrato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40" table:style-name="ce27">
            <text:p>40</text:p>
          </table:table-cell>
          <table:table-cell office:value-type="date" office:date-value="2012-02-05T00:00:00" table:style-name="ce28">
            <text:p>05-02-2012</text:p>
          </table:table-cell>
          <table:table-cell office:value-type="currency" office:value="61523" table:style-name="ce29">
            <text:p><text:s/>$61,52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13" table:style-name="ce27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194</text:p>
          </table:table-cell>
          <table:table-cell office:value-type="string" table:style-name="ce27">
            <text:p>Samantha Adams</text:p>
          </table:table-cell>
          <table:table-cell office:value-type="string" table:style-name="ce27">
            <text:p>Test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45" table:style-name="ce27">
            <text:p>45</text:p>
          </table:table-cell>
          <table:table-cell office:value-type="date" office:date-value="2013-04-22T00:00:00" table:style-name="ce28">
            <text:p>22-04-2013</text:p>
          </table:table-cell>
          <table:table-cell office:value-type="currency" office:value="61773" table:style-name="ce29">
            <text:p><text:s/>$61,77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2" table:style-name="ce27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525</text:p>
          </table:table-cell>
          <table:table-cell office:value-type="string" table:style-name="ce27">
            <text:p>Charlotte Ruiz</text:p>
          </table:table-cell>
          <table:table-cell office:value-type="string" table:style-name="ce27">
            <text:p>Computer Systems Manag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32" table:style-name="ce27">
            <text:p>32</text:p>
          </table:table-cell>
          <table:table-cell office:value-type="date" office:date-value="2017-10-02T00:00:00" table:style-name="ce28">
            <text:p>02-10-2017</text:p>
          </table:table-cell>
          <table:table-cell office:value-type="currency" office:value="61886" table:style-name="ce29">
            <text:p><text:s/>$61,886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Rio de Janerio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125</text:p>
          </table:table-cell>
          <table:table-cell office:value-type="string" table:style-name="ce27">
            <text:p>Joshua Yang</text:p>
          </table:table-cell>
          <table:table-cell office:value-type="string" table:style-name="ce27">
            <text:p>Network Engine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34" table:style-name="ce27">
            <text:p>34</text:p>
          </table:table-cell>
          <table:table-cell office:value-type="date" office:date-value="2018-11-10T00:00:00" table:style-name="ce28">
            <text:p>10-11-2018</text:p>
          </table:table-cell>
          <table:table-cell office:value-type="currency" office:value="61944" table:style-name="ce29">
            <text:p><text:s/>$61,944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Shanghai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685</text:p>
          </table:table-cell>
          <table:table-cell office:value-type="string" table:style-name="ce27">
            <text:p>Silas Hunter</text:p>
          </table:table-cell>
          <table:table-cell office:value-type="string" table:style-name="ce27">
            <text:p>Solutions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Black</text:p>
          </table:table-cell>
          <table:table-cell office:value-type="float" office:value="55" table:style-name="ce27">
            <text:p>55</text:p>
          </table:table-cell>
          <table:table-cell office:value-type="date" office:date-value="1998-05-04T00:00:00" table:style-name="ce28">
            <text:p>04-05-1998</text:p>
          </table:table-cell>
          <table:table-cell office:value-type="currency" office:value="62174" table:style-name="ce29">
            <text:p><text:s/>$62,17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27" table:style-name="ce27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109</text:p>
          </table:table-cell>
          <table:table-cell office:value-type="string" table:style-name="ce27">
            <text:p>Leah Bryant</text:p>
          </table:table-cell>
          <table:table-cell office:value-type="string" table:style-name="ce27">
            <text:p>IT Coordinato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55" table:style-name="ce27">
            <text:p>55</text:p>
          </table:table-cell>
          <table:table-cell office:value-type="date" office:date-value="2004-04-30T00:00:00" table:style-name="ce28">
            <text:p>30-04-2004</text:p>
          </table:table-cell>
          <table:table-cell office:value-type="currency" office:value="40124" table:style-name="ce29">
            <text:p><text:s/>$40,12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21" table:style-name="ce27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181</text:p>
          </table:table-cell>
          <table:table-cell office:value-type="string" table:style-name="ce27">
            <text:p>Greyson Dang</text:p>
          </table:table-cell>
          <table:table-cell office:value-type="string" table:style-name="ce27">
            <text:p>Development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60" table:style-name="ce27">
            <text:p>60</text:p>
          </table:table-cell>
          <table:table-cell office:value-type="date" office:date-value="2009-05-11T00:00:00" table:style-name="ce28">
            <text:p>11-05-2009</text:p>
          </table:table-cell>
          <table:table-cell office:value-type="currency" office:value="62239" table:style-name="ce29">
            <text:p><text:s/>$62,239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16" table:style-name="ce27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035</text:p>
          </table:table-cell>
          <table:table-cell office:value-type="string" table:style-name="ce27">
            <text:p>Lillian Gonzales</text:p>
          </table:table-cell>
          <table:table-cell office:value-type="string" table:style-name="ce27">
            <text:p>Cloud Infrastructure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43" table:style-name="ce27">
            <text:p>43</text:p>
          </table:table-cell>
          <table:table-cell office:value-type="date" office:date-value="2009-03-13T00:00:00" table:style-name="ce28">
            <text:p>13-03-2009</text:p>
          </table:table-cell>
          <table:table-cell office:value-type="currency" office:value="62335" table:style-name="ce29">
            <text:p><text:s/>$62,335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Manaus</text:p>
          </table:table-cell>
          <table:table-cell office:value-type="float" office:value="16" table:style-name="ce27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863</text:p>
          </table:table-cell>
          <table:table-cell office:value-type="string" table:style-name="ce27">
            <text:p>Madeline Watson</text:p>
          </table:table-cell>
          <table:table-cell office:value-type="string" table:style-name="ce27">
            <text:p>Account Representative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Black</text:p>
          </table:table-cell>
          <table:table-cell office:value-type="float" office:value="40" table:style-name="ce27">
            <text:p>40</text:p>
          </table:table-cell>
          <table:table-cell office:value-type="date" office:date-value="2009-05-27T00:00:00" table:style-name="ce28">
            <text:p>27-05-2009</text:p>
          </table:table-cell>
          <table:table-cell office:value-type="currency" office:value="62411" table:style-name="ce29">
            <text:p><text:s/>$62,41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16" table:style-name="ce27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959</text:p>
          </table:table-cell>
          <table:table-cell office:value-type="string" table:style-name="ce27">
            <text:p>Noah King</text:p>
          </table:table-cell>
          <table:table-cell office:value-type="string" table:style-name="ce27">
            <text:p>Development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Black</text:p>
          </table:table-cell>
          <table:table-cell office:value-type="float" office:value="56" table:style-name="ce27">
            <text:p>56</text:p>
          </table:table-cell>
          <table:table-cell office:value-type="date" office:date-value="2015-01-27T00:00:00" table:style-name="ce28">
            <text:p>27-01-2015</text:p>
          </table:table-cell>
          <table:table-cell office:value-type="currency" office:value="62575" table:style-name="ce29">
            <text:p><text:s/>$62,57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10" table:style-name="ce27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952</text:p>
          </table:table-cell>
          <table:table-cell office:value-type="string" table:style-name="ce27">
            <text:p>Jaxon Powell</text:p>
          </table:table-cell>
          <table:table-cell office:value-type="string" table:style-name="ce27">
            <text:p>Field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59" table:style-name="ce27">
            <text:p>59</text:p>
          </table:table-cell>
          <table:table-cell office:value-type="date" office:date-value="1996-03-29T00:00:00" table:style-name="ce28">
            <text:p>29-03-1996</text:p>
          </table:table-cell>
          <table:table-cell office:value-type="currency" office:value="62605" table:style-name="ce29">
            <text:p><text:s/>$62,60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29" table:style-name="ce27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153</text:p>
          </table:table-cell>
          <table:table-cell office:value-type="string" table:style-name="ce27">
            <text:p>Claire Jones</text:p>
          </table:table-cell>
          <table:table-cell office:value-type="string" table:style-name="ce27">
            <text:p>Field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39" table:style-name="ce27">
            <text:p>39</text:p>
          </table:table-cell>
          <table:table-cell office:value-type="date" office:date-value="2019-03-12T00:00:00" table:style-name="ce28">
            <text:p>12-03-2019</text:p>
          </table:table-cell>
          <table:table-cell office:value-type="currency" office:value="62644" table:style-name="ce29">
            <text:p><text:s/>$62,64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627</text:p>
          </table:table-cell>
          <table:table-cell office:value-type="string" table:style-name="ce27">
            <text:p>Parker Avila</text:p>
          </table:table-cell>
          <table:table-cell office:value-type="string" table:style-name="ce27">
            <text:p>Analyst II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47" table:style-name="ce27">
            <text:p>47</text:p>
          </table:table-cell>
          <table:table-cell office:value-type="date" office:date-value="2005-11-28T00:00:00" table:style-name="ce28">
            <text:p>28-11-2005</text:p>
          </table:table-cell>
          <table:table-cell office:value-type="currency" office:value="62749" table:style-name="ce29">
            <text:p><text:s/>$62,749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Manaus</text:p>
          </table:table-cell>
          <table:table-cell office:value-type="float" office:value="19" table:style-name="ce27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684</text:p>
          </table:table-cell>
          <table:table-cell office:value-type="string" table:style-name="ce27">
            <text:p>Aaron Maldonado</text:p>
          </table:table-cell>
          <table:table-cell office:value-type="string" table:style-name="ce27">
            <text:p>Analyst II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39" table:style-name="ce27">
            <text:p>39</text:p>
          </table:table-cell>
          <table:table-cell office:value-type="date" office:date-value="2008-09-17T00:00:00" table:style-name="ce28">
            <text:p>17-09-2008</text:p>
          </table:table-cell>
          <table:table-cell office:value-type="currency" office:value="62861" table:style-name="ce29">
            <text:p><text:s/>$62,86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7" table:style-name="ce27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807</text:p>
          </table:table-cell>
          <table:table-cell office:value-type="string" table:style-name="ce27">
            <text:p>Cameron Evans</text:p>
          </table:table-cell>
          <table:table-cell office:value-type="string" table:style-name="ce27">
            <text:p>Test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50" table:style-name="ce27">
            <text:p>50</text:p>
          </table:table-cell>
          <table:table-cell office:value-type="date" office:date-value="2018-12-13T00:00:00" table:style-name="ce28">
            <text:p>13-12-2018</text:p>
          </table:table-cell>
          <table:table-cell office:value-type="currency" office:value="63098" table:style-name="ce29">
            <text:p><text:s/>$63,09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769</text:p>
          </table:table-cell>
          <table:table-cell office:value-type="string" table:style-name="ce27">
            <text:p>Eliza Adams</text:p>
          </table:table-cell>
          <table:table-cell office:value-type="string" table:style-name="ce27">
            <text:p>Account Representative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26" table:style-name="ce27">
            <text:p>26</text:p>
          </table:table-cell>
          <table:table-cell office:value-type="date" office:date-value="2021-11-21T00:00:00" table:style-name="ce28">
            <text:p>21-11-2021</text:p>
          </table:table-cell>
          <table:table-cell office:value-type="currency" office:value="63137" table:style-name="ce29">
            <text:p><text:s/>$63,13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3" table:style-name="ce27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440</text:p>
          </table:table-cell>
          <table:table-cell office:value-type="string" table:style-name="ce27">
            <text:p>Grayson Turner</text:p>
          </table:table-cell>
          <table:table-cell office:value-type="string" table:style-name="ce27">
            <text:p>Solutions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54" table:style-name="ce27">
            <text:p>54</text:p>
          </table:table-cell>
          <table:table-cell office:value-type="date" office:date-value="1992-06-30T00:00:00" table:style-name="ce28">
            <text:p>30-06-1992</text:p>
          </table:table-cell>
          <table:table-cell office:value-type="currency" office:value="63196" table:style-name="ce29">
            <text:p><text:s/>$63,19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33" table:style-name="ce27">
            <text:p>3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981</text:p>
          </table:table-cell>
          <table:table-cell office:value-type="string" table:style-name="ce27">
            <text:p>Miles Thao</text:p>
          </table:table-cell>
          <table:table-cell office:value-type="string" table:style-name="ce27">
            <text:p>System Administrator 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57" table:style-name="ce27">
            <text:p>57</text:p>
          </table:table-cell>
          <table:table-cell office:value-type="date" office:date-value="2003-06-26T00:00:00" table:style-name="ce28">
            <text:p>26-06-2003</text:p>
          </table:table-cell>
          <table:table-cell office:value-type="currency" office:value="63318" table:style-name="ce29">
            <text:p><text:s/>$63,31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22" table:style-name="ce27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927</text:p>
          </table:table-cell>
          <table:table-cell office:value-type="string" table:style-name="ce27">
            <text:p>Charles Moore</text:p>
          </table:table-cell>
          <table:table-cell office:value-type="string" table:style-name="ce27">
            <text:p>Technical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Black</text:p>
          </table:table-cell>
          <table:table-cell office:value-type="float" office:value="34" table:style-name="ce27">
            <text:p>34</text:p>
          </table:table-cell>
          <table:table-cell office:value-type="date" office:date-value="2016-02-16T00:00:00" table:style-name="ce28">
            <text:p>16-02-2016</text:p>
          </table:table-cell>
          <table:table-cell office:value-type="currency" office:value="63411" table:style-name="ce29">
            <text:p><text:s/>$63,41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9" table:style-name="ce27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647</text:p>
          </table:table-cell>
          <table:table-cell office:value-type="string" table:style-name="ce27">
            <text:p>Emily Gupta</text:p>
          </table:table-cell>
          <table:table-cell office:value-type="string" table:style-name="ce27">
            <text:p>HRIS Analyst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4" table:style-name="ce27">
            <text:p>44</text:p>
          </table:table-cell>
          <table:table-cell office:value-type="date" office:date-value="2006-02-23T00:00:00" table:style-name="ce28">
            <text:p>23-02-2006</text:p>
          </table:table-cell>
          <table:table-cell office:value-type="currency" office:value="63705" table:style-name="ce29">
            <text:p><text:s/>$63,70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19" table:style-name="ce27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524</text:p>
          </table:table-cell>
          <table:table-cell office:value-type="string" table:style-name="ce27">
            <text:p>Ian Miller</text:p>
          </table:table-cell>
          <table:table-cell office:value-type="string" table:style-name="ce27">
            <text:p>Computer Systems Manag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Black</text:p>
          </table:table-cell>
          <table:table-cell office:value-type="float" office:value="31" table:style-name="ce27">
            <text:p>31</text:p>
          </table:table-cell>
          <table:table-cell office:value-type="date" office:date-value="2016-10-13T00:00:00" table:style-name="ce28">
            <text:p>13-10-2016</text:p>
          </table:table-cell>
          <table:table-cell office:value-type="currency" office:value="63744" table:style-name="ce29">
            <text:p><text:s/>$63,74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419</text:p>
          </table:table-cell>
          <table:table-cell office:value-type="string" table:style-name="ce27">
            <text:p>Jade Yi</text:p>
          </table:table-cell>
          <table:table-cell office:value-type="string" table:style-name="ce27">
            <text:p>Account Representative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7" table:style-name="ce27">
            <text:p>47</text:p>
          </table:table-cell>
          <table:table-cell office:value-type="date" office:date-value="2015-07-10T00:00:00" table:style-name="ce28">
            <text:p>10-07-2015</text:p>
          </table:table-cell>
          <table:table-cell office:value-type="currency" office:value="63880" table:style-name="ce29">
            <text:p><text:s/>$63,880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10" table:style-name="ce27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862</text:p>
          </table:table-cell>
          <table:table-cell office:value-type="string" table:style-name="ce27">
            <text:p>Levi Moreno</text:p>
          </table:table-cell>
          <table:table-cell office:value-type="string" table:style-name="ce27">
            <text:p>Systems Analys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64" table:style-name="ce27">
            <text:p>64</text:p>
          </table:table-cell>
          <table:table-cell office:value-type="date" office:date-value="2020-06-27T00:00:00" table:style-name="ce28">
            <text:p>27-06-2020</text:p>
          </table:table-cell>
          <table:table-cell office:value-type="currency" office:value="40316" table:style-name="ce29">
            <text:p><text:s/>$40,316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Manaus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465</text:p>
          </table:table-cell>
          <table:table-cell office:value-type="string" table:style-name="ce27">
            <text:p>Dominic Parker</text:p>
          </table:table-cell>
          <table:table-cell office:value-type="string" table:style-name="ce27">
            <text:p>Test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62" table:style-name="ce27">
            <text:p>62</text:p>
          </table:table-cell>
          <table:table-cell office:value-type="date" office:date-value="2011-10-04T00:00:00" table:style-name="ce28">
            <text:p>04-10-2011</text:p>
          </table:table-cell>
          <table:table-cell office:value-type="currency" office:value="63959" table:style-name="ce29">
            <text:p><text:s/>$63,95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3" table:style-name="ce27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972</text:p>
          </table:table-cell>
          <table:table-cell office:value-type="string" table:style-name="ce27">
            <text:p>Sophie Oh</text:p>
          </table:table-cell>
          <table:table-cell office:value-type="string" table:style-name="ce27">
            <text:p>Network Engine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29" table:style-name="ce27">
            <text:p>29</text:p>
          </table:table-cell>
          <table:table-cell office:value-type="date" office:date-value="2017-11-09T00:00:00" table:style-name="ce28">
            <text:p>09-11-2017</text:p>
          </table:table-cell>
          <table:table-cell office:value-type="currency" office:value="63985" table:style-name="ce29">
            <text:p><text:s/>$63,98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917</text:p>
          </table:table-cell>
          <table:table-cell office:value-type="string" table:style-name="ce27">
            <text:p>Everleigh Washington</text:p>
          </table:table-cell>
          <table:table-cell office:value-type="string" table:style-name="ce27">
            <text:p>HRIS Analyst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64" table:style-name="ce27">
            <text:p>64</text:p>
          </table:table-cell>
          <table:table-cell office:value-type="date" office:date-value="2001-10-20T00:00:00" table:style-name="ce28">
            <text:p>20-10-2001</text:p>
          </table:table-cell>
          <table:table-cell office:value-type="currency" office:value="64057" table:style-name="ce29">
            <text:p><text:s/>$64,05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23" table:style-name="ce27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378</text:p>
          </table:table-cell>
          <table:table-cell office:value-type="string" table:style-name="ce27">
            <text:p>Genesis Xiong</text:p>
          </table:table-cell>
          <table:table-cell office:value-type="string" table:style-name="ce27">
            <text:p>System Administrator 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51" table:style-name="ce27">
            <text:p>51</text:p>
          </table:table-cell>
          <table:table-cell office:value-type="date" office:date-value="2012-02-25T00:00:00" table:style-name="ce28">
            <text:p>25-02-2012</text:p>
          </table:table-cell>
          <table:table-cell office:value-type="currency" office:value="64170" table:style-name="ce29">
            <text:p><text:s/>$64,17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13" table:style-name="ce27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282</text:p>
          </table:table-cell>
          <table:table-cell office:value-type="string" table:style-name="ce27">
            <text:p>Jeremiah Castillo</text:p>
          </table:table-cell>
          <table:table-cell office:value-type="string" table:style-name="ce27">
            <text:p>Analyst II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58" table:style-name="ce27">
            <text:p>58</text:p>
          </table:table-cell>
          <table:table-cell office:value-type="date" office:date-value="2006-04-12T00:00:00" table:style-name="ce28">
            <text:p>12-04-2006</text:p>
          </table:table-cell>
          <table:table-cell office:value-type="currency" office:value="64202" table:style-name="ce29">
            <text:p><text:s/>$64,20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19" table:style-name="ce27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749</text:p>
          </table:table-cell>
          <table:table-cell office:value-type="string" table:style-name="ce27">
            <text:p>Valentina Moua</text:p>
          </table:table-cell>
          <table:table-cell office:value-type="string" table:style-name="ce27">
            <text:p>Account Representative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37" table:style-name="ce27">
            <text:p>37</text:p>
          </table:table-cell>
          <table:table-cell office:value-type="date" office:date-value="2015-11-10T00:00:00" table:style-name="ce28">
            <text:p>10-11-2015</text:p>
          </table:table-cell>
          <table:table-cell office:value-type="currency" office:value="64204" table:style-name="ce29">
            <text:p><text:s/>$64,20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9" table:style-name="ce27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649</text:p>
          </table:table-cell>
          <table:table-cell office:value-type="string" table:style-name="ce27">
            <text:p>Charles Gonzalez</text:p>
          </table:table-cell>
          <table:table-cell office:value-type="string" table:style-name="ce27">
            <text:p>Quality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27" table:style-name="ce27">
            <text:p>27</text:p>
          </table:table-cell>
          <table:table-cell office:value-type="date" office:date-value="2018-09-28T00:00:00" table:style-name="ce28">
            <text:p>28-09-2018</text:p>
          </table:table-cell>
          <table:table-cell office:value-type="currency" office:value="64247" table:style-name="ce29">
            <text:p><text:s/>$64,247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Rio de Janerio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075</text:p>
          </table:table-cell>
          <table:table-cell office:value-type="string" table:style-name="ce27">
            <text:p>Joshua Juarez</text:p>
          </table:table-cell>
          <table:table-cell office:value-type="string" table:style-name="ce27">
            <text:p>Analyst II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46" table:style-name="ce27">
            <text:p>46</text:p>
          </table:table-cell>
          <table:table-cell office:value-type="date" office:date-value="2015-05-05T00:00:00" table:style-name="ce28">
            <text:p>05-05-2015</text:p>
          </table:table-cell>
          <table:table-cell office:value-type="currency" office:value="64364" table:style-name="ce29">
            <text:p><text:s/>$64,364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Sao Paulo</text:p>
          </table:table-cell>
          <table:table-cell office:value-type="float" office:value="10" table:style-name="ce27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333</text:p>
          </table:table-cell>
          <table:table-cell office:value-type="string" table:style-name="ce27">
            <text:p>Jaxson Wright</text:p>
          </table:table-cell>
          <table:table-cell office:value-type="string" table:style-name="ce27">
            <text:p>Service Desk Analys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Black</text:p>
          </table:table-cell>
          <table:table-cell office:value-type="float" office:value="54" table:style-name="ce27">
            <text:p>54</text:p>
          </table:table-cell>
          <table:table-cell office:value-type="date" office:date-value="2010-12-28T00:00:00" table:style-name="ce28">
            <text:p>28-12-2010</text:p>
          </table:table-cell>
          <table:table-cell office:value-type="currency" office:value="64417" table:style-name="ce29">
            <text:p><text:s/>$64,41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14" table:style-name="ce27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697</text:p>
          </table:table-cell>
          <table:table-cell office:value-type="string" table:style-name="ce27">
            <text:p>Eleanor Williams</text:p>
          </table:table-cell>
          <table:table-cell office:value-type="string" table:style-name="ce27">
            <text:p>Enterprise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61" table:style-name="ce27">
            <text:p>61</text:p>
          </table:table-cell>
          <table:table-cell office:value-type="date" office:date-value="2005-02-09T00:00:00" table:style-name="ce28">
            <text:p>09-02-2005</text:p>
          </table:table-cell>
          <table:table-cell office:value-type="currency" office:value="64462" table:style-name="ce29">
            <text:p><text:s/>$64,46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20" table:style-name="ce27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816</text:p>
          </table:table-cell>
          <table:table-cell office:value-type="string" table:style-name="ce27">
            <text:p>Skylar Watson</text:p>
          </table:table-cell>
          <table:table-cell office:value-type="string" table:style-name="ce27">
            <text:p>Network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28" table:style-name="ce27">
            <text:p>28</text:p>
          </table:table-cell>
          <table:table-cell office:value-type="date" office:date-value="2021-10-08T00:00:00" table:style-name="ce28">
            <text:p>08-10-2021</text:p>
          </table:table-cell>
          <table:table-cell office:value-type="currency" office:value="64475" table:style-name="ce29">
            <text:p><text:s/>$64,47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3" table:style-name="ce27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501</text:p>
          </table:table-cell>
          <table:table-cell office:value-type="string" table:style-name="ce27">
            <text:p>Melody Ho</text:p>
          </table:table-cell>
          <table:table-cell office:value-type="string" table:style-name="ce27">
            <text:p>Analyst II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55" table:style-name="ce27">
            <text:p>55</text:p>
          </table:table-cell>
          <table:table-cell office:value-type="date" office:date-value="2007-12-02T00:00:00" table:style-name="ce28">
            <text:p>02-12-2007</text:p>
          </table:table-cell>
          <table:table-cell office:value-type="currency" office:value="64494" table:style-name="ce29">
            <text:p><text:s/>$64,49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17" table:style-name="ce27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978</text:p>
          </table:table-cell>
          <table:table-cell office:value-type="string" table:style-name="ce27">
            <text:p>Peyton Harris</text:p>
          </table:table-cell>
          <table:table-cell office:value-type="string" table:style-name="ce27">
            <text:p>Enterprise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45" table:style-name="ce27">
            <text:p>45</text:p>
          </table:table-cell>
          <table:table-cell office:value-type="date" office:date-value="2009-04-05T00:00:00" table:style-name="ce28">
            <text:p>05-04-2009</text:p>
          </table:table-cell>
          <table:table-cell office:value-type="currency" office:value="64505" table:style-name="ce29">
            <text:p><text:s/>$64,50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16" table:style-name="ce27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022</text:p>
          </table:table-cell>
          <table:table-cell office:value-type="string" table:style-name="ce27">
            <text:p>Elena Her</text:p>
          </table:table-cell>
          <table:table-cell office:value-type="string" table:style-name="ce27">
            <text:p>Account Representative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62" table:style-name="ce27">
            <text:p>62</text:p>
          </table:table-cell>
          <table:table-cell office:value-type="date" office:date-value="2006-09-17T00:00:00" table:style-name="ce28">
            <text:p>17-09-2006</text:p>
          </table:table-cell>
          <table:table-cell office:value-type="currency" office:value="64669" table:style-name="ce29">
            <text:p><text:s/>$64,669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19" table:style-name="ce27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529</text:p>
          </table:table-cell>
          <table:table-cell office:value-type="string" table:style-name="ce27">
            <text:p>Gabriel Yu</text:p>
          </table:table-cell>
          <table:table-cell office:value-type="string" table:style-name="ce27">
            <text:p>Technical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2" table:style-name="ce27">
            <text:p>42</text:p>
          </table:table-cell>
          <table:table-cell office:value-type="date" office:date-value="2014-06-23T00:00:00" table:style-name="ce28">
            <text:p>23-06-2014</text:p>
          </table:table-cell>
          <table:table-cell office:value-type="currency" office:value="64677" table:style-name="ce29">
            <text:p><text:s/>$64,677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11" table:style-name="ce27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935</text:p>
          </table:table-cell>
          <table:table-cell office:value-type="string" table:style-name="ce27">
            <text:p>Joseph Martin</text:p>
          </table:table-cell>
          <table:table-cell office:value-type="string" table:style-name="ce27">
            <text:p>Analyst II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Black</text:p>
          </table:table-cell>
          <table:table-cell office:value-type="float" office:value="41" table:style-name="ce27">
            <text:p>41</text:p>
          </table:table-cell>
          <table:table-cell office:value-type="date" office:date-value="2016-09-13T00:00:00" table:style-name="ce28">
            <text:p>13-09-2016</text:p>
          </table:table-cell>
          <table:table-cell office:value-type="currency" office:value="64847" table:style-name="ce29">
            <text:p><text:s/>$64,84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9" table:style-name="ce27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362</text:p>
          </table:table-cell>
          <table:table-cell office:value-type="string" table:style-name="ce27">
            <text:p>Lily Henderson</text:p>
          </table:table-cell>
          <table:table-cell office:value-type="string" table:style-name="ce27">
            <text:p>HRIS Analyst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61" table:style-name="ce27">
            <text:p>61</text:p>
          </table:table-cell>
          <table:table-cell office:value-type="date" office:date-value="2011-05-20T00:00:00" table:style-name="ce28">
            <text:p>20-05-2011</text:p>
          </table:table-cell>
          <table:table-cell office:value-type="currency" office:value="64937" table:style-name="ce29">
            <text:p><text:s/>$64,93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14" table:style-name="ce27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725</text:p>
          </table:table-cell>
          <table:table-cell office:value-type="string" table:style-name="ce27">
            <text:p>Nova Herrera</text:p>
          </table:table-cell>
          <table:table-cell office:value-type="string" table:style-name="ce27">
            <text:p>Account Representative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45" table:style-name="ce27">
            <text:p>45</text:p>
          </table:table-cell>
          <table:table-cell office:value-type="date" office:date-value="2014-05-10T00:00:00" table:style-name="ce28">
            <text:p>10-05-2014</text:p>
          </table:table-cell>
          <table:table-cell office:value-type="currency" office:value="65047" table:style-name="ce29">
            <text:p><text:s/>$65,047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Sao Paulo</text:p>
          </table:table-cell>
          <table:table-cell office:value-type="float" office:value="11" table:style-name="ce27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276</text:p>
          </table:table-cell>
          <table:table-cell office:value-type="string" table:style-name="ce27">
            <text:p>Hazel Griffin</text:p>
          </table:table-cell>
          <table:table-cell office:value-type="string" table:style-name="ce27">
            <text:p>Field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32" table:style-name="ce27">
            <text:p>32</text:p>
          </table:table-cell>
          <table:table-cell office:value-type="date" office:date-value="2015-11-09T00:00:00" table:style-name="ce28">
            <text:p>09-11-2015</text:p>
          </table:table-cell>
          <table:table-cell office:value-type="currency" office:value="65247" table:style-name="ce29">
            <text:p><text:s/>$65,24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9" table:style-name="ce27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189</text:p>
          </table:table-cell>
          <table:table-cell office:value-type="string" table:style-name="ce27">
            <text:p>Isla Chavez</text:p>
          </table:table-cell>
          <table:table-cell office:value-type="string" table:style-name="ce27">
            <text:p>Account Representative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29" table:style-name="ce27">
            <text:p>29</text:p>
          </table:table-cell>
          <table:table-cell office:value-type="date" office:date-value="2018-05-19T00:00:00" table:style-name="ce28">
            <text:p>19-05-2018</text:p>
          </table:table-cell>
          <table:table-cell office:value-type="currency" office:value="65334" table:style-name="ce29">
            <text:p><text:s/>$65,334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Rio de Janerio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699</text:p>
          </table:table-cell>
          <table:table-cell office:value-type="string" table:style-name="ce27">
            <text:p>Ivy Tang</text:p>
          </table:table-cell>
          <table:table-cell office:value-type="string" table:style-name="ce27">
            <text:p>Development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8" table:style-name="ce27">
            <text:p>48</text:p>
          </table:table-cell>
          <table:table-cell office:value-type="date" office:date-value="2012-05-03T00:00:00" table:style-name="ce28">
            <text:p>03-05-2012</text:p>
          </table:table-cell>
          <table:table-cell office:value-type="currency" office:value="65340" table:style-name="ce29">
            <text:p><text:s/>$65,340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Shanghai</text:p>
          </table:table-cell>
          <table:table-cell office:value-type="float" office:value="13" table:style-name="ce27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881</text:p>
          </table:table-cell>
          <table:table-cell office:value-type="string" table:style-name="ce27">
            <text:p>Andrew Reed</text:p>
          </table:table-cell>
          <table:table-cell office:value-type="string" table:style-name="ce27">
            <text:p>System Administrator 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Black</text:p>
          </table:table-cell>
          <table:table-cell office:value-type="float" office:value="28" table:style-name="ce27">
            <text:p>28</text:p>
          </table:table-cell>
          <table:table-cell office:value-type="date" office:date-value="2019-06-17T00:00:00" table:style-name="ce28">
            <text:p>17-06-2019</text:p>
          </table:table-cell>
          <table:table-cell office:value-type="currency" office:value="65341" table:style-name="ce29">
            <text:p><text:s/>$65,34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719</text:p>
          </table:table-cell>
          <table:table-cell office:value-type="string" table:style-name="ce27">
            <text:p>Jack Brown</text:p>
          </table:table-cell>
          <table:table-cell office:value-type="string" table:style-name="ce27">
            <text:p>Analyst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55" table:style-name="ce27">
            <text:p>55</text:p>
          </table:table-cell>
          <table:table-cell office:value-type="date" office:date-value="2004-12-07T00:00:00" table:style-name="ce28">
            <text:p>07-12-2004</text:p>
          </table:table-cell>
          <table:table-cell office:value-type="currency" office:value="40752" table:style-name="ce29">
            <text:p><text:s/>$40,75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20" table:style-name="ce27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404</text:p>
          </table:table-cell>
          <table:table-cell office:value-type="string" table:style-name="ce27">
            <text:p>Everleigh Nunez</text:p>
          </table:table-cell>
          <table:table-cell office:value-type="string" table:style-name="ce27">
            <text:p>Field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42" table:style-name="ce27">
            <text:p>42</text:p>
          </table:table-cell>
          <table:table-cell office:value-type="date" office:date-value="2021-02-05T00:00:00" table:style-name="ce28">
            <text:p>05-02-2021</text:p>
          </table:table-cell>
          <table:table-cell office:value-type="currency" office:value="65507" table:style-name="ce29">
            <text:p><text:s/>$65,507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Manaus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308</text:p>
          </table:table-cell>
          <table:table-cell office:value-type="string" table:style-name="ce27">
            <text:p>Kai Flores</text:p>
          </table:table-cell>
          <table:table-cell office:value-type="string" table:style-name="ce27">
            <text:p>Development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35" table:style-name="ce27">
            <text:p>35</text:p>
          </table:table-cell>
          <table:table-cell office:value-type="date" office:date-value="2017-05-23T00:00:00" table:style-name="ce28">
            <text:p>23-05-2017</text:p>
          </table:table-cell>
          <table:table-cell office:value-type="currency" office:value="65566" table:style-name="ce29">
            <text:p><text:s/>$65,56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496</text:p>
          </table:table-cell>
          <table:table-cell office:value-type="string" table:style-name="ce27">
            <text:p>Ava Ortiz</text:p>
          </table:table-cell>
          <table:table-cell office:value-type="string" table:style-name="ce27">
            <text:p>Enterprise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53" table:style-name="ce27">
            <text:p>53</text:p>
          </table:table-cell>
          <table:table-cell office:value-type="date" office:date-value="2004-07-20T00:00:00" table:style-name="ce28">
            <text:p>20-07-2004</text:p>
          </table:table-cell>
          <table:table-cell office:value-type="currency" office:value="65702" table:style-name="ce29">
            <text:p><text:s/>$65,70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21" table:style-name="ce27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648</text:p>
          </table:table-cell>
          <table:table-cell office:value-type="string" table:style-name="ce27">
            <text:p>Vivian Hunter</text:p>
          </table:table-cell>
          <table:table-cell office:value-type="string" table:style-name="ce27">
            <text:p>Account Representative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Black</text:p>
          </table:table-cell>
          <table:table-cell office:value-type="float" office:value="26" table:style-name="ce27">
            <text:p>26</text:p>
          </table:table-cell>
          <table:table-cell office:value-type="date" office:date-value="2019-08-21T00:00:00" table:style-name="ce28">
            <text:p>21-08-2019</text:p>
          </table:table-cell>
          <table:table-cell office:value-type="currency" office:value="66084" table:style-name="ce29">
            <text:p><text:s/>$66,08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994</text:p>
          </table:table-cell>
          <table:table-cell office:value-type="string" table:style-name="ce27">
            <text:p>Angel Powell</text:p>
          </table:table-cell>
          <table:table-cell office:value-type="string" table:style-name="ce27">
            <text:p>Analyst II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61" table:style-name="ce27">
            <text:p>61</text:p>
          </table:table-cell>
          <table:table-cell office:value-type="date" office:date-value="2008-07-11T00:00:00" table:style-name="ce28">
            <text:p>11-07-2008</text:p>
          </table:table-cell>
          <table:table-cell office:value-type="currency" office:value="66521" table:style-name="ce29">
            <text:p><text:s/>$66,52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7" table:style-name="ce27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917</text:p>
          </table:table-cell>
          <table:table-cell office:value-type="string" table:style-name="ce27">
            <text:p>Everett Morales</text:p>
          </table:table-cell>
          <table:table-cell office:value-type="string" table:style-name="ce27">
            <text:p>Solutions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57" table:style-name="ce27">
            <text:p>57</text:p>
          </table:table-cell>
          <table:table-cell office:value-type="date" office:date-value="2014-07-10T00:00:00" table:style-name="ce28">
            <text:p>10-07-2014</text:p>
          </table:table-cell>
          <table:table-cell office:value-type="currency" office:value="66649" table:style-name="ce29">
            <text:p><text:s/>$66,649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Rio de Janerio</text:p>
          </table:table-cell>
          <table:table-cell office:value-type="float" office:value="11" table:style-name="ce27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278</text:p>
          </table:table-cell>
          <table:table-cell office:value-type="string" table:style-name="ce27">
            <text:p>Nevaeh James</text:p>
          </table:table-cell>
          <table:table-cell office:value-type="string" table:style-name="ce27">
            <text:p>Solutions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45" table:style-name="ce27">
            <text:p>45</text:p>
          </table:table-cell>
          <table:table-cell office:value-type="date" office:date-value="2017-11-03T00:00:00" table:style-name="ce28">
            <text:p>03-11-2017</text:p>
          </table:table-cell>
          <table:table-cell office:value-type="currency" office:value="66660" table:style-name="ce29">
            <text:p><text:s/>$66,66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216</text:p>
          </table:table-cell>
          <table:table-cell office:value-type="string" table:style-name="ce27">
            <text:p>Caleb Marquez</text:p>
          </table:table-cell>
          <table:table-cell office:value-type="string" table:style-name="ce27">
            <text:p>IT Systems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29" table:style-name="ce27">
            <text:p>29</text:p>
          </table:table-cell>
          <table:table-cell office:value-type="date" office:date-value="2019-10-15T00:00:00" table:style-name="ce28">
            <text:p>15-10-2019</text:p>
          </table:table-cell>
          <table:table-cell office:value-type="currency" office:value="66819" table:style-name="ce29">
            <text:p><text:s/>$66,819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Rio de Janerio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207</text:p>
          </table:table-cell>
          <table:table-cell office:value-type="string" table:style-name="ce27">
            <text:p>John Contreras</text:p>
          </table:table-cell>
          <table:table-cell office:value-type="string" table:style-name="ce27">
            <text:p>Analyst II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35" table:style-name="ce27">
            <text:p>35</text:p>
          </table:table-cell>
          <table:table-cell office:value-type="date" office:date-value="2011-05-15T00:00:00" table:style-name="ce28">
            <text:p>15-05-2011</text:p>
          </table:table-cell>
          <table:table-cell office:value-type="currency" office:value="66889" table:style-name="ce29">
            <text:p><text:s/>$66,88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14" table:style-name="ce27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929</text:p>
          </table:table-cell>
          <table:table-cell office:value-type="string" table:style-name="ce27">
            <text:p>Allison Espinoza</text:p>
          </table:table-cell>
          <table:table-cell office:value-type="string" table:style-name="ce27">
            <text:p>Solutions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45" table:style-name="ce27">
            <text:p>45</text:p>
          </table:table-cell>
          <table:table-cell office:value-type="date" office:date-value="2020-04-16T00:00:00" table:style-name="ce28">
            <text:p>16-04-2020</text:p>
          </table:table-cell>
          <table:table-cell office:value-type="currency" office:value="66958" table:style-name="ce29">
            <text:p><text:s/>$66,95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684</text:p>
          </table:table-cell>
          <table:table-cell office:value-type="string" table:style-name="ce27">
            <text:p>Jaxson Liang</text:p>
          </table:table-cell>
          <table:table-cell office:value-type="string" table:style-name="ce27">
            <text:p>Field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64" table:style-name="ce27">
            <text:p>64</text:p>
          </table:table-cell>
          <table:table-cell office:value-type="date" office:date-value="2019-03-03T00:00:00" table:style-name="ce28">
            <text:p>03-03-2019</text:p>
          </table:table-cell>
          <table:table-cell office:value-type="currency" office:value="67114" table:style-name="ce29">
            <text:p><text:s/>$67,11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128</text:p>
          </table:table-cell>
          <table:table-cell office:value-type="string" table:style-name="ce27">
            <text:p>Jacob Doan</text:p>
          </table:table-cell>
          <table:table-cell office:value-type="string" table:style-name="ce27">
            <text:p>Analyst II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55" table:style-name="ce27">
            <text:p>55</text:p>
          </table:table-cell>
          <table:table-cell office:value-type="date" office:date-value="2021-08-02T00:00:00" table:style-name="ce28">
            <text:p>02-08-2021</text:p>
          </table:table-cell>
          <table:table-cell office:value-type="currency" office:value="67130" table:style-name="ce29">
            <text:p><text:s/>$67,13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064</text:p>
          </table:table-cell>
          <table:table-cell office:value-type="string" table:style-name="ce27">
            <text:p>Lincoln Fong</text:p>
          </table:table-cell>
          <table:table-cell office:value-type="string" table:style-name="ce27">
            <text:p>Analyst II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31" table:style-name="ce27">
            <text:p>31</text:p>
          </table:table-cell>
          <table:table-cell office:value-type="date" office:date-value="2020-02-17T00:00:00" table:style-name="ce28">
            <text:p>17-02-2020</text:p>
          </table:table-cell>
          <table:table-cell office:value-type="currency" office:value="67171" table:style-name="ce29">
            <text:p><text:s/>$67,171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696</text:p>
          </table:table-cell>
          <table:table-cell office:value-type="string" table:style-name="ce27">
            <text:p>Ryan Lu</text:p>
          </table:table-cell>
          <table:table-cell office:value-type="string" table:style-name="ce27">
            <text:p>Development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25" table:style-name="ce27">
            <text:p>25</text:p>
          </table:table-cell>
          <table:table-cell office:value-type="date" office:date-value="2021-07-08T00:00:00" table:style-name="ce28">
            <text:p>08-07-2021</text:p>
          </table:table-cell>
          <table:table-cell office:value-type="currency" office:value="67275" table:style-name="ce29">
            <text:p><text:s/>$67,27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637</text:p>
          </table:table-cell>
          <table:table-cell office:value-type="string" table:style-name="ce27">
            <text:p>Landon Thao</text:p>
          </table:table-cell>
          <table:table-cell office:value-type="string" table:style-name="ce27">
            <text:p>HRIS Analyst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25" table:style-name="ce27">
            <text:p>25</text:p>
          </table:table-cell>
          <table:table-cell office:value-type="date" office:date-value="2021-01-21T00:00:00" table:style-name="ce28">
            <text:p>21-01-2021</text:p>
          </table:table-cell>
          <table:table-cell office:value-type="currency" office:value="67299" table:style-name="ce29">
            <text:p><text:s/>$67,29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281</text:p>
          </table:table-cell>
          <table:table-cell office:value-type="string" table:style-name="ce27">
            <text:p>Isaac Mitchell</text:p>
          </table:table-cell>
          <table:table-cell office:value-type="string" table:style-name="ce27">
            <text:p>Network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Black</text:p>
          </table:table-cell>
          <table:table-cell office:value-type="float" office:value="46" table:style-name="ce27">
            <text:p>46</text:p>
          </table:table-cell>
          <table:table-cell office:value-type="date" office:date-value="2005-06-10T00:00:00" table:style-name="ce28">
            <text:p>10-06-2005</text:p>
          </table:table-cell>
          <table:table-cell office:value-type="currency" office:value="67374" table:style-name="ce29">
            <text:p><text:s/>$67,37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20" table:style-name="ce27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807</text:p>
          </table:table-cell>
          <table:table-cell office:value-type="string" table:style-name="ce27">
            <text:p>Kennedy Do</text:p>
          </table:table-cell>
          <table:table-cell office:value-type="string" table:style-name="ce27">
            <text:p>Computer Systems Manag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2" table:style-name="ce27">
            <text:p>42</text:p>
          </table:table-cell>
          <table:table-cell office:value-type="date" office:date-value="2005-10-15T00:00:00" table:style-name="ce28">
            <text:p>15-10-2005</text:p>
          </table:table-cell>
          <table:table-cell office:value-type="currency" office:value="67398" table:style-name="ce29">
            <text:p><text:s/>$67,39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19" table:style-name="ce27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732</text:p>
          </table:table-cell>
          <table:table-cell office:value-type="string" table:style-name="ce27">
            <text:p>Alice Tran</text:p>
          </table:table-cell>
          <table:table-cell office:value-type="string" table:style-name="ce27">
            <text:p>Analyst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39" table:style-name="ce27">
            <text:p>39</text:p>
          </table:table-cell>
          <table:table-cell office:value-type="date" office:date-value="2014-07-29T00:00:00" table:style-name="ce28">
            <text:p>29-07-2014</text:p>
          </table:table-cell>
          <table:table-cell office:value-type="currency" office:value="40897" table:style-name="ce29">
            <text:p><text:s/>$40,89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1" table:style-name="ce27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079</text:p>
          </table:table-cell>
          <table:table-cell office:value-type="string" table:style-name="ce27">
            <text:p>Christopher Butler</text:p>
          </table:table-cell>
          <table:table-cell office:value-type="string" table:style-name="ce27">
            <text:p>Network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41" table:style-name="ce27">
            <text:p>41</text:p>
          </table:table-cell>
          <table:table-cell office:value-type="date" office:date-value="2017-10-05T00:00:00" table:style-name="ce28">
            <text:p>05-10-2017</text:p>
          </table:table-cell>
          <table:table-cell office:value-type="currency" office:value="67468" table:style-name="ce29">
            <text:p><text:s/>$67,46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058</text:p>
          </table:table-cell>
          <table:table-cell office:value-type="string" table:style-name="ce27">
            <text:p>Robert Wright</text:p>
          </table:table-cell>
          <table:table-cell office:value-type="string" table:style-name="ce27">
            <text:p>Technical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30" table:style-name="ce27">
            <text:p>30</text:p>
          </table:table-cell>
          <table:table-cell office:value-type="date" office:date-value="2015-06-14T00:00:00" table:style-name="ce28">
            <text:p>14-06-2015</text:p>
          </table:table-cell>
          <table:table-cell office:value-type="currency" office:value="67489" table:style-name="ce29">
            <text:p><text:s/>$67,48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10" table:style-name="ce27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094</text:p>
          </table:table-cell>
          <table:table-cell office:value-type="string" table:style-name="ce27">
            <text:p>Matthew Gupta</text:p>
          </table:table-cell>
          <table:table-cell office:value-type="string" table:style-name="ce27">
            <text:p>Network Engine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5" table:style-name="ce27">
            <text:p>45</text:p>
          </table:table-cell>
          <table:table-cell office:value-type="date" office:date-value="2005-09-18T00:00:00" table:style-name="ce28">
            <text:p>18-09-2005</text:p>
          </table:table-cell>
          <table:table-cell office:value-type="currency" office:value="67686" table:style-name="ce29">
            <text:p><text:s/>$67,686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20" table:style-name="ce27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941</text:p>
          </table:table-cell>
          <table:table-cell office:value-type="string" table:style-name="ce27">
            <text:p>Quinn Trinh</text:p>
          </table:table-cell>
          <table:table-cell office:value-type="string" table:style-name="ce27">
            <text:p>Analyst II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2" table:style-name="ce27">
            <text:p>42</text:p>
          </table:table-cell>
          <table:table-cell office:value-type="date" office:date-value="2010-05-09T00:00:00" table:style-name="ce28">
            <text:p>09-05-2010</text:p>
          </table:table-cell>
          <table:table-cell office:value-type="currency" office:value="67743" table:style-name="ce29">
            <text:p><text:s/>$67,743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15" table:style-name="ce27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416</text:p>
          </table:table-cell>
          <table:table-cell office:value-type="string" table:style-name="ce27">
            <text:p>Hudson Thompson</text:p>
          </table:table-cell>
          <table:table-cell office:value-type="string" table:style-name="ce27">
            <text:p>Analyst II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Black</text:p>
          </table:table-cell>
          <table:table-cell office:value-type="float" office:value="30" table:style-name="ce27">
            <text:p>30</text:p>
          </table:table-cell>
          <table:table-cell office:value-type="date" office:date-value="2020-10-20T00:00:00" table:style-name="ce28">
            <text:p>20-10-2020</text:p>
          </table:table-cell>
          <table:table-cell office:value-type="currency" office:value="67753" table:style-name="ce29">
            <text:p><text:s/>$67,75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985</text:p>
          </table:table-cell>
          <table:table-cell office:value-type="string" table:style-name="ce27">
            <text:p>Eliana Turner</text:p>
          </table:table-cell>
          <table:table-cell office:value-type="string" table:style-name="ce27">
            <text:p>Account Representative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Black</text:p>
          </table:table-cell>
          <table:table-cell office:value-type="float" office:value="65" table:style-name="ce27">
            <text:p>65</text:p>
          </table:table-cell>
          <table:table-cell office:value-type="date" office:date-value="2000-09-29T00:00:00" table:style-name="ce28">
            <text:p>29-09-2000</text:p>
          </table:table-cell>
          <table:table-cell office:value-type="currency" office:value="67837" table:style-name="ce29">
            <text:p><text:s/>$67,83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25" table:style-name="ce27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443</text:p>
          </table:table-cell>
          <table:table-cell office:value-type="string" table:style-name="ce27">
            <text:p>Nolan Bui</text:p>
          </table:table-cell>
          <table:table-cell office:value-type="string" table:style-name="ce27">
            <text:p>Computer Systems Manag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28" table:style-name="ce27">
            <text:p>28</text:p>
          </table:table-cell>
          <table:table-cell office:value-type="date" office:date-value="2020-05-26T00:00:00" table:style-name="ce28">
            <text:p>26-05-2020</text:p>
          </table:table-cell>
          <table:table-cell office:value-type="currency" office:value="67925" table:style-name="ce29">
            <text:p><text:s/>$67,925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Shanghai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255</text:p>
          </table:table-cell>
          <table:table-cell office:value-type="string" table:style-name="ce27">
            <text:p>Jose Brown</text:p>
          </table:table-cell>
          <table:table-cell office:value-type="string" table:style-name="ce27">
            <text:p>System Administrator 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43" table:style-name="ce27">
            <text:p>43</text:p>
          </table:table-cell>
          <table:table-cell office:value-type="date" office:date-value="2016-04-07T00:00:00" table:style-name="ce28">
            <text:p>07-04-2016</text:p>
          </table:table-cell>
          <table:table-cell office:value-type="currency" office:value="67976" table:style-name="ce29">
            <text:p><text:s/>$67,97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9" table:style-name="ce27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981</text:p>
          </table:table-cell>
          <table:table-cell office:value-type="string" table:style-name="ce27">
            <text:p>Eliana Li</text:p>
          </table:table-cell>
          <table:table-cell office:value-type="string" table:style-name="ce27">
            <text:p>Test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63" table:style-name="ce27">
            <text:p>63</text:p>
          </table:table-cell>
          <table:table-cell office:value-type="date" office:date-value="2018-05-07T00:00:00" table:style-name="ce28">
            <text:p>07-05-2018</text:p>
          </table:table-cell>
          <table:table-cell office:value-type="currency" office:value="67987" table:style-name="ce29">
            <text:p><text:s/>$67,98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540</text:p>
          </table:table-cell>
          <table:table-cell office:value-type="string" table:style-name="ce27">
            <text:p>Emma Perry</text:p>
          </table:table-cell>
          <table:table-cell office:value-type="string" table:style-name="ce27">
            <text:p>Solutions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28" table:style-name="ce27">
            <text:p>28</text:p>
          </table:table-cell>
          <table:table-cell office:value-type="date" office:date-value="2018-01-22T00:00:00" table:style-name="ce28">
            <text:p>22-01-2018</text:p>
          </table:table-cell>
          <table:table-cell office:value-type="currency" office:value="68176" table:style-name="ce29">
            <text:p><text:s/>$68,17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521</text:p>
          </table:table-cell>
          <table:table-cell office:value-type="string" table:style-name="ce27">
            <text:p>Lily Carter</text:p>
          </table:table-cell>
          <table:table-cell office:value-type="string" table:style-name="ce27">
            <text:p>Network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54" table:style-name="ce27">
            <text:p>54</text:p>
          </table:table-cell>
          <table:table-cell office:value-type="date" office:date-value="1998-05-18T00:00:00" table:style-name="ce28">
            <text:p>18-05-1998</text:p>
          </table:table-cell>
          <table:table-cell office:value-type="currency" office:value="68268" table:style-name="ce29">
            <text:p><text:s/>$68,26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27" table:style-name="ce27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555</text:p>
          </table:table-cell>
          <table:table-cell office:value-type="string" table:style-name="ce27">
            <text:p>Sofia Trinh</text:p>
          </table:table-cell>
          <table:table-cell office:value-type="string" table:style-name="ce27">
            <text:p>Network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5" table:style-name="ce27">
            <text:p>45</text:p>
          </table:table-cell>
          <table:table-cell office:value-type="date" office:date-value="2006-12-18T00:00:00" table:style-name="ce28">
            <text:p>18-12-2006</text:p>
          </table:table-cell>
          <table:table-cell office:value-type="currency" office:value="68337" table:style-name="ce29">
            <text:p><text:s/>$68,337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18" table:style-name="ce27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354</text:p>
          </table:table-cell>
          <table:table-cell office:value-type="string" table:style-name="ce27">
            <text:p>Silas Estrada</text:p>
          </table:table-cell>
          <table:table-cell office:value-type="string" table:style-name="ce27">
            <text:p>IT Systems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49" table:style-name="ce27">
            <text:p>49</text:p>
          </table:table-cell>
          <table:table-cell office:value-type="date" office:date-value="2016-06-24T00:00:00" table:style-name="ce28">
            <text:p>24-06-2016</text:p>
          </table:table-cell>
          <table:table-cell office:value-type="currency" office:value="68426" table:style-name="ce29">
            <text:p><text:s/>$68,426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Rio de Janerio</text:p>
          </table:table-cell>
          <table:table-cell office:value-type="float" office:value="9" table:style-name="ce27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422</text:p>
          </table:table-cell>
          <table:table-cell office:value-type="string" table:style-name="ce27">
            <text:p>Jade Acosta</text:p>
          </table:table-cell>
          <table:table-cell office:value-type="string" table:style-name="ce27">
            <text:p>Development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47" table:style-name="ce27">
            <text:p>47</text:p>
          </table:table-cell>
          <table:table-cell office:value-type="date" office:date-value="2015-08-29T00:00:00" table:style-name="ce28">
            <text:p>29-08-2015</text:p>
          </table:table-cell>
          <table:table-cell office:value-type="currency" office:value="68488" table:style-name="ce29">
            <text:p><text:s/>$68,48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0" table:style-name="ce27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415</text:p>
          </table:table-cell>
          <table:table-cell office:value-type="string" table:style-name="ce27">
            <text:p>Leilani Butler</text:p>
          </table:table-cell>
          <table:table-cell office:value-type="string" table:style-name="ce27">
            <text:p>Analyst II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Black</text:p>
          </table:table-cell>
          <table:table-cell office:value-type="float" office:value="27" table:style-name="ce27">
            <text:p>27</text:p>
          </table:table-cell>
          <table:table-cell office:value-type="date" office:date-value="2021-09-21T00:00:00" table:style-name="ce28">
            <text:p>21-09-2021</text:p>
          </table:table-cell>
          <table:table-cell office:value-type="currency" office:value="68728" table:style-name="ce29">
            <text:p><text:s/>$68,72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332</text:p>
          </table:table-cell>
          <table:table-cell office:value-type="string" table:style-name="ce27">
            <text:p>Luke Martin</text:p>
          </table:table-cell>
          <table:table-cell office:value-type="string" table:style-name="ce27">
            <text:p>Analyst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Black</text:p>
          </table:table-cell>
          <table:table-cell office:value-type="float" office:value="25" table:style-name="ce27">
            <text:p>25</text:p>
          </table:table-cell>
          <table:table-cell office:value-type="date" office:date-value="2020-05-16T00:00:00" table:style-name="ce28">
            <text:p>16-05-2020</text:p>
          </table:table-cell>
          <table:table-cell office:value-type="currency" office:value="41336" table:style-name="ce29">
            <text:p><text:s/>$41,33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977</text:p>
          </table:table-cell>
          <table:table-cell office:value-type="string" table:style-name="ce27">
            <text:p>Nicholas Song</text:p>
          </table:table-cell>
          <table:table-cell office:value-type="string" table:style-name="ce27">
            <text:p>Analyst II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52" table:style-name="ce27">
            <text:p>52</text:p>
          </table:table-cell>
          <table:table-cell office:value-type="date" office:date-value="1999-05-23T00:00:00" table:style-name="ce28">
            <text:p>23-05-1999</text:p>
          </table:table-cell>
          <table:table-cell office:value-type="currency" office:value="68807" table:style-name="ce29">
            <text:p><text:s/>$68,807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engdu</text:p>
          </table:table-cell>
          <table:table-cell office:value-type="float" office:value="26" table:style-name="ce27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824</text:p>
          </table:table-cell>
          <table:table-cell office:value-type="string" table:style-name="ce27">
            <text:p>Everleigh Adams</text:p>
          </table:table-cell>
          <table:table-cell office:value-type="string" table:style-name="ce27">
            <text:p>Analyst II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33" table:style-name="ce27">
            <text:p>33</text:p>
          </table:table-cell>
          <table:table-cell office:value-type="date" office:date-value="2020-03-14T00:00:00" table:style-name="ce28">
            <text:p>14-03-2020</text:p>
          </table:table-cell>
          <table:table-cell office:value-type="currency" office:value="68846" table:style-name="ce29">
            <text:p><text:s/>$68,84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732</text:p>
          </table:table-cell>
          <table:table-cell office:value-type="string" table:style-name="ce27">
            <text:p>Benjamin Ramirez</text:p>
          </table:table-cell>
          <table:table-cell office:value-type="string" table:style-name="ce27">
            <text:p>Network Engine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48" table:style-name="ce27">
            <text:p>48</text:p>
          </table:table-cell>
          <table:table-cell office:value-type="date" office:date-value="2005-07-27T00:00:00" table:style-name="ce28">
            <text:p>27-07-2005</text:p>
          </table:table-cell>
          <table:table-cell office:value-type="currency" office:value="68987" table:style-name="ce29">
            <text:p><text:s/>$68,98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20" table:style-name="ce27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870</text:p>
          </table:table-cell>
          <table:table-cell office:value-type="string" table:style-name="ce27">
            <text:p>Evelyn Liang</text:p>
          </table:table-cell>
          <table:table-cell office:value-type="string" table:style-name="ce27">
            <text:p>Service Desk Analys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0" table:style-name="ce27">
            <text:p>40</text:p>
          </table:table-cell>
          <table:table-cell office:value-type="date" office:date-value="2013-06-26T00:00:00" table:style-name="ce28">
            <text:p>26-06-2013</text:p>
          </table:table-cell>
          <table:table-cell office:value-type="currency" office:value="69096" table:style-name="ce29">
            <text:p><text:s/>$69,09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2" table:style-name="ce27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174</text:p>
          </table:table-cell>
          <table:table-cell office:value-type="string" table:style-name="ce27">
            <text:p>Maverick Henry</text:p>
          </table:table-cell>
          <table:table-cell office:value-type="string" table:style-name="ce27">
            <text:p>Computer Systems Manag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26" table:style-name="ce27">
            <text:p>26</text:p>
          </table:table-cell>
          <table:table-cell office:value-type="date" office:date-value="2019-07-10T00:00:00" table:style-name="ce28">
            <text:p>10-07-2019</text:p>
          </table:table-cell>
          <table:table-cell office:value-type="currency" office:value="69110" table:style-name="ce29">
            <text:p><text:s/>$69,11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523</text:p>
          </table:table-cell>
          <table:table-cell office:value-type="string" table:style-name="ce27">
            <text:p>Daniel Jordan</text:p>
          </table:table-cell>
          <table:table-cell office:value-type="string" table:style-name="ce27">
            <text:p>Network Administrato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58" table:style-name="ce27">
            <text:p>58</text:p>
          </table:table-cell>
          <table:table-cell office:value-type="date" office:date-value="1993-07-26T00:00:00" table:style-name="ce28">
            <text:p>26-07-1993</text:p>
          </table:table-cell>
          <table:table-cell office:value-type="currency" office:value="69260" table:style-name="ce29">
            <text:p><text:s/>$69,26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32" table:style-name="ce27">
            <text:p>3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869</text:p>
          </table:table-cell>
          <table:table-cell office:value-type="string" table:style-name="ce27">
            <text:p>Nova Lin</text:p>
          </table:table-cell>
          <table:table-cell office:value-type="string" table:style-name="ce27">
            <text:p>Cloud Infrastructure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33" table:style-name="ce27">
            <text:p>33</text:p>
          </table:table-cell>
          <table:table-cell office:value-type="date" office:date-value="2017-10-21T00:00:00" table:style-name="ce28">
            <text:p>21-10-2017</text:p>
          </table:table-cell>
          <table:table-cell office:value-type="currency" office:value="69332" table:style-name="ce29">
            <text:p><text:s/>$69,33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370</text:p>
          </table:table-cell>
          <table:table-cell office:value-type="string" table:style-name="ce27">
            <text:p>Ian Cortez</text:p>
          </table:table-cell>
          <table:table-cell office:value-type="string" table:style-name="ce27">
            <text:p>Analyst II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61" table:style-name="ce27">
            <text:p>61</text:p>
          </table:table-cell>
          <table:table-cell office:value-type="date" office:date-value="2008-04-30T00:00:00" table:style-name="ce28">
            <text:p>30-04-2008</text:p>
          </table:table-cell>
          <table:table-cell office:value-type="currency" office:value="69352" table:style-name="ce29">
            <text:p><text:s/>$69,352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Rio de Janerio</text:p>
          </table:table-cell>
          <table:table-cell office:value-type="float" office:value="17" table:style-name="ce27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183</text:p>
          </table:table-cell>
          <table:table-cell office:value-type="string" table:style-name="ce27">
            <text:p>Sarah Ayala</text:p>
          </table:table-cell>
          <table:table-cell office:value-type="string" table:style-name="ce27">
            <text:p>Analyst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47" table:style-name="ce27">
            <text:p>47</text:p>
          </table:table-cell>
          <table:table-cell office:value-type="date" office:date-value="2015-06-09T00:00:00" table:style-name="ce28">
            <text:p>09-06-2015</text:p>
          </table:table-cell>
          <table:table-cell office:value-type="currency" office:value="41429" table:style-name="ce29">
            <text:p><text:s/>$41,42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0" table:style-name="ce27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283</text:p>
          </table:table-cell>
          <table:table-cell office:value-type="string" table:style-name="ce27">
            <text:p>Jaxon Park</text:p>
          </table:table-cell>
          <table:table-cell office:value-type="string" table:style-name="ce27">
            <text:p>Network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33" table:style-name="ce27">
            <text:p>33</text:p>
          </table:table-cell>
          <table:table-cell office:value-type="date" office:date-value="2020-07-24T00:00:00" table:style-name="ce28">
            <text:p>24-07-2020</text:p>
          </table:table-cell>
          <table:table-cell office:value-type="currency" office:value="69453" table:style-name="ce29">
            <text:p><text:s/>$69,453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engdu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877</text:p>
          </table:table-cell>
          <table:table-cell office:value-type="string" table:style-name="ce27">
            <text:p>Samuel Vega</text:p>
          </table:table-cell>
          <table:table-cell office:value-type="string" table:style-name="ce27">
            <text:p>Analyst II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37" table:style-name="ce27">
            <text:p>37</text:p>
          </table:table-cell>
          <table:table-cell office:value-type="date" office:date-value="2013-03-30T00:00:00" table:style-name="ce28">
            <text:p>30-03-2013</text:p>
          </table:table-cell>
          <table:table-cell office:value-type="currency" office:value="69570" table:style-name="ce29">
            <text:p><text:s/>$69,57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12" table:style-name="ce27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811</text:p>
          </table:table-cell>
          <table:table-cell office:value-type="string" table:style-name="ce27">
            <text:p>Athena Vasquez</text:p>
          </table:table-cell>
          <table:table-cell office:value-type="string" table:style-name="ce27">
            <text:p>Field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59" table:style-name="ce27">
            <text:p>59</text:p>
          </table:table-cell>
          <table:table-cell office:value-type="date" office:date-value="2014-09-16T00:00:00" table:style-name="ce28">
            <text:p>16-09-2014</text:p>
          </table:table-cell>
          <table:table-cell office:value-type="currency" office:value="69578" table:style-name="ce29">
            <text:p><text:s/>$69,578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Rio de Janerio</text:p>
          </table:table-cell>
          <table:table-cell office:value-type="float" office:value="11" table:style-name="ce27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642</text:p>
          </table:table-cell>
          <table:table-cell office:value-type="string" table:style-name="ce27">
            <text:p>Sebastian Rogers</text:p>
          </table:table-cell>
          <table:table-cell office:value-type="string" table:style-name="ce27">
            <text:p>HRIS Analyst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38" table:style-name="ce27">
            <text:p>38</text:p>
          </table:table-cell>
          <table:table-cell office:value-type="date" office:date-value="2019-11-29T00:00:00" table:style-name="ce28">
            <text:p>29-11-2019</text:p>
          </table:table-cell>
          <table:table-cell office:value-type="currency" office:value="69647" table:style-name="ce29">
            <text:p><text:s/>$69,64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440</text:p>
          </table:table-cell>
          <table:table-cell office:value-type="string" table:style-name="ce27">
            <text:p>Genesis Navarro</text:p>
          </table:table-cell>
          <table:table-cell office:value-type="string" table:style-name="ce27">
            <text:p>Cloud Infrastructure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41" table:style-name="ce27">
            <text:p>41</text:p>
          </table:table-cell>
          <table:table-cell office:value-type="date" office:date-value="2009-04-28T00:00:00" table:style-name="ce28">
            <text:p>28-04-2009</text:p>
          </table:table-cell>
          <table:table-cell office:value-type="currency" office:value="69803" table:style-name="ce29">
            <text:p><text:s/>$69,803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Manaus</text:p>
          </table:table-cell>
          <table:table-cell office:value-type="float" office:value="16" table:style-name="ce27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895</text:p>
          </table:table-cell>
          <table:table-cell office:value-type="string" table:style-name="ce27">
            <text:p>Peyton Walker</text:p>
          </table:table-cell>
          <table:table-cell office:value-type="string" table:style-name="ce27">
            <text:p>Analyst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43" table:style-name="ce27">
            <text:p>43</text:p>
          </table:table-cell>
          <table:table-cell office:value-type="date" office:date-value="2019-07-13T00:00:00" table:style-name="ce28">
            <text:p>13-07-2019</text:p>
          </table:table-cell>
          <table:table-cell office:value-type="currency" office:value="41545" table:style-name="ce29">
            <text:p><text:s/>$41,54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820</text:p>
          </table:table-cell>
          <table:table-cell office:value-type="string" table:style-name="ce27">
            <text:p>Nathan Miller</text:p>
          </table:table-cell>
          <table:table-cell office:value-type="string" table:style-name="ce27">
            <text:p>Quality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Black</text:p>
          </table:table-cell>
          <table:table-cell office:value-type="float" office:value="27" table:style-name="ce27">
            <text:p>27</text:p>
          </table:table-cell>
          <table:table-cell office:value-type="date" office:date-value="2019-05-28T00:00:00" table:style-name="ce28">
            <text:p>28-05-2019</text:p>
          </table:table-cell>
          <table:table-cell office:value-type="currency" office:value="70110" table:style-name="ce29">
            <text:p><text:s/>$70,11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132</text:p>
          </table:table-cell>
          <table:table-cell office:value-type="string" table:style-name="ce27">
            <text:p>Aiden Bryant</text:p>
          </table:table-cell>
          <table:table-cell office:value-type="string" table:style-name="ce27">
            <text:p>Account Representative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Black</text:p>
          </table:table-cell>
          <table:table-cell office:value-type="float" office:value="47" table:style-name="ce27">
            <text:p>47</text:p>
          </table:table-cell>
          <table:table-cell office:value-type="date" office:date-value="2002-10-21T00:00:00" table:style-name="ce28">
            <text:p>21-10-2002</text:p>
          </table:table-cell>
          <table:table-cell office:value-type="currency" office:value="70122" table:style-name="ce29">
            <text:p><text:s/>$70,12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22" table:style-name="ce27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724</text:p>
          </table:table-cell>
          <table:table-cell office:value-type="string" table:style-name="ce27">
            <text:p>Nolan Molina</text:p>
          </table:table-cell>
          <table:table-cell office:value-type="string" table:style-name="ce27">
            <text:p>Computer Systems Manag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36" table:style-name="ce27">
            <text:p>36</text:p>
          </table:table-cell>
          <table:table-cell office:value-type="date" office:date-value="2020-12-27T00:00:00" table:style-name="ce28">
            <text:p>27-12-2020</text:p>
          </table:table-cell>
          <table:table-cell office:value-type="currency" office:value="70165" table:style-name="ce29">
            <text:p><text:s/>$70,165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Manaus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825</text:p>
          </table:table-cell>
          <table:table-cell office:value-type="string" table:style-name="ce27">
            <text:p>Anna Molina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41" table:style-name="ce27">
            <text:p>41</text:p>
          </table:table-cell>
          <table:table-cell office:value-type="date" office:date-value="2016-06-12T00:00:00" table:style-name="ce28">
            <text:p>12-06-2016</text:p>
          </table:table-cell>
          <table:table-cell office:value-type="currency" office:value="70165" table:style-name="ce29">
            <text:p><text:s/>$70,16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9" table:style-name="ce27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378</text:p>
          </table:table-cell>
          <table:table-cell office:value-type="string" table:style-name="ce27">
            <text:p>Audrey Smith</text:p>
          </table:table-cell>
          <table:table-cell office:value-type="string" table:style-name="ce27">
            <text:p>Field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58" table:style-name="ce27">
            <text:p>58</text:p>
          </table:table-cell>
          <table:table-cell office:value-type="date" office:date-value="1995-10-27T00:00:00" table:style-name="ce28">
            <text:p>27-10-1995</text:p>
          </table:table-cell>
          <table:table-cell office:value-type="currency" office:value="70189" table:style-name="ce29">
            <text:p><text:s/>$70,18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29" table:style-name="ce27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319</text:p>
          </table:table-cell>
          <table:table-cell office:value-type="string" table:style-name="ce27">
            <text:p>Ezra Wilson</text:p>
          </table:table-cell>
          <table:table-cell office:value-type="string" table:style-name="ce27">
            <text:p>Service Desk Analys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55" table:style-name="ce27">
            <text:p>55</text:p>
          </table:table-cell>
          <table:table-cell office:value-type="date" office:date-value="2013-10-18T00:00:00" table:style-name="ce28">
            <text:p>18-10-2013</text:p>
          </table:table-cell>
          <table:table-cell office:value-type="currency" office:value="70334" table:style-name="ce29">
            <text:p><text:s/>$70,33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11" table:style-name="ce27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072</text:p>
          </table:table-cell>
          <table:table-cell office:value-type="string" table:style-name="ce27">
            <text:p>Charles Robinson</text:p>
          </table:table-cell>
          <table:table-cell office:value-type="string" table:style-name="ce27">
            <text:p>HRIS Analyst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26" table:style-name="ce27">
            <text:p>26</text:p>
          </table:table-cell>
          <table:table-cell office:value-type="date" office:date-value="2021-03-12T00:00:00" table:style-name="ce28">
            <text:p>12-03-2021</text:p>
          </table:table-cell>
          <table:table-cell office:value-type="currency" office:value="70369" table:style-name="ce29">
            <text:p><text:s/>$70,36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386</text:p>
          </table:table-cell>
          <table:table-cell office:value-type="string" table:style-name="ce27">
            <text:p>Parker James</text:p>
          </table:table-cell>
          <table:table-cell office:value-type="string" table:style-name="ce27">
            <text:p>Quality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Black</text:p>
          </table:table-cell>
          <table:table-cell office:value-type="float" office:value="45" table:style-name="ce27">
            <text:p>45</text:p>
          </table:table-cell>
          <table:table-cell office:value-type="date" office:date-value="2005-02-05T00:00:00" table:style-name="ce28">
            <text:p>05-02-2005</text:p>
          </table:table-cell>
          <table:table-cell office:value-type="currency" office:value="70505" table:style-name="ce29">
            <text:p><text:s/>$70,50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20" table:style-name="ce27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832</text:p>
          </table:table-cell>
          <table:table-cell office:value-type="string" table:style-name="ce27">
            <text:p>Ezra Singh</text:p>
          </table:table-cell>
          <table:table-cell office:value-type="string" table:style-name="ce27">
            <text:p>Analyst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56" table:style-name="ce27">
            <text:p>56</text:p>
          </table:table-cell>
          <table:table-cell office:value-type="date" office:date-value="2006-05-10T00:00:00" table:style-name="ce28">
            <text:p>10-05-2006</text:p>
          </table:table-cell>
          <table:table-cell office:value-type="currency" office:value="41561" table:style-name="ce29">
            <text:p><text:s/>$41,56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19" table:style-name="ce27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018</text:p>
          </table:table-cell>
          <table:table-cell office:value-type="string" table:style-name="ce27">
            <text:p>Autumn Reed</text:p>
          </table:table-cell>
          <table:table-cell office:value-type="string" table:style-name="ce27">
            <text:p>Development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37" table:style-name="ce27">
            <text:p>37</text:p>
          </table:table-cell>
          <table:table-cell office:value-type="date" office:date-value="2017-09-17T00:00:00" table:style-name="ce28">
            <text:p>17-09-2017</text:p>
          </table:table-cell>
          <table:table-cell office:value-type="currency" office:value="70770" table:style-name="ce29">
            <text:p><text:s/>$70,77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245</text:p>
          </table:table-cell>
          <table:table-cell office:value-type="string" table:style-name="ce27">
            <text:p>Benjamin Delgado</text:p>
          </table:table-cell>
          <table:table-cell office:value-type="string" table:style-name="ce27">
            <text:p>Test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64" table:style-name="ce27">
            <text:p>64</text:p>
          </table:table-cell>
          <table:table-cell office:value-type="date" office:date-value="1992-09-28T00:00:00" table:style-name="ce28">
            <text:p>28-09-1992</text:p>
          </table:table-cell>
          <table:table-cell office:value-type="currency" office:value="70778" table:style-name="ce29">
            <text:p><text:s/>$70,77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33" table:style-name="ce27">
            <text:p>3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063</text:p>
          </table:table-cell>
          <table:table-cell office:value-type="string" table:style-name="ce27">
            <text:p>Ian Gutierrez</text:p>
          </table:table-cell>
          <table:table-cell office:value-type="string" table:style-name="ce27">
            <text:p>Sr. Business Partn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32" table:style-name="ce27">
            <text:p>32</text:p>
          </table:table-cell>
          <table:table-cell office:value-type="date" office:date-value="2021-04-09T00:00:00" table:style-name="ce28">
            <text:p>09-04-2021</text:p>
          </table:table-cell>
          <table:table-cell office:value-type="currency" office:value="70980" table:style-name="ce29">
            <text:p><text:s/>$70,980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Rio de Janerio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170</text:p>
          </table:table-cell>
          <table:table-cell office:value-type="string" table:style-name="ce27">
            <text:p>Hannah Nelson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35" table:style-name="ce27">
            <text:p>35</text:p>
          </table:table-cell>
          <table:table-cell office:value-type="date" office:date-value="2019-09-07T00:00:00" table:style-name="ce28">
            <text:p>07-09-2019</text:p>
          </table:table-cell>
          <table:table-cell office:value-type="currency" office:value="70992" table:style-name="ce29">
            <text:p><text:s/>$70,99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631</text:p>
          </table:table-cell>
          <table:table-cell office:value-type="string" table:style-name="ce27">
            <text:p>Leilani Yee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7" table:style-name="ce27">
            <text:p>47</text:p>
          </table:table-cell>
          <table:table-cell office:value-type="date" office:date-value="2017-07-12T00:00:00" table:style-name="ce28">
            <text:p>12-07-2017</text:p>
          </table:table-cell>
          <table:table-cell office:value-type="currency" office:value="70996" table:style-name="ce29">
            <text:p><text:s/>$70,996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engdu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047</text:p>
          </table:table-cell>
          <table:table-cell office:value-type="string" table:style-name="ce27">
            <text:p>Xavier Perez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51" table:style-name="ce27">
            <text:p>51</text:p>
          </table:table-cell>
          <table:table-cell office:value-type="date" office:date-value="1998-02-26T00:00:00" table:style-name="ce28">
            <text:p>26-02-1998</text:p>
          </table:table-cell>
          <table:table-cell office:value-type="currency" office:value="71111" table:style-name="ce29">
            <text:p><text:s/>$71,111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Rio de Janerio</text:p>
          </table:table-cell>
          <table:table-cell office:value-type="float" office:value="27" table:style-name="ce27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190</text:p>
          </table:table-cell>
          <table:table-cell office:value-type="string" table:style-name="ce27">
            <text:p>Gabriel Carter</text:p>
          </table:table-cell>
          <table:table-cell office:value-type="string" table:style-name="ce27">
            <text:p>Test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57" table:style-name="ce27">
            <text:p>57</text:p>
          </table:table-cell>
          <table:table-cell office:value-type="date" office:date-value="2018-07-18T00:00:00" table:style-name="ce28">
            <text:p>18-07-2018</text:p>
          </table:table-cell>
          <table:table-cell office:value-type="currency" office:value="71167" table:style-name="ce29">
            <text:p><text:s/>$71,16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378</text:p>
          </table:table-cell>
          <table:table-cell office:value-type="string" table:style-name="ce27">
            <text:p>Ezra Simmons</text:p>
          </table:table-cell>
          <table:table-cell office:value-type="string" table:style-name="ce27">
            <text:p>Network Administrato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Black</text:p>
          </table:table-cell>
          <table:table-cell office:value-type="float" office:value="31" table:style-name="ce27">
            <text:p>31</text:p>
          </table:table-cell>
          <table:table-cell office:value-type="date" office:date-value="2016-05-07T00:00:00" table:style-name="ce28">
            <text:p>07-05-2016</text:p>
          </table:table-cell>
          <table:table-cell office:value-type="currency" office:value="71192" table:style-name="ce29">
            <text:p><text:s/>$71,19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9" table:style-name="ce27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898</text:p>
          </table:table-cell>
          <table:table-cell office:value-type="string" table:style-name="ce27">
            <text:p>Oliver Moua</text:p>
          </table:table-cell>
          <table:table-cell office:value-type="string" table:style-name="ce27">
            <text:p>IT Systems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29" table:style-name="ce27">
            <text:p>29</text:p>
          </table:table-cell>
          <table:table-cell office:value-type="date" office:date-value="2021-06-28T00:00:00" table:style-name="ce28">
            <text:p>28-06-2021</text:p>
          </table:table-cell>
          <table:table-cell office:value-type="currency" office:value="71234" table:style-name="ce29">
            <text:p><text:s/>$71,23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288</text:p>
          </table:table-cell>
          <table:table-cell office:value-type="string" table:style-name="ce27">
            <text:p>Ella White</text:p>
          </table:table-cell>
          <table:table-cell office:value-type="string" table:style-name="ce27">
            <text:p>Development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25" table:style-name="ce27">
            <text:p>25</text:p>
          </table:table-cell>
          <table:table-cell office:value-type="date" office:date-value="2020-01-20T00:00:00" table:style-name="ce28">
            <text:p>20-01-2020</text:p>
          </table:table-cell>
          <table:table-cell office:value-type="currency" office:value="71359" table:style-name="ce29">
            <text:p><text:s/>$71,35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465</text:p>
          </table:table-cell>
          <table:table-cell office:value-type="string" table:style-name="ce27">
            <text:p>Harper Phan</text:p>
          </table:table-cell>
          <table:table-cell office:value-type="string" table:style-name="ce27">
            <text:p>Analyst II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5" table:style-name="ce27">
            <text:p>45</text:p>
          </table:table-cell>
          <table:table-cell office:value-type="date" office:date-value="2016-12-07T00:00:00" table:style-name="ce28">
            <text:p>07-12-2016</text:p>
          </table:table-cell>
          <table:table-cell office:value-type="currency" office:value="71454" table:style-name="ce29">
            <text:p><text:s/>$71,454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Shanghai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720</text:p>
          </table:table-cell>
          <table:table-cell office:value-type="string" table:style-name="ce27">
            <text:p>Dominic Clark</text:p>
          </table:table-cell>
          <table:table-cell office:value-type="string" table:style-name="ce27">
            <text:p>Quality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52" table:style-name="ce27">
            <text:p>52</text:p>
          </table:table-cell>
          <table:table-cell office:value-type="date" office:date-value="2012-10-17T00:00:00" table:style-name="ce28">
            <text:p>17-10-2012</text:p>
          </table:table-cell>
          <table:table-cell office:value-type="currency" office:value="71476" table:style-name="ce29">
            <text:p><text:s/>$71,47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12" table:style-name="ce27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417</text:p>
          </table:table-cell>
          <table:table-cell office:value-type="string" table:style-name="ce27">
            <text:p>Athena Carrillo</text:p>
          </table:table-cell>
          <table:table-cell office:value-type="string" table:style-name="ce27">
            <text:p>Analyst II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39" table:style-name="ce27">
            <text:p>39</text:p>
          </table:table-cell>
          <table:table-cell office:value-type="date" office:date-value="2006-04-06T00:00:00" table:style-name="ce28">
            <text:p>06-04-2006</text:p>
          </table:table-cell>
          <table:table-cell office:value-type="currency" office:value="71531" table:style-name="ce29">
            <text:p><text:s/>$71,53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19" table:style-name="ce27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413</text:p>
          </table:table-cell>
          <table:table-cell office:value-type="string" table:style-name="ce27">
            <text:p>Caroline Nelson</text:p>
          </table:table-cell>
          <table:table-cell office:value-type="string" table:style-name="ce27">
            <text:p>Sr. Account Representative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Black</text:p>
          </table:table-cell>
          <table:table-cell office:value-type="float" office:value="60" table:style-name="ce27">
            <text:p>60</text:p>
          </table:table-cell>
          <table:table-cell office:value-type="date" office:date-value="1997-07-30T00:00:00" table:style-name="ce28">
            <text:p>30-07-1997</text:p>
          </table:table-cell>
          <table:table-cell office:value-type="currency" office:value="71677" table:style-name="ce29">
            <text:p><text:s/>$71,67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28" table:style-name="ce27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824</text:p>
          </table:table-cell>
          <table:table-cell office:value-type="string" table:style-name="ce27">
            <text:p>Jameson Martin</text:p>
          </table:table-cell>
          <table:table-cell office:value-type="string" table:style-name="ce27">
            <text:p>Technical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37" table:style-name="ce27">
            <text:p>37</text:p>
          </table:table-cell>
          <table:table-cell office:value-type="date" office:date-value="2008-02-15T00:00:00" table:style-name="ce28">
            <text:p>15-02-2008</text:p>
          </table:table-cell>
          <table:table-cell office:value-type="currency" office:value="71695" table:style-name="ce29">
            <text:p><text:s/>$71,69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17" table:style-name="ce27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379</text:p>
          </table:table-cell>
          <table:table-cell office:value-type="string" table:style-name="ce27">
            <text:p>Scarlett Rodriguez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60" table:style-name="ce27">
            <text:p>60</text:p>
          </table:table-cell>
          <table:table-cell office:value-type="date" office:date-value="2007-02-24T00:00:00" table:style-name="ce28">
            <text:p>24-02-2007</text:p>
          </table:table-cell>
          <table:table-cell office:value-type="currency" office:value="71699" table:style-name="ce29">
            <text:p><text:s/>$71,699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Manaus</text:p>
          </table:table-cell>
          <table:table-cell office:value-type="float" office:value="18" table:style-name="ce27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103</text:p>
          </table:table-cell>
          <table:table-cell office:value-type="string" table:style-name="ce27">
            <text:p>Andrew Ma</text:p>
          </table:table-cell>
          <table:table-cell office:value-type="string" table:style-name="ce27">
            <text:p>HRIS Analyst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31" table:style-name="ce27">
            <text:p>31</text:p>
          </table:table-cell>
          <table:table-cell office:value-type="date" office:date-value="2017-09-24T00:00:00" table:style-name="ce28">
            <text:p>24-09-2017</text:p>
          </table:table-cell>
          <table:table-cell office:value-type="currency" office:value="71755" table:style-name="ce29">
            <text:p><text:s/>$71,755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527</text:p>
          </table:table-cell>
          <table:table-cell office:value-type="string" table:style-name="ce27">
            <text:p>Mateo Chu</text:p>
          </table:table-cell>
          <table:table-cell office:value-type="string" table:style-name="ce27">
            <text:p>Field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27" table:style-name="ce27">
            <text:p>27</text:p>
          </table:table-cell>
          <table:table-cell office:value-type="date" office:date-value="2020-04-16T00:00:00" table:style-name="ce28">
            <text:p>16-04-2020</text:p>
          </table:table-cell>
          <table:table-cell office:value-type="currency" office:value="71864" table:style-name="ce29">
            <text:p><text:s/>$71,864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engdu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126</text:p>
          </table:table-cell>
          <table:table-cell office:value-type="string" table:style-name="ce27">
            <text:p>Isabella Scott</text:p>
          </table:table-cell>
          <table:table-cell office:value-type="string" table:style-name="ce27">
            <text:p>Network Administrato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58" table:style-name="ce27">
            <text:p>58</text:p>
          </table:table-cell>
          <table:table-cell office:value-type="date" office:date-value="2016-04-26T00:00:00" table:style-name="ce28">
            <text:p>26-04-2016</text:p>
          </table:table-cell>
          <table:table-cell office:value-type="currency" office:value="72045" table:style-name="ce29">
            <text:p><text:s/>$72,04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9" table:style-name="ce27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805</text:p>
          </table:table-cell>
          <table:table-cell office:value-type="string" table:style-name="ce27">
            <text:p>Autumn Gonzales</text:p>
          </table:table-cell>
          <table:table-cell office:value-type="string" table:style-name="ce27">
            <text:p>Analyst II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34" table:style-name="ce27">
            <text:p>34</text:p>
          </table:table-cell>
          <table:table-cell office:value-type="date" office:date-value="2012-06-06T00:00:00" table:style-name="ce28">
            <text:p>06-06-2012</text:p>
          </table:table-cell>
          <table:table-cell office:value-type="currency" office:value="72126" table:style-name="ce29">
            <text:p><text:s/>$72,126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Manaus</text:p>
          </table:table-cell>
          <table:table-cell office:value-type="float" office:value="13" table:style-name="ce27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853</text:p>
          </table:table-cell>
          <table:table-cell office:value-type="string" table:style-name="ce27">
            <text:p>Vivian Chu</text:p>
          </table:table-cell>
          <table:table-cell office:value-type="string" table:style-name="ce27">
            <text:p>Sr. Account Representative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6" table:style-name="ce27">
            <text:p>46</text:p>
          </table:table-cell>
          <table:table-cell office:value-type="date" office:date-value="2021-01-17T00:00:00" table:style-name="ce28">
            <text:p>17-01-2021</text:p>
          </table:table-cell>
          <table:table-cell office:value-type="currency" office:value="72131" table:style-name="ce29">
            <text:p><text:s/>$72,131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Shanghai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078</text:p>
          </table:table-cell>
          <table:table-cell office:value-type="string" table:style-name="ce27">
            <text:p>Eva Garcia</text:p>
          </table:table-cell>
          <table:table-cell office:value-type="string" table:style-name="ce27">
            <text:p>HRIS Analyst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31" table:style-name="ce27">
            <text:p>31</text:p>
          </table:table-cell>
          <table:table-cell office:value-type="date" office:date-value="2021-04-11T00:00:00" table:style-name="ce28">
            <text:p>11-04-2021</text:p>
          </table:table-cell>
          <table:table-cell office:value-type="currency" office:value="72235" table:style-name="ce29">
            <text:p><text:s/>$72,235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Manaus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224</text:p>
          </table:table-cell>
          <table:table-cell office:value-type="string" table:style-name="ce27">
            <text:p>Lucas Ramos</text:p>
          </table:table-cell>
          <table:table-cell office:value-type="string" table:style-name="ce27">
            <text:p>Sr. Business Partn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56" table:style-name="ce27">
            <text:p>56</text:p>
          </table:table-cell>
          <table:table-cell office:value-type="date" office:date-value="1998-01-21T00:00:00" table:style-name="ce28">
            <text:p>21-01-1998</text:p>
          </table:table-cell>
          <table:table-cell office:value-type="currency" office:value="72303" table:style-name="ce29">
            <text:p><text:s/>$72,30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27" table:style-name="ce27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170</text:p>
          </table:table-cell>
          <table:table-cell office:value-type="string" table:style-name="ce27">
            <text:p>Autumn Thao</text:p>
          </table:table-cell>
          <table:table-cell office:value-type="string" table:style-name="ce27">
            <text:p>Account Representative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63" table:style-name="ce27">
            <text:p>63</text:p>
          </table:table-cell>
          <table:table-cell office:value-type="date" office:date-value="2017-09-26T00:00:00" table:style-name="ce28">
            <text:p>26-09-2017</text:p>
          </table:table-cell>
          <table:table-cell office:value-type="currency" office:value="72340" table:style-name="ce29">
            <text:p><text:s/>$72,34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273</text:p>
          </table:table-cell>
          <table:table-cell office:value-type="string" table:style-name="ce27">
            <text:p>Daniel Shah</text:p>
          </table:table-cell>
          <table:table-cell office:value-type="string" table:style-name="ce27">
            <text:p>Analyst II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1" table:style-name="ce27">
            <text:p>41</text:p>
          </table:table-cell>
          <table:table-cell office:value-type="date" office:date-value="2010-06-04T00:00:00" table:style-name="ce28">
            <text:p>04-06-2010</text:p>
          </table:table-cell>
          <table:table-cell office:value-type="currency" office:value="72425" table:style-name="ce29">
            <text:p><text:s/>$72,425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15" table:style-name="ce27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925</text:p>
          </table:table-cell>
          <table:table-cell office:value-type="string" table:style-name="ce27">
            <text:p>Athena Jordan</text:p>
          </table:table-cell>
          <table:table-cell office:value-type="string" table:style-name="ce27">
            <text:p>System Administrator 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Black</text:p>
          </table:table-cell>
          <table:table-cell office:value-type="float" office:value="42" table:style-name="ce27">
            <text:p>42</text:p>
          </table:table-cell>
          <table:table-cell office:value-type="date" office:date-value="2011-02-19T00:00:00" table:style-name="ce28">
            <text:p>19-02-2011</text:p>
          </table:table-cell>
          <table:table-cell office:value-type="currency" office:value="72486" table:style-name="ce29">
            <text:p><text:s/>$72,48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4" table:style-name="ce27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268</text:p>
          </table:table-cell>
          <table:table-cell office:value-type="string" table:style-name="ce27">
            <text:p>Charlotte Wu</text:p>
          </table:table-cell>
          <table:table-cell office:value-type="string" table:style-name="ce27">
            <text:p>Sr. Business Partn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63" table:style-name="ce27">
            <text:p>63</text:p>
          </table:table-cell>
          <table:table-cell office:value-type="date" office:date-value="2007-05-02T00:00:00" table:style-name="ce28">
            <text:p>02-05-2007</text:p>
          </table:table-cell>
          <table:table-cell office:value-type="currency" office:value="72805" table:style-name="ce29">
            <text:p><text:s/>$72,805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Shanghai</text:p>
          </table:table-cell>
          <table:table-cell office:value-type="float" office:value="18" table:style-name="ce27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090</text:p>
          </table:table-cell>
          <table:table-cell office:value-type="string" table:style-name="ce27">
            <text:p>Penelope Choi</text:p>
          </table:table-cell>
          <table:table-cell office:value-type="string" table:style-name="ce27">
            <text:p>Technical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9" table:style-name="ce27">
            <text:p>49</text:p>
          </table:table-cell>
          <table:table-cell office:value-type="date" office:date-value="2010-09-10T00:00:00" table:style-name="ce28">
            <text:p>10-09-2010</text:p>
          </table:table-cell>
          <table:table-cell office:value-type="currency" office:value="72826" table:style-name="ce29">
            <text:p><text:s/>$72,826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15" table:style-name="ce27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361</text:p>
          </table:table-cell>
          <table:table-cell office:value-type="string" table:style-name="ce27">
            <text:p>Emma Hill</text:p>
          </table:table-cell>
          <table:table-cell office:value-type="string" table:style-name="ce27">
            <text:p>IT Coordinato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54" table:style-name="ce27">
            <text:p>54</text:p>
          </table:table-cell>
          <table:table-cell office:value-type="date" office:date-value="2016-12-27T00:00:00" table:style-name="ce28">
            <text:p>27-12-2016</text:p>
          </table:table-cell>
          <table:table-cell office:value-type="currency" office:value="41673" table:style-name="ce29">
            <text:p><text:s/>$41,67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667</text:p>
          </table:table-cell>
          <table:table-cell office:value-type="string" table:style-name="ce27">
            <text:p>Skylar Shah</text:p>
          </table:table-cell>
          <table:table-cell office:value-type="string" table:style-name="ce27">
            <text:p>Field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2" table:style-name="ce27">
            <text:p>42</text:p>
          </table:table-cell>
          <table:table-cell office:value-type="date" office:date-value="2012-04-27T00:00:00" table:style-name="ce28">
            <text:p>27-04-2012</text:p>
          </table:table-cell>
          <table:table-cell office:value-type="currency" office:value="72903" table:style-name="ce29">
            <text:p><text:s/>$72,90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13" table:style-name="ce27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560</text:p>
          </table:table-cell>
          <table:table-cell office:value-type="string" table:style-name="ce27">
            <text:p>Ayla Ng</text:p>
          </table:table-cell>
          <table:table-cell office:value-type="string" table:style-name="ce27">
            <text:p>Account Representative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6" table:style-name="ce27">
            <text:p>46</text:p>
          </table:table-cell>
          <table:table-cell office:value-type="date" office:date-value="2004-03-20T00:00:00" table:style-name="ce28">
            <text:p>20-03-2004</text:p>
          </table:table-cell>
          <table:table-cell office:value-type="currency" office:value="73004" table:style-name="ce29">
            <text:p><text:s/>$73,004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21" table:style-name="ce27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613</text:p>
          </table:table-cell>
          <table:table-cell office:value-type="string" table:style-name="ce27">
            <text:p>John Jung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63" table:style-name="ce27">
            <text:p>63</text:p>
          </table:table-cell>
          <table:table-cell office:value-type="date" office:date-value="2018-03-12T00:00:00" table:style-name="ce28">
            <text:p>12-03-2018</text:p>
          </table:table-cell>
          <table:table-cell office:value-type="currency" office:value="73200" table:style-name="ce29">
            <text:p><text:s/>$73,200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Shanghai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222</text:p>
          </table:table-cell>
          <table:table-cell office:value-type="string" table:style-name="ce27">
            <text:p>Quinn Xiong</text:p>
          </table:table-cell>
          <table:table-cell office:value-type="string" table:style-name="ce27">
            <text:p>Test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55" table:style-name="ce27">
            <text:p>55</text:p>
          </table:table-cell>
          <table:table-cell office:value-type="date" office:date-value="2013-09-08T00:00:00" table:style-name="ce28">
            <text:p>08-09-2013</text:p>
          </table:table-cell>
          <table:table-cell office:value-type="currency" office:value="73248" table:style-name="ce29">
            <text:p><text:s/>$73,24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12" table:style-name="ce27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499</text:p>
          </table:table-cell>
          <table:table-cell office:value-type="string" table:style-name="ce27">
            <text:p>Liam Jordan</text:p>
          </table:table-cell>
          <table:table-cell office:value-type="string" table:style-name="ce27">
            <text:p>Computer Systems Manag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28" table:style-name="ce27">
            <text:p>28</text:p>
          </table:table-cell>
          <table:table-cell office:value-type="date" office:date-value="2020-08-08T00:00:00" table:style-name="ce28">
            <text:p>08-08-2020</text:p>
          </table:table-cell>
          <table:table-cell office:value-type="currency" office:value="73255" table:style-name="ce29">
            <text:p><text:s/>$73,25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813</text:p>
          </table:table-cell>
          <table:table-cell office:value-type="string" table:style-name="ce27">
            <text:p>Autumn Joseph</text:p>
          </table:table-cell>
          <table:table-cell office:value-type="string" table:style-name="ce27">
            <text:p>Enterprise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Black</text:p>
          </table:table-cell>
          <table:table-cell office:value-type="float" office:value="39" table:style-name="ce27">
            <text:p>39</text:p>
          </table:table-cell>
          <table:table-cell office:value-type="date" office:date-value="2018-05-09T00:00:00" table:style-name="ce28">
            <text:p>09-05-2018</text:p>
          </table:table-cell>
          <table:table-cell office:value-type="currency" office:value="73317" table:style-name="ce29">
            <text:p><text:s/>$73,31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492</text:p>
          </table:table-cell>
          <table:table-cell office:value-type="string" table:style-name="ce27">
            <text:p>Sebastian Gupta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0" table:style-name="ce27">
            <text:p>40</text:p>
          </table:table-cell>
          <table:table-cell office:value-type="date" office:date-value="2014-09-22T00:00:00" table:style-name="ce28">
            <text:p>22-09-2014</text:p>
          </table:table-cell>
          <table:table-cell office:value-type="currency" office:value="73779" table:style-name="ce29">
            <text:p><text:s/>$73,779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11" table:style-name="ce27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744</text:p>
          </table:table-cell>
          <table:table-cell office:value-type="string" table:style-name="ce27">
            <text:p>Dylan Padilla</text:p>
          </table:table-cell>
          <table:table-cell office:value-type="string" table:style-name="ce27">
            <text:p>HRIS Analyst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31" table:style-name="ce27">
            <text:p>31</text:p>
          </table:table-cell>
          <table:table-cell office:value-type="date" office:date-value="2015-12-09T00:00:00" table:style-name="ce28">
            <text:p>09-12-2015</text:p>
          </table:table-cell>
          <table:table-cell office:value-type="currency" office:value="73854" table:style-name="ce29">
            <text:p><text:s/>$73,85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9" table:style-name="ce27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388</text:p>
          </table:table-cell>
          <table:table-cell office:value-type="string" table:style-name="ce27">
            <text:p>Cooper Gupta</text:p>
          </table:table-cell>
          <table:table-cell office:value-type="string" table:style-name="ce27">
            <text:p>Business Partn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58" table:style-name="ce27">
            <text:p>58</text:p>
          </table:table-cell>
          <table:table-cell office:value-type="date" office:date-value="2014-06-20T00:00:00" table:style-name="ce28">
            <text:p>20-06-2014</text:p>
          </table:table-cell>
          <table:table-cell office:value-type="currency" office:value="41728" table:style-name="ce29">
            <text:p><text:s/>$41,728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11" table:style-name="ce27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428</text:p>
          </table:table-cell>
          <table:table-cell office:value-type="string" table:style-name="ce27">
            <text:p>Connor Luu</text:p>
          </table:table-cell>
          <table:table-cell office:value-type="string" table:style-name="ce27">
            <text:p>Computer Systems Manag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35" table:style-name="ce27">
            <text:p>35</text:p>
          </table:table-cell>
          <table:table-cell office:value-type="date" office:date-value="2016-05-03T00:00:00" table:style-name="ce28">
            <text:p>03-05-2016</text:p>
          </table:table-cell>
          <table:table-cell office:value-type="currency" office:value="73899" table:style-name="ce29">
            <text:p><text:s/>$73,899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engdu</text:p>
          </table:table-cell>
          <table:table-cell office:value-type="float" office:value="9" table:style-name="ce27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313</text:p>
          </table:table-cell>
          <table:table-cell office:value-type="string" table:style-name="ce27">
            <text:p>Jeremiah Lu</text:p>
          </table:table-cell>
          <table:table-cell office:value-type="string" table:style-name="ce27">
            <text:p>Network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50" table:style-name="ce27">
            <text:p>50</text:p>
          </table:table-cell>
          <table:table-cell office:value-type="date" office:date-value="2001-03-06T00:00:00" table:style-name="ce28">
            <text:p>06-03-2001</text:p>
          </table:table-cell>
          <table:table-cell office:value-type="currency" office:value="73907" table:style-name="ce29">
            <text:p><text:s/>$73,907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Shanghai</text:p>
          </table:table-cell>
          <table:table-cell office:value-type="float" office:value="24" table:style-name="ce27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103</text:p>
          </table:table-cell>
          <table:table-cell office:value-type="string" table:style-name="ce27">
            <text:p>Lyla Alvarez</text:p>
          </table:table-cell>
          <table:table-cell office:value-type="string" table:style-name="ce27">
            <text:p>IT Systems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55" table:style-name="ce27">
            <text:p>55</text:p>
          </table:table-cell>
          <table:table-cell office:value-type="date" office:date-value="1994-08-30T00:00:00" table:style-name="ce28">
            <text:p>30-08-1994</text:p>
          </table:table-cell>
          <table:table-cell office:value-type="currency" office:value="73955" table:style-name="ce29">
            <text:p><text:s/>$73,95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31" table:style-name="ce27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538</text:p>
          </table:table-cell>
          <table:table-cell office:value-type="string" table:style-name="ce27">
            <text:p>Caleb Xiong</text:p>
          </table:table-cell>
          <table:table-cell office:value-type="string" table:style-name="ce27">
            <text:p>Sr. Account Representative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38" table:style-name="ce27">
            <text:p>38</text:p>
          </table:table-cell>
          <table:table-cell office:value-type="date" office:date-value="2011-11-28T00:00:00" table:style-name="ce28">
            <text:p>28-11-2011</text:p>
          </table:table-cell>
          <table:table-cell office:value-type="currency" office:value="74010" table:style-name="ce29">
            <text:p><text:s/>$74,01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13" table:style-name="ce27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477</text:p>
          </table:table-cell>
          <table:table-cell office:value-type="string" table:style-name="ce27">
            <text:p>Connor Grant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27" table:style-name="ce27">
            <text:p>27</text:p>
          </table:table-cell>
          <table:table-cell office:value-type="date" office:date-value="2021-10-13T00:00:00" table:style-name="ce28">
            <text:p>13-10-2021</text:p>
          </table:table-cell>
          <table:table-cell office:value-type="currency" office:value="74077" table:style-name="ce29">
            <text:p><text:s/>$74,07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3" table:style-name="ce27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149</text:p>
          </table:table-cell>
          <table:table-cell office:value-type="string" table:style-name="ce27">
            <text:p>Layla Collins</text:p>
          </table:table-cell>
          <table:table-cell office:value-type="string" table:style-name="ce27">
            <text:p>IT Systems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26" table:style-name="ce27">
            <text:p>26</text:p>
          </table:table-cell>
          <table:table-cell office:value-type="date" office:date-value="2021-03-11T00:00:00" table:style-name="ce28">
            <text:p>11-03-2021</text:p>
          </table:table-cell>
          <table:table-cell office:value-type="currency" office:value="74170" table:style-name="ce29">
            <text:p><text:s/>$74,17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711</text:p>
          </table:table-cell>
          <table:table-cell office:value-type="string" table:style-name="ce27">
            <text:p>Benjamin Ford</text:p>
          </table:table-cell>
          <table:table-cell office:value-type="string" table:style-name="ce27">
            <text:p>Analyst II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31" table:style-name="ce27">
            <text:p>31</text:p>
          </table:table-cell>
          <table:table-cell office:value-type="date" office:date-value="2021-04-22T00:00:00" table:style-name="ce28">
            <text:p>22-04-2021</text:p>
          </table:table-cell>
          <table:table-cell office:value-type="currency" office:value="74215" table:style-name="ce29">
            <text:p><text:s/>$74,21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091</text:p>
          </table:table-cell>
          <table:table-cell office:value-type="string" table:style-name="ce27">
            <text:p>Carter Reed</text:p>
          </table:table-cell>
          <table:table-cell office:value-type="string" table:style-name="ce27">
            <text:p>Development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Black</text:p>
          </table:table-cell>
          <table:table-cell office:value-type="float" office:value="40" table:style-name="ce27">
            <text:p>40</text:p>
          </table:table-cell>
          <table:table-cell office:value-type="date" office:date-value="2005-07-07T00:00:00" table:style-name="ce28">
            <text:p>07-07-2005</text:p>
          </table:table-cell>
          <table:table-cell office:value-type="currency" office:value="74412" table:style-name="ce29">
            <text:p><text:s/>$74,41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20" table:style-name="ce27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136</text:p>
          </table:table-cell>
          <table:table-cell office:value-type="string" table:style-name="ce27">
            <text:p>Mason Cao</text:p>
          </table:table-cell>
          <table:table-cell office:value-type="string" table:style-name="ce27">
            <text:p>Analyst II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52" table:style-name="ce27">
            <text:p>52</text:p>
          </table:table-cell>
          <table:table-cell office:value-type="date" office:date-value="2017-09-14T00:00:00" table:style-name="ce28">
            <text:p>14-09-2017</text:p>
          </table:table-cell>
          <table:table-cell office:value-type="currency" office:value="74449" table:style-name="ce29">
            <text:p><text:s/>$74,449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339</text:p>
          </table:table-cell>
          <table:table-cell office:value-type="string" table:style-name="ce27">
            <text:p>Jeremiah Hernandez</text:p>
          </table:table-cell>
          <table:table-cell office:value-type="string" table:style-name="ce27">
            <text:p>Network Engine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26" table:style-name="ce27">
            <text:p>26</text:p>
          </table:table-cell>
          <table:table-cell office:value-type="date" office:date-value="2019-04-14T00:00:00" table:style-name="ce28">
            <text:p>14-04-2019</text:p>
          </table:table-cell>
          <table:table-cell office:value-type="currency" office:value="74467" table:style-name="ce29">
            <text:p><text:s/>$74,46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875</text:p>
          </table:table-cell>
          <table:table-cell office:value-type="string" table:style-name="ce27">
            <text:p>Madeline Shin</text:p>
          </table:table-cell>
          <table:table-cell office:value-type="string" table:style-name="ce27">
            <text:p>Computer Systems Manag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8" table:style-name="ce27">
            <text:p>48</text:p>
          </table:table-cell>
          <table:table-cell office:value-type="date" office:date-value="2007-01-09T00:00:00" table:style-name="ce28">
            <text:p>09-01-2007</text:p>
          </table:table-cell>
          <table:table-cell office:value-type="currency" office:value="74546" table:style-name="ce29">
            <text:p><text:s/>$74,54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8" table:style-name="ce27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449</text:p>
          </table:table-cell>
          <table:table-cell office:value-type="string" table:style-name="ce27">
            <text:p>Miles Hsu</text:p>
          </table:table-cell>
          <table:table-cell office:value-type="string" table:style-name="ce27">
            <text:p>Analyst II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55" table:style-name="ce27">
            <text:p>55</text:p>
          </table:table-cell>
          <table:table-cell office:value-type="date" office:date-value="2014-03-16T00:00:00" table:style-name="ce28">
            <text:p>16-03-2014</text:p>
          </table:table-cell>
          <table:table-cell office:value-type="currency" office:value="74552" table:style-name="ce29">
            <text:p><text:s/>$74,552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engdu</text:p>
          </table:table-cell>
          <table:table-cell office:value-type="float" office:value="11" table:style-name="ce27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555</text:p>
          </table:table-cell>
          <table:table-cell office:value-type="string" table:style-name="ce27">
            <text:p>Christian Ali</text:p>
          </table:table-cell>
          <table:table-cell office:value-type="string" table:style-name="ce27">
            <text:p>Analyst II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65" table:style-name="ce27">
            <text:p>65</text:p>
          </table:table-cell>
          <table:table-cell office:value-type="date" office:date-value="2001-10-17T00:00:00" table:style-name="ce28">
            <text:p>17-10-2001</text:p>
          </table:table-cell>
          <table:table-cell office:value-type="currency" office:value="74631" table:style-name="ce29">
            <text:p><text:s/>$74,631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23" table:style-name="ce27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988</text:p>
          </table:table-cell>
          <table:table-cell office:value-type="string" table:style-name="ce27">
            <text:p>Dominic Thomas</text:p>
          </table:table-cell>
          <table:table-cell office:value-type="string" table:style-name="ce27">
            <text:p>Analyst II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48" table:style-name="ce27">
            <text:p>48</text:p>
          </table:table-cell>
          <table:table-cell office:value-type="date" office:date-value="2005-09-28T00:00:00" table:style-name="ce28">
            <text:p>28-09-2005</text:p>
          </table:table-cell>
          <table:table-cell office:value-type="currency" office:value="74655" table:style-name="ce29">
            <text:p><text:s/>$74,65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20" table:style-name="ce27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502</text:p>
          </table:table-cell>
          <table:table-cell office:value-type="string" table:style-name="ce27">
            <text:p>Natalia Salazar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44" table:style-name="ce27">
            <text:p>44</text:p>
          </table:table-cell>
          <table:table-cell office:value-type="date" office:date-value="2019-01-02T00:00:00" table:style-name="ce28">
            <text:p>02-01-2019</text:p>
          </table:table-cell>
          <table:table-cell office:value-type="currency" office:value="74691" table:style-name="ce29">
            <text:p><text:s/>$74,691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Manaus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735</text:p>
          </table:table-cell>
          <table:table-cell office:value-type="string" table:style-name="ce27">
            <text:p>Nova Coleman</text:p>
          </table:table-cell>
          <table:table-cell office:value-type="string" table:style-name="ce27">
            <text:p>System Administrator 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44" table:style-name="ce27">
            <text:p>44</text:p>
          </table:table-cell>
          <table:table-cell office:value-type="date" office:date-value="2006-12-13T00:00:00" table:style-name="ce28">
            <text:p>13-12-2006</text:p>
          </table:table-cell>
          <table:table-cell office:value-type="currency" office:value="74738" table:style-name="ce29">
            <text:p><text:s/>$74,73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18" table:style-name="ce27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259</text:p>
          </table:table-cell>
          <table:table-cell office:value-type="string" table:style-name="ce27">
            <text:p>Emily Lau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35" table:style-name="ce27">
            <text:p>35</text:p>
          </table:table-cell>
          <table:table-cell office:value-type="date" office:date-value="2019-03-18T00:00:00" table:style-name="ce28">
            <text:p>18-03-2019</text:p>
          </table:table-cell>
          <table:table-cell office:value-type="currency" office:value="74779" table:style-name="ce29">
            <text:p><text:s/>$74,77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535</text:p>
          </table:table-cell>
          <table:table-cell office:value-type="string" table:style-name="ce27">
            <text:p>Charlotte Vo</text:p>
          </table:table-cell>
          <table:table-cell office:value-type="string" table:style-name="ce27">
            <text:p>System Administrator 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57" table:style-name="ce27">
            <text:p>57</text:p>
          </table:table-cell>
          <table:table-cell office:value-type="date" office:date-value="2014-01-10T00:00:00" table:style-name="ce28">
            <text:p>10-01-2014</text:p>
          </table:table-cell>
          <table:table-cell office:value-type="currency" office:value="74854" table:style-name="ce29">
            <text:p><text:s/>$74,85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1" table:style-name="ce27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701</text:p>
          </table:table-cell>
          <table:table-cell office:value-type="string" table:style-name="ce27">
            <text:p>Madeline Garcia</text:p>
          </table:table-cell>
          <table:table-cell office:value-type="string" table:style-name="ce27">
            <text:p>Sr. Business Partn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45" table:style-name="ce27">
            <text:p>45</text:p>
          </table:table-cell>
          <table:table-cell office:value-type="date" office:date-value="2019-04-26T00:00:00" table:style-name="ce28">
            <text:p>26-04-2019</text:p>
          </table:table-cell>
          <table:table-cell office:value-type="currency" office:value="74891" table:style-name="ce29">
            <text:p><text:s/>$74,891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Rio de Janerio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608</text:p>
          </table:table-cell>
          <table:table-cell office:value-type="string" table:style-name="ce27">
            <text:p>Anna Han</text:p>
          </table:table-cell>
          <table:table-cell office:value-type="string" table:style-name="ce27">
            <text:p>Development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29" table:style-name="ce27">
            <text:p>29</text:p>
          </table:table-cell>
          <table:table-cell office:value-type="date" office:date-value="2019-11-09T00:00:00" table:style-name="ce28">
            <text:p>09-11-2019</text:p>
          </table:table-cell>
          <table:table-cell office:value-type="currency" office:value="75012" table:style-name="ce29">
            <text:p><text:s/>$75,01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121</text:p>
          </table:table-cell>
          <table:table-cell office:value-type="string" table:style-name="ce27">
            <text:p>Levi Brown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Black</text:p>
          </table:table-cell>
          <table:table-cell office:value-type="float" office:value="36" table:style-name="ce27">
            <text:p>36</text:p>
          </table:table-cell>
          <table:table-cell office:value-type="date" office:date-value="2021-12-26T00:00:00" table:style-name="ce28">
            <text:p>26-12-2021</text:p>
          </table:table-cell>
          <table:table-cell office:value-type="currency" office:value="75119" table:style-name="ce29">
            <text:p><text:s/>$75,11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3" table:style-name="ce27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895</text:p>
          </table:table-cell>
          <table:table-cell office:value-type="string" table:style-name="ce27">
            <text:p>Gabriel Zhou</text:p>
          </table:table-cell>
          <table:table-cell office:value-type="string" table:style-name="ce27">
            <text:p>IT Coordinato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25" table:style-name="ce27">
            <text:p>25</text:p>
          </table:table-cell>
          <table:table-cell office:value-type="date" office:date-value="2021-01-17T00:00:00" table:style-name="ce28">
            <text:p>17-01-2021</text:p>
          </table:table-cell>
          <table:table-cell office:value-type="currency" office:value="41844" table:style-name="ce29">
            <text:p><text:s/>$41,844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592</text:p>
          </table:table-cell>
          <table:table-cell office:value-type="string" table:style-name="ce27">
            <text:p>Josephine Richardson</text:p>
          </table:table-cell>
          <table:table-cell office:value-type="string" table:style-name="ce27">
            <text:p>System Administrator 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57" table:style-name="ce27">
            <text:p>57</text:p>
          </table:table-cell>
          <table:table-cell office:value-type="date" office:date-value="1996-02-18T00:00:00" table:style-name="ce28">
            <text:p>18-02-1996</text:p>
          </table:table-cell>
          <table:table-cell office:value-type="currency" office:value="75354" table:style-name="ce29">
            <text:p><text:s/>$75,35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29" table:style-name="ce27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286</text:p>
          </table:table-cell>
          <table:table-cell office:value-type="string" table:style-name="ce27">
            <text:p>Liam Sanders</text:p>
          </table:table-cell>
          <table:table-cell office:value-type="string" table:style-name="ce27">
            <text:p>Sr. Business Partn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46" table:style-name="ce27">
            <text:p>46</text:p>
          </table:table-cell>
          <table:table-cell office:value-type="date" office:date-value="2007-02-20T00:00:00" table:style-name="ce28">
            <text:p>20-02-2007</text:p>
          </table:table-cell>
          <table:table-cell office:value-type="currency" office:value="75579" table:style-name="ce29">
            <text:p><text:s/>$75,57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8" table:style-name="ce27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634</text:p>
          </table:table-cell>
          <table:table-cell office:value-type="string" table:style-name="ce27">
            <text:p>Samantha Chavez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53" table:style-name="ce27">
            <text:p>53</text:p>
          </table:table-cell>
          <table:table-cell office:value-type="date" office:date-value="2017-01-09T00:00:00" table:style-name="ce28">
            <text:p>09-01-2017</text:p>
          </table:table-cell>
          <table:table-cell office:value-type="currency" office:value="75769" table:style-name="ce29">
            <text:p><text:s/>$75,769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Manaus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595</text:p>
          </table:table-cell>
          <table:table-cell office:value-type="string" table:style-name="ce27">
            <text:p>Christopher Howard</text:p>
          </table:table-cell>
          <table:table-cell office:value-type="string" table:style-name="ce27">
            <text:p>Enterprise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61" table:style-name="ce27">
            <text:p>61</text:p>
          </table:table-cell>
          <table:table-cell office:value-type="date" office:date-value="2019-08-26T00:00:00" table:style-name="ce28">
            <text:p>26-08-2019</text:p>
          </table:table-cell>
          <table:table-cell office:value-type="currency" office:value="75780" table:style-name="ce29">
            <text:p><text:s/>$75,78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717</text:p>
          </table:table-cell>
          <table:table-cell office:value-type="string" table:style-name="ce27">
            <text:p>Joseph Ruiz</text:p>
          </table:table-cell>
          <table:table-cell office:value-type="string" table:style-name="ce27">
            <text:p>Field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45" table:style-name="ce27">
            <text:p>45</text:p>
          </table:table-cell>
          <table:table-cell office:value-type="date" office:date-value="2002-02-26T00:00:00" table:style-name="ce28">
            <text:p>26-02-2002</text:p>
          </table:table-cell>
          <table:table-cell office:value-type="currency" office:value="75819" table:style-name="ce29">
            <text:p><text:s/>$75,819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Sao Paulo</text:p>
          </table:table-cell>
          <table:table-cell office:value-type="float" office:value="23" table:style-name="ce27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258</text:p>
          </table:table-cell>
          <table:table-cell office:value-type="string" table:style-name="ce27">
            <text:p>Eliza Chen</text:p>
          </table:table-cell>
          <table:table-cell office:value-type="string" table:style-name="ce27">
            <text:p>Enterprise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36" table:style-name="ce27">
            <text:p>36</text:p>
          </table:table-cell>
          <table:table-cell office:value-type="date" office:date-value="2016-04-29T00:00:00" table:style-name="ce28">
            <text:p>29-04-2016</text:p>
          </table:table-cell>
          <table:table-cell office:value-type="currency" office:value="75862" table:style-name="ce29">
            <text:p><text:s/>$75,86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9" table:style-name="ce27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023</text:p>
          </table:table-cell>
          <table:table-cell office:value-type="string" table:style-name="ce27">
            <text:p>Maverick Mehta</text:p>
          </table:table-cell>
          <table:table-cell office:value-type="string" table:style-name="ce27">
            <text:p>Systems Analys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0" table:style-name="ce27">
            <text:p>40</text:p>
          </table:table-cell>
          <table:table-cell office:value-type="date" office:date-value="2007-07-30T00:00:00" table:style-name="ce28">
            <text:p>30-07-2007</text:p>
          </table:table-cell>
          <table:table-cell office:value-type="currency" office:value="41859" table:style-name="ce29">
            <text:p><text:s/>$41,85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8" table:style-name="ce27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900</text:p>
          </table:table-cell>
          <table:table-cell office:value-type="string" table:style-name="ce27">
            <text:p>Eleanor Delgado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33" table:style-name="ce27">
            <text:p>33</text:p>
          </table:table-cell>
          <table:table-cell office:value-type="date" office:date-value="2014-04-27T00:00:00" table:style-name="ce28">
            <text:p>27-04-2014</text:p>
          </table:table-cell>
          <table:table-cell office:value-type="currency" office:value="75869" table:style-name="ce29">
            <text:p><text:s/>$75,869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Sao Paulo</text:p>
          </table:table-cell>
          <table:table-cell office:value-type="float" office:value="11" table:style-name="ce27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747</text:p>
          </table:table-cell>
          <table:table-cell office:value-type="string" table:style-name="ce27">
            <text:p>Leilani Baker</text:p>
          </table:table-cell>
          <table:table-cell office:value-type="string" table:style-name="ce27">
            <text:p>Technical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59" table:style-name="ce27">
            <text:p>59</text:p>
          </table:table-cell>
          <table:table-cell office:value-type="date" office:date-value="2010-04-04T00:00:00" table:style-name="ce28">
            <text:p>04-04-2010</text:p>
          </table:table-cell>
          <table:table-cell office:value-type="currency" office:value="76027" table:style-name="ce29">
            <text:p><text:s/>$76,02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5" table:style-name="ce27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591</text:p>
          </table:table-cell>
          <table:table-cell office:value-type="string" table:style-name="ce27">
            <text:p>Paisley Trinh</text:p>
          </table:table-cell>
          <table:table-cell office:value-type="string" table:style-name="ce27">
            <text:p>Technical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57" table:style-name="ce27">
            <text:p>57</text:p>
          </table:table-cell>
          <table:table-cell office:value-type="date" office:date-value="1992-05-04T00:00:00" table:style-name="ce28">
            <text:p>04-05-1992</text:p>
          </table:table-cell>
          <table:table-cell office:value-type="currency" office:value="76202" table:style-name="ce29">
            <text:p><text:s/>$76,20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33" table:style-name="ce27">
            <text:p>3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877</text:p>
          </table:table-cell>
          <table:table-cell office:value-type="string" table:style-name="ce27">
            <text:p>Mila Allen</text:p>
          </table:table-cell>
          <table:table-cell office:value-type="string" table:style-name="ce27">
            <text:p>Controls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56" table:style-name="ce27">
            <text:p>56</text:p>
          </table:table-cell>
          <table:table-cell office:value-type="date" office:date-value="2015-10-14T00:00:00" table:style-name="ce28">
            <text:p>14-10-2015</text:p>
          </table:table-cell>
          <table:table-cell office:value-type="currency" office:value="76272" table:style-name="ce29">
            <text:p><text:s/>$76,27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9" table:style-name="ce27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466</text:p>
          </table:table-cell>
          <table:table-cell office:value-type="string" table:style-name="ce27">
            <text:p>Connor Bell</text:p>
          </table:table-cell>
          <table:table-cell office:value-type="string" table:style-name="ce27">
            <text:p>Network Administrato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Black</text:p>
          </table:table-cell>
          <table:table-cell office:value-type="float" office:value="54" table:style-name="ce27">
            <text:p>54</text:p>
          </table:table-cell>
          <table:table-cell office:value-type="date" office:date-value="2000-04-01T00:00:00" table:style-name="ce28">
            <text:p>01-04-2000</text:p>
          </table:table-cell>
          <table:table-cell office:value-type="currency" office:value="76352" table:style-name="ce29">
            <text:p><text:s/>$76,35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25" table:style-name="ce27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966</text:p>
          </table:table-cell>
          <table:table-cell office:value-type="string" table:style-name="ce27">
            <text:p>William Foster</text:p>
          </table:table-cell>
          <table:table-cell office:value-type="string" table:style-name="ce27">
            <text:p>Field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58" table:style-name="ce27">
            <text:p>58</text:p>
          </table:table-cell>
          <table:table-cell office:value-type="date" office:date-value="2002-05-23T00:00:00" table:style-name="ce28">
            <text:p>23-05-2002</text:p>
          </table:table-cell>
          <table:table-cell office:value-type="currency" office:value="76354" table:style-name="ce29">
            <text:p><text:s/>$76,35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23" table:style-name="ce27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429</text:p>
          </table:table-cell>
          <table:table-cell office:value-type="string" table:style-name="ce27">
            <text:p>Dylan Wilson</text:p>
          </table:table-cell>
          <table:table-cell office:value-type="string" table:style-name="ce27">
            <text:p>Network Administrato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48" table:style-name="ce27">
            <text:p>48</text:p>
          </table:table-cell>
          <table:table-cell office:value-type="date" office:date-value="2006-09-27T00:00:00" table:style-name="ce28">
            <text:p>27-09-2006</text:p>
          </table:table-cell>
          <table:table-cell office:value-type="currency" office:value="76505" table:style-name="ce29">
            <text:p><text:s/>$76,50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9" table:style-name="ce27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431</text:p>
          </table:table-cell>
          <table:table-cell office:value-type="string" table:style-name="ce27">
            <text:p>Eliza Hernandez</text:p>
          </table:table-cell>
          <table:table-cell office:value-type="string" table:style-name="ce27">
            <text:p>Network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48" table:style-name="ce27">
            <text:p>48</text:p>
          </table:table-cell>
          <table:table-cell office:value-type="date" office:date-value="2019-07-04T00:00:00" table:style-name="ce28">
            <text:p>04-07-2019</text:p>
          </table:table-cell>
          <table:table-cell office:value-type="currency" office:value="76588" table:style-name="ce29">
            <text:p><text:s/>$76,588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Rio de Janerio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145</text:p>
          </table:table-cell>
          <table:table-cell office:value-type="string" table:style-name="ce27">
            <text:p>Alexander Rivera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58" table:style-name="ce27">
            <text:p>58</text:p>
          </table:table-cell>
          <table:table-cell office:value-type="date" office:date-value="2009-04-27T00:00:00" table:style-name="ce28">
            <text:p>27-04-2009</text:p>
          </table:table-cell>
          <table:table-cell office:value-type="currency" office:value="76802" table:style-name="ce29">
            <text:p><text:s/>$76,802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Manaus</text:p>
          </table:table-cell>
          <table:table-cell office:value-type="float" office:value="16" table:style-name="ce27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689</text:p>
          </table:table-cell>
          <table:table-cell office:value-type="string" table:style-name="ce27">
            <text:p>Wesley Gray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62" table:style-name="ce27">
            <text:p>62</text:p>
          </table:table-cell>
          <table:table-cell office:value-type="date" office:date-value="2003-04-22T00:00:00" table:style-name="ce28">
            <text:p>22-04-2003</text:p>
          </table:table-cell>
          <table:table-cell office:value-type="currency" office:value="76906" table:style-name="ce29">
            <text:p><text:s/>$76,90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22" table:style-name="ce27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192</text:p>
          </table:table-cell>
          <table:table-cell office:value-type="string" table:style-name="ce27">
            <text:p>Lucy Avila</text:p>
          </table:table-cell>
          <table:table-cell office:value-type="string" table:style-name="ce27">
            <text:p>Solutions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43" table:style-name="ce27">
            <text:p>43</text:p>
          </table:table-cell>
          <table:table-cell office:value-type="date" office:date-value="2010-04-22T00:00:00" table:style-name="ce28">
            <text:p>22-04-2010</text:p>
          </table:table-cell>
          <table:table-cell office:value-type="currency" office:value="76912" table:style-name="ce29">
            <text:p><text:s/>$76,912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Sao Paulo</text:p>
          </table:table-cell>
          <table:table-cell office:value-type="float" office:value="15" table:style-name="ce27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838</text:p>
          </table:table-cell>
          <table:table-cell office:value-type="string" table:style-name="ce27">
            <text:p>Madeline Walker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34" table:style-name="ce27">
            <text:p>34</text:p>
          </table:table-cell>
          <table:table-cell office:value-type="date" office:date-value="2018-06-13T00:00:00" table:style-name="ce28">
            <text:p>13-06-2018</text:p>
          </table:table-cell>
          <table:table-cell office:value-type="currency" office:value="77203" table:style-name="ce29">
            <text:p><text:s/>$77,20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927</text:p>
          </table:table-cell>
          <table:table-cell office:value-type="string" table:style-name="ce27">
            <text:p>Ezekiel Bryant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55" table:style-name="ce27">
            <text:p>55</text:p>
          </table:table-cell>
          <table:table-cell office:value-type="date" office:date-value="2002-07-19T00:00:00" table:style-name="ce28">
            <text:p>19-07-2002</text:p>
          </table:table-cell>
          <table:table-cell office:value-type="currency" office:value="77396" table:style-name="ce29">
            <text:p><text:s/>$77,39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23" table:style-name="ce27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856</text:p>
          </table:table-cell>
          <table:table-cell office:value-type="string" table:style-name="ce27">
            <text:p>Amelia Kaur</text:p>
          </table:table-cell>
          <table:table-cell office:value-type="string" table:style-name="ce27">
            <text:p>Operations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30" table:style-name="ce27">
            <text:p>30</text:p>
          </table:table-cell>
          <table:table-cell office:value-type="date" office:date-value="2015-11-14T00:00:00" table:style-name="ce28">
            <text:p>14-11-2015</text:p>
          </table:table-cell>
          <table:table-cell office:value-type="currency" office:value="77442" table:style-name="ce29">
            <text:p><text:s/>$77,44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9" table:style-name="ce27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649</text:p>
          </table:table-cell>
          <table:table-cell office:value-type="string" table:style-name="ce27">
            <text:p>Eva Alvarado</text:p>
          </table:table-cell>
          <table:table-cell office:value-type="string" table:style-name="ce27">
            <text:p>Computer Systems Manag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46" table:style-name="ce27">
            <text:p>46</text:p>
          </table:table-cell>
          <table:table-cell office:value-type="date" office:date-value="2017-04-24T00:00:00" table:style-name="ce28">
            <text:p>24-04-2017</text:p>
          </table:table-cell>
          <table:table-cell office:value-type="currency" office:value="77461" table:style-name="ce29">
            <text:p><text:s/>$77,461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Sao Paulo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157</text:p>
          </table:table-cell>
          <table:table-cell office:value-type="string" table:style-name="ce27">
            <text:p>William Cao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63" table:style-name="ce27">
            <text:p>63</text:p>
          </table:table-cell>
          <table:table-cell office:value-type="date" office:date-value="2017-02-12T00:00:00" table:style-name="ce28">
            <text:p>12-02-2017</text:p>
          </table:table-cell>
          <table:table-cell office:value-type="currency" office:value="77629" table:style-name="ce29">
            <text:p><text:s/>$77,629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834</text:p>
          </table:table-cell>
          <table:table-cell office:value-type="string" table:style-name="ce27">
            <text:p>Chloe Allen</text:p>
          </table:table-cell>
          <table:table-cell office:value-type="string" table:style-name="ce27">
            <text:p>Solutions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64" table:style-name="ce27">
            <text:p>64</text:p>
          </table:table-cell>
          <table:table-cell office:value-type="date" office:date-value="2004-07-08T00:00:00" table:style-name="ce28">
            <text:p>08-07-2004</text:p>
          </table:table-cell>
          <table:table-cell office:value-type="currency" office:value="77903" table:style-name="ce29">
            <text:p><text:s/>$77,90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21" table:style-name="ce27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090</text:p>
          </table:table-cell>
          <table:table-cell office:value-type="string" table:style-name="ce27">
            <text:p>Jacob Cheng</text:p>
          </table:table-cell>
          <table:table-cell office:value-type="string" table:style-name="ce27">
            <text:p>Quality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59" table:style-name="ce27">
            <text:p>59</text:p>
          </table:table-cell>
          <table:table-cell office:value-type="date" office:date-value="2009-12-23T00:00:00" table:style-name="ce28">
            <text:p>23-12-2009</text:p>
          </table:table-cell>
          <table:table-cell office:value-type="currency" office:value="78006" table:style-name="ce29">
            <text:p><text:s/>$78,00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15" table:style-name="ce27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555</text:p>
          </table:table-cell>
          <table:table-cell office:value-type="string" table:style-name="ce27">
            <text:p>Landon Lopez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38" table:style-name="ce27">
            <text:p>38</text:p>
          </table:table-cell>
          <table:table-cell office:value-type="date" office:date-value="2008-07-05T00:00:00" table:style-name="ce28">
            <text:p>05-07-2008</text:p>
          </table:table-cell>
          <table:table-cell office:value-type="currency" office:value="78056" table:style-name="ce29">
            <text:p><text:s/>$78,056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Sao Paulo</text:p>
          </table:table-cell>
          <table:table-cell office:value-type="float" office:value="17" table:style-name="ce27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363</text:p>
          </table:table-cell>
          <table:table-cell office:value-type="string" table:style-name="ce27">
            <text:p>Ayla Daniels</text:p>
          </table:table-cell>
          <table:table-cell office:value-type="string" table:style-name="ce27">
            <text:p>Technical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53" table:style-name="ce27">
            <text:p>53</text:p>
          </table:table-cell>
          <table:table-cell office:value-type="date" office:date-value="1997-04-23T00:00:00" table:style-name="ce28">
            <text:p>23-04-1997</text:p>
          </table:table-cell>
          <table:table-cell office:value-type="currency" office:value="78153" table:style-name="ce29">
            <text:p><text:s/>$78,15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28" table:style-name="ce27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403</text:p>
          </table:table-cell>
          <table:table-cell office:value-type="string" table:style-name="ce27">
            <text:p>Liliana Soto</text:p>
          </table:table-cell>
          <table:table-cell office:value-type="string" table:style-name="ce27">
            <text:p>Business Partn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58" table:style-name="ce27">
            <text:p>58</text:p>
          </table:table-cell>
          <table:table-cell office:value-type="date" office:date-value="2010-10-12T00:00:00" table:style-name="ce28">
            <text:p>12-10-2010</text:p>
          </table:table-cell>
          <table:table-cell office:value-type="currency" office:value="43001" table:style-name="ce29">
            <text:p><text:s/>$43,00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14" table:style-name="ce27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332</text:p>
          </table:table-cell>
          <table:table-cell office:value-type="string" table:style-name="ce27">
            <text:p>Ezra Simmons</text:p>
          </table:table-cell>
          <table:table-cell office:value-type="string" table:style-name="ce27">
            <text:p>Automation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38" table:style-name="ce27">
            <text:p>38</text:p>
          </table:table-cell>
          <table:table-cell office:value-type="date" office:date-value="2010-07-01T00:00:00" table:style-name="ce28">
            <text:p>01-07-2010</text:p>
          </table:table-cell>
          <table:table-cell office:value-type="currency" office:value="78237" table:style-name="ce29">
            <text:p><text:s/>$78,23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15" table:style-name="ce27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185</text:p>
          </table:table-cell>
          <table:table-cell office:value-type="string" table:style-name="ce27">
            <text:p>Aubrey Yoon</text:p>
          </table:table-cell>
          <table:table-cell office:value-type="string" table:style-name="ce27">
            <text:p>Sr. Business Partn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60" table:style-name="ce27">
            <text:p>60</text:p>
          </table:table-cell>
          <table:table-cell office:value-type="date" office:date-value="2005-11-11T00:00:00" table:style-name="ce28">
            <text:p>11-11-2005</text:p>
          </table:table-cell>
          <table:table-cell office:value-type="currency" office:value="78388" table:style-name="ce29">
            <text:p><text:s/>$78,388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19" table:style-name="ce27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349</text:p>
          </table:table-cell>
          <table:table-cell office:value-type="string" table:style-name="ce27">
            <text:p>Anna Mehta</text:p>
          </table:table-cell>
          <table:table-cell office:value-type="string" table:style-name="ce27">
            <text:p>Cloud Infrastructure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32" table:style-name="ce27">
            <text:p>32</text:p>
          </table:table-cell>
          <table:table-cell office:value-type="date" office:date-value="2020-01-05T00:00:00" table:style-name="ce28">
            <text:p>05-01-2020</text:p>
          </table:table-cell>
          <table:table-cell office:value-type="currency" office:value="78844" table:style-name="ce29">
            <text:p><text:s/>$78,84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532</text:p>
          </table:table-cell>
          <table:table-cell office:value-type="string" table:style-name="ce27">
            <text:p>Jaxson Santiago</text:p>
          </table:table-cell>
          <table:table-cell office:value-type="string" table:style-name="ce27">
            <text:p>Engineering Manag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56" table:style-name="ce27">
            <text:p>56</text:p>
          </table:table-cell>
          <table:table-cell office:value-type="date" office:date-value="2018-09-20T00:00:00" table:style-name="ce28">
            <text:p>20-09-2018</text:p>
          </table:table-cell>
          <table:table-cell office:value-type="currency" office:value="78938" table:style-name="ce29">
            <text:p><text:s/>$78,93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285</text:p>
          </table:table-cell>
          <table:table-cell office:value-type="string" table:style-name="ce27">
            <text:p>Riley Padilla</text:p>
          </table:table-cell>
          <table:table-cell office:value-type="string" table:style-name="ce27">
            <text:p>Technical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35" table:style-name="ce27">
            <text:p>35</text:p>
          </table:table-cell>
          <table:table-cell office:value-type="date" office:date-value="2013-05-15T00:00:00" table:style-name="ce28">
            <text:p>15-05-2013</text:p>
          </table:table-cell>
          <table:table-cell office:value-type="currency" office:value="78940" table:style-name="ce29">
            <text:p><text:s/>$78,94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12" table:style-name="ce27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371</text:p>
          </table:table-cell>
          <table:table-cell office:value-type="string" table:style-name="ce27">
            <text:p>Melody Grant</text:p>
          </table:table-cell>
          <table:table-cell office:value-type="string" table:style-name="ce27">
            <text:p>Quality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41" table:style-name="ce27">
            <text:p>41</text:p>
          </table:table-cell>
          <table:table-cell office:value-type="date" office:date-value="2005-10-07T00:00:00" table:style-name="ce28">
            <text:p>07-10-2005</text:p>
          </table:table-cell>
          <table:table-cell office:value-type="currency" office:value="79352" table:style-name="ce29">
            <text:p><text:s/>$79,35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9" table:style-name="ce27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178</text:p>
          </table:table-cell>
          <table:table-cell office:value-type="string" table:style-name="ce27">
            <text:p>Harper Alexander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26" table:style-name="ce27">
            <text:p>26</text:p>
          </table:table-cell>
          <table:table-cell office:value-type="date" office:date-value="2019-10-14T00:00:00" table:style-name="ce28">
            <text:p>14-10-2019</text:p>
          </table:table-cell>
          <table:table-cell office:value-type="currency" office:value="79356" table:style-name="ce29">
            <text:p><text:s/>$79,35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553</text:p>
          </table:table-cell>
          <table:table-cell office:value-type="string" table:style-name="ce27">
            <text:p>Isla Yoon</text:p>
          </table:table-cell>
          <table:table-cell office:value-type="string" table:style-name="ce27">
            <text:p>Quality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50" table:style-name="ce27">
            <text:p>50</text:p>
          </table:table-cell>
          <table:table-cell office:value-type="date" office:date-value="2013-05-10T00:00:00" table:style-name="ce28">
            <text:p>10-05-2013</text:p>
          </table:table-cell>
          <table:table-cell office:value-type="currency" office:value="79388" table:style-name="ce29">
            <text:p><text:s/>$79,38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12" table:style-name="ce27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508</text:p>
          </table:table-cell>
          <table:table-cell office:value-type="string" table:style-name="ce27">
            <text:p>Thomas Jung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50" table:style-name="ce27">
            <text:p>50</text:p>
          </table:table-cell>
          <table:table-cell office:value-type="date" office:date-value="2009-10-23T00:00:00" table:style-name="ce28">
            <text:p>23-10-2009</text:p>
          </table:table-cell>
          <table:table-cell office:value-type="currency" office:value="79447" table:style-name="ce29">
            <text:p><text:s/>$79,447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Shanghai</text:p>
          </table:table-cell>
          <table:table-cell office:value-type="float" office:value="15" table:style-name="ce27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265</text:p>
          </table:table-cell>
          <table:table-cell office:value-type="string" table:style-name="ce27">
            <text:p>Natalia Diaz</text:p>
          </table:table-cell>
          <table:table-cell office:value-type="string" table:style-name="ce27">
            <text:p>Operations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62" table:style-name="ce27">
            <text:p>62</text:p>
          </table:table-cell>
          <table:table-cell office:value-type="date" office:date-value="2006-10-12T00:00:00" table:style-name="ce28">
            <text:p>12-10-2006</text:p>
          </table:table-cell>
          <table:table-cell office:value-type="currency" office:value="79785" table:style-name="ce29">
            <text:p><text:s/>$79,78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18" table:style-name="ce27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291</text:p>
          </table:table-cell>
          <table:table-cell office:value-type="string" table:style-name="ce27">
            <text:p>Thomas Aguilar</text:p>
          </table:table-cell>
          <table:table-cell office:value-type="string" table:style-name="ce27">
            <text:p>Sr. Account Representative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45" table:style-name="ce27">
            <text:p>45</text:p>
          </table:table-cell>
          <table:table-cell office:value-type="date" office:date-value="2021-02-10T00:00:00" table:style-name="ce28">
            <text:p>10-02-2021</text:p>
          </table:table-cell>
          <table:table-cell office:value-type="currency" office:value="79882" table:style-name="ce29">
            <text:p><text:s/>$79,88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185</text:p>
          </table:table-cell>
          <table:table-cell office:value-type="string" table:style-name="ce27">
            <text:p>Wyatt Rojas</text:p>
          </table:table-cell>
          <table:table-cell office:value-type="string" table:style-name="ce27">
            <text:p>Computer Systems Manag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32" table:style-name="ce27">
            <text:p>32</text:p>
          </table:table-cell>
          <table:table-cell office:value-type="date" office:date-value="2013-03-20T00:00:00" table:style-name="ce28">
            <text:p>20-03-2013</text:p>
          </table:table-cell>
          <table:table-cell office:value-type="currency" office:value="79921" table:style-name="ce29">
            <text:p><text:s/>$79,92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12" table:style-name="ce27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906</text:p>
          </table:table-cell>
          <table:table-cell office:value-type="string" table:style-name="ce27">
            <text:p>Piper Richardson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38" table:style-name="ce27">
            <text:p>38</text:p>
          </table:table-cell>
          <table:table-cell office:value-type="date" office:date-value="2008-01-27T00:00:00" table:style-name="ce28">
            <text:p>27-01-2008</text:p>
          </table:table-cell>
          <table:table-cell office:value-type="currency" office:value="80024" table:style-name="ce29">
            <text:p><text:s/>$80,02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17" table:style-name="ce27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784</text:p>
          </table:table-cell>
          <table:table-cell office:value-type="string" table:style-name="ce27">
            <text:p>Joshua Lin</text:p>
          </table:table-cell>
          <table:table-cell office:value-type="string" table:style-name="ce27">
            <text:p>Technical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37" table:style-name="ce27">
            <text:p>37</text:p>
          </table:table-cell>
          <table:table-cell office:value-type="date" office:date-value="2016-02-05T00:00:00" table:style-name="ce28">
            <text:p>05-02-2016</text:p>
          </table:table-cell>
          <table:table-cell office:value-type="currency" office:value="80055" table:style-name="ce29">
            <text:p><text:s/>$80,055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9" table:style-name="ce27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691</text:p>
          </table:table-cell>
          <table:table-cell office:value-type="string" table:style-name="ce27">
            <text:p>Colton Garcia</text:p>
          </table:table-cell>
          <table:table-cell office:value-type="string" table:style-name="ce27">
            <text:p>Solutions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55" table:style-name="ce27">
            <text:p>55</text:p>
          </table:table-cell>
          <table:table-cell office:value-type="date" office:date-value="1993-11-17T00:00:00" table:style-name="ce28">
            <text:p>17-11-1993</text:p>
          </table:table-cell>
          <table:table-cell office:value-type="currency" office:value="80170" table:style-name="ce29">
            <text:p><text:s/>$80,17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31" table:style-name="ce27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535</text:p>
          </table:table-cell>
          <table:table-cell office:value-type="string" table:style-name="ce27">
            <text:p>Caroline Perez</text:p>
          </table:table-cell>
          <table:table-cell office:value-type="string" table:style-name="ce27">
            <text:p>Controls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29" table:style-name="ce27">
            <text:p>29</text:p>
          </table:table-cell>
          <table:table-cell office:value-type="date" office:date-value="2018-01-14T00:00:00" table:style-name="ce28">
            <text:p>14-01-2018</text:p>
          </table:table-cell>
          <table:table-cell office:value-type="currency" office:value="80516" table:style-name="ce29">
            <text:p><text:s/>$80,516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Sao Paulo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598</text:p>
          </table:table-cell>
          <table:table-cell office:value-type="string" table:style-name="ce27">
            <text:p>Violet Garcia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35" table:style-name="ce27">
            <text:p>35</text:p>
          </table:table-cell>
          <table:table-cell office:value-type="date" office:date-value="2017-01-10T00:00:00" table:style-name="ce28">
            <text:p>10-01-2017</text:p>
          </table:table-cell>
          <table:table-cell office:value-type="currency" office:value="80622" table:style-name="ce29">
            <text:p><text:s/>$80,62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956</text:p>
          </table:table-cell>
          <table:table-cell office:value-type="string" table:style-name="ce27">
            <text:p>Eleanor Chau</text:p>
          </table:table-cell>
          <table:table-cell office:value-type="string" table:style-name="ce27">
            <text:p>Development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37" table:style-name="ce27">
            <text:p>37</text:p>
          </table:table-cell>
          <table:table-cell office:value-type="date" office:date-value="2020-03-08T00:00:00" table:style-name="ce28">
            <text:p>08-03-2020</text:p>
          </table:table-cell>
          <table:table-cell office:value-type="currency" office:value="80659" table:style-name="ce29">
            <text:p><text:s/>$80,65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005</text:p>
          </table:table-cell>
          <table:table-cell office:value-type="string" table:style-name="ce27">
            <text:p>Lincoln Wong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9" table:style-name="ce27">
            <text:p>49</text:p>
          </table:table-cell>
          <table:table-cell office:value-type="date" office:date-value="2019-06-07T00:00:00" table:style-name="ce28">
            <text:p>07-06-2019</text:p>
          </table:table-cell>
          <table:table-cell office:value-type="currency" office:value="80700" table:style-name="ce29">
            <text:p><text:s/>$80,70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467</text:p>
          </table:table-cell>
          <table:table-cell office:value-type="string" table:style-name="ce27">
            <text:p>Sofia Dinh</text:p>
          </table:table-cell>
          <table:table-cell office:value-type="string" table:style-name="ce27">
            <text:p>Operations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55" table:style-name="ce27">
            <text:p>55</text:p>
          </table:table-cell>
          <table:table-cell office:value-type="date" office:date-value="1995-08-04T00:00:00" table:style-name="ce28">
            <text:p>04-08-1995</text:p>
          </table:table-cell>
          <table:table-cell office:value-type="currency" office:value="80701" table:style-name="ce29">
            <text:p><text:s/>$80,70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30" table:style-name="ce27">
            <text:p>3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798</text:p>
          </table:table-cell>
          <table:table-cell office:value-type="string" table:style-name="ce27">
            <text:p>Charles Henderson</text:p>
          </table:table-cell>
          <table:table-cell office:value-type="string" table:style-name="ce27">
            <text:p>Systems Analys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48" table:style-name="ce27">
            <text:p>48</text:p>
          </table:table-cell>
          <table:table-cell office:value-type="date" office:date-value="2002-02-11T00:00:00" table:style-name="ce28">
            <text:p>11-02-2002</text:p>
          </table:table-cell>
          <table:table-cell office:value-type="currency" office:value="43080" table:style-name="ce29">
            <text:p><text:s/>$43,08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23" table:style-name="ce27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461</text:p>
          </table:table-cell>
          <table:table-cell office:value-type="string" table:style-name="ce27">
            <text:p>Nathan Lau</text:p>
          </table:table-cell>
          <table:table-cell office:value-type="string" table:style-name="ce27">
            <text:p>Business Partn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35" table:style-name="ce27">
            <text:p>35</text:p>
          </table:table-cell>
          <table:table-cell office:value-type="date" office:date-value="2011-02-22T00:00:00" table:style-name="ce28">
            <text:p>22-02-2011</text:p>
          </table:table-cell>
          <table:table-cell office:value-type="currency" office:value="43336" table:style-name="ce29">
            <text:p><text:s/>$43,33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14" table:style-name="ce27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369</text:p>
          </table:table-cell>
          <table:table-cell office:value-type="string" table:style-name="ce27">
            <text:p>Santiago f Gray</text:p>
          </table:table-cell>
          <table:table-cell office:value-type="string" table:style-name="ce27">
            <text:p>Quality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27" table:style-name="ce27">
            <text:p>27</text:p>
          </table:table-cell>
          <table:table-cell office:value-type="date" office:date-value="2018-09-11T00:00:00" table:style-name="ce28">
            <text:p>11-09-2018</text:p>
          </table:table-cell>
          <table:table-cell office:value-type="currency" office:value="80745" table:style-name="ce29">
            <text:p><text:s/>$80,74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861</text:p>
          </table:table-cell>
          <table:table-cell office:value-type="string" table:style-name="ce27">
            <text:p>Daniel Perry</text:p>
          </table:table-cell>
          <table:table-cell office:value-type="string" table:style-name="ce27">
            <text:p>Enterprise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62" table:style-name="ce27">
            <text:p>62</text:p>
          </table:table-cell>
          <table:table-cell office:value-type="date" office:date-value="2001-04-15T00:00:00" table:style-name="ce28">
            <text:p>15-04-2001</text:p>
          </table:table-cell>
          <table:table-cell office:value-type="currency" office:value="80921" table:style-name="ce29">
            <text:p><text:s/>$80,92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24" table:style-name="ce27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939</text:p>
          </table:table-cell>
          <table:table-cell office:value-type="string" table:style-name="ce27">
            <text:p>Julian Fong</text:p>
          </table:table-cell>
          <table:table-cell office:value-type="string" table:style-name="ce27">
            <text:p>Quality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61" table:style-name="ce27">
            <text:p>61</text:p>
          </table:table-cell>
          <table:table-cell office:value-type="date" office:date-value="2002-11-22T00:00:00" table:style-name="ce28">
            <text:p>22-11-2002</text:p>
          </table:table-cell>
          <table:table-cell office:value-type="currency" office:value="80950" table:style-name="ce29">
            <text:p><text:s/>$80,950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22" table:style-name="ce27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479</text:p>
          </table:table-cell>
          <table:table-cell office:value-type="string" table:style-name="ce27">
            <text:p>Serenity Bailey</text:p>
          </table:table-cell>
          <table:table-cell office:value-type="string" table:style-name="ce27">
            <text:p>IT Systems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55" table:style-name="ce27">
            <text:p>55</text:p>
          </table:table-cell>
          <table:table-cell office:value-type="date" office:date-value="2011-11-21T00:00:00" table:style-name="ce28">
            <text:p>21-11-2011</text:p>
          </table:table-cell>
          <table:table-cell office:value-type="currency" office:value="81218" table:style-name="ce29">
            <text:p><text:s/>$81,21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13" table:style-name="ce27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019</text:p>
          </table:table-cell>
          <table:table-cell office:value-type="string" table:style-name="ce27">
            <text:p>Dominic Scott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45" table:style-name="ce27">
            <text:p>45</text:p>
          </table:table-cell>
          <table:table-cell office:value-type="date" office:date-value="2011-03-16T00:00:00" table:style-name="ce28">
            <text:p>16-03-2011</text:p>
          </table:table-cell>
          <table:table-cell office:value-type="currency" office:value="81687" table:style-name="ce29">
            <text:p><text:s/>$81,68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14" table:style-name="ce27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335</text:p>
          </table:table-cell>
          <table:table-cell office:value-type="string" table:style-name="ce27">
            <text:p>Parker Allen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31" table:style-name="ce27">
            <text:p>31</text:p>
          </table:table-cell>
          <table:table-cell office:value-type="date" office:date-value="2018-08-13T00:00:00" table:style-name="ce28">
            <text:p>13-08-2018</text:p>
          </table:table-cell>
          <table:table-cell office:value-type="currency" office:value="81828" table:style-name="ce29">
            <text:p><text:s/>$81,82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484</text:p>
          </table:table-cell>
          <table:table-cell office:value-type="string" table:style-name="ce27">
            <text:p>Anna Zhu</text:p>
          </table:table-cell>
          <table:table-cell office:value-type="string" table:style-name="ce27">
            <text:p>Service Desk Analys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8" table:style-name="ce27">
            <text:p>48</text:p>
          </table:table-cell>
          <table:table-cell office:value-type="date" office:date-value="2003-08-22T00:00:00" table:style-name="ce28">
            <text:p>22-08-2003</text:p>
          </table:table-cell>
          <table:table-cell office:value-type="currency" office:value="82017" table:style-name="ce29">
            <text:p><text:s/>$82,017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22" table:style-name="ce27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638</text:p>
          </table:table-cell>
          <table:table-cell office:value-type="string" table:style-name="ce27">
            <text:p>Maria He</text:p>
          </table:table-cell>
          <table:table-cell office:value-type="string" table:style-name="ce27">
            <text:p>IT Systems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5" table:style-name="ce27">
            <text:p>45</text:p>
          </table:table-cell>
          <table:table-cell office:value-type="date" office:date-value="2010-08-28T00:00:00" table:style-name="ce28">
            <text:p>28-08-2010</text:p>
          </table:table-cell>
          <table:table-cell office:value-type="currency" office:value="82162" table:style-name="ce29">
            <text:p><text:s/>$82,162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15" table:style-name="ce27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429</text:p>
          </table:table-cell>
          <table:table-cell office:value-type="string" table:style-name="ce27">
            <text:p>Ian Wu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51" table:style-name="ce27">
            <text:p>51</text:p>
          </table:table-cell>
          <table:table-cell office:value-type="date" office:date-value="2012-04-14T00:00:00" table:style-name="ce28">
            <text:p>14-04-2012</text:p>
          </table:table-cell>
          <table:table-cell office:value-type="currency" office:value="82300" table:style-name="ce29">
            <text:p><text:s/>$82,300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engdu</text:p>
          </table:table-cell>
          <table:table-cell office:value-type="float" office:value="13" table:style-name="ce27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099</text:p>
          </table:table-cell>
          <table:table-cell office:value-type="string" table:style-name="ce27">
            <text:p>Brooklyn Salazar</text:p>
          </table:table-cell>
          <table:table-cell office:value-type="string" table:style-name="ce27">
            <text:p>IT Systems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44" table:style-name="ce27">
            <text:p>44</text:p>
          </table:table-cell>
          <table:table-cell office:value-type="date" office:date-value="2011-03-01T00:00:00" table:style-name="ce28">
            <text:p>01-03-2011</text:p>
          </table:table-cell>
          <table:table-cell office:value-type="currency" office:value="82462" table:style-name="ce29">
            <text:p><text:s/>$82,46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14" table:style-name="ce27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488</text:p>
          </table:table-cell>
          <table:table-cell office:value-type="string" table:style-name="ce27">
            <text:p>Emery Hunter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28" table:style-name="ce27">
            <text:p>28</text:p>
          </table:table-cell>
          <table:table-cell office:value-type="date" office:date-value="2021-07-03T00:00:00" table:style-name="ce28">
            <text:p>03-07-2021</text:p>
          </table:table-cell>
          <table:table-cell office:value-type="currency" office:value="82739" table:style-name="ce29">
            <text:p><text:s/>$82,73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830</text:p>
          </table:table-cell>
          <table:table-cell office:value-type="string" table:style-name="ce27">
            <text:p>Madison Her</text:p>
          </table:table-cell>
          <table:table-cell office:value-type="string" table:style-name="ce27">
            <text:p>Technical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56" table:style-name="ce27">
            <text:p>56</text:p>
          </table:table-cell>
          <table:table-cell office:value-type="date" office:date-value="1996-06-22T00:00:00" table:style-name="ce28">
            <text:p>22-06-1996</text:p>
          </table:table-cell>
          <table:table-cell office:value-type="currency" office:value="82806" table:style-name="ce29">
            <text:p><text:s/>$82,80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29" table:style-name="ce27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855</text:p>
          </table:table-cell>
          <table:table-cell office:value-type="string" table:style-name="ce27">
            <text:p>Piper Cheng</text:p>
          </table:table-cell>
          <table:table-cell office:value-type="string" table:style-name="ce27">
            <text:p>Enterprise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62" table:style-name="ce27">
            <text:p>62</text:p>
          </table:table-cell>
          <table:table-cell office:value-type="date" office:date-value="2009-03-15T00:00:00" table:style-name="ce28">
            <text:p>15-03-2009</text:p>
          </table:table-cell>
          <table:table-cell office:value-type="currency" office:value="82839" table:style-name="ce29">
            <text:p><text:s/>$82,83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16" table:style-name="ce27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417</text:p>
          </table:table-cell>
          <table:table-cell office:value-type="string" table:style-name="ce27">
            <text:p>Leah Pena</text:p>
          </table:table-cell>
          <table:table-cell office:value-type="string" table:style-name="ce27">
            <text:p>Enterprise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57" table:style-name="ce27">
            <text:p>57</text:p>
          </table:table-cell>
          <table:table-cell office:value-type="date" office:date-value="1994-01-03T00:00:00" table:style-name="ce28">
            <text:p>03-01-1994</text:p>
          </table:table-cell>
          <table:table-cell office:value-type="currency" office:value="82872" table:style-name="ce29">
            <text:p><text:s/>$82,872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Manaus</text:p>
          </table:table-cell>
          <table:table-cell office:value-type="float" office:value="31" table:style-name="ce27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242</text:p>
          </table:table-cell>
          <table:table-cell office:value-type="string" table:style-name="ce27">
            <text:p>Alice Lopez</text:p>
          </table:table-cell>
          <table:table-cell office:value-type="string" table:style-name="ce27">
            <text:p>Test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48" table:style-name="ce27">
            <text:p>48</text:p>
          </table:table-cell>
          <table:table-cell office:value-type="date" office:date-value="2009-06-27T00:00:00" table:style-name="ce28">
            <text:p>27-06-2009</text:p>
          </table:table-cell>
          <table:table-cell office:value-type="currency" office:value="82907" table:style-name="ce29">
            <text:p><text:s/>$82,90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6" table:style-name="ce27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035</text:p>
          </table:table-cell>
          <table:table-cell office:value-type="string" table:style-name="ce27">
            <text:p>Penelope Johnson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34" table:style-name="ce27">
            <text:p>34</text:p>
          </table:table-cell>
          <table:table-cell office:value-type="date" office:date-value="2012-06-25T00:00:00" table:style-name="ce28">
            <text:p>25-06-2012</text:p>
          </table:table-cell>
          <table:table-cell office:value-type="currency" office:value="83066" table:style-name="ce29">
            <text:p><text:s/>$83,06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13" table:style-name="ce27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144</text:p>
          </table:table-cell>
          <table:table-cell office:value-type="string" table:style-name="ce27">
            <text:p>Theodore Ngo</text:p>
          </table:table-cell>
          <table:table-cell office:value-type="string" table:style-name="ce27">
            <text:p>Controls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55" table:style-name="ce27">
            <text:p>55</text:p>
          </table:table-cell>
          <table:table-cell office:value-type="date" office:date-value="2018-04-29T00:00:00" table:style-name="ce28">
            <text:p>29-04-2018</text:p>
          </table:table-cell>
          <table:table-cell office:value-type="currency" office:value="83378" table:style-name="ce29">
            <text:p><text:s/>$83,378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332</text:p>
          </table:table-cell>
          <table:table-cell office:value-type="string" table:style-name="ce27">
            <text:p>Ruby Sun</text:p>
          </table:table-cell>
          <table:table-cell office:value-type="string" table:style-name="ce27">
            <text:p>Cloud Infrastructure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50" table:style-name="ce27">
            <text:p>50</text:p>
          </table:table-cell>
          <table:table-cell office:value-type="date" office:date-value="2021-09-06T00:00:00" table:style-name="ce28">
            <text:p>06-09-2021</text:p>
          </table:table-cell>
          <table:table-cell office:value-type="currency" office:value="83418" table:style-name="ce29">
            <text:p><text:s/>$83,418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Shanghai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499</text:p>
          </table:table-cell>
          <table:table-cell office:value-type="string" table:style-name="ce27">
            <text:p>Elias Zhang</text:p>
          </table:table-cell>
          <table:table-cell office:value-type="string" table:style-name="ce27">
            <text:p>Solutions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54" table:style-name="ce27">
            <text:p>54</text:p>
          </table:table-cell>
          <table:table-cell office:value-type="date" office:date-value="2013-07-13T00:00:00" table:style-name="ce28">
            <text:p>13-07-2013</text:p>
          </table:table-cell>
          <table:table-cell office:value-type="currency" office:value="83639" table:style-name="ce29">
            <text:p><text:s/>$83,639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12" table:style-name="ce27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720</text:p>
          </table:table-cell>
          <table:table-cell office:value-type="string" table:style-name="ce27">
            <text:p>Jaxon Fong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59" table:style-name="ce27">
            <text:p>59</text:p>
          </table:table-cell>
          <table:table-cell office:value-type="date" office:date-value="1997-03-13T00:00:00" table:style-name="ce28">
            <text:p>13-03-1997</text:p>
          </table:table-cell>
          <table:table-cell office:value-type="currency" office:value="83685" table:style-name="ce29">
            <text:p><text:s/>$83,685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28" table:style-name="ce27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838</text:p>
          </table:table-cell>
          <table:table-cell office:value-type="string" table:style-name="ce27">
            <text:p>Julia Pham</text:p>
          </table:table-cell>
          <table:table-cell office:value-type="string" table:style-name="ce27">
            <text:p>Engineering Manag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65" table:style-name="ce27">
            <text:p>65</text:p>
          </table:table-cell>
          <table:table-cell office:value-type="date" office:date-value="2006-03-16T00:00:00" table:style-name="ce28">
            <text:p>16-03-2006</text:p>
          </table:table-cell>
          <table:table-cell office:value-type="currency" office:value="83756" table:style-name="ce29">
            <text:p><text:s/>$83,756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Shanghai</text:p>
          </table:table-cell>
          <table:table-cell office:value-type="float" office:value="19" table:style-name="ce27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290</text:p>
          </table:table-cell>
          <table:table-cell office:value-type="string" table:style-name="ce27">
            <text:p>Hannah Gomez</text:p>
          </table:table-cell>
          <table:table-cell office:value-type="string" table:style-name="ce27">
            <text:p>Technical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25" table:style-name="ce27">
            <text:p>25</text:p>
          </table:table-cell>
          <table:table-cell office:value-type="date" office:date-value="2021-05-11T00:00:00" table:style-name="ce28">
            <text:p>11-05-2021</text:p>
          </table:table-cell>
          <table:table-cell office:value-type="currency" office:value="83934" table:style-name="ce29">
            <text:p><text:s/>$83,93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797</text:p>
          </table:table-cell>
          <table:table-cell office:value-type="string" table:style-name="ce27">
            <text:p>Piper Lewis</text:p>
          </table:table-cell>
          <table:table-cell office:value-type="string" table:style-name="ce27">
            <text:p>Field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33" table:style-name="ce27">
            <text:p>33</text:p>
          </table:table-cell>
          <table:table-cell office:value-type="date" office:date-value="2018-12-22T00:00:00" table:style-name="ce28">
            <text:p>22-12-2018</text:p>
          </table:table-cell>
          <table:table-cell office:value-type="currency" office:value="83990" table:style-name="ce29">
            <text:p><text:s/>$83,99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965</text:p>
          </table:table-cell>
          <table:table-cell office:value-type="string" table:style-name="ce27">
            <text:p>Jacob Khan</text:p>
          </table:table-cell>
          <table:table-cell office:value-type="string" table:style-name="ce27">
            <text:p>Computer Systems Manag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53" table:style-name="ce27">
            <text:p>53</text:p>
          </table:table-cell>
          <table:table-cell office:value-type="date" office:date-value="2008-02-09T00:00:00" table:style-name="ce28">
            <text:p>09-02-2008</text:p>
          </table:table-cell>
          <table:table-cell office:value-type="currency" office:value="84193" table:style-name="ce29">
            <text:p><text:s/>$84,193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Shanghai</text:p>
          </table:table-cell>
          <table:table-cell office:value-type="float" office:value="17" table:style-name="ce27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494</text:p>
          </table:table-cell>
          <table:table-cell office:value-type="string" table:style-name="ce27">
            <text:p>Robert Alvarez</text:p>
          </table:table-cell>
          <table:table-cell office:value-type="string" table:style-name="ce27">
            <text:p>Service Desk Analys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39" table:style-name="ce27">
            <text:p>39</text:p>
          </table:table-cell>
          <table:table-cell office:value-type="date" office:date-value="2016-10-21T00:00:00" table:style-name="ce28">
            <text:p>21-10-2016</text:p>
          </table:table-cell>
          <table:table-cell office:value-type="currency" office:value="84297" table:style-name="ce29">
            <text:p><text:s/>$84,297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Manaus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258</text:p>
          </table:table-cell>
          <table:table-cell office:value-type="string" table:style-name="ce27">
            <text:p>Gabriel Brooks</text:p>
          </table:table-cell>
          <table:table-cell office:value-type="string" table:style-name="ce27">
            <text:p>Network Engine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29" table:style-name="ce27">
            <text:p>29</text:p>
          </table:table-cell>
          <table:table-cell office:value-type="date" office:date-value="2018-12-10T00:00:00" table:style-name="ce28">
            <text:p>10-12-2018</text:p>
          </table:table-cell>
          <table:table-cell office:value-type="currency" office:value="84596" table:style-name="ce29">
            <text:p><text:s/>$84,59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832</text:p>
          </table:table-cell>
          <table:table-cell office:value-type="string" table:style-name="ce27">
            <text:p>Penelope Jordan</text:p>
          </table:table-cell>
          <table:table-cell office:value-type="string" table:style-name="ce27">
            <text:p>Computer Systems Manag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26" table:style-name="ce27">
            <text:p>26</text:p>
          </table:table-cell>
          <table:table-cell office:value-type="date" office:date-value="2019-09-27T00:00:00" table:style-name="ce28">
            <text:p>27-09-2019</text:p>
          </table:table-cell>
          <table:table-cell office:value-type="currency" office:value="84913" table:style-name="ce29">
            <text:p><text:s/>$84,91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436</text:p>
          </table:table-cell>
          <table:table-cell office:value-type="string" table:style-name="ce27">
            <text:p>Lincoln Reyes</text:p>
          </table:table-cell>
          <table:table-cell office:value-type="string" table:style-name="ce27">
            <text:p>Computer Systems Manag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60" table:style-name="ce27">
            <text:p>60</text:p>
          </table:table-cell>
          <table:table-cell office:value-type="date" office:date-value="1998-08-03T00:00:00" table:style-name="ce28">
            <text:p>03-08-1998</text:p>
          </table:table-cell>
          <table:table-cell office:value-type="currency" office:value="85120" table:style-name="ce29">
            <text:p><text:s/>$85,12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27" table:style-name="ce27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430</text:p>
          </table:table-cell>
          <table:table-cell office:value-type="string" table:style-name="ce27">
            <text:p>Leo Herrera</text:p>
          </table:table-cell>
          <table:table-cell office:value-type="string" table:style-name="ce27">
            <text:p>Sr. Business Partn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48" table:style-name="ce27">
            <text:p>48</text:p>
          </table:table-cell>
          <table:table-cell office:value-type="date" office:date-value="1998-04-22T00:00:00" table:style-name="ce28">
            <text:p>22-04-1998</text:p>
          </table:table-cell>
          <table:table-cell office:value-type="currency" office:value="85369" table:style-name="ce29">
            <text:p><text:s/>$85,369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Manaus</text:p>
          </table:table-cell>
          <table:table-cell office:value-type="float" office:value="27" table:style-name="ce27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284</text:p>
          </table:table-cell>
          <table:table-cell office:value-type="string" table:style-name="ce27">
            <text:p>Josephine Salazar</text:p>
          </table:table-cell>
          <table:table-cell office:value-type="string" table:style-name="ce27">
            <text:p>Field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36" table:style-name="ce27">
            <text:p>36</text:p>
          </table:table-cell>
          <table:table-cell office:value-type="date" office:date-value="2016-03-14T00:00:00" table:style-name="ce28">
            <text:p>14-03-2016</text:p>
          </table:table-cell>
          <table:table-cell office:value-type="currency" office:value="85870" table:style-name="ce29">
            <text:p><text:s/>$85,870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Sao Paulo</text:p>
          </table:table-cell>
          <table:table-cell office:value-type="float" office:value="9" table:style-name="ce27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904</text:p>
          </table:table-cell>
          <table:table-cell office:value-type="string" table:style-name="ce27">
            <text:p>Hunter Ortiz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46" table:style-name="ce27">
            <text:p>46</text:p>
          </table:table-cell>
          <table:table-cell office:value-type="date" office:date-value="2013-01-20T00:00:00" table:style-name="ce28">
            <text:p>20-01-2013</text:p>
          </table:table-cell>
          <table:table-cell office:value-type="currency" office:value="86061" table:style-name="ce29">
            <text:p><text:s/>$86,061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Rio de Janerio</text:p>
          </table:table-cell>
          <table:table-cell office:value-type="float" office:value="12" table:style-name="ce27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601</text:p>
          </table:table-cell>
          <table:table-cell office:value-type="string" table:style-name="ce27">
            <text:p>Allison Ayala</text:p>
          </table:table-cell>
          <table:table-cell office:value-type="string" table:style-name="ce27">
            <text:p>Analyst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36" table:style-name="ce27">
            <text:p>36</text:p>
          </table:table-cell>
          <table:table-cell office:value-type="date" office:date-value="2009-06-30T00:00:00" table:style-name="ce28">
            <text:p>30-06-2009</text:p>
          </table:table-cell>
          <table:table-cell office:value-type="currency" office:value="43363" table:style-name="ce29">
            <text:p><text:s/>$43,36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16" table:style-name="ce27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941</text:p>
          </table:table-cell>
          <table:table-cell office:value-type="string" table:style-name="ce27">
            <text:p>Isla Han</text:p>
          </table:table-cell>
          <table:table-cell office:value-type="string" table:style-name="ce27">
            <text:p>Technical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58" table:style-name="ce27">
            <text:p>58</text:p>
          </table:table-cell>
          <table:table-cell office:value-type="date" office:date-value="2005-06-18T00:00:00" table:style-name="ce28">
            <text:p>18-06-2005</text:p>
          </table:table-cell>
          <table:table-cell office:value-type="currency" office:value="86089" table:style-name="ce29">
            <text:p><text:s/>$86,08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20" table:style-name="ce27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538</text:p>
          </table:table-cell>
          <table:table-cell office:value-type="string" table:style-name="ce27">
            <text:p>Adeline Yang</text:p>
          </table:table-cell>
          <table:table-cell office:value-type="string" table:style-name="ce27">
            <text:p>Cloud Infrastructure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53" table:style-name="ce27">
            <text:p>53</text:p>
          </table:table-cell>
          <table:table-cell office:value-type="date" office:date-value="2011-07-20T00:00:00" table:style-name="ce28">
            <text:p>20-07-2011</text:p>
          </table:table-cell>
          <table:table-cell office:value-type="currency" office:value="86173" table:style-name="ce29">
            <text:p><text:s/>$86,173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14" table:style-name="ce27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665</text:p>
          </table:table-cell>
          <table:table-cell office:value-type="string" table:style-name="ce27">
            <text:p>David Chu</text:p>
          </table:table-cell>
          <table:table-cell office:value-type="string" table:style-name="ce27">
            <text:p>Controls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55" table:style-name="ce27">
            <text:p>55</text:p>
          </table:table-cell>
          <table:table-cell office:value-type="date" office:date-value="1998-09-03T00:00:00" table:style-name="ce28">
            <text:p>03-09-1998</text:p>
          </table:table-cell>
          <table:table-cell office:value-type="currency" office:value="86299" table:style-name="ce29">
            <text:p><text:s/>$86,29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27" table:style-name="ce27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754</text:p>
          </table:table-cell>
          <table:table-cell office:value-type="string" table:style-name="ce27">
            <text:p>Owen Lam</text:p>
          </table:table-cell>
          <table:table-cell office:value-type="string" table:style-name="ce27">
            <text:p>Sr. Business Partn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30" table:style-name="ce27">
            <text:p>30</text:p>
          </table:table-cell>
          <table:table-cell office:value-type="date" office:date-value="2017-05-29T00:00:00" table:style-name="ce28">
            <text:p>29-05-2017</text:p>
          </table:table-cell>
          <table:table-cell office:value-type="currency" office:value="86317" table:style-name="ce29">
            <text:p><text:s/>$86,317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engdu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890</text:p>
          </table:table-cell>
          <table:table-cell office:value-type="string" table:style-name="ce27">
            <text:p>Everett Khan</text:p>
          </table:table-cell>
          <table:table-cell office:value-type="string" table:style-name="ce27">
            <text:p>Solutions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3" table:style-name="ce27">
            <text:p>43</text:p>
          </table:table-cell>
          <table:table-cell office:value-type="date" office:date-value="2017-01-18T00:00:00" table:style-name="ce28">
            <text:p>18-01-2017</text:p>
          </table:table-cell>
          <table:table-cell office:value-type="currency" office:value="86417" table:style-name="ce29">
            <text:p><text:s/>$86,41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567</text:p>
          </table:table-cell>
          <table:table-cell office:value-type="string" table:style-name="ce27">
            <text:p>Silas Chavez</text:p>
          </table:table-cell>
          <table:table-cell office:value-type="string" table:style-name="ce27">
            <text:p>Technical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51" table:style-name="ce27">
            <text:p>51</text:p>
          </table:table-cell>
          <table:table-cell office:value-type="date" office:date-value="2008-04-15T00:00:00" table:style-name="ce28">
            <text:p>15-04-2008</text:p>
          </table:table-cell>
          <table:table-cell office:value-type="currency" office:value="86431" table:style-name="ce29">
            <text:p><text:s/>$86,43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17" table:style-name="ce27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242</text:p>
          </table:table-cell>
          <table:table-cell office:value-type="string" table:style-name="ce27">
            <text:p>Emery Doan</text:p>
          </table:table-cell>
          <table:table-cell office:value-type="string" table:style-name="ce27">
            <text:p>Controls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25" table:style-name="ce27">
            <text:p>25</text:p>
          </table:table-cell>
          <table:table-cell office:value-type="date" office:date-value="2021-06-23T00:00:00" table:style-name="ce28">
            <text:p>23-06-2021</text:p>
          </table:table-cell>
          <table:table-cell office:value-type="currency" office:value="86464" table:style-name="ce29">
            <text:p><text:s/>$86,464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Shanghai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292</text:p>
          </table:table-cell>
          <table:table-cell office:value-type="string" table:style-name="ce27">
            <text:p>Cora Evans</text:p>
          </table:table-cell>
          <table:table-cell office:value-type="string" table:style-name="ce27">
            <text:p>Computer Systems Manag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Black</text:p>
          </table:table-cell>
          <table:table-cell office:value-type="float" office:value="45" table:style-name="ce27">
            <text:p>45</text:p>
          </table:table-cell>
          <table:table-cell office:value-type="date" office:date-value="2018-03-26T00:00:00" table:style-name="ce28">
            <text:p>26-03-2018</text:p>
          </table:table-cell>
          <table:table-cell office:value-type="currency" office:value="86478" table:style-name="ce29">
            <text:p><text:s/>$86,47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181</text:p>
          </table:table-cell>
          <table:table-cell office:value-type="string" table:style-name="ce27">
            <text:p>Genesis Hu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6" table:style-name="ce27">
            <text:p>46</text:p>
          </table:table-cell>
          <table:table-cell office:value-type="date" office:date-value="2002-01-15T00:00:00" table:style-name="ce28">
            <text:p>15-01-2002</text:p>
          </table:table-cell>
          <table:table-cell office:value-type="currency" office:value="86510" table:style-name="ce29">
            <text:p><text:s/>$86,510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23" table:style-name="ce27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706</text:p>
          </table:table-cell>
          <table:table-cell office:value-type="string" table:style-name="ce27">
            <text:p>Nevaeh Kang</text:p>
          </table:table-cell>
          <table:table-cell office:value-type="string" table:style-name="ce27">
            <text:p>Automation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6" table:style-name="ce27">
            <text:p>46</text:p>
          </table:table-cell>
          <table:table-cell office:value-type="date" office:date-value="2021-01-10T00:00:00" table:style-name="ce28">
            <text:p>10-01-2021</text:p>
          </table:table-cell>
          <table:table-cell office:value-type="currency" office:value="86538" table:style-name="ce29">
            <text:p><text:s/>$86,538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engdu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533</text:p>
          </table:table-cell>
          <table:table-cell office:value-type="string" table:style-name="ce27">
            <text:p>Avery Bailey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49" table:style-name="ce27">
            <text:p>49</text:p>
          </table:table-cell>
          <table:table-cell office:value-type="date" office:date-value="1996-05-15T00:00:00" table:style-name="ce28">
            <text:p>15-05-1996</text:p>
          </table:table-cell>
          <table:table-cell office:value-type="currency" office:value="86658" table:style-name="ce29">
            <text:p><text:s/>$86,65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29" table:style-name="ce27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770</text:p>
          </table:table-cell>
          <table:table-cell office:value-type="string" table:style-name="ce27">
            <text:p>Liliana Do</text:p>
          </table:table-cell>
          <table:table-cell office:value-type="string" table:style-name="ce27">
            <text:p>Service Desk Analys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30" table:style-name="ce27">
            <text:p>30</text:p>
          </table:table-cell>
          <table:table-cell office:value-type="date" office:date-value="2019-03-29T00:00:00" table:style-name="ce28">
            <text:p>29-03-2019</text:p>
          </table:table-cell>
          <table:table-cell office:value-type="currency" office:value="86774" table:style-name="ce29">
            <text:p><text:s/>$86,774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engdu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387</text:p>
          </table:table-cell>
          <table:table-cell office:value-type="string" table:style-name="ce27">
            <text:p>Everleigh White</text:p>
          </table:table-cell>
          <table:table-cell office:value-type="string" table:style-name="ce27">
            <text:p>Network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59" table:style-name="ce27">
            <text:p>59</text:p>
          </table:table-cell>
          <table:table-cell office:value-type="date" office:date-value="2017-10-20T00:00:00" table:style-name="ce28">
            <text:p>20-10-2017</text:p>
          </table:table-cell>
          <table:table-cell office:value-type="currency" office:value="86831" table:style-name="ce29">
            <text:p><text:s/>$86,83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474</text:p>
          </table:table-cell>
          <table:table-cell office:value-type="string" table:style-name="ce27">
            <text:p>Mila Hong</text:p>
          </table:table-cell>
          <table:table-cell office:value-type="string" table:style-name="ce27">
            <text:p>Test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30" table:style-name="ce27">
            <text:p>30</text:p>
          </table:table-cell>
          <table:table-cell office:value-type="date" office:date-value="2017-05-22T00:00:00" table:style-name="ce28">
            <text:p>22-05-2017</text:p>
          </table:table-cell>
          <table:table-cell office:value-type="currency" office:value="86858" table:style-name="ce29">
            <text:p><text:s/>$86,858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364</text:p>
          </table:table-cell>
          <table:table-cell office:value-type="string" table:style-name="ce27">
            <text:p>Audrey Lee</text:p>
          </table:table-cell>
          <table:table-cell office:value-type="string" table:style-name="ce27">
            <text:p>Development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51" table:style-name="ce27">
            <text:p>51</text:p>
          </table:table-cell>
          <table:table-cell office:value-type="date" office:date-value="2017-02-11T00:00:00" table:style-name="ce28">
            <text:p>11-02-2017</text:p>
          </table:table-cell>
          <table:table-cell office:value-type="currency" office:value="87036" table:style-name="ce29">
            <text:p><text:s/>$87,036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167</text:p>
          </table:table-cell>
          <table:table-cell office:value-type="string" table:style-name="ce27">
            <text:p>Henry Alvarez</text:p>
          </table:table-cell>
          <table:table-cell office:value-type="string" table:style-name="ce27">
            <text:p>Sr. Business Partn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48" table:style-name="ce27">
            <text:p>48</text:p>
          </table:table-cell>
          <table:table-cell office:value-type="date" office:date-value="2005-04-12T00:00:00" table:style-name="ce28">
            <text:p>12-04-2005</text:p>
          </table:table-cell>
          <table:table-cell office:value-type="currency" office:value="87158" table:style-name="ce29">
            <text:p><text:s/>$87,158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Manaus</text:p>
          </table:table-cell>
          <table:table-cell office:value-type="float" office:value="20" table:style-name="ce27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908</text:p>
          </table:table-cell>
          <table:table-cell office:value-type="string" table:style-name="ce27">
            <text:p>Miles Evans</text:p>
          </table:table-cell>
          <table:table-cell office:value-type="string" table:style-name="ce27">
            <text:p>Network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54" table:style-name="ce27">
            <text:p>54</text:p>
          </table:table-cell>
          <table:table-cell office:value-type="date" office:date-value="1994-10-24T00:00:00" table:style-name="ce28">
            <text:p>24-10-1994</text:p>
          </table:table-cell>
          <table:table-cell office:value-type="currency" office:value="87216" table:style-name="ce29">
            <text:p><text:s/>$87,21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30" table:style-name="ce27">
            <text:p>3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966</text:p>
          </table:table-cell>
          <table:table-cell office:value-type="string" table:style-name="ce27">
            <text:p>Thomas Williams</text:p>
          </table:table-cell>
          <table:table-cell office:value-type="string" table:style-name="ce27">
            <text:p>Field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45" table:style-name="ce27">
            <text:p>45</text:p>
          </table:table-cell>
          <table:table-cell office:value-type="date" office:date-value="2015-11-21T00:00:00" table:style-name="ce28">
            <text:p>21-11-2015</text:p>
          </table:table-cell>
          <table:table-cell office:value-type="currency" office:value="87292" table:style-name="ce29">
            <text:p><text:s/>$87,29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9" table:style-name="ce27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276</text:p>
          </table:table-cell>
          <table:table-cell office:value-type="string" table:style-name="ce27">
            <text:p>Kennedy Romero</text:p>
          </table:table-cell>
          <table:table-cell office:value-type="string" table:style-name="ce27">
            <text:p>Engineering Manag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37" table:style-name="ce27">
            <text:p>37</text:p>
          </table:table-cell>
          <table:table-cell office:value-type="date" office:date-value="2018-12-27T00:00:00" table:style-name="ce28">
            <text:p>27-12-2018</text:p>
          </table:table-cell>
          <table:table-cell office:value-type="currency" office:value="87359" table:style-name="ce29">
            <text:p><text:s/>$87,359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Rio de Janerio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760</text:p>
          </table:table-cell>
          <table:table-cell office:value-type="string" table:style-name="ce27">
            <text:p>Madeline Acosta</text:p>
          </table:table-cell>
          <table:table-cell office:value-type="string" table:style-name="ce27">
            <text:p>Sr. Account Representative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26" table:style-name="ce27">
            <text:p>26</text:p>
          </table:table-cell>
          <table:table-cell office:value-type="date" office:date-value="2021-02-09T00:00:00" table:style-name="ce28">
            <text:p>09-02-2021</text:p>
          </table:table-cell>
          <table:table-cell office:value-type="currency" office:value="87427" table:style-name="ce29">
            <text:p><text:s/>$87,427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Sao Paulo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697</text:p>
          </table:table-cell>
          <table:table-cell office:value-type="string" table:style-name="ce27">
            <text:p>Jonathan Chavez</text:p>
          </table:table-cell>
          <table:table-cell office:value-type="string" table:style-name="ce27">
            <text:p>System Administrator 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29" table:style-name="ce27">
            <text:p>29</text:p>
          </table:table-cell>
          <table:table-cell office:value-type="date" office:date-value="2017-05-11T00:00:00" table:style-name="ce28">
            <text:p>11-05-2017</text:p>
          </table:table-cell>
          <table:table-cell office:value-type="currency" office:value="87536" table:style-name="ce29">
            <text:p><text:s/>$87,53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359</text:p>
          </table:table-cell>
          <table:table-cell office:value-type="string" table:style-name="ce27">
            <text:p>Autumn Ortiz</text:p>
          </table:table-cell>
          <table:table-cell office:value-type="string" table:style-name="ce27">
            <text:p>Field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30" table:style-name="ce27">
            <text:p>30</text:p>
          </table:table-cell>
          <table:table-cell office:value-type="date" office:date-value="2017-12-17T00:00:00" table:style-name="ce28">
            <text:p>17-12-2017</text:p>
          </table:table-cell>
          <table:table-cell office:value-type="currency" office:value="87744" table:style-name="ce29">
            <text:p><text:s/>$87,744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Sao Paulo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903</text:p>
          </table:table-cell>
          <table:table-cell office:value-type="string" table:style-name="ce27">
            <text:p>Robert Vazquez</text:p>
          </table:table-cell>
          <table:table-cell office:value-type="string" table:style-name="ce27">
            <text:p>System Administrator 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40" table:style-name="ce27">
            <text:p>40</text:p>
          </table:table-cell>
          <table:table-cell office:value-type="date" office:date-value="2021-09-26T00:00:00" table:style-name="ce28">
            <text:p>26-09-2021</text:p>
          </table:table-cell>
          <table:table-cell office:value-type="currency" office:value="87770" table:style-name="ce29">
            <text:p><text:s/>$87,77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639</text:p>
          </table:table-cell>
          <table:table-cell office:value-type="string" table:style-name="ce27">
            <text:p>Luna Taylor</text:p>
          </table:table-cell>
          <table:table-cell office:value-type="string" table:style-name="ce27">
            <text:p>Network Administrato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47" table:style-name="ce27">
            <text:p>47</text:p>
          </table:table-cell>
          <table:table-cell office:value-type="date" office:date-value="2018-07-28T00:00:00" table:style-name="ce28">
            <text:p>28-07-2018</text:p>
          </table:table-cell>
          <table:table-cell office:value-type="currency" office:value="87806" table:style-name="ce29">
            <text:p><text:s/>$87,80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848</text:p>
          </table:table-cell>
          <table:table-cell office:value-type="string" table:style-name="ce27">
            <text:p>Lincoln Huynh</text:p>
          </table:table-cell>
          <table:table-cell office:value-type="string" table:style-name="ce27">
            <text:p>System Administrator 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55" table:style-name="ce27">
            <text:p>55</text:p>
          </table:table-cell>
          <table:table-cell office:value-type="date" office:date-value="2016-11-09T00:00:00" table:style-name="ce28">
            <text:p>09-11-2016</text:p>
          </table:table-cell>
          <table:table-cell office:value-type="currency" office:value="87851" table:style-name="ce29">
            <text:p><text:s/>$87,851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531</text:p>
          </table:table-cell>
          <table:table-cell office:value-type="string" table:style-name="ce27">
            <text:p>Jameson Foster</text:p>
          </table:table-cell>
          <table:table-cell office:value-type="string" table:style-name="ce27">
            <text:p>Analyst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28" table:style-name="ce27">
            <text:p>28</text:p>
          </table:table-cell>
          <table:table-cell office:value-type="date" office:date-value="2021-07-18T00:00:00" table:style-name="ce28">
            <text:p>18-07-2021</text:p>
          </table:table-cell>
          <table:table-cell office:value-type="currency" office:value="43391" table:style-name="ce29">
            <text:p><text:s/>$43,39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306</text:p>
          </table:table-cell>
          <table:table-cell office:value-type="string" table:style-name="ce27">
            <text:p>Piper Patterson</text:p>
          </table:table-cell>
          <table:table-cell office:value-type="string" table:style-name="ce27">
            <text:p>Quality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45" table:style-name="ce27">
            <text:p>45</text:p>
          </table:table-cell>
          <table:table-cell office:value-type="date" office:date-value="2019-06-19T00:00:00" table:style-name="ce28">
            <text:p>19-06-2019</text:p>
          </table:table-cell>
          <table:table-cell office:value-type="currency" office:value="88045" table:style-name="ce29">
            <text:p><text:s/>$88,04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931</text:p>
          </table:table-cell>
          <table:table-cell office:value-type="string" table:style-name="ce27">
            <text:p>Zoe Romero</text:p>
          </table:table-cell>
          <table:table-cell office:value-type="string" table:style-name="ce27">
            <text:p>Network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32" table:style-name="ce27">
            <text:p>32</text:p>
          </table:table-cell>
          <table:table-cell office:value-type="date" office:date-value="2021-10-05T00:00:00" table:style-name="ce28">
            <text:p>05-10-2021</text:p>
          </table:table-cell>
          <table:table-cell office:value-type="currency" office:value="88072" table:style-name="ce29">
            <text:p><text:s/>$88,072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Sao Paulo</text:p>
          </table:table-cell>
          <table:table-cell office:value-type="float" office:value="3" table:style-name="ce27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035</text:p>
          </table:table-cell>
          <table:table-cell office:value-type="string" table:style-name="ce27">
            <text:p>Eli Rahman</text:p>
          </table:table-cell>
          <table:table-cell office:value-type="string" table:style-name="ce27">
            <text:p>Service Desk Analys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5" table:style-name="ce27">
            <text:p>45</text:p>
          </table:table-cell>
          <table:table-cell office:value-type="date" office:date-value="2010-03-16T00:00:00" table:style-name="ce28">
            <text:p>16-03-2010</text:p>
          </table:table-cell>
          <table:table-cell office:value-type="currency" office:value="88182" table:style-name="ce29">
            <text:p><text:s/>$88,182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engdu</text:p>
          </table:table-cell>
          <table:table-cell office:value-type="float" office:value="15" table:style-name="ce27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402</text:p>
          </table:table-cell>
          <table:table-cell office:value-type="string" table:style-name="ce27">
            <text:p>Isaac Liu</text:p>
          </table:table-cell>
          <table:table-cell office:value-type="string" table:style-name="ce27">
            <text:p>Field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60" table:style-name="ce27">
            <text:p>60</text:p>
          </table:table-cell>
          <table:table-cell office:value-type="date" office:date-value="1992-10-13T00:00:00" table:style-name="ce28">
            <text:p>13-10-1992</text:p>
          </table:table-cell>
          <table:table-cell office:value-type="currency" office:value="88213" table:style-name="ce29">
            <text:p><text:s/>$88,213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32" table:style-name="ce27">
            <text:p>3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438</text:p>
          </table:table-cell>
          <table:table-cell office:value-type="string" table:style-name="ce27">
            <text:p>Asher Morales</text:p>
          </table:table-cell>
          <table:table-cell office:value-type="string" table:style-name="ce27">
            <text:p>Automation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52" table:style-name="ce27">
            <text:p>52</text:p>
          </table:table-cell>
          <table:table-cell office:value-type="date" office:date-value="2020-07-10T00:00:00" table:style-name="ce28">
            <text:p>10-07-2020</text:p>
          </table:table-cell>
          <table:table-cell office:value-type="currency" office:value="88272" table:style-name="ce29">
            <text:p><text:s/>$88,272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Sao Paulo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108</text:p>
          </table:table-cell>
          <table:table-cell office:value-type="string" table:style-name="ce27">
            <text:p>Jade Figueroa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33" table:style-name="ce27">
            <text:p>33</text:p>
          </table:table-cell>
          <table:table-cell office:value-type="date" office:date-value="2012-05-14T00:00:00" table:style-name="ce28">
            <text:p>14-05-2012</text:p>
          </table:table-cell>
          <table:table-cell office:value-type="currency" office:value="88343" table:style-name="ce29">
            <text:p><text:s/>$88,343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Rio de Janerio</text:p>
          </table:table-cell>
          <table:table-cell office:value-type="float" office:value="13" table:style-name="ce27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217</text:p>
          </table:table-cell>
          <table:table-cell office:value-type="string" table:style-name="ce27">
            <text:p>William Phillips</text:p>
          </table:table-cell>
          <table:table-cell office:value-type="string" table:style-name="ce27">
            <text:p>Network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Black</text:p>
          </table:table-cell>
          <table:table-cell office:value-type="float" office:value="61" table:style-name="ce27">
            <text:p>61</text:p>
          </table:table-cell>
          <table:table-cell office:value-type="date" office:date-value="2004-01-27T00:00:00" table:style-name="ce28">
            <text:p>27-01-2004</text:p>
          </table:table-cell>
          <table:table-cell office:value-type="currency" office:value="88478" table:style-name="ce29">
            <text:p><text:s/>$88,47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21" table:style-name="ce27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799</text:p>
          </table:table-cell>
          <table:table-cell office:value-type="string" table:style-name="ce27">
            <text:p>Mila Roberts</text:p>
          </table:table-cell>
          <table:table-cell office:value-type="string" table:style-name="ce27">
            <text:p>Sr. Business Partn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30" table:style-name="ce27">
            <text:p>30</text:p>
          </table:table-cell>
          <table:table-cell office:value-type="date" office:date-value="2017-01-26T00:00:00" table:style-name="ce28">
            <text:p>26-01-2017</text:p>
          </table:table-cell>
          <table:table-cell office:value-type="currency" office:value="88663" table:style-name="ce29">
            <text:p><text:s/>$88,66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691</text:p>
          </table:table-cell>
          <table:table-cell office:value-type="string" table:style-name="ce27">
            <text:p>Avery Yee</text:p>
          </table:table-cell>
          <table:table-cell office:value-type="string" table:style-name="ce27">
            <text:p>Systems Analys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34" table:style-name="ce27">
            <text:p>34</text:p>
          </table:table-cell>
          <table:table-cell office:value-type="date" office:date-value="2016-05-22T00:00:00" table:style-name="ce28">
            <text:p>22-05-2016</text:p>
          </table:table-cell>
          <table:table-cell office:value-type="currency" office:value="44614" table:style-name="ce29">
            <text:p><text:s/>$44,61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9" table:style-name="ce27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611</text:p>
          </table:table-cell>
          <table:table-cell office:value-type="string" table:style-name="ce27">
            <text:p>Gabriella Zhu</text:p>
          </table:table-cell>
          <table:table-cell office:value-type="string" table:style-name="ce27">
            <text:p>Computer Systems Manag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36" table:style-name="ce27">
            <text:p>36</text:p>
          </table:table-cell>
          <table:table-cell office:value-type="date" office:date-value="2014-11-29T00:00:00" table:style-name="ce28">
            <text:p>29-11-2014</text:p>
          </table:table-cell>
          <table:table-cell office:value-type="currency" office:value="88730" table:style-name="ce29">
            <text:p><text:s/>$88,730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10" table:style-name="ce27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458</text:p>
          </table:table-cell>
          <table:table-cell office:value-type="string" table:style-name="ce27">
            <text:p>Alexander Bryant</text:p>
          </table:table-cell>
          <table:table-cell office:value-type="string" table:style-name="ce27">
            <text:p>Field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30" table:style-name="ce27">
            <text:p>30</text:p>
          </table:table-cell>
          <table:table-cell office:value-type="date" office:date-value="2021-10-02T00:00:00" table:style-name="ce28">
            <text:p>02-10-2021</text:p>
          </table:table-cell>
          <table:table-cell office:value-type="currency" office:value="88758" table:style-name="ce29">
            <text:p><text:s/>$88,75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3" table:style-name="ce27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547</text:p>
          </table:table-cell>
          <table:table-cell office:value-type="string" table:style-name="ce27">
            <text:p>Avery Grant</text:p>
          </table:table-cell>
          <table:table-cell office:value-type="string" table:style-name="ce27">
            <text:p>Enterprise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49" table:style-name="ce27">
            <text:p>49</text:p>
          </table:table-cell>
          <table:table-cell office:value-type="date" office:date-value="2014-03-05T00:00:00" table:style-name="ce28">
            <text:p>05-03-2014</text:p>
          </table:table-cell>
          <table:table-cell office:value-type="currency" office:value="88777" table:style-name="ce29">
            <text:p><text:s/>$88,77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11" table:style-name="ce27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943</text:p>
          </table:table-cell>
          <table:table-cell office:value-type="string" table:style-name="ce27">
            <text:p>Bella Lopez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32" table:style-name="ce27">
            <text:p>32</text:p>
          </table:table-cell>
          <table:table-cell office:value-type="date" office:date-value="2013-11-12T00:00:00" table:style-name="ce28">
            <text:p>12-11-2013</text:p>
          </table:table-cell>
          <table:table-cell office:value-type="currency" office:value="88895" table:style-name="ce29">
            <text:p><text:s/>$88,89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11" table:style-name="ce27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095</text:p>
          </table:table-cell>
          <table:table-cell office:value-type="string" table:style-name="ce27">
            <text:p>Sadie Patterson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38" table:style-name="ce27">
            <text:p>38</text:p>
          </table:table-cell>
          <table:table-cell office:value-type="date" office:date-value="2020-07-24T00:00:00" table:style-name="ce28">
            <text:p>24-07-2020</text:p>
          </table:table-cell>
          <table:table-cell office:value-type="currency" office:value="89390" table:style-name="ce29">
            <text:p><text:s/>$89,39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377</text:p>
          </table:table-cell>
          <table:table-cell office:value-type="string" table:style-name="ce27">
            <text:p>Grayson Luu</text:p>
          </table:table-cell>
          <table:table-cell office:value-type="string" table:style-name="ce27">
            <text:p>Quality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55" table:style-name="ce27">
            <text:p>55</text:p>
          </table:table-cell>
          <table:table-cell office:value-type="date" office:date-value="2011-04-30T00:00:00" table:style-name="ce28">
            <text:p>30-04-2011</text:p>
          </table:table-cell>
          <table:table-cell office:value-type="currency" office:value="89419" table:style-name="ce29">
            <text:p><text:s/>$89,419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Shanghai</text:p>
          </table:table-cell>
          <table:table-cell office:value-type="float" office:value="14" table:style-name="ce27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848</text:p>
          </table:table-cell>
          <table:table-cell office:value-type="string" table:style-name="ce27">
            <text:p>Emma Brooks</text:p>
          </table:table-cell>
          <table:table-cell office:value-type="string" table:style-name="ce27">
            <text:p>Sr. Account Representative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30" table:style-name="ce27">
            <text:p>30</text:p>
          </table:table-cell>
          <table:table-cell office:value-type="date" office:date-value="2016-12-18T00:00:00" table:style-name="ce28">
            <text:p>18-12-2016</text:p>
          </table:table-cell>
          <table:table-cell office:value-type="currency" office:value="89458" table:style-name="ce29">
            <text:p><text:s/>$89,45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799</text:p>
          </table:table-cell>
          <table:table-cell office:value-type="string" table:style-name="ce27">
            <text:p>Natalie Hwang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63" table:style-name="ce27">
            <text:p>63</text:p>
          </table:table-cell>
          <table:table-cell office:value-type="date" office:date-value="1999-12-31T00:00:00" table:style-name="ce28">
            <text:p>31-12-1999</text:p>
          </table:table-cell>
          <table:table-cell office:value-type="currency" office:value="89523" table:style-name="ce29">
            <text:p><text:s/>$89,52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25" table:style-name="ce27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032</text:p>
          </table:table-cell>
          <table:table-cell office:value-type="string" table:style-name="ce27">
            <text:p>Emery Zhang</text:p>
          </table:table-cell>
          <table:table-cell office:value-type="string" table:style-name="ce27">
            <text:p>Field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5" table:style-name="ce27">
            <text:p>45</text:p>
          </table:table-cell>
          <table:table-cell office:value-type="date" office:date-value="2012-02-28T00:00:00" table:style-name="ce28">
            <text:p>28-02-2012</text:p>
          </table:table-cell>
          <table:table-cell office:value-type="currency" office:value="89659" table:style-name="ce29">
            <text:p><text:s/>$89,659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13" table:style-name="ce27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031</text:p>
          </table:table-cell>
          <table:table-cell office:value-type="string" table:style-name="ce27">
            <text:p>Melody Cooper</text:p>
          </table:table-cell>
          <table:table-cell office:value-type="string" table:style-name="ce27">
            <text:p>Development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44" table:style-name="ce27">
            <text:p>44</text:p>
          </table:table-cell>
          <table:table-cell office:value-type="date" office:date-value="2009-09-04T00:00:00" table:style-name="ce28">
            <text:p>04-09-2009</text:p>
          </table:table-cell>
          <table:table-cell office:value-type="currency" office:value="89695" table:style-name="ce29">
            <text:p><text:s/>$89,69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16" table:style-name="ce27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024</text:p>
          </table:table-cell>
          <table:table-cell office:value-type="string" table:style-name="ce27">
            <text:p>Amelia Bell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53" table:style-name="ce27">
            <text:p>53</text:p>
          </table:table-cell>
          <table:table-cell office:value-type="date" office:date-value="2017-08-05T00:00:00" table:style-name="ce28">
            <text:p>05-08-2017</text:p>
          </table:table-cell>
          <table:table-cell office:value-type="currency" office:value="89769" table:style-name="ce29">
            <text:p><text:s/>$89,76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487</text:p>
          </table:table-cell>
          <table:table-cell office:value-type="string" table:style-name="ce27">
            <text:p>Audrey Hwang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5" table:style-name="ce27">
            <text:p>45</text:p>
          </table:table-cell>
          <table:table-cell office:value-type="date" office:date-value="2020-06-17T00:00:00" table:style-name="ce28">
            <text:p>17-06-2020</text:p>
          </table:table-cell>
          <table:table-cell office:value-type="currency" office:value="89841" table:style-name="ce29">
            <text:p><text:s/>$89,841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800</text:p>
          </table:table-cell>
          <table:table-cell office:value-type="string" table:style-name="ce27">
            <text:p>Eli Han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0" table:style-name="ce27">
            <text:p>40</text:p>
          </table:table-cell>
          <table:table-cell office:value-type="date" office:date-value="2016-01-15T00:00:00" table:style-name="ce28">
            <text:p>15-01-2016</text:p>
          </table:table-cell>
          <table:table-cell office:value-type="currency" office:value="89984" table:style-name="ce29">
            <text:p><text:s/>$89,984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engdu</text:p>
          </table:table-cell>
          <table:table-cell office:value-type="float" office:value="9" table:style-name="ce27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960</text:p>
          </table:table-cell>
          <table:table-cell office:value-type="string" table:style-name="ce27">
            <text:p>Nova Hill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56" table:style-name="ce27">
            <text:p>56</text:p>
          </table:table-cell>
          <table:table-cell office:value-type="date" office:date-value="2018-03-10T00:00:00" table:style-name="ce28">
            <text:p>10-03-2018</text:p>
          </table:table-cell>
          <table:table-cell office:value-type="currency" office:value="90040" table:style-name="ce29">
            <text:p><text:s/>$90,04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817</text:p>
          </table:table-cell>
          <table:table-cell office:value-type="string" table:style-name="ce27">
            <text:p>Zoe Sanchez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53" table:style-name="ce27">
            <text:p>53</text:p>
          </table:table-cell>
          <table:table-cell office:value-type="date" office:date-value="2004-12-23T00:00:00" table:style-name="ce28">
            <text:p>23-12-2004</text:p>
          </table:table-cell>
          <table:table-cell office:value-type="currency" office:value="90212" table:style-name="ce29">
            <text:p><text:s/>$90,212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Sao Paulo</text:p>
          </table:table-cell>
          <table:table-cell office:value-type="float" office:value="20" table:style-name="ce27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784</text:p>
          </table:table-cell>
          <table:table-cell office:value-type="string" table:style-name="ce27">
            <text:p>Ella Nguyen</text:p>
          </table:table-cell>
          <table:table-cell office:value-type="string" table:style-name="ce27">
            <text:p>Service Desk Analys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60" table:style-name="ce27">
            <text:p>60</text:p>
          </table:table-cell>
          <table:table-cell office:value-type="date" office:date-value="2004-02-10T00:00:00" table:style-name="ce28">
            <text:p>10-02-2004</text:p>
          </table:table-cell>
          <table:table-cell office:value-type="currency" office:value="90258" table:style-name="ce29">
            <text:p><text:s/>$90,258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21" table:style-name="ce27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267</text:p>
          </table:table-cell>
          <table:table-cell office:value-type="string" table:style-name="ce27">
            <text:p>Greyson Sanders</text:p>
          </table:table-cell>
          <table:table-cell office:value-type="string" table:style-name="ce27">
            <text:p>Cloud Infrastructure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Black</text:p>
          </table:table-cell>
          <table:table-cell office:value-type="float" office:value="28" table:style-name="ce27">
            <text:p>28</text:p>
          </table:table-cell>
          <table:table-cell office:value-type="date" office:date-value="2019-03-06T00:00:00" table:style-name="ce28">
            <text:p>06-03-2019</text:p>
          </table:table-cell>
          <table:table-cell office:value-type="currency" office:value="90304" table:style-name="ce29">
            <text:p><text:s/>$90,30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102</text:p>
          </table:table-cell>
          <table:table-cell office:value-type="string" table:style-name="ce27">
            <text:p>Riley Rojas</text:p>
          </table:table-cell>
          <table:table-cell office:value-type="string" table:style-name="ce27">
            <text:p>Network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36" table:style-name="ce27">
            <text:p>36</text:p>
          </table:table-cell>
          <table:table-cell office:value-type="date" office:date-value="2021-01-21T00:00:00" table:style-name="ce28">
            <text:p>21-01-2021</text:p>
          </table:table-cell>
          <table:table-cell office:value-type="currency" office:value="90333" table:style-name="ce29">
            <text:p><text:s/>$90,333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Rio de Janerio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296</text:p>
          </table:table-cell>
          <table:table-cell office:value-type="string" table:style-name="ce27">
            <text:p>Eloise Trinh</text:p>
          </table:table-cell>
          <table:table-cell office:value-type="string" table:style-name="ce27">
            <text:p>Solutions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39" table:style-name="ce27">
            <text:p>39</text:p>
          </table:table-cell>
          <table:table-cell office:value-type="date" office:date-value="2020-04-22T00:00:00" table:style-name="ce28">
            <text:p>22-04-2020</text:p>
          </table:table-cell>
          <table:table-cell office:value-type="currency" office:value="90535" table:style-name="ce29">
            <text:p><text:s/>$90,53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633</text:p>
          </table:table-cell>
          <table:table-cell office:value-type="string" table:style-name="ce27">
            <text:p>Addison Do</text:p>
          </table:table-cell>
          <table:table-cell office:value-type="string" table:style-name="ce27">
            <text:p>Operations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6" table:style-name="ce27">
            <text:p>46</text:p>
          </table:table-cell>
          <table:table-cell office:value-type="date" office:date-value="2001-05-30T00:00:00" table:style-name="ce28">
            <text:p>30-05-2001</text:p>
          </table:table-cell>
          <table:table-cell office:value-type="currency" office:value="90678" table:style-name="ce29">
            <text:p><text:s/>$90,67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24" table:style-name="ce27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952</text:p>
          </table:table-cell>
          <table:table-cell office:value-type="string" table:style-name="ce27">
            <text:p>Everett Lee</text:p>
          </table:table-cell>
          <table:table-cell office:value-type="string" table:style-name="ce27">
            <text:p>Network Administrato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5" table:style-name="ce27">
            <text:p>45</text:p>
          </table:table-cell>
          <table:table-cell office:value-type="date" office:date-value="2010-02-26T00:00:00" table:style-name="ce28">
            <text:p>26-02-2010</text:p>
          </table:table-cell>
          <table:table-cell office:value-type="currency" office:value="90770" table:style-name="ce29">
            <text:p><text:s/>$90,77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15" table:style-name="ce27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254</text:p>
          </table:table-cell>
          <table:table-cell office:value-type="string" table:style-name="ce27">
            <text:p>Jaxson Sandoval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61" table:style-name="ce27">
            <text:p>61</text:p>
          </table:table-cell>
          <table:table-cell office:value-type="date" office:date-value="2017-05-03T00:00:00" table:style-name="ce28">
            <text:p>03-05-2017</text:p>
          </table:table-cell>
          <table:table-cell office:value-type="currency" office:value="90855" table:style-name="ce29">
            <text:p><text:s/>$90,855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Sao Paulo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681</text:p>
          </table:table-cell>
          <table:table-cell office:value-type="string" table:style-name="ce27">
            <text:p>Lyla Chen</text:p>
          </table:table-cell>
          <table:table-cell office:value-type="string" table:style-name="ce27">
            <text:p>Sr. Business Partn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5" table:style-name="ce27">
            <text:p>45</text:p>
          </table:table-cell>
          <table:table-cell office:value-type="date" office:date-value="2019-04-26T00:00:00" table:style-name="ce28">
            <text:p>26-04-2019</text:p>
          </table:table-cell>
          <table:table-cell office:value-type="currency" office:value="90870" table:style-name="ce29">
            <text:p><text:s/>$90,87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359</text:p>
          </table:table-cell>
          <table:table-cell office:value-type="string" table:style-name="ce27">
            <text:p>Layla Salazar</text:p>
          </table:table-cell>
          <table:table-cell office:value-type="string" table:style-name="ce27">
            <text:p>Solutions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59" table:style-name="ce27">
            <text:p>59</text:p>
          </table:table-cell>
          <table:table-cell office:value-type="date" office:date-value="2014-03-19T00:00:00" table:style-name="ce28">
            <text:p>19-03-2014</text:p>
          </table:table-cell>
          <table:table-cell office:value-type="currency" office:value="90901" table:style-name="ce29">
            <text:p><text:s/>$90,90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1" table:style-name="ce27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096</text:p>
          </table:table-cell>
          <table:table-cell office:value-type="string" table:style-name="ce27">
            <text:p>Peyton Cruz</text:p>
          </table:table-cell>
          <table:table-cell office:value-type="string" table:style-name="ce27">
            <text:p>Development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30" table:style-name="ce27">
            <text:p>30</text:p>
          </table:table-cell>
          <table:table-cell office:value-type="date" office:date-value="2016-05-26T00:00:00" table:style-name="ce28">
            <text:p>26-05-2016</text:p>
          </table:table-cell>
          <table:table-cell office:value-type="currency" office:value="91134" table:style-name="ce29">
            <text:p><text:s/>$91,134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Sao Paulo</text:p>
          </table:table-cell>
          <table:table-cell office:value-type="float" office:value="9" table:style-name="ce27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491</text:p>
          </table:table-cell>
          <table:table-cell office:value-type="string" table:style-name="ce27">
            <text:p>Nathan Chan</text:p>
          </table:table-cell>
          <table:table-cell office:value-type="string" table:style-name="ce27">
            <text:p>Cloud Infrastructure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5" table:style-name="ce27">
            <text:p>45</text:p>
          </table:table-cell>
          <table:table-cell office:value-type="date" office:date-value="2000-03-02T00:00:00" table:style-name="ce28">
            <text:p>02-03-2000</text:p>
          </table:table-cell>
          <table:table-cell office:value-type="currency" office:value="91276" table:style-name="ce29">
            <text:p><text:s/>$91,27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25" table:style-name="ce27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359</text:p>
          </table:table-cell>
          <table:table-cell office:value-type="string" table:style-name="ce27">
            <text:p>Logan Carrillo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33" table:style-name="ce27">
            <text:p>33</text:p>
          </table:table-cell>
          <table:table-cell office:value-type="date" office:date-value="2014-11-30T00:00:00" table:style-name="ce28">
            <text:p>30-11-2014</text:p>
          </table:table-cell>
          <table:table-cell office:value-type="currency" office:value="91280" table:style-name="ce29">
            <text:p><text:s/>$91,28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10" table:style-name="ce27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048</text:p>
          </table:table-cell>
          <table:table-cell office:value-type="string" table:style-name="ce27">
            <text:p>Julian Lee</text:p>
          </table:table-cell>
          <table:table-cell office:value-type="string" table:style-name="ce27">
            <text:p>IT Systems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51" table:style-name="ce27">
            <text:p>51</text:p>
          </table:table-cell>
          <table:table-cell office:value-type="date" office:date-value="2003-01-17T00:00:00" table:style-name="ce28">
            <text:p>17-01-2003</text:p>
          </table:table-cell>
          <table:table-cell office:value-type="currency" office:value="91399" table:style-name="ce29">
            <text:p><text:s/>$91,39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22" table:style-name="ce27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640</text:p>
          </table:table-cell>
          <table:table-cell office:value-type="string" table:style-name="ce27">
            <text:p>Paisley Bryant</text:p>
          </table:table-cell>
          <table:table-cell office:value-type="string" table:style-name="ce27">
            <text:p>Cloud Infrastructure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Black</text:p>
          </table:table-cell>
          <table:table-cell office:value-type="float" office:value="37" table:style-name="ce27">
            <text:p>37</text:p>
          </table:table-cell>
          <table:table-cell office:value-type="date" office:date-value="2016-04-27T00:00:00" table:style-name="ce28">
            <text:p>27-04-2016</text:p>
          </table:table-cell>
          <table:table-cell office:value-type="currency" office:value="91400" table:style-name="ce29">
            <text:p><text:s/>$91,40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9" table:style-name="ce27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568</text:p>
          </table:table-cell>
          <table:table-cell office:value-type="string" table:style-name="ce27">
            <text:p>Ian Vargas</text:p>
          </table:table-cell>
          <table:table-cell office:value-type="string" table:style-name="ce27">
            <text:p>Analyst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26" table:style-name="ce27">
            <text:p>26</text:p>
          </table:table-cell>
          <table:table-cell office:value-type="date" office:date-value="2021-03-02T00:00:00" table:style-name="ce28">
            <text:p>02-03-2021</text:p>
          </table:table-cell>
          <table:table-cell office:value-type="currency" office:value="44732" table:style-name="ce29">
            <text:p><text:s/>$44,732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Rio de Janerio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217</text:p>
          </table:table-cell>
          <table:table-cell office:value-type="string" table:style-name="ce27">
            <text:p>Lydia Williams</text:p>
          </table:table-cell>
          <table:table-cell office:value-type="string" table:style-name="ce27">
            <text:p>System Administrator 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Black</text:p>
          </table:table-cell>
          <table:table-cell office:value-type="float" office:value="35" table:style-name="ce27">
            <text:p>35</text:p>
          </table:table-cell>
          <table:table-cell office:value-type="date" office:date-value="2014-10-29T00:00:00" table:style-name="ce28">
            <text:p>29-10-2014</text:p>
          </table:table-cell>
          <table:table-cell office:value-type="currency" office:value="91592" table:style-name="ce29">
            <text:p><text:s/>$91,59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10" table:style-name="ce27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417</text:p>
          </table:table-cell>
          <table:table-cell office:value-type="string" table:style-name="ce27">
            <text:p>Alice Young</text:p>
          </table:table-cell>
          <table:table-cell office:value-type="string" table:style-name="ce27">
            <text:p>Automation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46" table:style-name="ce27">
            <text:p>46</text:p>
          </table:table-cell>
          <table:table-cell office:value-type="date" office:date-value="2008-01-24T00:00:00" table:style-name="ce28">
            <text:p>24-01-2008</text:p>
          </table:table-cell>
          <table:table-cell office:value-type="currency" office:value="91621" table:style-name="ce29">
            <text:p><text:s/>$91,62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17" table:style-name="ce27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912</text:p>
          </table:table-cell>
          <table:table-cell office:value-type="string" table:style-name="ce27">
            <text:p>Carter Turner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33" table:style-name="ce27">
            <text:p>33</text:p>
          </table:table-cell>
          <table:table-cell office:value-type="date" office:date-value="2015-11-17T00:00:00" table:style-name="ce28">
            <text:p>17-11-2015</text:p>
          </table:table-cell>
          <table:table-cell office:value-type="currency" office:value="91632" table:style-name="ce29">
            <text:p><text:s/>$91,63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9" table:style-name="ce27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519</text:p>
          </table:table-cell>
          <table:table-cell office:value-type="string" table:style-name="ce27">
            <text:p>Eliza Zheng</text:p>
          </table:table-cell>
          <table:table-cell office:value-type="string" table:style-name="ce27">
            <text:p>Computer Systems Manag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8" table:style-name="ce27">
            <text:p>48</text:p>
          </table:table-cell>
          <table:table-cell office:value-type="date" office:date-value="2014-04-20T00:00:00" table:style-name="ce28">
            <text:p>20-04-2014</text:p>
          </table:table-cell>
          <table:table-cell office:value-type="currency" office:value="91679" table:style-name="ce29">
            <text:p><text:s/>$91,679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11" table:style-name="ce27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388</text:p>
          </table:table-cell>
          <table:table-cell office:value-type="string" table:style-name="ce27">
            <text:p>Ivy Soto</text:p>
          </table:table-cell>
          <table:table-cell office:value-type="string" table:style-name="ce27">
            <text:p>Field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50" table:style-name="ce27">
            <text:p>50</text:p>
          </table:table-cell>
          <table:table-cell office:value-type="date" office:date-value="1997-10-23T00:00:00" table:style-name="ce28">
            <text:p>23-10-1997</text:p>
          </table:table-cell>
          <table:table-cell office:value-type="currency" office:value="91763" table:style-name="ce29">
            <text:p><text:s/>$91,76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27" table:style-name="ce27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473</text:p>
          </table:table-cell>
          <table:table-cell office:value-type="string" table:style-name="ce27">
            <text:p>Leonardo Lo</text:p>
          </table:table-cell>
          <table:table-cell office:value-type="string" table:style-name="ce27">
            <text:p>Quality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29" table:style-name="ce27">
            <text:p>29</text:p>
          </table:table-cell>
          <table:table-cell office:value-type="date" office:date-value="2021-11-15T00:00:00" table:style-name="ce28">
            <text:p>15-11-2021</text:p>
          </table:table-cell>
          <table:table-cell office:value-type="currency" office:value="91782" table:style-name="ce29">
            <text:p><text:s/>$91,782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3" table:style-name="ce27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126</text:p>
          </table:table-cell>
          <table:table-cell office:value-type="string" table:style-name="ce27">
            <text:p>Dominic Baker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Black</text:p>
          </table:table-cell>
          <table:table-cell office:value-type="float" office:value="51" table:style-name="ce27">
            <text:p>51</text:p>
          </table:table-cell>
          <table:table-cell office:value-type="date" office:date-value="2020-10-09T00:00:00" table:style-name="ce28">
            <text:p>09-10-2020</text:p>
          </table:table-cell>
          <table:table-cell office:value-type="currency" office:value="91853" table:style-name="ce29">
            <text:p><text:s/>$91,85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233</text:p>
          </table:table-cell>
          <table:table-cell office:value-type="string" table:style-name="ce27">
            <text:p>Brooklyn Reyes</text:p>
          </table:table-cell>
          <table:table-cell office:value-type="string" table:style-name="ce27">
            <text:p>Service Desk Analys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36" table:style-name="ce27">
            <text:p>36</text:p>
          </table:table-cell>
          <table:table-cell office:value-type="date" office:date-value="2019-12-19T00:00:00" table:style-name="ce28">
            <text:p>19-12-2019</text:p>
          </table:table-cell>
          <table:table-cell office:value-type="currency" office:value="91954" table:style-name="ce29">
            <text:p><text:s/>$91,95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135</text:p>
          </table:table-cell>
          <table:table-cell office:value-type="string" table:style-name="ce27">
            <text:p>John Delgado</text:p>
          </table:table-cell>
          <table:table-cell office:value-type="string" table:style-name="ce27">
            <text:p>Cloud Infrastructure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30" table:style-name="ce27">
            <text:p>30</text:p>
          </table:table-cell>
          <table:table-cell office:value-type="date" office:date-value="2017-02-11T00:00:00" table:style-name="ce28">
            <text:p>11-02-2017</text:p>
          </table:table-cell>
          <table:table-cell office:value-type="currency" office:value="92058" table:style-name="ce29">
            <text:p><text:s/>$92,05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849</text:p>
          </table:table-cell>
          <table:table-cell office:value-type="string" table:style-name="ce27">
            <text:p>Harper Chin</text:p>
          </table:table-cell>
          <table:table-cell office:value-type="string" table:style-name="ce27">
            <text:p>Quality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50" table:style-name="ce27">
            <text:p>50</text:p>
          </table:table-cell>
          <table:table-cell office:value-type="date" office:date-value="2002-07-09T00:00:00" table:style-name="ce28">
            <text:p>09-07-2002</text:p>
          </table:table-cell>
          <table:table-cell office:value-type="currency" office:value="92209" table:style-name="ce29">
            <text:p><text:s/>$92,209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Shanghai</text:p>
          </table:table-cell>
          <table:table-cell office:value-type="float" office:value="23" table:style-name="ce27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984</text:p>
          </table:table-cell>
          <table:table-cell office:value-type="string" table:style-name="ce27">
            <text:p>Jack Mai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5" table:style-name="ce27">
            <text:p>45</text:p>
          </table:table-cell>
          <table:table-cell office:value-type="date" office:date-value="2007-09-22T00:00:00" table:style-name="ce28">
            <text:p>22-09-2007</text:p>
          </table:table-cell>
          <table:table-cell office:value-type="currency" office:value="92293" table:style-name="ce29">
            <text:p><text:s/>$92,293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engdu</text:p>
          </table:table-cell>
          <table:table-cell office:value-type="float" office:value="18" table:style-name="ce27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958</text:p>
          </table:table-cell>
          <table:table-cell office:value-type="string" table:style-name="ce27">
            <text:p>Angel Lin</text:p>
          </table:table-cell>
          <table:table-cell office:value-type="string" table:style-name="ce27">
            <text:p>Network Administrato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27" table:style-name="ce27">
            <text:p>27</text:p>
          </table:table-cell>
          <table:table-cell office:value-type="date" office:date-value="2020-12-24T00:00:00" table:style-name="ce28">
            <text:p>24-12-2020</text:p>
          </table:table-cell>
          <table:table-cell office:value-type="currency" office:value="92321" table:style-name="ce29">
            <text:p><text:s/>$92,32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489</text:p>
          </table:table-cell>
          <table:table-cell office:value-type="string" table:style-name="ce27">
            <text:p>Ethan Clark</text:p>
          </table:table-cell>
          <table:table-cell office:value-type="string" table:style-name="ce27">
            <text:p>Sr. Business Partn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33" table:style-name="ce27">
            <text:p>33</text:p>
          </table:table-cell>
          <table:table-cell office:value-type="date" office:date-value="2017-08-04T00:00:00" table:style-name="ce28">
            <text:p>04-08-2017</text:p>
          </table:table-cell>
          <table:table-cell office:value-type="currency" office:value="92610" table:style-name="ce29">
            <text:p><text:s/>$92,61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465</text:p>
          </table:table-cell>
          <table:table-cell office:value-type="string" table:style-name="ce27">
            <text:p>Brooklyn Cho</text:p>
          </table:table-cell>
          <table:table-cell office:value-type="string" table:style-name="ce27">
            <text:p>Technical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5" table:style-name="ce27">
            <text:p>45</text:p>
          </table:table-cell>
          <table:table-cell office:value-type="date" office:date-value="2002-07-08T00:00:00" table:style-name="ce28">
            <text:p>08-07-2002</text:p>
          </table:table-cell>
          <table:table-cell office:value-type="currency" office:value="92655" table:style-name="ce29">
            <text:p><text:s/>$92,655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engdu</text:p>
          </table:table-cell>
          <table:table-cell office:value-type="float" office:value="23" table:style-name="ce27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432</text:p>
          </table:table-cell>
          <table:table-cell office:value-type="string" table:style-name="ce27">
            <text:p>Peyton Garza</text:p>
          </table:table-cell>
          <table:table-cell office:value-type="string" table:style-name="ce27">
            <text:p>Systems Analys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53" table:style-name="ce27">
            <text:p>53</text:p>
          </table:table-cell>
          <table:table-cell office:value-type="date" office:date-value="2004-08-15T00:00:00" table:style-name="ce28">
            <text:p>15-08-2004</text:p>
          </table:table-cell>
          <table:table-cell office:value-type="currency" office:value="44735" table:style-name="ce29">
            <text:p><text:s/>$44,735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Manaus</text:p>
          </table:table-cell>
          <table:table-cell office:value-type="float" office:value="21" table:style-name="ce27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000</text:p>
          </table:table-cell>
          <table:table-cell office:value-type="string" table:style-name="ce27">
            <text:p>Skylar Carrillo</text:p>
          </table:table-cell>
          <table:table-cell office:value-type="string" table:style-name="ce27">
            <text:p>Engineering Manag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44" table:style-name="ce27">
            <text:p>44</text:p>
          </table:table-cell>
          <table:table-cell office:value-type="date" office:date-value="2008-12-18T00:00:00" table:style-name="ce28">
            <text:p>18-12-2008</text:p>
          </table:table-cell>
          <table:table-cell office:value-type="currency" office:value="92753" table:style-name="ce29">
            <text:p><text:s/>$92,75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16" table:style-name="ce27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331</text:p>
          </table:table-cell>
          <table:table-cell office:value-type="string" table:style-name="ce27">
            <text:p>Sophia Huynh</text:p>
          </table:table-cell>
          <table:table-cell office:value-type="string" table:style-name="ce27">
            <text:p>Enterprise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55" table:style-name="ce27">
            <text:p>55</text:p>
          </table:table-cell>
          <table:table-cell office:value-type="date" office:date-value="2005-08-09T00:00:00" table:style-name="ce28">
            <text:p>09-08-2005</text:p>
          </table:table-cell>
          <table:table-cell office:value-type="currency" office:value="92771" table:style-name="ce29">
            <text:p><text:s/>$92,77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20" table:style-name="ce27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504</text:p>
          </table:table-cell>
          <table:table-cell office:value-type="string" table:style-name="ce27">
            <text:p>Jameson Alvarado</text:p>
          </table:table-cell>
          <table:table-cell office:value-type="string" table:style-name="ce27">
            <text:p>Enterprise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47" table:style-name="ce27">
            <text:p>47</text:p>
          </table:table-cell>
          <table:table-cell office:value-type="date" office:date-value="1999-03-14T00:00:00" table:style-name="ce28">
            <text:p>14-03-1999</text:p>
          </table:table-cell>
          <table:table-cell office:value-type="currency" office:value="92897" table:style-name="ce29">
            <text:p><text:s/>$92,897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Sao Paulo</text:p>
          </table:table-cell>
          <table:table-cell office:value-type="float" office:value="26" table:style-name="ce27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265</text:p>
          </table:table-cell>
          <table:table-cell office:value-type="string" table:style-name="ce27">
            <text:p>Mila Vasquez</text:p>
          </table:table-cell>
          <table:table-cell office:value-type="string" table:style-name="ce27">
            <text:p>Quality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60" table:style-name="ce27">
            <text:p>60</text:p>
          </table:table-cell>
          <table:table-cell office:value-type="date" office:date-value="1998-07-16T00:00:00" table:style-name="ce28">
            <text:p>16-07-1998</text:p>
          </table:table-cell>
          <table:table-cell office:value-type="currency" office:value="92932" table:style-name="ce29">
            <text:p><text:s/>$92,93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27" table:style-name="ce27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881</text:p>
          </table:table-cell>
          <table:table-cell office:value-type="string" table:style-name="ce27">
            <text:p>Leilani Sharma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3" table:style-name="ce27">
            <text:p>43</text:p>
          </table:table-cell>
          <table:table-cell office:value-type="date" office:date-value="2014-01-23T00:00:00" table:style-name="ce28">
            <text:p>23-01-2014</text:p>
          </table:table-cell>
          <table:table-cell office:value-type="currency" office:value="92940" table:style-name="ce29">
            <text:p><text:s/>$92,940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engdu</text:p>
          </table:table-cell>
          <table:table-cell office:value-type="float" office:value="11" table:style-name="ce27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877</text:p>
          </table:table-cell>
          <table:table-cell office:value-type="string" table:style-name="ce27">
            <text:p>Abigail Garza</text:p>
          </table:table-cell>
          <table:table-cell office:value-type="string" table:style-name="ce27">
            <text:p>Analyst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33" table:style-name="ce27">
            <text:p>33</text:p>
          </table:table-cell>
          <table:table-cell office:value-type="date" office:date-value="2018-05-27T00:00:00" table:style-name="ce28">
            <text:p>27-05-2018</text:p>
          </table:table-cell>
          <table:table-cell office:value-type="currency" office:value="45049" table:style-name="ce29">
            <text:p><text:s/>$45,04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538</text:p>
          </table:table-cell>
          <table:table-cell office:value-type="string" table:style-name="ce27">
            <text:p>Gabriel Holmes</text:p>
          </table:table-cell>
          <table:table-cell office:value-type="string" table:style-name="ce27">
            <text:p>Enterprise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40" table:style-name="ce27">
            <text:p>40</text:p>
          </table:table-cell>
          <table:table-cell office:value-type="date" office:date-value="2010-11-04T00:00:00" table:style-name="ce28">
            <text:p>04-11-2010</text:p>
          </table:table-cell>
          <table:table-cell office:value-type="currency" office:value="92952" table:style-name="ce29">
            <text:p><text:s/>$92,95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4" table:style-name="ce27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235</text:p>
          </table:table-cell>
          <table:table-cell office:value-type="string" table:style-name="ce27">
            <text:p>Riley Ramirez</text:p>
          </table:table-cell>
          <table:table-cell office:value-type="string" table:style-name="ce27">
            <text:p>Sr. Business Partn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52" table:style-name="ce27">
            <text:p>52</text:p>
          </table:table-cell>
          <table:table-cell office:value-type="date" office:date-value="1999-09-13T00:00:00" table:style-name="ce28">
            <text:p>13-09-1999</text:p>
          </table:table-cell>
          <table:table-cell office:value-type="currency" office:value="92994" table:style-name="ce29">
            <text:p><text:s/>$92,99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26" table:style-name="ce27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401</text:p>
          </table:table-cell>
          <table:table-cell office:value-type="string" table:style-name="ce27">
            <text:p>Wesley Adams</text:p>
          </table:table-cell>
          <table:table-cell office:value-type="string" table:style-name="ce27">
            <text:p>System Administrator 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48" table:style-name="ce27">
            <text:p>48</text:p>
          </table:table-cell>
          <table:table-cell office:value-type="date" office:date-value="2003-08-11T00:00:00" table:style-name="ce28">
            <text:p>11-08-2003</text:p>
          </table:table-cell>
          <table:table-cell office:value-type="currency" office:value="93017" table:style-name="ce29">
            <text:p><text:s/>$93,01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22" table:style-name="ce27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431</text:p>
          </table:table-cell>
          <table:table-cell office:value-type="string" table:style-name="ce27">
            <text:p>Skylar Doan</text:p>
          </table:table-cell>
          <table:table-cell office:value-type="string" table:style-name="ce27">
            <text:p>Sr. Business Partn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58" table:style-name="ce27">
            <text:p>58</text:p>
          </table:table-cell>
          <table:table-cell office:value-type="date" office:date-value="1994-08-21T00:00:00" table:style-name="ce28">
            <text:p>21-08-1994</text:p>
          </table:table-cell>
          <table:table-cell office:value-type="currency" office:value="93102" table:style-name="ce29">
            <text:p><text:s/>$93,10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31" table:style-name="ce27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415</text:p>
          </table:table-cell>
          <table:table-cell office:value-type="string" table:style-name="ce27">
            <text:p>Penelope Gonzalez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52" table:style-name="ce27">
            <text:p>52</text:p>
          </table:table-cell>
          <table:table-cell office:value-type="date" office:date-value="1994-10-16T00:00:00" table:style-name="ce28">
            <text:p>16-10-1994</text:p>
          </table:table-cell>
          <table:table-cell office:value-type="currency" office:value="93103" table:style-name="ce29">
            <text:p><text:s/>$93,10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30" table:style-name="ce27">
            <text:p>3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453</text:p>
          </table:table-cell>
          <table:table-cell office:value-type="string" table:style-name="ce27">
            <text:p>Dylan Kumar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55" table:style-name="ce27">
            <text:p>55</text:p>
          </table:table-cell>
          <table:table-cell office:value-type="date" office:date-value="2006-07-11T00:00:00" table:style-name="ce28">
            <text:p>11-07-2006</text:p>
          </table:table-cell>
          <table:table-cell office:value-type="currency" office:value="93343" table:style-name="ce29">
            <text:p><text:s/>$93,343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19" table:style-name="ce27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923</text:p>
          </table:table-cell>
          <table:table-cell office:value-type="string" table:style-name="ce27">
            <text:p>Ethan Tang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54" table:style-name="ce27">
            <text:p>54</text:p>
          </table:table-cell>
          <table:table-cell office:value-type="date" office:date-value="2016-05-04T00:00:00" table:style-name="ce28">
            <text:p>04-05-2016</text:p>
          </table:table-cell>
          <table:table-cell office:value-type="currency" office:value="93668" table:style-name="ce29">
            <text:p><text:s/>$93,66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9" table:style-name="ce27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871</text:p>
          </table:table-cell>
          <table:table-cell office:value-type="string" table:style-name="ce27">
            <text:p>Liam Grant</text:p>
          </table:table-cell>
          <table:table-cell office:value-type="string" table:style-name="ce27">
            <text:p>Sr. Business Partn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30" table:style-name="ce27">
            <text:p>30</text:p>
          </table:table-cell>
          <table:table-cell office:value-type="date" office:date-value="2015-03-15T00:00:00" table:style-name="ce28">
            <text:p>15-03-2015</text:p>
          </table:table-cell>
          <table:table-cell office:value-type="currency" office:value="93734" table:style-name="ce29">
            <text:p><text:s/>$93,73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10" table:style-name="ce27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672</text:p>
          </table:table-cell>
          <table:table-cell office:value-type="string" table:style-name="ce27">
            <text:p>Mila Pena</text:p>
          </table:table-cell>
          <table:table-cell office:value-type="string" table:style-name="ce27">
            <text:p>Sr. Business Partn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45" table:style-name="ce27">
            <text:p>45</text:p>
          </table:table-cell>
          <table:table-cell office:value-type="date" office:date-value="2007-12-21T00:00:00" table:style-name="ce28">
            <text:p>21-12-2007</text:p>
          </table:table-cell>
          <table:table-cell office:value-type="currency" office:value="93840" table:style-name="ce29">
            <text:p><text:s/>$93,840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Manaus</text:p>
          </table:table-cell>
          <table:table-cell office:value-type="float" office:value="17" table:style-name="ce27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655</text:p>
          </table:table-cell>
          <table:table-cell office:value-type="string" table:style-name="ce27">
            <text:p>Samantha Rogers</text:p>
          </table:table-cell>
          <table:table-cell office:value-type="string" table:style-name="ce27">
            <text:p>Analyst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28" table:style-name="ce27">
            <text:p>28</text:p>
          </table:table-cell>
          <table:table-cell office:value-type="date" office:date-value="2020-01-17T00:00:00" table:style-name="ce28">
            <text:p>17-01-2020</text:p>
          </table:table-cell>
          <table:table-cell office:value-type="currency" office:value="45061" table:style-name="ce29">
            <text:p><text:s/>$45,06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417</text:p>
          </table:table-cell>
          <table:table-cell office:value-type="string" table:style-name="ce27">
            <text:p>Benjamin Moua</text:p>
          </table:table-cell>
          <table:table-cell office:value-type="string" table:style-name="ce27">
            <text:p>Computer Systems Manag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0" table:style-name="ce27">
            <text:p>40</text:p>
          </table:table-cell>
          <table:table-cell office:value-type="date" office:date-value="2007-07-02T00:00:00" table:style-name="ce28">
            <text:p>02-07-2007</text:p>
          </table:table-cell>
          <table:table-cell office:value-type="currency" office:value="93971" table:style-name="ce29">
            <text:p><text:s/>$93,971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18" table:style-name="ce27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273</text:p>
          </table:table-cell>
          <table:table-cell office:value-type="string" table:style-name="ce27">
            <text:p>David Owens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Black</text:p>
          </table:table-cell>
          <table:table-cell office:value-type="float" office:value="43" table:style-name="ce27">
            <text:p>43</text:p>
          </table:table-cell>
          <table:table-cell office:value-type="date" office:date-value="2004-04-16T00:00:00" table:style-name="ce28">
            <text:p>16-04-2004</text:p>
          </table:table-cell>
          <table:table-cell office:value-type="currency" office:value="94246" table:style-name="ce29">
            <text:p><text:s/>$94,24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21" table:style-name="ce27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593</text:p>
          </table:table-cell>
          <table:table-cell office:value-type="string" table:style-name="ce27">
            <text:p>Luke Wilson</text:p>
          </table:table-cell>
          <table:table-cell office:value-type="string" table:style-name="ce27">
            <text:p>Solutions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34" table:style-name="ce27">
            <text:p>34</text:p>
          </table:table-cell>
          <table:table-cell office:value-type="date" office:date-value="2016-05-24T00:00:00" table:style-name="ce28">
            <text:p>24-05-2016</text:p>
          </table:table-cell>
          <table:table-cell office:value-type="currency" office:value="94352" table:style-name="ce29">
            <text:p><text:s/>$94,35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9" table:style-name="ce27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955</text:p>
          </table:table-cell>
          <table:table-cell office:value-type="string" table:style-name="ce27">
            <text:p>Theodore Marquez</text:p>
          </table:table-cell>
          <table:table-cell office:value-type="string" table:style-name="ce27">
            <text:p>Development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54" table:style-name="ce27">
            <text:p>54</text:p>
          </table:table-cell>
          <table:table-cell office:value-type="date" office:date-value="2012-11-24T00:00:00" table:style-name="ce28">
            <text:p>24-11-2012</text:p>
          </table:table-cell>
          <table:table-cell office:value-type="currency" office:value="94407" table:style-name="ce29">
            <text:p><text:s/>$94,407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Sao Paulo</text:p>
          </table:table-cell>
          <table:table-cell office:value-type="float" office:value="12" table:style-name="ce27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717</text:p>
          </table:table-cell>
          <table:table-cell office:value-type="string" table:style-name="ce27">
            <text:p>Axel Santos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62" table:style-name="ce27">
            <text:p>62</text:p>
          </table:table-cell>
          <table:table-cell office:value-type="date" office:date-value="2011-02-17T00:00:00" table:style-name="ce28">
            <text:p>17-02-2011</text:p>
          </table:table-cell>
          <table:table-cell office:value-type="currency" office:value="94422" table:style-name="ce29">
            <text:p><text:s/>$94,42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14" table:style-name="ce27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131</text:p>
          </table:table-cell>
          <table:table-cell office:value-type="string" table:style-name="ce27">
            <text:p>Cora Rivera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42" table:style-name="ce27">
            <text:p>42</text:p>
          </table:table-cell>
          <table:table-cell office:value-type="date" office:date-value="2021-01-02T00:00:00" table:style-name="ce28">
            <text:p>02-01-2021</text:p>
          </table:table-cell>
          <table:table-cell office:value-type="currency" office:value="94430" table:style-name="ce29">
            <text:p><text:s/>$94,43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559</text:p>
          </table:table-cell>
          <table:table-cell office:value-type="string" table:style-name="ce27">
            <text:p>Penelope Silva</text:p>
          </table:table-cell>
          <table:table-cell office:value-type="string" table:style-name="ce27">
            <text:p>Network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36" table:style-name="ce27">
            <text:p>36</text:p>
          </table:table-cell>
          <table:table-cell office:value-type="date" office:date-value="2016-11-03T00:00:00" table:style-name="ce28">
            <text:p>03-11-2016</text:p>
          </table:table-cell>
          <table:table-cell office:value-type="currency" office:value="94618" table:style-name="ce29">
            <text:p><text:s/>$94,61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870</text:p>
          </table:table-cell>
          <table:table-cell office:value-type="string" table:style-name="ce27">
            <text:p>Madeline Allen</text:p>
          </table:table-cell>
          <table:table-cell office:value-type="string" table:style-name="ce27">
            <text:p>Cloud Infrastructure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30" table:style-name="ce27">
            <text:p>30</text:p>
          </table:table-cell>
          <table:table-cell office:value-type="date" office:date-value="2020-02-03T00:00:00" table:style-name="ce28">
            <text:p>03-02-2020</text:p>
          </table:table-cell>
          <table:table-cell office:value-type="currency" office:value="94652" table:style-name="ce29">
            <text:p><text:s/>$94,65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065</text:p>
          </table:table-cell>
          <table:table-cell office:value-type="string" table:style-name="ce27">
            <text:p>Ezra Ortiz</text:p>
          </table:table-cell>
          <table:table-cell office:value-type="string" table:style-name="ce27">
            <text:p>Quality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41" table:style-name="ce27">
            <text:p>41</text:p>
          </table:table-cell>
          <table:table-cell office:value-type="date" office:date-value="2012-01-21T00:00:00" table:style-name="ce28">
            <text:p>21-01-2012</text:p>
          </table:table-cell>
          <table:table-cell office:value-type="currency" office:value="94658" table:style-name="ce29">
            <text:p><text:s/>$94,65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13" table:style-name="ce27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670</text:p>
          </table:table-cell>
          <table:table-cell office:value-type="string" table:style-name="ce27">
            <text:p>Angel Do</text:p>
          </table:table-cell>
          <table:table-cell office:value-type="string" table:style-name="ce27">
            <text:p>IT Systems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34" table:style-name="ce27">
            <text:p>34</text:p>
          </table:table-cell>
          <table:table-cell office:value-type="date" office:date-value="2019-09-20T00:00:00" table:style-name="ce28">
            <text:p>20-09-2019</text:p>
          </table:table-cell>
          <table:table-cell office:value-type="currency" office:value="94735" table:style-name="ce29">
            <text:p><text:s/>$94,735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618</text:p>
          </table:table-cell>
          <table:table-cell office:value-type="string" table:style-name="ce27">
            <text:p>Mason Zhao</text:p>
          </table:table-cell>
          <table:table-cell office:value-type="string" table:style-name="ce27">
            <text:p>Technical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6" table:style-name="ce27">
            <text:p>46</text:p>
          </table:table-cell>
          <table:table-cell office:value-type="date" office:date-value="2021-10-26T00:00:00" table:style-name="ce28">
            <text:p>26-10-2021</text:p>
          </table:table-cell>
          <table:table-cell office:value-type="currency" office:value="94790" table:style-name="ce29">
            <text:p><text:s/>$94,790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3" table:style-name="ce27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287</text:p>
          </table:table-cell>
          <table:table-cell office:value-type="string" table:style-name="ce27">
            <text:p>Maverick Figueroa</text:p>
          </table:table-cell>
          <table:table-cell office:value-type="string" table:style-name="ce27">
            <text:p>IT Systems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48" table:style-name="ce27">
            <text:p>48</text:p>
          </table:table-cell>
          <table:table-cell office:value-type="date" office:date-value="2008-07-06T00:00:00" table:style-name="ce28">
            <text:p>06-07-2008</text:p>
          </table:table-cell>
          <table:table-cell office:value-type="currency" office:value="94815" table:style-name="ce29">
            <text:p><text:s/>$94,81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17" table:style-name="ce27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013</text:p>
          </table:table-cell>
          <table:table-cell office:value-type="string" table:style-name="ce27">
            <text:p>Raelynn Ma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33" table:style-name="ce27">
            <text:p>33</text:p>
          </table:table-cell>
          <table:table-cell office:value-type="date" office:date-value="2015-10-08T00:00:00" table:style-name="ce28">
            <text:p>08-10-2015</text:p>
          </table:table-cell>
          <table:table-cell office:value-type="currency" office:value="94876" table:style-name="ce29">
            <text:p><text:s/>$94,87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9" table:style-name="ce27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626</text:p>
          </table:table-cell>
          <table:table-cell office:value-type="string" table:style-name="ce27">
            <text:p>Luna Simmons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28" table:style-name="ce27">
            <text:p>28</text:p>
          </table:table-cell>
          <table:table-cell office:value-type="date" office:date-value="2020-09-04T00:00:00" table:style-name="ce28">
            <text:p>04-09-2020</text:p>
          </table:table-cell>
          <table:table-cell office:value-type="currency" office:value="95045" table:style-name="ce29">
            <text:p><text:s/>$95,04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769</text:p>
          </table:table-cell>
          <table:table-cell office:value-type="string" table:style-name="ce27">
            <text:p>Jose Kang</text:p>
          </table:table-cell>
          <table:table-cell office:value-type="string" table:style-name="ce27">
            <text:p>Engineering Manag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57" table:style-name="ce27">
            <text:p>57</text:p>
          </table:table-cell>
          <table:table-cell office:value-type="date" office:date-value="1999-04-25T00:00:00" table:style-name="ce28">
            <text:p>25-04-1999</text:p>
          </table:table-cell>
          <table:table-cell office:value-type="currency" office:value="95061" table:style-name="ce29">
            <text:p><text:s/>$95,061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Shanghai</text:p>
          </table:table-cell>
          <table:table-cell office:value-type="float" office:value="26" table:style-name="ce27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639</text:p>
          </table:table-cell>
          <table:table-cell office:value-type="string" table:style-name="ce27">
            <text:p>Benjamin Mai</text:p>
          </table:table-cell>
          <table:table-cell office:value-type="string" table:style-name="ce27">
            <text:p>System Administrator 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54" table:style-name="ce27">
            <text:p>54</text:p>
          </table:table-cell>
          <table:table-cell office:value-type="date" office:date-value="1998-06-15T00:00:00" table:style-name="ce28">
            <text:p>15-06-1998</text:p>
          </table:table-cell>
          <table:table-cell office:value-type="currency" office:value="95239" table:style-name="ce29">
            <text:p><text:s/>$95,23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27" table:style-name="ce27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047</text:p>
          </table:table-cell>
          <table:table-cell office:value-type="string" table:style-name="ce27">
            <text:p>Gabriella Gupta</text:p>
          </table:table-cell>
          <table:table-cell office:value-type="string" table:style-name="ce27">
            <text:p>Sr. Account Representative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1" table:style-name="ce27">
            <text:p>41</text:p>
          </table:table-cell>
          <table:table-cell office:value-type="date" office:date-value="2005-02-15T00:00:00" table:style-name="ce28">
            <text:p>15-02-2005</text:p>
          </table:table-cell>
          <table:table-cell office:value-type="currency" office:value="95372" table:style-name="ce29">
            <text:p><text:s/>$95,372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Shanghai</text:p>
          </table:table-cell>
          <table:table-cell office:value-type="float" office:value="20" table:style-name="ce27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639</text:p>
          </table:table-cell>
          <table:table-cell office:value-type="string" table:style-name="ce27">
            <text:p>Austin Vo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55" table:style-name="ce27">
            <text:p>55</text:p>
          </table:table-cell>
          <table:table-cell office:value-type="date" office:date-value="1995-11-20T00:00:00" table:style-name="ce28">
            <text:p>20-11-1995</text:p>
          </table:table-cell>
          <table:table-cell office:value-type="currency" office:value="95409" table:style-name="ce29">
            <text:p><text:s/>$95,40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29" table:style-name="ce27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448</text:p>
          </table:table-cell>
          <table:table-cell office:value-type="string" table:style-name="ce27">
            <text:p>Adrian Ruiz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34" table:style-name="ce27">
            <text:p>34</text:p>
          </table:table-cell>
          <table:table-cell office:value-type="date" office:date-value="2014-09-04T00:00:00" table:style-name="ce28">
            <text:p>04-09-2014</text:p>
          </table:table-cell>
          <table:table-cell office:value-type="currency" office:value="95499" table:style-name="ce29">
            <text:p><text:s/>$95,499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Sao Paulo</text:p>
          </table:table-cell>
          <table:table-cell office:value-type="float" office:value="11" table:style-name="ce27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984</text:p>
          </table:table-cell>
          <table:table-cell office:value-type="string" table:style-name="ce27">
            <text:p>Hailey Foster</text:p>
          </table:table-cell>
          <table:table-cell office:value-type="string" table:style-name="ce27">
            <text:p>Controls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Black</text:p>
          </table:table-cell>
          <table:table-cell office:value-type="float" office:value="55" table:style-name="ce27">
            <text:p>55</text:p>
          </table:table-cell>
          <table:table-cell office:value-type="date" office:date-value="2021-03-21T00:00:00" table:style-name="ce28">
            <text:p>21-03-2021</text:p>
          </table:table-cell>
          <table:table-cell office:value-type="currency" office:value="95562" table:style-name="ce29">
            <text:p><text:s/>$95,56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615</text:p>
          </table:table-cell>
          <table:table-cell office:value-type="string" table:style-name="ce27">
            <text:p>Daniel Dixon</text:p>
          </table:table-cell>
          <table:table-cell office:value-type="string" table:style-name="ce27">
            <text:p>Operations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51" table:style-name="ce27">
            <text:p>51</text:p>
          </table:table-cell>
          <table:table-cell office:value-type="date" office:date-value="1999-10-09T00:00:00" table:style-name="ce28">
            <text:p>09-10-1999</text:p>
          </table:table-cell>
          <table:table-cell office:value-type="currency" office:value="95639" table:style-name="ce29">
            <text:p><text:s/>$95,63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25" table:style-name="ce27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720</text:p>
          </table:table-cell>
          <table:table-cell office:value-type="string" table:style-name="ce27">
            <text:p>Christopher Chung</text:p>
          </table:table-cell>
          <table:table-cell office:value-type="string" table:style-name="ce27">
            <text:p>Controls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28" table:style-name="ce27">
            <text:p>28</text:p>
          </table:table-cell>
          <table:table-cell office:value-type="date" office:date-value="2021-12-18T00:00:00" table:style-name="ce28">
            <text:p>18-12-2021</text:p>
          </table:table-cell>
          <table:table-cell office:value-type="currency" office:value="95670" table:style-name="ce29">
            <text:p><text:s/>$95,67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3" table:style-name="ce27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813</text:p>
          </table:table-cell>
          <table:table-cell office:value-type="string" table:style-name="ce27">
            <text:p>Kai Chow</text:p>
          </table:table-cell>
          <table:table-cell office:value-type="string" table:style-name="ce27">
            <text:p>Engineering Manag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5" table:style-name="ce27">
            <text:p>45</text:p>
          </table:table-cell>
          <table:table-cell office:value-type="date" office:date-value="2001-04-12T00:00:00" table:style-name="ce28">
            <text:p>12-04-2001</text:p>
          </table:table-cell>
          <table:table-cell office:value-type="currency" office:value="95743" table:style-name="ce29">
            <text:p><text:s/>$95,74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24" table:style-name="ce27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141</text:p>
          </table:table-cell>
          <table:table-cell office:value-type="string" table:style-name="ce27">
            <text:p>Gianna Williams</text:p>
          </table:table-cell>
          <table:table-cell office:value-type="string" table:style-name="ce27">
            <text:p>Quality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Black</text:p>
          </table:table-cell>
          <table:table-cell office:value-type="float" office:value="27" table:style-name="ce27">
            <text:p>27</text:p>
          </table:table-cell>
          <table:table-cell office:value-type="date" office:date-value="2021-01-28T00:00:00" table:style-name="ce28">
            <text:p>28-01-2021</text:p>
          </table:table-cell>
          <table:table-cell office:value-type="currency" office:value="95786" table:style-name="ce29">
            <text:p><text:s/>$95,78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366</text:p>
          </table:table-cell>
          <table:table-cell office:value-type="string" table:style-name="ce27">
            <text:p>William Walker</text:p>
          </table:table-cell>
          <table:table-cell office:value-type="string" table:style-name="ce27">
            <text:p>Computer Systems Manag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Black</text:p>
          </table:table-cell>
          <table:table-cell office:value-type="float" office:value="40" table:style-name="ce27">
            <text:p>40</text:p>
          </table:table-cell>
          <table:table-cell office:value-type="date" office:date-value="2019-02-24T00:00:00" table:style-name="ce28">
            <text:p>24-02-2019</text:p>
          </table:table-cell>
          <table:table-cell office:value-type="currency" office:value="95899" table:style-name="ce29">
            <text:p><text:s/>$95,89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562</text:p>
          </table:table-cell>
          <table:table-cell office:value-type="string" table:style-name="ce27">
            <text:p>Christian Medina</text:p>
          </table:table-cell>
          <table:table-cell office:value-type="string" table:style-name="ce27">
            <text:p>Analyst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51" table:style-name="ce27">
            <text:p>51</text:p>
          </table:table-cell>
          <table:table-cell office:value-type="date" office:date-value="2007-06-19T00:00:00" table:style-name="ce28">
            <text:p>19-06-2007</text:p>
          </table:table-cell>
          <table:table-cell office:value-type="currency" office:value="45206" table:style-name="ce29">
            <text:p><text:s/>$45,20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18" table:style-name="ce27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521</text:p>
          </table:table-cell>
          <table:table-cell office:value-type="string" table:style-name="ce27">
            <text:p>Lily Nguyen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33" table:style-name="ce27">
            <text:p>33</text:p>
          </table:table-cell>
          <table:table-cell office:value-type="date" office:date-value="2012-01-28T00:00:00" table:style-name="ce28">
            <text:p>28-01-2012</text:p>
          </table:table-cell>
          <table:table-cell office:value-type="currency" office:value="95960" table:style-name="ce29">
            <text:p><text:s/>$95,960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engdu</text:p>
          </table:table-cell>
          <table:table-cell office:value-type="float" office:value="13" table:style-name="ce27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816</text:p>
          </table:table-cell>
          <table:table-cell office:value-type="string" table:style-name="ce27">
            <text:p>Jace Zhang</text:p>
          </table:table-cell>
          <table:table-cell office:value-type="string" table:style-name="ce27">
            <text:p>Service Desk Analys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31" table:style-name="ce27">
            <text:p>31</text:p>
          </table:table-cell>
          <table:table-cell office:value-type="date" office:date-value="2017-02-14T00:00:00" table:style-name="ce28">
            <text:p>14-02-2017</text:p>
          </table:table-cell>
          <table:table-cell office:value-type="currency" office:value="95963" table:style-name="ce29">
            <text:p><text:s/>$95,963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engdu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802</text:p>
          </table:table-cell>
          <table:table-cell office:value-type="string" table:style-name="ce27">
            <text:p>Matthew Chau</text:p>
          </table:table-cell>
          <table:table-cell office:value-type="string" table:style-name="ce27">
            <text:p>Sr. Business Partn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53" table:style-name="ce27">
            <text:p>53</text:p>
          </table:table-cell>
          <table:table-cell office:value-type="date" office:date-value="2002-11-16T00:00:00" table:style-name="ce28">
            <text:p>16-11-2002</text:p>
          </table:table-cell>
          <table:table-cell office:value-type="currency" office:value="95998" table:style-name="ce29">
            <text:p><text:s/>$95,99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22" table:style-name="ce27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268</text:p>
          </table:table-cell>
          <table:table-cell office:value-type="string" table:style-name="ce27">
            <text:p>Emilia Rivera</text:p>
          </table:table-cell>
          <table:table-cell office:value-type="string" table:style-name="ce27">
            <text:p>Test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42" table:style-name="ce27">
            <text:p>42</text:p>
          </table:table-cell>
          <table:table-cell office:value-type="date" office:date-value="2017-11-23T00:00:00" table:style-name="ce28">
            <text:p>23-11-2017</text:p>
          </table:table-cell>
          <table:table-cell office:value-type="currency" office:value="96023" table:style-name="ce29">
            <text:p><text:s/>$96,02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446</text:p>
          </table:table-cell>
          <table:table-cell office:value-type="string" table:style-name="ce27">
            <text:p>Hudson Hill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30" table:style-name="ce27">
            <text:p>30</text:p>
          </table:table-cell>
          <table:table-cell office:value-type="date" office:date-value="2019-11-04T00:00:00" table:style-name="ce28">
            <text:p>04-11-2019</text:p>
          </table:table-cell>
          <table:table-cell office:value-type="currency" office:value="96092" table:style-name="ce29">
            <text:p><text:s/>$96,09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863</text:p>
          </table:table-cell>
          <table:table-cell office:value-type="string" table:style-name="ce27">
            <text:p>Lincoln Ramos</text:p>
          </table:table-cell>
          <table:table-cell office:value-type="string" table:style-name="ce27">
            <text:p>Operations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59" table:style-name="ce27">
            <text:p>59</text:p>
          </table:table-cell>
          <table:table-cell office:value-type="date" office:date-value="2008-09-10T00:00:00" table:style-name="ce28">
            <text:p>10-09-2008</text:p>
          </table:table-cell>
          <table:table-cell office:value-type="currency" office:value="96313" table:style-name="ce29">
            <text:p><text:s/>$96,31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17" table:style-name="ce27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632</text:p>
          </table:table-cell>
          <table:table-cell office:value-type="string" table:style-name="ce27">
            <text:p>Angel Chang</text:p>
          </table:table-cell>
          <table:table-cell office:value-type="string" table:style-name="ce27">
            <text:p>Network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37" table:style-name="ce27">
            <text:p>37</text:p>
          </table:table-cell>
          <table:table-cell office:value-type="date" office:date-value="2017-07-06T00:00:00" table:style-name="ce28">
            <text:p>06-07-2017</text:p>
          </table:table-cell>
          <table:table-cell office:value-type="currency" office:value="96331" table:style-name="ce29">
            <text:p><text:s/>$96,331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Shanghai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189</text:p>
          </table:table-cell>
          <table:table-cell office:value-type="string" table:style-name="ce27">
            <text:p>Ariana Kim</text:p>
          </table:table-cell>
          <table:table-cell office:value-type="string" table:style-name="ce27">
            <text:p>Network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33" table:style-name="ce27">
            <text:p>33</text:p>
          </table:table-cell>
          <table:table-cell office:value-type="date" office:date-value="2014-06-29T00:00:00" table:style-name="ce28">
            <text:p>29-06-2014</text:p>
          </table:table-cell>
          <table:table-cell office:value-type="currency" office:value="96366" table:style-name="ce29">
            <text:p><text:s/>$96,366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engdu</text:p>
          </table:table-cell>
          <table:table-cell office:value-type="float" office:value="11" table:style-name="ce27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160</text:p>
          </table:table-cell>
          <table:table-cell office:value-type="string" table:style-name="ce27">
            <text:p>Carter Ortiz</text:p>
          </table:table-cell>
          <table:table-cell office:value-type="string" table:style-name="ce27">
            <text:p>Quality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54" table:style-name="ce27">
            <text:p>54</text:p>
          </table:table-cell>
          <table:table-cell office:value-type="date" office:date-value="2012-04-29T00:00:00" table:style-name="ce28">
            <text:p>29-04-2012</text:p>
          </table:table-cell>
          <table:table-cell office:value-type="currency" office:value="96441" table:style-name="ce29">
            <text:p><text:s/>$96,441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Sao Paulo</text:p>
          </table:table-cell>
          <table:table-cell office:value-type="float" office:value="13" table:style-name="ce27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875</text:p>
          </table:table-cell>
          <table:table-cell office:value-type="string" table:style-name="ce27">
            <text:p>Aurora Simmons</text:p>
          </table:table-cell>
          <table:table-cell office:value-type="string" table:style-name="ce27">
            <text:p>Development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51" table:style-name="ce27">
            <text:p>51</text:p>
          </table:table-cell>
          <table:table-cell office:value-type="date" office:date-value="1995-12-22T00:00:00" table:style-name="ce28">
            <text:p>22-12-1995</text:p>
          </table:table-cell>
          <table:table-cell office:value-type="currency" office:value="96475" table:style-name="ce29">
            <text:p><text:s/>$96,47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29" table:style-name="ce27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012</text:p>
          </table:table-cell>
          <table:table-cell office:value-type="string" table:style-name="ce27">
            <text:p>Anna Han</text:p>
          </table:table-cell>
          <table:table-cell office:value-type="string" table:style-name="ce27">
            <text:p>System Administrator 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65" table:style-name="ce27">
            <text:p>65</text:p>
          </table:table-cell>
          <table:table-cell office:value-type="date" office:date-value="2003-05-08T00:00:00" table:style-name="ce28">
            <text:p>08-05-2003</text:p>
          </table:table-cell>
          <table:table-cell office:value-type="currency" office:value="96548" table:style-name="ce29">
            <text:p><text:s/>$96,54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22" table:style-name="ce27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481</text:p>
          </table:table-cell>
          <table:table-cell office:value-type="string" table:style-name="ce27">
            <text:p>Jameson Nelson</text:p>
          </table:table-cell>
          <table:table-cell office:value-type="string" table:style-name="ce27">
            <text:p>Network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61" table:style-name="ce27">
            <text:p>61</text:p>
          </table:table-cell>
          <table:table-cell office:value-type="date" office:date-value="2016-03-08T00:00:00" table:style-name="ce28">
            <text:p>08-03-2016</text:p>
          </table:table-cell>
          <table:table-cell office:value-type="currency" office:value="96566" table:style-name="ce29">
            <text:p><text:s/>$96,56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9" table:style-name="ce27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037</text:p>
          </table:table-cell>
          <table:table-cell office:value-type="string" table:style-name="ce27">
            <text:p>Jeremiah Chu</text:p>
          </table:table-cell>
          <table:table-cell office:value-type="string" table:style-name="ce27">
            <text:p>IT Systems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31" table:style-name="ce27">
            <text:p>31</text:p>
          </table:table-cell>
          <table:table-cell office:value-type="date" office:date-value="2020-09-12T00:00:00" table:style-name="ce28">
            <text:p>12-09-2020</text:p>
          </table:table-cell>
          <table:table-cell office:value-type="currency" office:value="96567" table:style-name="ce29">
            <text:p><text:s/>$96,567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Shanghai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455</text:p>
          </table:table-cell>
          <table:table-cell office:value-type="string" table:style-name="ce27">
            <text:p>Hadley Ford</text:p>
          </table:table-cell>
          <table:table-cell office:value-type="string" table:style-name="ce27">
            <text:p>Systems Analys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52" table:style-name="ce27">
            <text:p>52</text:p>
          </table:table-cell>
          <table:table-cell office:value-type="date" office:date-value="2005-02-23T00:00:00" table:style-name="ce28">
            <text:p>23-02-2005</text:p>
          </table:table-cell>
          <table:table-cell office:value-type="currency" office:value="45286" table:style-name="ce29">
            <text:p><text:s/>$45,28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20" table:style-name="ce27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415</text:p>
          </table:table-cell>
          <table:table-cell office:value-type="string" table:style-name="ce27">
            <text:p>Henry Green</text:p>
          </table:table-cell>
          <table:table-cell office:value-type="string" table:style-name="ce27">
            <text:p>Sr. Account Representative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32" table:style-name="ce27">
            <text:p>32</text:p>
          </table:table-cell>
          <table:table-cell office:value-type="date" office:date-value="2020-02-03T00:00:00" table:style-name="ce28">
            <text:p>03-02-2020</text:p>
          </table:table-cell>
          <table:table-cell office:value-type="currency" office:value="96598" table:style-name="ce29">
            <text:p><text:s/>$96,59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546</text:p>
          </table:table-cell>
          <table:table-cell office:value-type="string" table:style-name="ce27">
            <text:p>Jade Hunter</text:p>
          </table:table-cell>
          <table:table-cell office:value-type="string" table:style-name="ce27">
            <text:p>Cloud Infrastructure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42" table:style-name="ce27">
            <text:p>42</text:p>
          </table:table-cell>
          <table:table-cell office:value-type="date" office:date-value="2020-02-05T00:00:00" table:style-name="ce28">
            <text:p>05-02-2020</text:p>
          </table:table-cell>
          <table:table-cell office:value-type="currency" office:value="96636" table:style-name="ce29">
            <text:p><text:s/>$96,63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264</text:p>
          </table:table-cell>
          <table:table-cell office:value-type="string" table:style-name="ce27">
            <text:p>Hazel Alvarez</text:p>
          </table:table-cell>
          <table:table-cell office:value-type="string" table:style-name="ce27">
            <text:p>Business Partn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62" table:style-name="ce27">
            <text:p>62</text:p>
          </table:table-cell>
          <table:table-cell office:value-type="date" office:date-value="2014-04-19T00:00:00" table:style-name="ce28">
            <text:p>19-04-2014</text:p>
          </table:table-cell>
          <table:table-cell office:value-type="currency" office:value="45295" table:style-name="ce29">
            <text:p><text:s/>$45,295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Sao Paulo</text:p>
          </table:table-cell>
          <table:table-cell office:value-type="float" office:value="11" table:style-name="ce27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730</text:p>
          </table:table-cell>
          <table:table-cell office:value-type="string" table:style-name="ce27">
            <text:p>Axel Soto</text:p>
          </table:table-cell>
          <table:table-cell office:value-type="string" table:style-name="ce27">
            <text:p>Quality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46" table:style-name="ce27">
            <text:p>46</text:p>
          </table:table-cell>
          <table:table-cell office:value-type="date" office:date-value="2005-04-22T00:00:00" table:style-name="ce28">
            <text:p>22-04-2005</text:p>
          </table:table-cell>
          <table:table-cell office:value-type="currency" office:value="96639" table:style-name="ce29">
            <text:p><text:s/>$96,639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Rio de Janerio</text:p>
          </table:table-cell>
          <table:table-cell office:value-type="float" office:value="20" table:style-name="ce27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179</text:p>
          </table:table-cell>
          <table:table-cell office:value-type="string" table:style-name="ce27">
            <text:p>Peyton Owens</text:p>
          </table:table-cell>
          <table:table-cell office:value-type="string" table:style-name="ce27">
            <text:p>Controls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48" table:style-name="ce27">
            <text:p>48</text:p>
          </table:table-cell>
          <table:table-cell office:value-type="date" office:date-value="2014-09-25T00:00:00" table:style-name="ce28">
            <text:p>25-09-2014</text:p>
          </table:table-cell>
          <table:table-cell office:value-type="currency" office:value="96693" table:style-name="ce29">
            <text:p><text:s/>$96,69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11" table:style-name="ce27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802</text:p>
          </table:table-cell>
          <table:table-cell office:value-type="string" table:style-name="ce27">
            <text:p>Lucy Fong</text:p>
          </table:table-cell>
          <table:table-cell office:value-type="string" table:style-name="ce27">
            <text:p>Sr. Account Representative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0" table:style-name="ce27">
            <text:p>40</text:p>
          </table:table-cell>
          <table:table-cell office:value-type="date" office:date-value="2011-01-20T00:00:00" table:style-name="ce28">
            <text:p>20-01-2011</text:p>
          </table:table-cell>
          <table:table-cell office:value-type="currency" office:value="96719" table:style-name="ce29">
            <text:p><text:s/>$96,719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engdu</text:p>
          </table:table-cell>
          <table:table-cell office:value-type="float" office:value="14" table:style-name="ce27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004</text:p>
          </table:table-cell>
          <table:table-cell office:value-type="string" table:style-name="ce27">
            <text:p>Everleigh Shah</text:p>
          </table:table-cell>
          <table:table-cell office:value-type="string" table:style-name="ce27">
            <text:p>Test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36" table:style-name="ce27">
            <text:p>36</text:p>
          </table:table-cell>
          <table:table-cell office:value-type="date" office:date-value="2018-12-14T00:00:00" table:style-name="ce28">
            <text:p>14-12-2018</text:p>
          </table:table-cell>
          <table:table-cell office:value-type="currency" office:value="96757" table:style-name="ce29">
            <text:p><text:s/>$96,75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713</text:p>
          </table:table-cell>
          <table:table-cell office:value-type="string" table:style-name="ce27">
            <text:p>Nolan Guzman</text:p>
          </table:table-cell>
          <table:table-cell office:value-type="string" table:style-name="ce27">
            <text:p>Field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46" table:style-name="ce27">
            <text:p>46</text:p>
          </table:table-cell>
          <table:table-cell office:value-type="date" office:date-value="1999-06-20T00:00:00" table:style-name="ce28">
            <text:p>20-06-1999</text:p>
          </table:table-cell>
          <table:table-cell office:value-type="currency" office:value="96997" table:style-name="ce29">
            <text:p><text:s/>$96,997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Sao Paulo</text:p>
          </table:table-cell>
          <table:table-cell office:value-type="float" office:value="26" table:style-name="ce27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496</text:p>
          </table:table-cell>
          <table:table-cell office:value-type="string" table:style-name="ce27">
            <text:p>Robert Yang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31" table:style-name="ce27">
            <text:p>31</text:p>
          </table:table-cell>
          <table:table-cell office:value-type="date" office:date-value="2017-11-04T00:00:00" table:style-name="ce28">
            <text:p>04-11-2017</text:p>
          </table:table-cell>
          <table:table-cell office:value-type="currency" office:value="97078" table:style-name="ce29">
            <text:p><text:s/>$97,07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728</text:p>
          </table:table-cell>
          <table:table-cell office:value-type="string" table:style-name="ce27">
            <text:p>Thomas Chang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34" table:style-name="ce27">
            <text:p>34</text:p>
          </table:table-cell>
          <table:table-cell office:value-type="date" office:date-value="2011-07-26T00:00:00" table:style-name="ce28">
            <text:p>26-07-2011</text:p>
          </table:table-cell>
          <table:table-cell office:value-type="currency" office:value="97231" table:style-name="ce29">
            <text:p><text:s/>$97,231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14" table:style-name="ce27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626</text:p>
          </table:table-cell>
          <table:table-cell office:value-type="string" table:style-name="ce27">
            <text:p>Nicholas Avila</text:p>
          </table:table-cell>
          <table:table-cell office:value-type="string" table:style-name="ce27">
            <text:p>Enterprise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28" table:style-name="ce27">
            <text:p>28</text:p>
          </table:table-cell>
          <table:table-cell office:value-type="date" office:date-value="2017-09-28T00:00:00" table:style-name="ce28">
            <text:p>28-09-2017</text:p>
          </table:table-cell>
          <table:table-cell office:value-type="currency" office:value="97336" table:style-name="ce29">
            <text:p><text:s/>$97,33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306</text:p>
          </table:table-cell>
          <table:table-cell office:value-type="string" table:style-name="ce27">
            <text:p>Mateo Williams</text:p>
          </table:table-cell>
          <table:table-cell office:value-type="string" table:style-name="ce27">
            <text:p>Enterprise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40" table:style-name="ce27">
            <text:p>40</text:p>
          </table:table-cell>
          <table:table-cell office:value-type="date" office:date-value="2011-01-22T00:00:00" table:style-name="ce28">
            <text:p>22-01-2011</text:p>
          </table:table-cell>
          <table:table-cell office:value-type="currency" office:value="97339" table:style-name="ce29">
            <text:p><text:s/>$97,33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14" table:style-name="ce27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926</text:p>
          </table:table-cell>
          <table:table-cell office:value-type="string" table:style-name="ce27">
            <text:p>Emma Luna</text:p>
          </table:table-cell>
          <table:table-cell office:value-type="string" table:style-name="ce27">
            <text:p>Field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52" table:style-name="ce27">
            <text:p>52</text:p>
          </table:table-cell>
          <table:table-cell office:value-type="date" office:date-value="2008-03-25T00:00:00" table:style-name="ce28">
            <text:p>25-03-2008</text:p>
          </table:table-cell>
          <table:table-cell office:value-type="currency" office:value="97398" table:style-name="ce29">
            <text:p><text:s/>$97,398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Manaus</text:p>
          </table:table-cell>
          <table:table-cell office:value-type="float" office:value="17" table:style-name="ce27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132</text:p>
          </table:table-cell>
          <table:table-cell office:value-type="string" table:style-name="ce27">
            <text:p>Gabriella Johnson</text:p>
          </table:table-cell>
          <table:table-cell office:value-type="string" table:style-name="ce27">
            <text:p>Computer Systems Manag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42" table:style-name="ce27">
            <text:p>42</text:p>
          </table:table-cell>
          <table:table-cell office:value-type="date" office:date-value="2006-03-01T00:00:00" table:style-name="ce28">
            <text:p>01-03-2006</text:p>
          </table:table-cell>
          <table:table-cell office:value-type="currency" office:value="97433" table:style-name="ce29">
            <text:p><text:s/>$97,43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9" table:style-name="ce27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005</text:p>
          </table:table-cell>
          <table:table-cell office:value-type="string" table:style-name="ce27">
            <text:p>Isabella Bui</text:p>
          </table:table-cell>
          <table:table-cell office:value-type="string" table:style-name="ce27">
            <text:p>Enterprise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36" table:style-name="ce27">
            <text:p>36</text:p>
          </table:table-cell>
          <table:table-cell office:value-type="date" office:date-value="2014-11-21T00:00:00" table:style-name="ce28">
            <text:p>21-11-2014</text:p>
          </table:table-cell>
          <table:table-cell office:value-type="currency" office:value="97500" table:style-name="ce29">
            <text:p><text:s/>$97,50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10" table:style-name="ce27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269</text:p>
          </table:table-cell>
          <table:table-cell office:value-type="string" table:style-name="ce27">
            <text:p>Charlotte Chu</text:p>
          </table:table-cell>
          <table:table-cell office:value-type="string" table:style-name="ce27">
            <text:p>Network Engine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50" table:style-name="ce27">
            <text:p>50</text:p>
          </table:table-cell>
          <table:table-cell office:value-type="date" office:date-value="2001-01-23T00:00:00" table:style-name="ce28">
            <text:p>23-01-2001</text:p>
          </table:table-cell>
          <table:table-cell office:value-type="currency" office:value="97537" table:style-name="ce29">
            <text:p><text:s/>$97,537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engdu</text:p>
          </table:table-cell>
          <table:table-cell office:value-type="float" office:value="24" table:style-name="ce27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474</text:p>
          </table:table-cell>
          <table:table-cell office:value-type="string" table:style-name="ce27">
            <text:p>Violet Hall</text:p>
          </table:table-cell>
          <table:table-cell office:value-type="string" table:style-name="ce27">
            <text:p>Solutions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40" table:style-name="ce27">
            <text:p>40</text:p>
          </table:table-cell>
          <table:table-cell office:value-type="date" office:date-value="2010-12-10T00:00:00" table:style-name="ce28">
            <text:p>10-12-2010</text:p>
          </table:table-cell>
          <table:table-cell office:value-type="currency" office:value="97807" table:style-name="ce29">
            <text:p><text:s/>$97,80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14" table:style-name="ce27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150</text:p>
          </table:table-cell>
          <table:table-cell office:value-type="string" table:style-name="ce27">
            <text:p>Allison Leung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62" table:style-name="ce27">
            <text:p>62</text:p>
          </table:table-cell>
          <table:table-cell office:value-type="date" office:date-value="2020-05-18T00:00:00" table:style-name="ce28">
            <text:p>18-05-2020</text:p>
          </table:table-cell>
          <table:table-cell office:value-type="currency" office:value="97830" table:style-name="ce29">
            <text:p><text:s/>$97,83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357</text:p>
          </table:table-cell>
          <table:table-cell office:value-type="string" table:style-name="ce27">
            <text:p>Paisley Hunter</text:p>
          </table:table-cell>
          <table:table-cell office:value-type="string" table:style-name="ce27">
            <text:p>Engineering Manag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61" table:style-name="ce27">
            <text:p>61</text:p>
          </table:table-cell>
          <table:table-cell office:value-type="date" office:date-value="2010-01-15T00:00:00" table:style-name="ce28">
            <text:p>15-01-2010</text:p>
          </table:table-cell>
          <table:table-cell office:value-type="currency" office:value="98110" table:style-name="ce29">
            <text:p><text:s/>$98,11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15" table:style-name="ce27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952</text:p>
          </table:table-cell>
          <table:table-cell office:value-type="string" table:style-name="ce27">
            <text:p>Paisley Gomez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57" table:style-name="ce27">
            <text:p>57</text:p>
          </table:table-cell>
          <table:table-cell office:value-type="date" office:date-value="2007-10-02T00:00:00" table:style-name="ce28">
            <text:p>02-10-2007</text:p>
          </table:table-cell>
          <table:table-cell office:value-type="currency" office:value="98150" table:style-name="ce29">
            <text:p><text:s/>$98,150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Rio de Janerio</text:p>
          </table:table-cell>
          <table:table-cell office:value-type="float" office:value="17" table:style-name="ce27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114</text:p>
          </table:table-cell>
          <table:table-cell office:value-type="string" table:style-name="ce27">
            <text:p>Jameson Juarez</text:p>
          </table:table-cell>
          <table:table-cell office:value-type="string" table:style-name="ce27">
            <text:p>Development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62" table:style-name="ce27">
            <text:p>62</text:p>
          </table:table-cell>
          <table:table-cell office:value-type="date" office:date-value="1994-10-09T00:00:00" table:style-name="ce28">
            <text:p>09-10-1994</text:p>
          </table:table-cell>
          <table:table-cell office:value-type="currency" office:value="98230" table:style-name="ce29">
            <text:p><text:s/>$98,23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30" table:style-name="ce27">
            <text:p>3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094</text:p>
          </table:table-cell>
          <table:table-cell office:value-type="string" table:style-name="ce27">
            <text:p>Wesley Young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33" table:style-name="ce27">
            <text:p>33</text:p>
          </table:table-cell>
          <table:table-cell office:value-type="date" office:date-value="2016-09-18T00:00:00" table:style-name="ce28">
            <text:p>18-09-2016</text:p>
          </table:table-cell>
          <table:table-cell office:value-type="currency" office:value="98427" table:style-name="ce29">
            <text:p><text:s/>$98,42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9" table:style-name="ce27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488</text:p>
          </table:table-cell>
          <table:table-cell office:value-type="string" table:style-name="ce27">
            <text:p>Stella Lai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4" table:style-name="ce27">
            <text:p>44</text:p>
          </table:table-cell>
          <table:table-cell office:value-type="date" office:date-value="2021-04-28T00:00:00" table:style-name="ce28">
            <text:p>28-04-2021</text:p>
          </table:table-cell>
          <table:table-cell office:value-type="currency" office:value="98520" table:style-name="ce29">
            <text:p><text:s/>$98,52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545</text:p>
          </table:table-cell>
          <table:table-cell office:value-type="string" table:style-name="ce27">
            <text:p>Abigail Mejia</text:p>
          </table:table-cell>
          <table:table-cell office:value-type="string" table:style-name="ce27">
            <text:p>Quality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56" table:style-name="ce27">
            <text:p>56</text:p>
          </table:table-cell>
          <table:table-cell office:value-type="date" office:date-value="2005-02-05T00:00:00" table:style-name="ce28">
            <text:p>05-02-2005</text:p>
          </table:table-cell>
          <table:table-cell office:value-type="currency" office:value="98581" table:style-name="ce29">
            <text:p><text:s/>$98,581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Rio de Janerio</text:p>
          </table:table-cell>
          <table:table-cell office:value-type="float" office:value="20" table:style-name="ce27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972</text:p>
          </table:table-cell>
          <table:table-cell office:value-type="string" table:style-name="ce27">
            <text:p>Jordan Gomez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58" table:style-name="ce27">
            <text:p>58</text:p>
          </table:table-cell>
          <table:table-cell office:value-type="date" office:date-value="1994-09-15T00:00:00" table:style-name="ce28">
            <text:p>15-09-1994</text:p>
          </table:table-cell>
          <table:table-cell office:value-type="currency" office:value="98769" table:style-name="ce29">
            <text:p><text:s/>$98,769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Rio de Janerio</text:p>
          </table:table-cell>
          <table:table-cell office:value-type="float" office:value="31" table:style-name="ce27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769</text:p>
          </table:table-cell>
          <table:table-cell office:value-type="string" table:style-name="ce27">
            <text:p>Mila Leung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39" table:style-name="ce27">
            <text:p>39</text:p>
          </table:table-cell>
          <table:table-cell office:value-type="date" office:date-value="2007-11-05T00:00:00" table:style-name="ce28">
            <text:p>05-11-2007</text:p>
          </table:table-cell>
          <table:table-cell office:value-type="currency" office:value="99017" table:style-name="ce29">
            <text:p><text:s/>$99,017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17" table:style-name="ce27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227</text:p>
          </table:table-cell>
          <table:table-cell office:value-type="string" table:style-name="ce27">
            <text:p>Sofia Parker</text:p>
          </table:table-cell>
          <table:table-cell office:value-type="string" table:style-name="ce27">
            <text:p>Cloud Infrastructure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36" table:style-name="ce27">
            <text:p>36</text:p>
          </table:table-cell>
          <table:table-cell office:value-type="date" office:date-value="2014-05-30T00:00:00" table:style-name="ce28">
            <text:p>30-05-2014</text:p>
          </table:table-cell>
          <table:table-cell office:value-type="currency" office:value="99080" table:style-name="ce29">
            <text:p><text:s/>$99,08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11" table:style-name="ce27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286</text:p>
          </table:table-cell>
          <table:table-cell office:value-type="string" table:style-name="ce27">
            <text:p>Mateo Mendez</text:p>
          </table:table-cell>
          <table:table-cell office:value-type="string" table:style-name="ce27">
            <text:p>Development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47" table:style-name="ce27">
            <text:p>47</text:p>
          </table:table-cell>
          <table:table-cell office:value-type="date" office:date-value="1998-07-14T00:00:00" table:style-name="ce28">
            <text:p>14-07-1998</text:p>
          </table:table-cell>
          <table:table-cell office:value-type="currency" office:value="99091" table:style-name="ce29">
            <text:p><text:s/>$99,09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27" table:style-name="ce27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971</text:p>
          </table:table-cell>
          <table:table-cell office:value-type="string" table:style-name="ce27">
            <text:p>Mia Wu</text:p>
          </table:table-cell>
          <table:table-cell office:value-type="string" table:style-name="ce27">
            <text:p>Enterprise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5" table:style-name="ce27">
            <text:p>45</text:p>
          </table:table-cell>
          <table:table-cell office:value-type="date" office:date-value="2013-08-25T00:00:00" table:style-name="ce28">
            <text:p>25-08-2013</text:p>
          </table:table-cell>
          <table:table-cell office:value-type="currency" office:value="99169" table:style-name="ce29">
            <text:p><text:s/>$99,169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12" table:style-name="ce27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298</text:p>
          </table:table-cell>
          <table:table-cell office:value-type="string" table:style-name="ce27">
            <text:p>Emily Doan</text:p>
          </table:table-cell>
          <table:table-cell office:value-type="string" table:style-name="ce27">
            <text:p>Engineering Manag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32" table:style-name="ce27">
            <text:p>32</text:p>
          </table:table-cell>
          <table:table-cell office:value-type="date" office:date-value="2014-12-04T00:00:00" table:style-name="ce28">
            <text:p>04-12-2014</text:p>
          </table:table-cell>
          <table:table-cell office:value-type="currency" office:value="99202" table:style-name="ce29">
            <text:p><text:s/>$99,20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10" table:style-name="ce27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583</text:p>
          </table:table-cell>
          <table:table-cell office:value-type="string" table:style-name="ce27">
            <text:p>Kayden Jordan</text:p>
          </table:table-cell>
          <table:table-cell office:value-type="string" table:style-name="ce27">
            <text:p>Cloud Infrastructure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48" table:style-name="ce27">
            <text:p>48</text:p>
          </table:table-cell>
          <table:table-cell office:value-type="date" office:date-value="2010-09-14T00:00:00" table:style-name="ce28">
            <text:p>14-09-2010</text:p>
          </table:table-cell>
          <table:table-cell office:value-type="currency" office:value="99335" table:style-name="ce29">
            <text:p><text:s/>$99,33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15" table:style-name="ce27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343</text:p>
          </table:table-cell>
          <table:table-cell office:value-type="string" table:style-name="ce27">
            <text:p>Carson Lu</text:p>
          </table:table-cell>
          <table:table-cell office:value-type="string" table:style-name="ce27">
            <text:p>Engineering Manag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64" table:style-name="ce27">
            <text:p>64</text:p>
          </table:table-cell>
          <table:table-cell office:value-type="date" office:date-value="1996-12-04T00:00:00" table:style-name="ce28">
            <text:p>04-12-1996</text:p>
          </table:table-cell>
          <table:table-cell office:value-type="currency" office:value="99354" table:style-name="ce29">
            <text:p><text:s/>$99,354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28" table:style-name="ce27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870</text:p>
          </table:table-cell>
          <table:table-cell office:value-type="string" table:style-name="ce27">
            <text:p>Easton Moore</text:p>
          </table:table-cell>
          <table:table-cell office:value-type="string" table:style-name="ce27">
            <text:p>Computer Systems Manag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52" table:style-name="ce27">
            <text:p>52</text:p>
          </table:table-cell>
          <table:table-cell office:value-type="date" office:date-value="2013-05-23T00:00:00" table:style-name="ce28">
            <text:p>23-05-2013</text:p>
          </table:table-cell>
          <table:table-cell office:value-type="currency" office:value="99557" table:style-name="ce29">
            <text:p><text:s/>$99,55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2" table:style-name="ce27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074</text:p>
          </table:table-cell>
          <table:table-cell office:value-type="string" table:style-name="ce27">
            <text:p>Nora Brown</text:p>
          </table:table-cell>
          <table:table-cell office:value-type="string" table:style-name="ce27">
            <text:p>Enterprise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32" table:style-name="ce27">
            <text:p>32</text:p>
          </table:table-cell>
          <table:table-cell office:value-type="date" office:date-value="2014-02-11T00:00:00" table:style-name="ce28">
            <text:p>11-02-2014</text:p>
          </table:table-cell>
          <table:table-cell office:value-type="currency" office:value="99575" table:style-name="ce29">
            <text:p><text:s/>$99,57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11" table:style-name="ce27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807</text:p>
          </table:table-cell>
          <table:table-cell office:value-type="string" table:style-name="ce27">
            <text:p>Matthew Lim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52" table:style-name="ce27">
            <text:p>52</text:p>
          </table:table-cell>
          <table:table-cell office:value-type="date" office:date-value="1994-02-18T00:00:00" table:style-name="ce28">
            <text:p>18-02-1994</text:p>
          </table:table-cell>
          <table:table-cell office:value-type="currency" office:value="99624" table:style-name="ce29">
            <text:p><text:s/>$99,62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31" table:style-name="ce27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155</text:p>
          </table:table-cell>
          <table:table-cell office:value-type="string" table:style-name="ce27">
            <text:p>Dylan Dominguez</text:p>
          </table:table-cell>
          <table:table-cell office:value-type="string" table:style-name="ce27">
            <text:p>Sr. Analyst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42" table:style-name="ce27">
            <text:p>42</text:p>
          </table:table-cell>
          <table:table-cell office:value-type="date" office:date-value="2015-04-07T00:00:00" table:style-name="ce28">
            <text:p>07-04-2015</text:p>
          </table:table-cell>
          <table:table-cell office:value-type="currency" office:value="99697" table:style-name="ce29">
            <text:p><text:s/>$99,697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Rio de Janerio</text:p>
          </table:table-cell>
          <table:table-cell office:value-type="float" office:value="10" table:style-name="ce27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639</text:p>
          </table:table-cell>
          <table:table-cell office:value-type="string" table:style-name="ce27">
            <text:p>Sebastian Le</text:p>
          </table:table-cell>
          <table:table-cell office:value-type="string" table:style-name="ce27">
            <text:p>Analyst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37" table:style-name="ce27">
            <text:p>37</text:p>
          </table:table-cell>
          <table:table-cell office:value-type="date" office:date-value="2015-11-09T00:00:00" table:style-name="ce28">
            <text:p>09-11-2015</text:p>
          </table:table-cell>
          <table:table-cell office:value-type="currency" office:value="45369" table:style-name="ce29">
            <text:p><text:s/>$45,369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9" table:style-name="ce27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145</text:p>
          </table:table-cell>
          <table:table-cell office:value-type="string" table:style-name="ce27">
            <text:p>Kinsley Dixon</text:p>
          </table:table-cell>
          <table:table-cell office:value-type="string" table:style-name="ce27">
            <text:p>Analyst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28" table:style-name="ce27">
            <text:p>28</text:p>
          </table:table-cell>
          <table:table-cell office:value-type="date" office:date-value="2019-05-25T00:00:00" table:style-name="ce28">
            <text:p>25-05-2019</text:p>
          </table:table-cell>
          <table:table-cell office:value-type="currency" office:value="45819" table:style-name="ce29">
            <text:p><text:s/>$45,81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756</text:p>
          </table:table-cell>
          <table:table-cell office:value-type="string" table:style-name="ce27">
            <text:p>Aiden Le</text:p>
          </table:table-cell>
          <table:table-cell office:value-type="string" table:style-name="ce27">
            <text:p>Cloud Infrastructure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55" table:style-name="ce27">
            <text:p>55</text:p>
          </table:table-cell>
          <table:table-cell office:value-type="date" office:date-value="1994-12-24T00:00:00" table:style-name="ce28">
            <text:p>24-12-1994</text:p>
          </table:table-cell>
          <table:table-cell office:value-type="currency" office:value="99774" table:style-name="ce29">
            <text:p><text:s/>$99,77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30" table:style-name="ce27">
            <text:p>3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105</text:p>
          </table:table-cell>
          <table:table-cell office:value-type="string" table:style-name="ce27">
            <text:p>Theodore Dinh</text:p>
          </table:table-cell>
          <table:table-cell office:value-type="string" table:style-name="ce27">
            <text:p>Technical Architec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59" table:style-name="ce27">
            <text:p>59</text:p>
          </table:table-cell>
          <table:table-cell office:value-type="date" office:date-value="1997-11-29T00:00:00" table:style-name="ce28">
            <text:p>29-11-1997</text:p>
          </table:table-cell>
          <table:table-cell office:value-type="currency" office:value="99975" table:style-name="ce29">
            <text:p><text:s/>$99,975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27" table:style-name="ce27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981</text:p>
          </table:table-cell>
          <table:table-cell office:value-type="string" table:style-name="ce27">
            <text:p>Genesis Banks</text:p>
          </table:table-cell>
          <table:table-cell office:value-type="string" table:style-name="ce27">
            <text:p>Analyst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63" table:style-name="ce27">
            <text:p>63</text:p>
          </table:table-cell>
          <table:table-cell office:value-type="date" office:date-value="2012-03-16T00:00:00" table:style-name="ce28">
            <text:p>16-03-2012</text:p>
          </table:table-cell>
          <table:table-cell office:value-type="currency" office:value="46081" table:style-name="ce29">
            <text:p><text:s/>$46,08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13" table:style-name="ce27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152</text:p>
          </table:table-cell>
          <table:table-cell office:value-type="string" table:style-name="ce27">
            <text:p>Adeline Huang</text:p>
          </table:table-cell>
          <table:table-cell office:value-type="string" table:style-name="ce27">
            <text:p>Controls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34" table:style-name="ce27">
            <text:p>34</text:p>
          </table:table-cell>
          <table:table-cell office:value-type="date" office:date-value="2019-12-16T00:00:00" table:style-name="ce28">
            <text:p>16-12-2019</text:p>
          </table:table-cell>
          <table:table-cell office:value-type="currency" office:value="99989" table:style-name="ce29">
            <text:p><text:s/>$99,989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engdu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203</text:p>
          </table:table-cell>
          <table:table-cell office:value-type="string" table:style-name="ce27">
            <text:p>Julia Doan</text:p>
          </table:table-cell>
          <table:table-cell office:value-type="string" table:style-name="ce27">
            <text:p>Business Partn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53" table:style-name="ce27">
            <text:p>53</text:p>
          </table:table-cell>
          <table:table-cell office:value-type="date" office:date-value="2017-09-07T00:00:00" table:style-name="ce28">
            <text:p>07-09-2017</text:p>
          </table:table-cell>
          <table:table-cell office:value-type="currency" office:value="46727" table:style-name="ce29">
            <text:p><text:s/>$46,72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252</text:p>
          </table:table-cell>
          <table:table-cell office:value-type="string" table:style-name="ce27">
            <text:p>Lillian Park</text:p>
          </table:table-cell>
          <table:table-cell office:value-type="string" table:style-name="ce27">
            <text:p>Analyst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0" table:style-name="ce27">
            <text:p>40</text:p>
          </table:table-cell>
          <table:table-cell office:value-type="date" office:date-value="2021-02-24T00:00:00" table:style-name="ce28">
            <text:p>24-02-2021</text:p>
          </table:table-cell>
          <table:table-cell office:value-type="currency" office:value="46833" table:style-name="ce29">
            <text:p><text:s/>$46,833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engdu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466</text:p>
          </table:table-cell>
          <table:table-cell office:value-type="string" table:style-name="ce27">
            <text:p>Connor Vang</text:p>
          </table:table-cell>
          <table:table-cell office:value-type="string" table:style-name="ce27">
            <text:p>Analyst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25" table:style-name="ce27">
            <text:p>25</text:p>
          </table:table-cell>
          <table:table-cell office:value-type="date" office:date-value="2021-07-28T00:00:00" table:style-name="ce28">
            <text:p>28-07-2021</text:p>
          </table:table-cell>
          <table:table-cell office:value-type="currency" office:value="46845" table:style-name="ce29">
            <text:p><text:s/>$46,84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857</text:p>
          </table:table-cell>
          <table:table-cell office:value-type="string" table:style-name="ce27">
            <text:p>Valentina Davis</text:p>
          </table:table-cell>
          <table:table-cell office:value-type="string" table:style-name="ce27">
            <text:p>Analyst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33" table:style-name="ce27">
            <text:p>33</text:p>
          </table:table-cell>
          <table:table-cell office:value-type="date" office:date-value="2014-04-13T00:00:00" table:style-name="ce28">
            <text:p>13-04-2014</text:p>
          </table:table-cell>
          <table:table-cell office:value-type="currency" office:value="46878" table:style-name="ce29">
            <text:p><text:s/>$46,87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11" table:style-name="ce27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148</text:p>
          </table:table-cell>
          <table:table-cell office:value-type="string" table:style-name="ce27">
            <text:p>Scarlett Kumar</text:p>
          </table:table-cell>
          <table:table-cell office:value-type="string" table:style-name="ce27">
            <text:p>Systems Analys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55" table:style-name="ce27">
            <text:p>55</text:p>
          </table:table-cell>
          <table:table-cell office:value-type="date" office:date-value="2009-01-07T00:00:00" table:style-name="ce28">
            <text:p>07-01-2009</text:p>
          </table:table-cell>
          <table:table-cell office:value-type="currency" office:value="47032" table:style-name="ce29">
            <text:p><text:s/>$47,03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16" table:style-name="ce27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044</text:p>
          </table:table-cell>
          <table:table-cell office:value-type="string" table:style-name="ce27">
            <text:p>Caroline Alexander</text:p>
          </table:table-cell>
          <table:table-cell office:value-type="string" table:style-name="ce27">
            <text:p>Business Partn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Black</text:p>
          </table:table-cell>
          <table:table-cell office:value-type="float" office:value="42" table:style-name="ce27">
            <text:p>42</text:p>
          </table:table-cell>
          <table:table-cell office:value-type="date" office:date-value="2020-09-18T00:00:00" table:style-name="ce28">
            <text:p>18-09-2020</text:p>
          </table:table-cell>
          <table:table-cell office:value-type="currency" office:value="47071" table:style-name="ce29">
            <text:p><text:s/>$47,07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909</text:p>
          </table:table-cell>
          <table:table-cell office:value-type="string" table:style-name="ce27">
            <text:p>Lillian Khan</text:p>
          </table:table-cell>
          <table:table-cell office:value-type="string" table:style-name="ce27">
            <text:p>Analyst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4" table:style-name="ce27">
            <text:p>44</text:p>
          </table:table-cell>
          <table:table-cell office:value-type="date" office:date-value="2010-05-31T00:00:00" table:style-name="ce28">
            <text:p>31-05-2010</text:p>
          </table:table-cell>
          <table:table-cell office:value-type="currency" office:value="47387" table:style-name="ce29">
            <text:p><text:s/>$47,387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engdu</text:p>
          </table:table-cell>
          <table:table-cell office:value-type="float" office:value="15" table:style-name="ce27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480</text:p>
          </table:table-cell>
          <table:table-cell office:value-type="string" table:style-name="ce27">
            <text:p>Hadley Yee</text:p>
          </table:table-cell>
          <table:table-cell office:value-type="string" table:style-name="ce27">
            <text:p>Business Partn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31" table:style-name="ce27">
            <text:p>31</text:p>
          </table:table-cell>
          <table:table-cell office:value-type="date" office:date-value="2018-03-12T00:00:00" table:style-name="ce28">
            <text:p>12-03-2018</text:p>
          </table:table-cell>
          <table:table-cell office:value-type="currency" office:value="47913" table:style-name="ce29">
            <text:p><text:s/>$47,91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951</text:p>
          </table:table-cell>
          <table:table-cell office:value-type="string" table:style-name="ce27">
            <text:p>Everly Lin</text:p>
          </table:table-cell>
          <table:table-cell office:value-type="string" table:style-name="ce27">
            <text:p>Business Partn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25" table:style-name="ce27">
            <text:p>25</text:p>
          </table:table-cell>
          <table:table-cell office:value-type="date" office:date-value="2021-03-15T00:00:00" table:style-name="ce28">
            <text:p>15-03-2021</text:p>
          </table:table-cell>
          <table:table-cell office:value-type="currency" office:value="47974" table:style-name="ce29">
            <text:p><text:s/>$47,974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639</text:p>
          </table:table-cell>
          <table:table-cell office:value-type="string" table:style-name="ce27">
            <text:p>Everleigh Simmons</text:p>
          </table:table-cell>
          <table:table-cell office:value-type="string" table:style-name="ce27">
            <text:p>Analyst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55" table:style-name="ce27">
            <text:p>55</text:p>
          </table:table-cell>
          <table:table-cell office:value-type="date" office:date-value="2021-04-16T00:00:00" table:style-name="ce28">
            <text:p>16-04-2021</text:p>
          </table:table-cell>
          <table:table-cell office:value-type="currency" office:value="48266" table:style-name="ce29">
            <text:p><text:s/>$48,26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849</text:p>
          </table:table-cell>
          <table:table-cell office:value-type="string" table:style-name="ce27">
            <text:p>Evelyn Jung</text:p>
          </table:table-cell>
          <table:table-cell office:value-type="string" table:style-name="ce27">
            <text:p>Analyst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30" table:style-name="ce27">
            <text:p>30</text:p>
          </table:table-cell>
          <table:table-cell office:value-type="date" office:date-value="2021-02-14T00:00:00" table:style-name="ce28">
            <text:p>14-02-2021</text:p>
          </table:table-cell>
          <table:table-cell office:value-type="currency" office:value="48340" table:style-name="ce29">
            <text:p><text:s/>$48,340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516</text:p>
          </table:table-cell>
          <table:table-cell office:value-type="string" table:style-name="ce27">
            <text:p>Willow Mai</text:p>
          </table:table-cell>
          <table:table-cell office:value-type="string" table:style-name="ce27">
            <text:p>Business Partn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5" table:style-name="ce27">
            <text:p>45</text:p>
          </table:table-cell>
          <table:table-cell office:value-type="date" office:date-value="2003-12-17T00:00:00" table:style-name="ce28">
            <text:p>17-12-2003</text:p>
          </table:table-cell>
          <table:table-cell office:value-type="currency" office:value="48345" table:style-name="ce29">
            <text:p><text:s/>$48,345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engdu</text:p>
          </table:table-cell>
          <table:table-cell office:value-type="float" office:value="21" table:style-name="ce27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041</text:p>
          </table:table-cell>
          <table:table-cell office:value-type="string" table:style-name="ce27">
            <text:p>Clara Huynh</text:p>
          </table:table-cell>
          <table:table-cell office:value-type="string" table:style-name="ce27">
            <text:p>IT Coordinato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39" table:style-name="ce27">
            <text:p>39</text:p>
          </table:table-cell>
          <table:table-cell office:value-type="date" office:date-value="2020-11-18T00:00:00" table:style-name="ce28">
            <text:p>18-11-2020</text:p>
          </table:table-cell>
          <table:table-cell office:value-type="currency" office:value="48415" table:style-name="ce29">
            <text:p><text:s/>$48,415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Shanghai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571</text:p>
          </table:table-cell>
          <table:table-cell office:value-type="string" table:style-name="ce27">
            <text:p>Lincoln Henderson</text:p>
          </table:table-cell>
          <table:table-cell office:value-type="string" table:style-name="ce27">
            <text:p>Business Partn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28" table:style-name="ce27">
            <text:p>28</text:p>
          </table:table-cell>
          <table:table-cell office:value-type="date" office:date-value="2021-06-27T00:00:00" table:style-name="ce28">
            <text:p>27-06-2021</text:p>
          </table:table-cell>
          <table:table-cell office:value-type="currency" office:value="48510" table:style-name="ce29">
            <text:p><text:s/>$48,51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062</text:p>
          </table:table-cell>
          <table:table-cell office:value-type="string" table:style-name="ce27">
            <text:p>Nora Santiago</text:p>
          </table:table-cell>
          <table:table-cell office:value-type="string" table:style-name="ce27">
            <text:p>Analyst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55" table:style-name="ce27">
            <text:p>55</text:p>
          </table:table-cell>
          <table:table-cell office:value-type="date" office:date-value="1996-06-26T00:00:00" table:style-name="ce28">
            <text:p>26-06-1996</text:p>
          </table:table-cell>
          <table:table-cell office:value-type="currency" office:value="48687" table:style-name="ce29">
            <text:p><text:s/>$48,687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Rio de Janerio</text:p>
          </table:table-cell>
          <table:table-cell office:value-type="float" office:value="29" table:style-name="ce27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227</text:p>
          </table:table-cell>
          <table:table-cell office:value-type="string" table:style-name="ce27">
            <text:p>Eli Richardson</text:p>
          </table:table-cell>
          <table:table-cell office:value-type="string" table:style-name="ce27">
            <text:p>IT Coordinato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38" table:style-name="ce27">
            <text:p>38</text:p>
          </table:table-cell>
          <table:table-cell office:value-type="date" office:date-value="2015-04-19T00:00:00" table:style-name="ce28">
            <text:p>19-04-2015</text:p>
          </table:table-cell>
          <table:table-cell office:value-type="currency" office:value="48762" table:style-name="ce29">
            <text:p><text:s/>$48,76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0" table:style-name="ce27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824</text:p>
          </table:table-cell>
          <table:table-cell office:value-type="string" table:style-name="ce27">
            <text:p>Penelope Coleman</text:p>
          </table:table-cell>
          <table:table-cell office:value-type="string" table:style-name="ce27">
            <text:p>Analyst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Black</text:p>
          </table:table-cell>
          <table:table-cell office:value-type="float" office:value="36" table:style-name="ce27">
            <text:p>36</text:p>
          </table:table-cell>
          <table:table-cell office:value-type="date" office:date-value="2021-08-27T00:00:00" table:style-name="ce28">
            <text:p>27-08-2021</text:p>
          </table:table-cell>
          <table:table-cell office:value-type="currency" office:value="48906" table:style-name="ce29">
            <text:p><text:s/>$48,90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247</text:p>
          </table:table-cell>
          <table:table-cell office:value-type="string" table:style-name="ce27">
            <text:p>Caroline Jenkins</text:p>
          </table:table-cell>
          <table:table-cell office:value-type="string" table:style-name="ce27">
            <text:p>Analyst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27" table:style-name="ce27">
            <text:p>27</text:p>
          </table:table-cell>
          <table:table-cell office:value-type="date" office:date-value="2018-05-06T00:00:00" table:style-name="ce28">
            <text:p>06-05-2018</text:p>
          </table:table-cell>
          <table:table-cell office:value-type="currency" office:value="49011" table:style-name="ce29">
            <text:p><text:s/>$49,01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386</text:p>
          </table:table-cell>
          <table:table-cell office:value-type="string" table:style-name="ce27">
            <text:p>Cameron Powell</text:p>
          </table:table-cell>
          <table:table-cell office:value-type="string" table:style-name="ce27">
            <text:p>Business Partn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Black</text:p>
          </table:table-cell>
          <table:table-cell office:value-type="float" office:value="41" table:style-name="ce27">
            <text:p>41</text:p>
          </table:table-cell>
          <table:table-cell office:value-type="date" office:date-value="2004-08-20T00:00:00" table:style-name="ce28">
            <text:p>20-08-2004</text:p>
          </table:table-cell>
          <table:table-cell office:value-type="currency" office:value="49186" table:style-name="ce29">
            <text:p><text:s/>$49,18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21" table:style-name="ce27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223</text:p>
          </table:table-cell>
          <table:table-cell office:value-type="string" table:style-name="ce27">
            <text:p>Ethan Joseph</text:p>
          </table:table-cell>
          <table:table-cell office:value-type="string" table:style-name="ce27">
            <text:p>IT Coordinato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45" table:style-name="ce27">
            <text:p>45</text:p>
          </table:table-cell>
          <table:table-cell office:value-type="date" office:date-value="2018-05-28T00:00:00" table:style-name="ce28">
            <text:p>28-05-2018</text:p>
          </table:table-cell>
          <table:table-cell office:value-type="currency" office:value="49219" table:style-name="ce29">
            <text:p><text:s/>$49,21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671</text:p>
          </table:table-cell>
          <table:table-cell office:value-type="string" table:style-name="ce27">
            <text:p>Miles Cho</text:p>
          </table:table-cell>
          <table:table-cell office:value-type="string" table:style-name="ce27">
            <text:p>Systems Analys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7" table:style-name="ce27">
            <text:p>47</text:p>
          </table:table-cell>
          <table:table-cell office:value-type="date" office:date-value="1999-03-10T00:00:00" table:style-name="ce28">
            <text:p>10-03-1999</text:p>
          </table:table-cell>
          <table:table-cell office:value-type="currency" office:value="49404" table:style-name="ce29">
            <text:p><text:s/>$49,404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26" table:style-name="ce27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638</text:p>
          </table:table-cell>
          <table:table-cell office:value-type="string" table:style-name="ce27">
            <text:p>Elizabeth Huang</text:p>
          </table:table-cell>
          <table:table-cell office:value-type="string" table:style-name="ce27">
            <text:p>Analyst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62" table:style-name="ce27">
            <text:p>62</text:p>
          </table:table-cell>
          <table:table-cell office:value-type="date" office:date-value="2002-09-20T00:00:00" table:style-name="ce28">
            <text:p>20-09-2002</text:p>
          </table:table-cell>
          <table:table-cell office:value-type="currency" office:value="49738" table:style-name="ce29">
            <text:p><text:s/>$49,738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23" table:style-name="ce27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671</text:p>
          </table:table-cell>
          <table:table-cell office:value-type="string" table:style-name="ce27">
            <text:p>Leonardo Dixon</text:p>
          </table:table-cell>
          <table:table-cell office:value-type="string" table:style-name="ce27">
            <text:p>Analyst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37" table:style-name="ce27">
            <text:p>37</text:p>
          </table:table-cell>
          <table:table-cell office:value-type="date" office:date-value="2019-09-05T00:00:00" table:style-name="ce28">
            <text:p>05-09-2019</text:p>
          </table:table-cell>
          <table:table-cell office:value-type="currency" office:value="49998" table:style-name="ce29">
            <text:p><text:s/>$49,99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446</text:p>
          </table:table-cell>
          <table:table-cell office:value-type="string" table:style-name="ce27">
            <text:p>Julian Ross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51" table:style-name="ce27">
            <text:p>51</text:p>
          </table:table-cell>
          <table:table-cell office:value-type="date" office:date-value="2020-07-02T00:00:00" table:style-name="ce28">
            <text:p>02-07-2020</text:p>
          </table:table-cell>
          <table:table-cell office:value-type="currency" office:value="100099" table:style-name="ce29">
            <text:p><text:s/>$1,00,09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508</text:p>
          </table:table-cell>
          <table:table-cell office:value-type="string" table:style-name="ce27">
            <text:p>Penelope Rodriguez</text:p>
          </table:table-cell>
          <table:table-cell office:value-type="string" table:style-name="ce27">
            <text:p>Engineering Manag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49" table:style-name="ce27">
            <text:p>49</text:p>
          </table:table-cell>
          <table:table-cell office:value-type="date" office:date-value="2016-03-12T00:00:00" table:style-name="ce28">
            <text:p>12-03-2016</text:p>
          </table:table-cell>
          <table:table-cell office:value-type="currency" office:value="100810" table:style-name="ce29">
            <text:p><text:s/>$1,00,810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Rio de Janerio</text:p>
          </table:table-cell>
          <table:table-cell office:value-type="float" office:value="9" table:style-name="ce27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471</text:p>
          </table:table-cell>
          <table:table-cell office:value-type="string" table:style-name="ce27">
            <text:p>Julia Sandoval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42" table:style-name="ce27">
            <text:p>42</text:p>
          </table:table-cell>
          <table:table-cell office:value-type="date" office:date-value="2017-11-19T00:00:00" table:style-name="ce28">
            <text:p>19-11-2017</text:p>
          </table:table-cell>
          <table:table-cell office:value-type="currency" office:value="101143" table:style-name="ce29">
            <text:p><text:s/>$1,01,14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722</text:p>
          </table:table-cell>
          <table:table-cell office:value-type="string" table:style-name="ce27">
            <text:p>Asher Huynh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5" table:style-name="ce27">
            <text:p>45</text:p>
          </table:table-cell>
          <table:table-cell office:value-type="date" office:date-value="2015-01-22T00:00:00" table:style-name="ce28">
            <text:p>22-01-2015</text:p>
          </table:table-cell>
          <table:table-cell office:value-type="currency" office:value="101288" table:style-name="ce29">
            <text:p><text:s/>$1,01,28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10" table:style-name="ce27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836</text:p>
          </table:table-cell>
          <table:table-cell office:value-type="string" table:style-name="ce27">
            <text:p>Wesley King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57" table:style-name="ce27">
            <text:p>57</text:p>
          </table:table-cell>
          <table:table-cell office:value-type="date" office:date-value="2019-01-19T00:00:00" table:style-name="ce28">
            <text:p>19-01-2019</text:p>
          </table:table-cell>
          <table:table-cell office:value-type="currency" office:value="101577" table:style-name="ce29">
            <text:p><text:s/>$1,01,57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910</text:p>
          </table:table-cell>
          <table:table-cell office:value-type="string" table:style-name="ce27">
            <text:p>Nova Hsu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32" table:style-name="ce27">
            <text:p>32</text:p>
          </table:table-cell>
          <table:table-cell office:value-type="date" office:date-value="2017-01-03T00:00:00" table:style-name="ce28">
            <text:p>03-01-2017</text:p>
          </table:table-cell>
          <table:table-cell office:value-type="currency" office:value="101870" table:style-name="ce29">
            <text:p><text:s/>$1,01,87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492</text:p>
          </table:table-cell>
          <table:table-cell office:value-type="string" table:style-name="ce27">
            <text:p>Parker Sandoval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59" table:style-name="ce27">
            <text:p>59</text:p>
          </table:table-cell>
          <table:table-cell office:value-type="date" office:date-value="2015-06-10T00:00:00" table:style-name="ce28">
            <text:p>10-06-2015</text:p>
          </table:table-cell>
          <table:table-cell office:value-type="currency" office:value="101985" table:style-name="ce29">
            <text:p><text:s/>$1,01,98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10" table:style-name="ce27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113</text:p>
          </table:table-cell>
          <table:table-cell office:value-type="string" table:style-name="ce27">
            <text:p>Willow Chen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50" table:style-name="ce27">
            <text:p>50</text:p>
          </table:table-cell>
          <table:table-cell office:value-type="date" office:date-value="2012-09-03T00:00:00" table:style-name="ce28">
            <text:p>03-09-2012</text:p>
          </table:table-cell>
          <table:table-cell office:value-type="currency" office:value="102033" table:style-name="ce29">
            <text:p><text:s/>$1,02,03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13" table:style-name="ce27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839</text:p>
          </table:table-cell>
          <table:table-cell office:value-type="string" table:style-name="ce27">
            <text:p>Stella Alexander</text:p>
          </table:table-cell>
          <table:table-cell office:value-type="string" table:style-name="ce27">
            <text:p>Automation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52" table:style-name="ce27">
            <text:p>52</text:p>
          </table:table-cell>
          <table:table-cell office:value-type="date" office:date-value="2005-12-10T00:00:00" table:style-name="ce28">
            <text:p>10-12-2005</text:p>
          </table:table-cell>
          <table:table-cell office:value-type="currency" office:value="102043" table:style-name="ce29">
            <text:p><text:s/>$1,02,04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19" table:style-name="ce27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029</text:p>
          </table:table-cell>
          <table:table-cell office:value-type="string" table:style-name="ce27">
            <text:p>Jayden Jimenez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46" table:style-name="ce27">
            <text:p>46</text:p>
          </table:table-cell>
          <table:table-cell office:value-type="date" office:date-value="2011-09-24T00:00:00" table:style-name="ce28">
            <text:p>24-09-2011</text:p>
          </table:table-cell>
          <table:table-cell office:value-type="currency" office:value="102167" table:style-name="ce29">
            <text:p><text:s/>$1,02,167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Rio de Janerio</text:p>
          </table:table-cell>
          <table:table-cell office:value-type="float" office:value="14" table:style-name="ce27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874</text:p>
          </table:table-cell>
          <table:table-cell office:value-type="string" table:style-name="ce27">
            <text:p>Alexander Choi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55" table:style-name="ce27">
            <text:p>55</text:p>
          </table:table-cell>
          <table:table-cell office:value-type="date" office:date-value="1994-09-18T00:00:00" table:style-name="ce28">
            <text:p>18-09-1994</text:p>
          </table:table-cell>
          <table:table-cell office:value-type="currency" office:value="102270" table:style-name="ce29">
            <text:p><text:s/>$1,02,27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31" table:style-name="ce27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163</text:p>
          </table:table-cell>
          <table:table-cell office:value-type="string" table:style-name="ce27">
            <text:p>David Herrera</text:p>
          </table:table-cell>
          <table:table-cell office:value-type="string" table:style-name="ce27">
            <text:p>Engineering Manag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32" table:style-name="ce27">
            <text:p>32</text:p>
          </table:table-cell>
          <table:table-cell office:value-type="date" office:date-value="2021-10-09T00:00:00" table:style-name="ce28">
            <text:p>09-10-2021</text:p>
          </table:table-cell>
          <table:table-cell office:value-type="currency" office:value="102298" table:style-name="ce29">
            <text:p><text:s/>$1,02,298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Rio de Janerio</text:p>
          </table:table-cell>
          <table:table-cell office:value-type="float" office:value="3" table:style-name="ce27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245</text:p>
          </table:table-cell>
          <table:table-cell office:value-type="string" table:style-name="ce27">
            <text:p>Lucas Daniels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Black</text:p>
          </table:table-cell>
          <table:table-cell office:value-type="float" office:value="42" table:style-name="ce27">
            <text:p>42</text:p>
          </table:table-cell>
          <table:table-cell office:value-type="date" office:date-value="2011-05-29T00:00:00" table:style-name="ce28">
            <text:p>29-05-2011</text:p>
          </table:table-cell>
          <table:table-cell office:value-type="currency" office:value="102440" table:style-name="ce29">
            <text:p><text:s/>$1,02,44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14" table:style-name="ce27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864</text:p>
          </table:table-cell>
          <table:table-cell office:value-type="string" table:style-name="ce27">
            <text:p>Samantha Aguilar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46" table:style-name="ce27">
            <text:p>46</text:p>
          </table:table-cell>
          <table:table-cell office:value-type="date" office:date-value="2010-04-24T00:00:00" table:style-name="ce28">
            <text:p>24-04-2010</text:p>
          </table:table-cell>
          <table:table-cell office:value-type="currency" office:value="102636" table:style-name="ce29">
            <text:p><text:s/>$1,02,63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5" table:style-name="ce27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843</text:p>
          </table:table-cell>
          <table:table-cell office:value-type="string" table:style-name="ce27">
            <text:p>Lily Pena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55" table:style-name="ce27">
            <text:p>55</text:p>
          </table:table-cell>
          <table:table-cell office:value-type="date" office:date-value="2010-02-24T00:00:00" table:style-name="ce28">
            <text:p>24-02-2010</text:p>
          </table:table-cell>
          <table:table-cell office:value-type="currency" office:value="102839" table:style-name="ce29">
            <text:p><text:s/>$1,02,83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15" table:style-name="ce27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720</text:p>
          </table:table-cell>
          <table:table-cell office:value-type="string" table:style-name="ce27">
            <text:p>Genesis Hunter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48" table:style-name="ce27">
            <text:p>48</text:p>
          </table:table-cell>
          <table:table-cell office:value-type="date" office:date-value="1999-04-22T00:00:00" table:style-name="ce28">
            <text:p>22-04-1999</text:p>
          </table:table-cell>
          <table:table-cell office:value-type="currency" office:value="102847" table:style-name="ce29">
            <text:p><text:s/>$1,02,84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26" table:style-name="ce27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328</text:p>
          </table:table-cell>
          <table:table-cell office:value-type="string" table:style-name="ce27">
            <text:p>Lucy Johnson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57" table:style-name="ce27">
            <text:p>57</text:p>
          </table:table-cell>
          <table:table-cell office:value-type="date" office:date-value="2020-04-27T00:00:00" table:style-name="ce28">
            <text:p>27-04-2020</text:p>
          </table:table-cell>
          <table:table-cell office:value-type="currency" office:value="103058" table:style-name="ce29">
            <text:p><text:s/>$1,03,05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718</text:p>
          </table:table-cell>
          <table:table-cell office:value-type="string" table:style-name="ce27">
            <text:p>Zoe Zhou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61" table:style-name="ce27">
            <text:p>61</text:p>
          </table:table-cell>
          <table:table-cell office:value-type="date" office:date-value="2009-10-06T00:00:00" table:style-name="ce28">
            <text:p>06-10-2009</text:p>
          </table:table-cell>
          <table:table-cell office:value-type="currency" office:value="103096" table:style-name="ce29">
            <text:p><text:s/>$1,03,096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15" table:style-name="ce27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994</text:p>
          </table:table-cell>
          <table:table-cell office:value-type="string" table:style-name="ce27">
            <text:p>Henry Jung</text:p>
          </table:table-cell>
          <table:table-cell office:value-type="string" table:style-name="ce27">
            <text:p>Automation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57" table:style-name="ce27">
            <text:p>57</text:p>
          </table:table-cell>
          <table:table-cell office:value-type="date" office:date-value="2018-02-26T00:00:00" table:style-name="ce28">
            <text:p>26-02-2018</text:p>
          </table:table-cell>
          <table:table-cell office:value-type="currency" office:value="103183" table:style-name="ce29">
            <text:p><text:s/>$1,03,18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883</text:p>
          </table:table-cell>
          <table:table-cell office:value-type="string" table:style-name="ce27">
            <text:p>Olivia Gray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Black</text:p>
          </table:table-cell>
          <table:table-cell office:value-type="float" office:value="42" table:style-name="ce27">
            <text:p>42</text:p>
          </table:table-cell>
          <table:table-cell office:value-type="date" office:date-value="2015-09-19T00:00:00" table:style-name="ce28">
            <text:p>19-09-2015</text:p>
          </table:table-cell>
          <table:table-cell office:value-type="currency" office:value="103423" table:style-name="ce29">
            <text:p><text:s/>$1,03,42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10" table:style-name="ce27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872</text:p>
          </table:table-cell>
          <table:table-cell office:value-type="string" table:style-name="ce27">
            <text:p>Liam Jung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39" table:style-name="ce27">
            <text:p>39</text:p>
          </table:table-cell>
          <table:table-cell office:value-type="date" office:date-value="2010-01-14T00:00:00" table:style-name="ce28">
            <text:p>14-01-2010</text:p>
          </table:table-cell>
          <table:table-cell office:value-type="currency" office:value="103504" table:style-name="ce29">
            <text:p><text:s/>$1,03,504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engdu</text:p>
          </table:table-cell>
          <table:table-cell office:value-type="float" office:value="15" table:style-name="ce27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249</text:p>
          </table:table-cell>
          <table:table-cell office:value-type="string" table:style-name="ce27">
            <text:p>Allison Daniels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37" table:style-name="ce27">
            <text:p>37</text:p>
          </table:table-cell>
          <table:table-cell office:value-type="date" office:date-value="2020-04-14T00:00:00" table:style-name="ce28">
            <text:p>14-04-2020</text:p>
          </table:table-cell>
          <table:table-cell office:value-type="currency" office:value="103524" table:style-name="ce29">
            <text:p><text:s/>$1,03,52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900</text:p>
          </table:table-cell>
          <table:table-cell office:value-type="string" table:style-name="ce27">
            <text:p>Elena Richardson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34" table:style-name="ce27">
            <text:p>34</text:p>
          </table:table-cell>
          <table:table-cell office:value-type="date" office:date-value="2014-10-03T00:00:00" table:style-name="ce28">
            <text:p>03-10-2014</text:p>
          </table:table-cell>
          <table:table-cell office:value-type="currency" office:value="103707" table:style-name="ce29">
            <text:p><text:s/>$1,03,70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10" table:style-name="ce27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652</text:p>
          </table:table-cell>
          <table:table-cell office:value-type="string" table:style-name="ce27">
            <text:p>Nathan Sun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63" table:style-name="ce27">
            <text:p>63</text:p>
          </table:table-cell>
          <table:table-cell office:value-type="date" office:date-value="2015-07-29T00:00:00" table:style-name="ce28">
            <text:p>29-07-2015</text:p>
          </table:table-cell>
          <table:table-cell office:value-type="currency" office:value="103724" table:style-name="ce29">
            <text:p><text:s/>$1,03,724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Shanghai</text:p>
          </table:table-cell>
          <table:table-cell office:value-type="float" office:value="10" table:style-name="ce27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348</text:p>
          </table:table-cell>
          <table:table-cell office:value-type="string" table:style-name="ce27">
            <text:p>Natalia Owens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31" table:style-name="ce27">
            <text:p>31</text:p>
          </table:table-cell>
          <table:table-cell office:value-type="date" office:date-value="2021-01-18T00:00:00" table:style-name="ce28">
            <text:p>18-01-2021</text:p>
          </table:table-cell>
          <table:table-cell office:value-type="currency" office:value="104162" table:style-name="ce29">
            <text:p><text:s/>$1,04,16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638</text:p>
          </table:table-cell>
          <table:table-cell office:value-type="string" table:style-name="ce27">
            <text:p>David Simmons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51" table:style-name="ce27">
            <text:p>51</text:p>
          </table:table-cell>
          <table:table-cell office:value-type="date" office:date-value="1997-01-26T00:00:00" table:style-name="ce28">
            <text:p>26-01-1997</text:p>
          </table:table-cell>
          <table:table-cell office:value-type="currency" office:value="104431" table:style-name="ce29">
            <text:p><text:s/>$1,04,43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28" table:style-name="ce27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209</text:p>
          </table:table-cell>
          <table:table-cell office:value-type="string" table:style-name="ce27">
            <text:p>Jayden Williams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64" table:style-name="ce27">
            <text:p>64</text:p>
          </table:table-cell>
          <table:table-cell office:value-type="date" office:date-value="1992-12-26T00:00:00" table:style-name="ce28">
            <text:p>26-12-1992</text:p>
          </table:table-cell>
          <table:table-cell office:value-type="currency" office:value="104668" table:style-name="ce29">
            <text:p><text:s/>$1,04,66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32" table:style-name="ce27">
            <text:p>3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061</text:p>
          </table:table-cell>
          <table:table-cell office:value-type="string" table:style-name="ce27">
            <text:p>Vivian Lewis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65" table:style-name="ce27">
            <text:p>65</text:p>
          </table:table-cell>
          <table:table-cell office:value-type="date" office:date-value="2011-09-07T00:00:00" table:style-name="ce28">
            <text:p>07-09-2011</text:p>
          </table:table-cell>
          <table:table-cell office:value-type="currency" office:value="104903" table:style-name="ce29">
            <text:p><text:s/>$1,04,90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14" table:style-name="ce27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530</text:p>
          </table:table-cell>
          <table:table-cell office:value-type="string" table:style-name="ce27">
            <text:p>Eli Jones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59" table:style-name="ce27">
            <text:p>59</text:p>
          </table:table-cell>
          <table:table-cell office:value-type="date" office:date-value="1999-03-14T00:00:00" table:style-name="ce28">
            <text:p>14-03-1999</text:p>
          </table:table-cell>
          <table:table-cell office:value-type="currency" office:value="105086" table:style-name="ce29">
            <text:p><text:s/>$1,05,08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26" table:style-name="ce27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682</text:p>
          </table:table-cell>
          <table:table-cell office:value-type="string" table:style-name="ce27">
            <text:p>Sofia Fernandez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44" table:style-name="ce27">
            <text:p>44</text:p>
          </table:table-cell>
          <table:table-cell office:value-type="date" office:date-value="2005-10-17T00:00:00" table:style-name="ce28">
            <text:p>17-10-2005</text:p>
          </table:table-cell>
          <table:table-cell office:value-type="currency" office:value="105223" table:style-name="ce29">
            <text:p><text:s/>$1,05,22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19" table:style-name="ce27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369</text:p>
          </table:table-cell>
          <table:table-cell office:value-type="string" table:style-name="ce27">
            <text:p>Genesis Woods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Black</text:p>
          </table:table-cell>
          <table:table-cell office:value-type="float" office:value="33" table:style-name="ce27">
            <text:p>33</text:p>
          </table:table-cell>
          <table:table-cell office:value-type="date" office:date-value="2013-08-21T00:00:00" table:style-name="ce28">
            <text:p>21-08-2013</text:p>
          </table:table-cell>
          <table:table-cell office:value-type="currency" office:value="105390" table:style-name="ce29">
            <text:p><text:s/>$1,05,39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12" table:style-name="ce27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423</text:p>
          </table:table-cell>
          <table:table-cell office:value-type="string" table:style-name="ce27">
            <text:p>Santiago f Gonzalez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36" table:style-name="ce27">
            <text:p>36</text:p>
          </table:table-cell>
          <table:table-cell office:value-type="date" office:date-value="2012-07-26T00:00:00" table:style-name="ce28">
            <text:p>26-07-2012</text:p>
          </table:table-cell>
          <table:table-cell office:value-type="currency" office:value="105891" table:style-name="ce29">
            <text:p><text:s/>$1,05,89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3" table:style-name="ce27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464</text:p>
          </table:table-cell>
          <table:table-cell office:value-type="string" table:style-name="ce27">
            <text:p>Cooper Yoon</text:p>
          </table:table-cell>
          <table:table-cell office:value-type="string" table:style-name="ce27">
            <text:p>Engineering Manag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60" table:style-name="ce27">
            <text:p>60</text:p>
          </table:table-cell>
          <table:table-cell office:value-type="date" office:date-value="2018-02-15T00:00:00" table:style-name="ce28">
            <text:p>15-02-2018</text:p>
          </table:table-cell>
          <table:table-cell office:value-type="currency" office:value="106079" table:style-name="ce29">
            <text:p><text:s/>$1,06,07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148</text:p>
          </table:table-cell>
          <table:table-cell office:value-type="string" table:style-name="ce27">
            <text:p>Christopher Vega</text:p>
          </table:table-cell>
          <table:table-cell office:value-type="string" table:style-name="ce27">
            <text:p>Engineering Manag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54" table:style-name="ce27">
            <text:p>54</text:p>
          </table:table-cell>
          <table:table-cell office:value-type="date" office:date-value="2007-10-27T00:00:00" table:style-name="ce28">
            <text:p>27-10-2007</text:p>
          </table:table-cell>
          <table:table-cell office:value-type="currency" office:value="106313" table:style-name="ce29">
            <text:p><text:s/>$1,06,31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17" table:style-name="ce27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894</text:p>
          </table:table-cell>
          <table:table-cell office:value-type="string" table:style-name="ce27">
            <text:p>Charlotte Chang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50" table:style-name="ce27">
            <text:p>50</text:p>
          </table:table-cell>
          <table:table-cell office:value-type="date" office:date-value="2000-05-07T00:00:00" table:style-name="ce28">
            <text:p>07-05-2000</text:p>
          </table:table-cell>
          <table:table-cell office:value-type="currency" office:value="106428" table:style-name="ce29">
            <text:p><text:s/>$1,06,42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25" table:style-name="ce27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262</text:p>
          </table:table-cell>
          <table:table-cell office:value-type="string" table:style-name="ce27">
            <text:p>Miles Mehta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50" table:style-name="ce27">
            <text:p>50</text:p>
          </table:table-cell>
          <table:table-cell office:value-type="date" office:date-value="2018-05-19T00:00:00" table:style-name="ce28">
            <text:p>19-05-2018</text:p>
          </table:table-cell>
          <table:table-cell office:value-type="currency" office:value="106437" table:style-name="ce29">
            <text:p><text:s/>$1,06,437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717</text:p>
          </table:table-cell>
          <table:table-cell office:value-type="string" table:style-name="ce27">
            <text:p>Madelyn Chan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64" table:style-name="ce27">
            <text:p>64</text:p>
          </table:table-cell>
          <table:table-cell office:value-type="date" office:date-value="2003-05-21T00:00:00" table:style-name="ce28">
            <text:p>21-05-2003</text:p>
          </table:table-cell>
          <table:table-cell office:value-type="currency" office:value="106444" table:style-name="ce29">
            <text:p><text:s/>$1,06,44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22" table:style-name="ce27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287</text:p>
          </table:table-cell>
          <table:table-cell office:value-type="string" table:style-name="ce27">
            <text:p>Luca Nelson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60" table:style-name="ce27">
            <text:p>60</text:p>
          </table:table-cell>
          <table:table-cell office:value-type="date" office:date-value="2010-06-15T00:00:00" table:style-name="ce28">
            <text:p>15-06-2010</text:p>
          </table:table-cell>
          <table:table-cell office:value-type="currency" office:value="106578" table:style-name="ce29">
            <text:p><text:s/>$1,06,57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15" table:style-name="ce27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642</text:p>
          </table:table-cell>
          <table:table-cell office:value-type="string" table:style-name="ce27">
            <text:p>Aria Roberts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38" table:style-name="ce27">
            <text:p>38</text:p>
          </table:table-cell>
          <table:table-cell office:value-type="date" office:date-value="2015-08-12T00:00:00" table:style-name="ce28">
            <text:p>12-08-2015</text:p>
          </table:table-cell>
          <table:table-cell office:value-type="currency" office:value="106858" table:style-name="ce29">
            <text:p><text:s/>$1,06,85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0" table:style-name="ce27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380</text:p>
          </table:table-cell>
          <table:table-cell office:value-type="string" table:style-name="ce27">
            <text:p>Naomi Washington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51" table:style-name="ce27">
            <text:p>51</text:p>
          </table:table-cell>
          <table:table-cell office:value-type="date" office:date-value="2020-03-13T00:00:00" table:style-name="ce28">
            <text:p>13-03-2020</text:p>
          </table:table-cell>
          <table:table-cell office:value-type="currency" office:value="107195" table:style-name="ce29">
            <text:p><text:s/>$1,07,19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846</text:p>
          </table:table-cell>
          <table:table-cell office:value-type="string" table:style-name="ce27">
            <text:p>Julia Mai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50" table:style-name="ce27">
            <text:p>50</text:p>
          </table:table-cell>
          <table:table-cell office:value-type="date" office:date-value="2012-03-11T00:00:00" table:style-name="ce28">
            <text:p>11-03-2012</text:p>
          </table:table-cell>
          <table:table-cell office:value-type="currency" office:value="108134" table:style-name="ce29">
            <text:p><text:s/>$1,08,134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Shanghai</text:p>
          </table:table-cell>
          <table:table-cell office:value-type="float" office:value="13" table:style-name="ce27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518</text:p>
          </table:table-cell>
          <table:table-cell office:value-type="string" table:style-name="ce27">
            <text:p>Lydia Morales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51" table:style-name="ce27">
            <text:p>51</text:p>
          </table:table-cell>
          <table:table-cell office:value-type="date" office:date-value="2013-06-14T00:00:00" table:style-name="ce28">
            <text:p>14-06-2013</text:p>
          </table:table-cell>
          <table:table-cell office:value-type="currency" office:value="108221" table:style-name="ce29">
            <text:p><text:s/>$1,08,221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Manaus</text:p>
          </table:table-cell>
          <table:table-cell office:value-type="float" office:value="12" table:style-name="ce27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845</text:p>
          </table:table-cell>
          <table:table-cell office:value-type="string" table:style-name="ce27">
            <text:p>Leo Fernandez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54" table:style-name="ce27">
            <text:p>54</text:p>
          </table:table-cell>
          <table:table-cell office:value-type="date" office:date-value="1998-04-28T00:00:00" table:style-name="ce28">
            <text:p>28-04-1998</text:p>
          </table:table-cell>
          <table:table-cell office:value-type="currency" office:value="108268" table:style-name="ce29">
            <text:p><text:s/>$1,08,268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Sao Paulo</text:p>
          </table:table-cell>
          <table:table-cell office:value-type="float" office:value="27" table:style-name="ce27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762</text:p>
          </table:table-cell>
          <table:table-cell office:value-type="string" table:style-name="ce27">
            <text:p>Maya Ngo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55" table:style-name="ce27">
            <text:p>55</text:p>
          </table:table-cell>
          <table:table-cell office:value-type="date" office:date-value="2012-10-20T00:00:00" table:style-name="ce28">
            <text:p>20-10-2012</text:p>
          </table:table-cell>
          <table:table-cell office:value-type="currency" office:value="108686" table:style-name="ce29">
            <text:p><text:s/>$1,08,68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12" table:style-name="ce27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059</text:p>
          </table:table-cell>
          <table:table-cell office:value-type="string" table:style-name="ce27">
            <text:p>Hailey Dang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64" table:style-name="ce27">
            <text:p>64</text:p>
          </table:table-cell>
          <table:table-cell office:value-type="date" office:date-value="2019-09-21T00:00:00" table:style-name="ce28">
            <text:p>21-09-2019</text:p>
          </table:table-cell>
          <table:table-cell office:value-type="currency" office:value="108780" table:style-name="ce29">
            <text:p><text:s/>$1,08,780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Shanghai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697</text:p>
          </table:table-cell>
          <table:table-cell office:value-type="string" table:style-name="ce27">
            <text:p>Isaac Woods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28" table:style-name="ce27">
            <text:p>28</text:p>
          </table:table-cell>
          <table:table-cell office:value-type="date" office:date-value="2021-01-08T00:00:00" table:style-name="ce28">
            <text:p>08-01-2021</text:p>
          </table:table-cell>
          <table:table-cell office:value-type="currency" office:value="108826" table:style-name="ce29">
            <text:p><text:s/>$1,08,82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087</text:p>
          </table:table-cell>
          <table:table-cell office:value-type="string" table:style-name="ce27">
            <text:p>Adam Kaur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60" table:style-name="ce27">
            <text:p>60</text:p>
          </table:table-cell>
          <table:table-cell office:value-type="date" office:date-value="2000-01-29T00:00:00" table:style-name="ce28">
            <text:p>29-01-2000</text:p>
          </table:table-cell>
          <table:table-cell office:value-type="currency" office:value="109059" table:style-name="ce29">
            <text:p><text:s/>$1,09,059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engdu</text:p>
          </table:table-cell>
          <table:table-cell office:value-type="float" office:value="25" table:style-name="ce27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706</text:p>
          </table:table-cell>
          <table:table-cell office:value-type="string" table:style-name="ce27">
            <text:p>Avery Sun</text:p>
          </table:table-cell>
          <table:table-cell office:value-type="string" table:style-name="ce27">
            <text:p>Operations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5" table:style-name="ce27">
            <text:p>45</text:p>
          </table:table-cell>
          <table:table-cell office:value-type="date" office:date-value="2004-03-11T00:00:00" table:style-name="ce28">
            <text:p>11-03-2004</text:p>
          </table:table-cell>
          <table:table-cell office:value-type="currency" office:value="109422" table:style-name="ce29">
            <text:p><text:s/>$1,09,422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21" table:style-name="ce27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345</text:p>
          </table:table-cell>
          <table:table-cell office:value-type="string" table:style-name="ce27">
            <text:p>Eliana Grant</text:p>
          </table:table-cell>
          <table:table-cell office:value-type="string" table:style-name="ce27">
            <text:p>Engineering Manag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64" table:style-name="ce27">
            <text:p>64</text:p>
          </table:table-cell>
          <table:table-cell office:value-type="date" office:date-value="1994-06-20T00:00:00" table:style-name="ce28">
            <text:p>20-06-1994</text:p>
          </table:table-cell>
          <table:table-cell office:value-type="currency" office:value="109456" table:style-name="ce29">
            <text:p><text:s/>$1,09,45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31" table:style-name="ce27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969</text:p>
          </table:table-cell>
          <table:table-cell office:value-type="string" table:style-name="ce27">
            <text:p>Abigail Vang</text:p>
          </table:table-cell>
          <table:table-cell office:value-type="string" table:style-name="ce27">
            <text:p>Operations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0" table:style-name="ce27">
            <text:p>40</text:p>
          </table:table-cell>
          <table:table-cell office:value-type="date" office:date-value="2016-09-09T00:00:00" table:style-name="ce28">
            <text:p>09-09-2016</text:p>
          </table:table-cell>
          <table:table-cell office:value-type="currency" office:value="109680" table:style-name="ce29">
            <text:p><text:s/>$1,09,680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engdu</text:p>
          </table:table-cell>
          <table:table-cell office:value-type="float" office:value="9" table:style-name="ce27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105</text:p>
          </table:table-cell>
          <table:table-cell office:value-type="string" table:style-name="ce27">
            <text:p>Isla Espinoza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38" table:style-name="ce27">
            <text:p>38</text:p>
          </table:table-cell>
          <table:table-cell office:value-type="date" office:date-value="2021-11-16T00:00:00" table:style-name="ce28">
            <text:p>16-11-2021</text:p>
          </table:table-cell>
          <table:table-cell office:value-type="currency" office:value="109812" table:style-name="ce29">
            <text:p><text:s/>$1,09,812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Manaus</text:p>
          </table:table-cell>
          <table:table-cell office:value-type="float" office:value="3" table:style-name="ce27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225</text:p>
          </table:table-cell>
          <table:table-cell office:value-type="string" table:style-name="ce27">
            <text:p>Christian Fong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9" table:style-name="ce27">
            <text:p>49</text:p>
          </table:table-cell>
          <table:table-cell office:value-type="date" office:date-value="2012-08-10T00:00:00" table:style-name="ce28">
            <text:p>10-08-2012</text:p>
          </table:table-cell>
          <table:table-cell office:value-type="currency" office:value="109850" table:style-name="ce29">
            <text:p><text:s/>$1,09,850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13" table:style-name="ce27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344</text:p>
          </table:table-cell>
          <table:table-cell office:value-type="string" table:style-name="ce27">
            <text:p>Camila Rogers</text:p>
          </table:table-cell>
          <table:table-cell office:value-type="string" table:style-name="ce27">
            <text:p>Controls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27" table:style-name="ce27">
            <text:p>27</text:p>
          </table:table-cell>
          <table:table-cell office:value-type="date" office:date-value="2021-10-21T00:00:00" table:style-name="ce28">
            <text:p>21-10-2021</text:p>
          </table:table-cell>
          <table:table-cell office:value-type="currency" office:value="109851" table:style-name="ce29">
            <text:p><text:s/>$1,09,85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3" table:style-name="ce27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276</text:p>
          </table:table-cell>
          <table:table-cell office:value-type="string" table:style-name="ce27">
            <text:p>Alexander Jackson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45" table:style-name="ce27">
            <text:p>45</text:p>
          </table:table-cell>
          <table:table-cell office:value-type="date" office:date-value="2012-07-09T00:00:00" table:style-name="ce28">
            <text:p>09-07-2012</text:p>
          </table:table-cell>
          <table:table-cell office:value-type="currency" office:value="109883" table:style-name="ce29">
            <text:p><text:s/>$1,09,88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13" table:style-name="ce27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501</text:p>
          </table:table-cell>
          <table:table-cell office:value-type="string" table:style-name="ce27">
            <text:p>Hudson Liu</text:p>
          </table:table-cell>
          <table:table-cell office:value-type="string" table:style-name="ce27">
            <text:p>Engineering Manag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34" table:style-name="ce27">
            <text:p>34</text:p>
          </table:table-cell>
          <table:table-cell office:value-type="date" office:date-value="2017-11-16T00:00:00" table:style-name="ce28">
            <text:p>16-11-2017</text:p>
          </table:table-cell>
          <table:table-cell office:value-type="currency" office:value="110054" table:style-name="ce29">
            <text:p><text:s/>$1,10,05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605</text:p>
          </table:table-cell>
          <table:table-cell office:value-type="string" table:style-name="ce27">
            <text:p>Nova Williams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Black</text:p>
          </table:table-cell>
          <table:table-cell office:value-type="float" office:value="61" table:style-name="ce27">
            <text:p>61</text:p>
          </table:table-cell>
          <table:table-cell office:value-type="date" office:date-value="2010-04-25T00:00:00" table:style-name="ce28">
            <text:p>25-04-2010</text:p>
          </table:table-cell>
          <table:table-cell office:value-type="currency" office:value="110302" table:style-name="ce29">
            <text:p><text:s/>$1,10,30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15" table:style-name="ce27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066</text:p>
          </table:table-cell>
          <table:table-cell office:value-type="string" table:style-name="ce27">
            <text:p>Grayson Yee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8" table:style-name="ce27">
            <text:p>48</text:p>
          </table:table-cell>
          <table:table-cell office:value-type="date" office:date-value="2015-07-16T00:00:00" table:style-name="ce28">
            <text:p>16-07-2015</text:p>
          </table:table-cell>
          <table:table-cell office:value-type="currency" office:value="110565" table:style-name="ce29">
            <text:p><text:s/>$1,10,565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10" table:style-name="ce27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213</text:p>
          </table:table-cell>
          <table:table-cell office:value-type="string" table:style-name="ce27">
            <text:p>Hailey Xi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52" table:style-name="ce27">
            <text:p>52</text:p>
          </table:table-cell>
          <table:table-cell office:value-type="date" office:date-value="2021-11-19T00:00:00" table:style-name="ce28">
            <text:p>19-11-2021</text:p>
          </table:table-cell>
          <table:table-cell office:value-type="currency" office:value="111006" table:style-name="ce29">
            <text:p><text:s/>$1,11,006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3" table:style-name="ce27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147</text:p>
          </table:table-cell>
          <table:table-cell office:value-type="string" table:style-name="ce27">
            <text:p>Allison Medina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55" table:style-name="ce27">
            <text:p>55</text:p>
          </table:table-cell>
          <table:table-cell office:value-type="date" office:date-value="2010-04-29T00:00:00" table:style-name="ce28">
            <text:p>29-04-2010</text:p>
          </table:table-cell>
          <table:table-cell office:value-type="currency" office:value="111038" table:style-name="ce29">
            <text:p><text:s/>$1,11,038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Sao Paulo</text:p>
          </table:table-cell>
          <table:table-cell office:value-type="float" office:value="15" table:style-name="ce27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710</text:p>
          </table:table-cell>
          <table:table-cell office:value-type="string" table:style-name="ce27">
            <text:p>Silas Huang</text:p>
          </table:table-cell>
          <table:table-cell office:value-type="string" table:style-name="ce27">
            <text:p>Engineering Manag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1</text:p>
          </table:table-cell>
          <table:table-cell office:value-type="float" office:value="57" table:style-name="ce27">
            <text:p>57</text:p>
          </table:table-cell>
          <table:table-cell office:value-type="date" office:date-value="2025-04-15T00:00:00" table:style-name="ce28">
            <text:p>15-04-2025</text:p>
          </table:table-cell>
          <table:table-cell office:value-type="currency" office:value="111299" table:style-name="ce29">
            <text:p><text:s/>$1,11,29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0" table:style-name="ce27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563</text:p>
          </table:table-cell>
          <table:table-cell office:value-type="string" table:style-name="ce27">
            <text:p>Clara Sanchez</text:p>
          </table:table-cell>
          <table:table-cell office:value-type="string" table:style-name="ce27">
            <text:p>Controls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47" table:style-name="ce27">
            <text:p>47</text:p>
          </table:table-cell>
          <table:table-cell office:value-type="date" office:date-value="2018-10-02T00:00:00" table:style-name="ce28">
            <text:p>02-10-2018</text:p>
          </table:table-cell>
          <table:table-cell office:value-type="currency" office:value="111404" table:style-name="ce29">
            <text:p><text:s/>$1,11,404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Rio de Janerio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749</text:p>
          </table:table-cell>
          <table:table-cell office:value-type="string" table:style-name="ce27">
            <text:p>Kennedy Foster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53" table:style-name="ce27">
            <text:p>53</text:p>
          </table:table-cell>
          <table:table-cell office:value-type="date" office:date-value="2013-11-23T00:00:00" table:style-name="ce28">
            <text:p>23-11-2013</text:p>
          </table:table-cell>
          <table:table-cell office:value-type="currency" office:value="113135" table:style-name="ce29">
            <text:p><text:s/>$1,13,13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11" table:style-name="ce27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102</text:p>
          </table:table-cell>
          <table:table-cell office:value-type="string" table:style-name="ce27">
            <text:p>Cooper Valdez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50" table:style-name="ce27">
            <text:p>50</text:p>
          </table:table-cell>
          <table:table-cell office:value-type="date" office:date-value="2012-04-25T00:00:00" table:style-name="ce28">
            <text:p>25-04-2012</text:p>
          </table:table-cell>
          <table:table-cell office:value-type="currency" office:value="113269" table:style-name="ce29">
            <text:p><text:s/>$1,13,269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Sao Paulo</text:p>
          </table:table-cell>
          <table:table-cell office:value-type="float" office:value="13" table:style-name="ce27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533</text:p>
          </table:table-cell>
          <table:table-cell office:value-type="string" table:style-name="ce27">
            <text:p>Easton Bailey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29" table:style-name="ce27">
            <text:p>29</text:p>
          </table:table-cell>
          <table:table-cell office:value-type="date" office:date-value="2019-01-25T00:00:00" table:style-name="ce28">
            <text:p>25-01-2019</text:p>
          </table:table-cell>
          <table:table-cell office:value-type="currency" office:value="113527" table:style-name="ce29">
            <text:p><text:s/>$1,13,52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413</text:p>
          </table:table-cell>
          <table:table-cell office:value-type="string" table:style-name="ce27">
            <text:p>Andrew Thomas</text:p>
          </table:table-cell>
          <table:table-cell office:value-type="string" table:style-name="ce27">
            <text:p>Controls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36" table:style-name="ce27">
            <text:p>36</text:p>
          </table:table-cell>
          <table:table-cell office:value-type="date" office:date-value="2016-12-02T00:00:00" table:style-name="ce28">
            <text:p>02-12-2016</text:p>
          </table:table-cell>
          <table:table-cell office:value-type="currency" office:value="113781" table:style-name="ce29">
            <text:p><text:s/>$1,13,78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664</text:p>
          </table:table-cell>
          <table:table-cell office:value-type="string" table:style-name="ce27">
            <text:p>Aria Castro</text:p>
          </table:table-cell>
          <table:table-cell office:value-type="string" table:style-name="ce27">
            <text:p>Engineering Manag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45" table:style-name="ce27">
            <text:p>45</text:p>
          </table:table-cell>
          <table:table-cell office:value-type="date" office:date-value="2014-03-14T00:00:00" table:style-name="ce28">
            <text:p>14-03-2014</text:p>
          </table:table-cell>
          <table:table-cell office:value-type="currency" office:value="113873" table:style-name="ce29">
            <text:p><text:s/>$1,13,873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Rio de Janerio</text:p>
          </table:table-cell>
          <table:table-cell office:value-type="float" office:value="11" table:style-name="ce27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889</text:p>
          </table:table-cell>
          <table:table-cell office:value-type="string" table:style-name="ce27">
            <text:p>Caleb Flores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34" table:style-name="ce27">
            <text:p>34</text:p>
          </table:table-cell>
          <table:table-cell office:value-type="date" office:date-value="2013-08-13T00:00:00" table:style-name="ce28">
            <text:p>13-08-2013</text:p>
          </table:table-cell>
          <table:table-cell office:value-type="currency" office:value="113909" table:style-name="ce29">
            <text:p><text:s/>$1,13,909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Rio de Janerio</text:p>
          </table:table-cell>
          <table:table-cell office:value-type="float" office:value="12" table:style-name="ce27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247</text:p>
          </table:table-cell>
          <table:table-cell office:value-type="string" table:style-name="ce27">
            <text:p>Camila Evans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Black</text:p>
          </table:table-cell>
          <table:table-cell office:value-type="float" office:value="55" table:style-name="ce27">
            <text:p>55</text:p>
          </table:table-cell>
          <table:table-cell office:value-type="date" office:date-value="1992-12-20T00:00:00" table:style-name="ce28">
            <text:p>20-12-1992</text:p>
          </table:table-cell>
          <table:table-cell office:value-type="currency" office:value="113950" table:style-name="ce29">
            <text:p><text:s/>$1,13,95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32" table:style-name="ce27">
            <text:p>3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751</text:p>
          </table:table-cell>
          <table:table-cell office:value-type="string" table:style-name="ce27">
            <text:p>Grayson James</text:p>
          </table:table-cell>
          <table:table-cell office:value-type="string" table:style-name="ce27">
            <text:p>Operations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54" table:style-name="ce27">
            <text:p>54</text:p>
          </table:table-cell>
          <table:table-cell office:value-type="date" office:date-value="2010-12-05T00:00:00" table:style-name="ce28">
            <text:p>05-12-2010</text:p>
          </table:table-cell>
          <table:table-cell office:value-type="currency" office:value="113982" table:style-name="ce29">
            <text:p><text:s/>$1,13,98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4" table:style-name="ce27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409</text:p>
          </table:table-cell>
          <table:table-cell office:value-type="string" table:style-name="ce27">
            <text:p>Jose Molina</text:p>
          </table:table-cell>
          <table:table-cell office:value-type="string" table:style-name="ce27">
            <text:p>Controls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40" table:style-name="ce27">
            <text:p>40</text:p>
          </table:table-cell>
          <table:table-cell office:value-type="date" office:date-value="2008-02-28T00:00:00" table:style-name="ce28">
            <text:p>28-02-2008</text:p>
          </table:table-cell>
          <table:table-cell office:value-type="currency" office:value="113987" table:style-name="ce29">
            <text:p><text:s/>$1,13,987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Manaus</text:p>
          </table:table-cell>
          <table:table-cell office:value-type="float" office:value="17" table:style-name="ce27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118</text:p>
          </table:table-cell>
          <table:table-cell office:value-type="string" table:style-name="ce27">
            <text:p>Roman Yang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2" table:style-name="ce27">
            <text:p>42</text:p>
          </table:table-cell>
          <table:table-cell office:value-type="date" office:date-value="2009-12-12T00:00:00" table:style-name="ce28">
            <text:p>12-12-2009</text:p>
          </table:table-cell>
          <table:table-cell office:value-type="currency" office:value="114242" table:style-name="ce29">
            <text:p><text:s/>$1,14,24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15" table:style-name="ce27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919</text:p>
          </table:table-cell>
          <table:table-cell office:value-type="string" table:style-name="ce27">
            <text:p>Grayson Chan</text:p>
          </table:table-cell>
          <table:table-cell office:value-type="string" table:style-name="ce27">
            <text:p>Engineering Manag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6" table:style-name="ce27">
            <text:p>46</text:p>
          </table:table-cell>
          <table:table-cell office:value-type="date" office:date-value="2011-10-20T00:00:00" table:style-name="ce28">
            <text:p>20-10-2011</text:p>
          </table:table-cell>
          <table:table-cell office:value-type="currency" office:value="114250" table:style-name="ce29">
            <text:p><text:s/>$1,14,250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engdu</text:p>
          </table:table-cell>
          <table:table-cell office:value-type="float" office:value="13" table:style-name="ce27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440</text:p>
          </table:table-cell>
          <table:table-cell office:value-type="string" table:style-name="ce27">
            <text:p>Jack Huynh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27" table:style-name="ce27">
            <text:p>27</text:p>
          </table:table-cell>
          <table:table-cell office:value-type="date" office:date-value="2018-09-25T00:00:00" table:style-name="ce28">
            <text:p>25-09-2018</text:p>
          </table:table-cell>
          <table:table-cell office:value-type="currency" office:value="114441" table:style-name="ce29">
            <text:p><text:s/>$1,14,441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785</text:p>
          </table:table-cell>
          <table:table-cell office:value-type="string" table:style-name="ce27">
            <text:p>Hannah Hoang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25" table:style-name="ce27">
            <text:p>25</text:p>
          </table:table-cell>
          <table:table-cell office:value-type="date" office:date-value="2021-12-15T00:00:00" table:style-name="ce28">
            <text:p>15-12-2021</text:p>
          </table:table-cell>
          <table:table-cell office:value-type="currency" office:value="114893" table:style-name="ce29">
            <text:p><text:s/>$1,14,893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engdu</text:p>
          </table:table-cell>
          <table:table-cell office:value-type="float" office:value="3" table:style-name="ce27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305</text:p>
          </table:table-cell>
          <table:table-cell office:value-type="string" table:style-name="ce27">
            <text:p>Hannah King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31" table:style-name="ce27">
            <text:p>31</text:p>
          </table:table-cell>
          <table:table-cell office:value-type="date" office:date-value="2014-10-07T00:00:00" table:style-name="ce28">
            <text:p>07-10-2014</text:p>
          </table:table-cell>
          <table:table-cell office:value-type="currency" office:value="114911" table:style-name="ce29">
            <text:p><text:s/>$1,14,91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10" table:style-name="ce27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576</text:p>
          </table:table-cell>
          <table:table-cell office:value-type="string" table:style-name="ce27">
            <text:p>Gianna Ha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55" table:style-name="ce27">
            <text:p>55</text:p>
          </table:table-cell>
          <table:table-cell office:value-type="date" office:date-value="2005-02-08T00:00:00" table:style-name="ce28">
            <text:p>08-02-2005</text:p>
          </table:table-cell>
          <table:table-cell office:value-type="currency" office:value="115145" table:style-name="ce29">
            <text:p><text:s/>$1,15,145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20" table:style-name="ce27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365</text:p>
          </table:table-cell>
          <table:table-cell office:value-type="string" table:style-name="ce27">
            <text:p>Jonathan Patel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28" table:style-name="ce27">
            <text:p>28</text:p>
          </table:table-cell>
          <table:table-cell office:value-type="date" office:date-value="2020-02-02T00:00:00" table:style-name="ce28">
            <text:p>02-02-2020</text:p>
          </table:table-cell>
          <table:table-cell office:value-type="currency" office:value="115417" table:style-name="ce29">
            <text:p><text:s/>$1,15,417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Shanghai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703</text:p>
          </table:table-cell>
          <table:table-cell office:value-type="string" table:style-name="ce27">
            <text:p>Wesley Dominguez</text:p>
          </table:table-cell>
          <table:table-cell office:value-type="string" table:style-name="ce27">
            <text:p>Engineering Manag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45" table:style-name="ce27">
            <text:p>45</text:p>
          </table:table-cell>
          <table:table-cell office:value-type="date" office:date-value="2018-04-27T00:00:00" table:style-name="ce28">
            <text:p>27-04-2018</text:p>
          </table:table-cell>
          <table:table-cell office:value-type="currency" office:value="115490" table:style-name="ce29">
            <text:p><text:s/>$1,15,49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563</text:p>
          </table:table-cell>
          <table:table-cell office:value-type="string" table:style-name="ce27">
            <text:p>Ian Barnes</text:p>
          </table:table-cell>
          <table:table-cell office:value-type="string" table:style-name="ce27">
            <text:p>Operations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47" table:style-name="ce27">
            <text:p>47</text:p>
          </table:table-cell>
          <table:table-cell office:value-type="date" office:date-value="2020-06-08T00:00:00" table:style-name="ce28">
            <text:p>08-06-2020</text:p>
          </table:table-cell>
          <table:table-cell office:value-type="currency" office:value="115765" table:style-name="ce29">
            <text:p><text:s/>$1,15,76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166</text:p>
          </table:table-cell>
          <table:table-cell office:value-type="string" table:style-name="ce27">
            <text:p>Lucas Thomas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55" table:style-name="ce27">
            <text:p>55</text:p>
          </table:table-cell>
          <table:table-cell office:value-type="date" office:date-value="2000-04-28T00:00:00" table:style-name="ce28">
            <text:p>28-04-2000</text:p>
          </table:table-cell>
          <table:table-cell office:value-type="currency" office:value="115798" table:style-name="ce29">
            <text:p><text:s/>$1,15,79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25" table:style-name="ce27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167</text:p>
          </table:table-cell>
          <table:table-cell office:value-type="string" table:style-name="ce27">
            <text:p>Kinsley Collins</text:p>
          </table:table-cell>
          <table:table-cell office:value-type="string" table:style-name="ce27">
            <text:p>Automation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28" table:style-name="ce27">
            <text:p>28</text:p>
          </table:table-cell>
          <table:table-cell office:value-type="date" office:date-value="2018-11-14T00:00:00" table:style-name="ce28">
            <text:p>14-11-2018</text:p>
          </table:table-cell>
          <table:table-cell office:value-type="currency" office:value="115854" table:style-name="ce29">
            <text:p><text:s/>$1,15,85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415</text:p>
          </table:table-cell>
          <table:table-cell office:value-type="string" table:style-name="ce27">
            <text:p>Leonardo Luong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52" table:style-name="ce27">
            <text:p>52</text:p>
          </table:table-cell>
          <table:table-cell office:value-type="date" office:date-value="1999-12-29T00:00:00" table:style-name="ce28">
            <text:p>29-12-1999</text:p>
          </table:table-cell>
          <table:table-cell office:value-type="currency" office:value="116527" table:style-name="ce29">
            <text:p><text:s/>$1,16,52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25" table:style-name="ce27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525</text:p>
          </table:table-cell>
          <table:table-cell office:value-type="string" table:style-name="ce27">
            <text:p>Jose Ross</text:p>
          </table:table-cell>
          <table:table-cell office:value-type="string" table:style-name="ce27">
            <text:p>Engineering Manag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53" table:style-name="ce27">
            <text:p>53</text:p>
          </table:table-cell>
          <table:table-cell office:value-type="date" office:date-value="1992-04-08T00:00:00" table:style-name="ce28">
            <text:p>08-04-1992</text:p>
          </table:table-cell>
          <table:table-cell office:value-type="currency" office:value="116878" table:style-name="ce29">
            <text:p><text:s/>$1,16,87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33" table:style-name="ce27">
            <text:p>3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937</text:p>
          </table:table-cell>
          <table:table-cell office:value-type="string" table:style-name="ce27">
            <text:p>Ian Ngo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52" table:style-name="ce27">
            <text:p>52</text:p>
          </table:table-cell>
          <table:table-cell office:value-type="date" office:date-value="2014-08-07T00:00:00" table:style-name="ce28">
            <text:p>07-08-2014</text:p>
          </table:table-cell>
          <table:table-cell office:value-type="currency" office:value="117062" table:style-name="ce29">
            <text:p><text:s/>$1,17,06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11" table:style-name="ce27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379</text:p>
          </table:table-cell>
          <table:table-cell office:value-type="string" table:style-name="ce27">
            <text:p>Landon Kim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50" table:style-name="ce27">
            <text:p>50</text:p>
          </table:table-cell>
          <table:table-cell office:value-type="date" office:date-value="2012-03-15T00:00:00" table:style-name="ce28">
            <text:p>15-03-2012</text:p>
          </table:table-cell>
          <table:table-cell office:value-type="currency" office:value="117226" table:style-name="ce29">
            <text:p><text:s/>$1,17,22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13" table:style-name="ce27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517</text:p>
          </table:table-cell>
          <table:table-cell office:value-type="string" table:style-name="ce27">
            <text:p>Amelia Choi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3" table:style-name="ce27">
            <text:p>43</text:p>
          </table:table-cell>
          <table:table-cell office:value-type="date" office:date-value="2006-06-11T00:00:00" table:style-name="ce28">
            <text:p>11-06-2006</text:p>
          </table:table-cell>
          <table:table-cell office:value-type="currency" office:value="117278" table:style-name="ce29">
            <text:p><text:s/>$1,17,27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19" table:style-name="ce27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742</text:p>
          </table:table-cell>
          <table:table-cell office:value-type="string" table:style-name="ce27">
            <text:p>Cooper Mitchell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43" table:style-name="ce27">
            <text:p>43</text:p>
          </table:table-cell>
          <table:table-cell office:value-type="date" office:date-value="2006-01-31T00:00:00" table:style-name="ce28">
            <text:p>31-01-2006</text:p>
          </table:table-cell>
          <table:table-cell office:value-type="currency" office:value="117518" table:style-name="ce29">
            <text:p><text:s/>$1,17,51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9" table:style-name="ce27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938</text:p>
          </table:table-cell>
          <table:table-cell office:value-type="string" table:style-name="ce27">
            <text:p>Jace Washington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44" table:style-name="ce27">
            <text:p>44</text:p>
          </table:table-cell>
          <table:table-cell office:value-type="date" office:date-value="2002-02-09T00:00:00" table:style-name="ce28">
            <text:p>09-02-2002</text:p>
          </table:table-cell>
          <table:table-cell office:value-type="currency" office:value="117545" table:style-name="ce29">
            <text:p><text:s/>$1,17,54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23" table:style-name="ce27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503</text:p>
          </table:table-cell>
          <table:table-cell office:value-type="string" table:style-name="ce27">
            <text:p>Leah Patterson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33" table:style-name="ce27">
            <text:p>33</text:p>
          </table:table-cell>
          <table:table-cell office:value-type="date" office:date-value="2012-06-11T00:00:00" table:style-name="ce28">
            <text:p>11-06-2012</text:p>
          </table:table-cell>
          <table:table-cell office:value-type="currency" office:value="118253" table:style-name="ce29">
            <text:p><text:s/>$1,18,25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13" table:style-name="ce27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403</text:p>
          </table:table-cell>
          <table:table-cell office:value-type="string" table:style-name="ce27">
            <text:p>Dominic Hu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34" table:style-name="ce27">
            <text:p>34</text:p>
          </table:table-cell>
          <table:table-cell office:value-type="date" office:date-value="2012-02-13T00:00:00" table:style-name="ce28">
            <text:p>13-02-2012</text:p>
          </table:table-cell>
          <table:table-cell office:value-type="currency" office:value="118708" table:style-name="ce29">
            <text:p><text:s/>$1,18,708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Shanghai</text:p>
          </table:table-cell>
          <table:table-cell office:value-type="float" office:value="13" table:style-name="ce27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703</text:p>
          </table:table-cell>
          <table:table-cell office:value-type="string" table:style-name="ce27">
            <text:p>Austin Vang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9" table:style-name="ce27">
            <text:p>49</text:p>
          </table:table-cell>
          <table:table-cell office:value-type="date" office:date-value="2018-05-20T00:00:00" table:style-name="ce28">
            <text:p>20-05-2018</text:p>
          </table:table-cell>
          <table:table-cell office:value-type="currency" office:value="119397" table:style-name="ce29">
            <text:p><text:s/>$1,19,397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478</text:p>
          </table:table-cell>
          <table:table-cell office:value-type="string" table:style-name="ce27">
            <text:p>Alexander Morris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33" table:style-name="ce27">
            <text:p>33</text:p>
          </table:table-cell>
          <table:table-cell office:value-type="date" office:date-value="2013-06-21T00:00:00" table:style-name="ce28">
            <text:p>21-06-2013</text:p>
          </table:table-cell>
          <table:table-cell office:value-type="currency" office:value="119631" table:style-name="ce29">
            <text:p><text:s/>$1,19,63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12" table:style-name="ce27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168</text:p>
          </table:table-cell>
          <table:table-cell office:value-type="string" table:style-name="ce27">
            <text:p>Mila Juarez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38" table:style-name="ce27">
            <text:p>38</text:p>
          </table:table-cell>
          <table:table-cell office:value-type="date" office:date-value="2017-09-21T00:00:00" table:style-name="ce28">
            <text:p>21-09-2017</text:p>
          </table:table-cell>
          <table:table-cell office:value-type="currency" office:value="119647" table:style-name="ce29">
            <text:p><text:s/>$1,19,647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Sao Paulo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457</text:p>
          </table:table-cell>
          <table:table-cell office:value-type="string" table:style-name="ce27">
            <text:p>Ivy Desai</text:p>
          </table:table-cell>
          <table:table-cell office:value-type="string" table:style-name="ce27">
            <text:p>Controls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59" table:style-name="ce27">
            <text:p>59</text:p>
          </table:table-cell>
          <table:table-cell office:value-type="date" office:date-value="2001-04-09T00:00:00" table:style-name="ce28">
            <text:p>09-04-2001</text:p>
          </table:table-cell>
          <table:table-cell office:value-type="currency" office:value="119699" table:style-name="ce29">
            <text:p><text:s/>$1,19,699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Shanghai</text:p>
          </table:table-cell>
          <table:table-cell office:value-type="float" office:value="24" table:style-name="ce27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550</text:p>
          </table:table-cell>
          <table:table-cell office:value-type="string" table:style-name="ce27">
            <text:p>Ruby Barnes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27" table:style-name="ce27">
            <text:p>27</text:p>
          </table:table-cell>
          <table:table-cell office:value-type="date" office:date-value="2020-07-01T00:00:00" table:style-name="ce28">
            <text:p>01-07-2020</text:p>
          </table:table-cell>
          <table:table-cell office:value-type="currency" office:value="119746" table:style-name="ce29">
            <text:p><text:s/>$1,19,74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987</text:p>
          </table:table-cell>
          <table:table-cell office:value-type="string" table:style-name="ce27">
            <text:p>Mateo Harris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30" table:style-name="ce27">
            <text:p>30</text:p>
          </table:table-cell>
          <table:table-cell office:value-type="date" office:date-value="2017-08-05T00:00:00" table:style-name="ce28">
            <text:p>05-08-2017</text:p>
          </table:table-cell>
          <table:table-cell office:value-type="currency" office:value="119906" table:style-name="ce29">
            <text:p><text:s/>$1,19,90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535</text:p>
          </table:table-cell>
          <table:table-cell office:value-type="string" table:style-name="ce27">
            <text:p>Nathan Mendez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53" table:style-name="ce27">
            <text:p>53</text:p>
          </table:table-cell>
          <table:table-cell office:value-type="date" office:date-value="2006-10-31T00:00:00" table:style-name="ce28">
            <text:p>31-10-2006</text:p>
          </table:table-cell>
          <table:table-cell office:value-type="currency" office:value="120128" table:style-name="ce29">
            <text:p><text:s/>$1,20,12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18" table:style-name="ce27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248</text:p>
          </table:table-cell>
          <table:table-cell office:value-type="string" table:style-name="ce27">
            <text:p>Lyla Stewart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43" table:style-name="ce27">
            <text:p>43</text:p>
          </table:table-cell>
          <table:table-cell office:value-type="date" office:date-value="2015-03-27T00:00:00" table:style-name="ce28">
            <text:p>27-03-2015</text:p>
          </table:table-cell>
          <table:table-cell office:value-type="currency" office:value="120321" table:style-name="ce29">
            <text:p><text:s/>$1,20,32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10" table:style-name="ce27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798</text:p>
          </table:table-cell>
          <table:table-cell office:value-type="string" table:style-name="ce27">
            <text:p>Aurora Ali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30" table:style-name="ce27">
            <text:p>30</text:p>
          </table:table-cell>
          <table:table-cell office:value-type="date" office:date-value="2016-04-24T00:00:00" table:style-name="ce28">
            <text:p>24-04-2016</text:p>
          </table:table-cell>
          <table:table-cell office:value-type="currency" office:value="120341" table:style-name="ce29">
            <text:p><text:s/>$1,20,34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9" table:style-name="ce27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226</text:p>
          </table:table-cell>
          <table:table-cell office:value-type="string" table:style-name="ce27">
            <text:p>Andrew Moore</text:p>
          </table:table-cell>
          <table:table-cell office:value-type="string" table:style-name="ce27">
            <text:p>Operations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47" table:style-name="ce27">
            <text:p>47</text:p>
          </table:table-cell>
          <table:table-cell office:value-type="date" office:date-value="2001-01-02T00:00:00" table:style-name="ce28">
            <text:p>02-01-2001</text:p>
          </table:table-cell>
          <table:table-cell office:value-type="currency" office:value="120628" table:style-name="ce29">
            <text:p><text:s/>$1,20,62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24" table:style-name="ce27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761</text:p>
          </table:table-cell>
          <table:table-cell office:value-type="string" table:style-name="ce27">
            <text:p>Luca Duong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8" table:style-name="ce27">
            <text:p>48</text:p>
          </table:table-cell>
          <table:table-cell office:value-type="date" office:date-value="2004-06-30T00:00:00" table:style-name="ce28">
            <text:p>30-06-2004</text:p>
          </table:table-cell>
          <table:table-cell office:value-type="currency" office:value="120660" table:style-name="ce29">
            <text:p><text:s/>$1,20,660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engdu</text:p>
          </table:table-cell>
          <table:table-cell office:value-type="float" office:value="21" table:style-name="ce27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753</text:p>
          </table:table-cell>
          <table:table-cell office:value-type="string" table:style-name="ce27">
            <text:p>Connor Fong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0" table:style-name="ce27">
            <text:p>40</text:p>
          </table:table-cell>
          <table:table-cell office:value-type="date" office:date-value="2018-02-16T00:00:00" table:style-name="ce28">
            <text:p>16-02-2018</text:p>
          </table:table-cell>
          <table:table-cell office:value-type="currency" office:value="120905" table:style-name="ce29">
            <text:p><text:s/>$1,20,90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034</text:p>
          </table:table-cell>
          <table:table-cell office:value-type="string" table:style-name="ce27">
            <text:p>Caroline Herrera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45" table:style-name="ce27">
            <text:p>45</text:p>
          </table:table-cell>
          <table:table-cell office:value-type="date" office:date-value="2004-08-19T00:00:00" table:style-name="ce28">
            <text:p>19-08-2004</text:p>
          </table:table-cell>
          <table:table-cell office:value-type="currency" office:value="121065" table:style-name="ce29">
            <text:p><text:s/>$1,21,065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Rio de Janerio</text:p>
          </table:table-cell>
          <table:table-cell office:value-type="float" office:value="21" table:style-name="ce27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968</text:p>
          </table:table-cell>
          <table:table-cell office:value-type="string" table:style-name="ce27">
            <text:p>Joshua Chin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60" table:style-name="ce27">
            <text:p>60</text:p>
          </table:table-cell>
          <table:table-cell office:value-type="date" office:date-value="2021-07-26T00:00:00" table:style-name="ce28">
            <text:p>26-07-2021</text:p>
          </table:table-cell>
          <table:table-cell office:value-type="currency" office:value="121480" table:style-name="ce29">
            <text:p><text:s/>$1,21,48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636</text:p>
          </table:table-cell>
          <table:table-cell office:value-type="string" table:style-name="ce27">
            <text:p>Naomi Coleman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29" table:style-name="ce27">
            <text:p>29</text:p>
          </table:table-cell>
          <table:table-cell office:value-type="date" office:date-value="2016-11-02T00:00:00" table:style-name="ce28">
            <text:p>02-11-2016</text:p>
          </table:table-cell>
          <table:table-cell office:value-type="currency" office:value="122054" table:style-name="ce29">
            <text:p><text:s/>$1,22,05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586</text:p>
          </table:table-cell>
          <table:table-cell office:value-type="string" table:style-name="ce27">
            <text:p>Sadie Washington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29" table:style-name="ce27">
            <text:p>29</text:p>
          </table:table-cell>
          <table:table-cell office:value-type="date" office:date-value="2019-05-24T00:00:00" table:style-name="ce28">
            <text:p>24-05-2019</text:p>
          </table:table-cell>
          <table:table-cell office:value-type="currency" office:value="122350" table:style-name="ce29">
            <text:p><text:s/>$1,22,35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342</text:p>
          </table:table-cell>
          <table:table-cell office:value-type="string" table:style-name="ce27">
            <text:p>Wesley Doan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63" table:style-name="ce27">
            <text:p>63</text:p>
          </table:table-cell>
          <table:table-cell office:value-type="date" office:date-value="2004-04-19T00:00:00" table:style-name="ce28">
            <text:p>19-04-2004</text:p>
          </table:table-cell>
          <table:table-cell office:value-type="currency" office:value="122487" table:style-name="ce29">
            <text:p><text:s/>$1,22,487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Shanghai</text:p>
          </table:table-cell>
          <table:table-cell office:value-type="float" office:value="21" table:style-name="ce27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059</text:p>
          </table:table-cell>
          <table:table-cell office:value-type="string" table:style-name="ce27">
            <text:p>Roman Munoz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54" table:style-name="ce27">
            <text:p>54</text:p>
          </table:table-cell>
          <table:table-cell office:value-type="date" office:date-value="2011-10-20T00:00:00" table:style-name="ce28">
            <text:p>20-10-2011</text:p>
          </table:table-cell>
          <table:table-cell office:value-type="currency" office:value="122644" table:style-name="ce29">
            <text:p><text:s/>$1,22,64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13" table:style-name="ce27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252</text:p>
          </table:table-cell>
          <table:table-cell office:value-type="string" table:style-name="ce27">
            <text:p>James Bui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64" table:style-name="ce27">
            <text:p>64</text:p>
          </table:table-cell>
          <table:table-cell office:value-type="date" office:date-value="1998-07-20T00:00:00" table:style-name="ce28">
            <text:p>20-07-1998</text:p>
          </table:table-cell>
          <table:table-cell office:value-type="currency" office:value="122753" table:style-name="ce29">
            <text:p><text:s/>$1,22,753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27" table:style-name="ce27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986</text:p>
          </table:table-cell>
          <table:table-cell office:value-type="string" table:style-name="ce27">
            <text:p>Wesley Sharma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51" table:style-name="ce27">
            <text:p>51</text:p>
          </table:table-cell>
          <table:table-cell office:value-type="date" office:date-value="1994-02-23T00:00:00" table:style-name="ce28">
            <text:p>23-02-1994</text:p>
          </table:table-cell>
          <table:table-cell office:value-type="currency" office:value="122802" table:style-name="ce29">
            <text:p><text:s/>$1,22,802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Shanghai</text:p>
          </table:table-cell>
          <table:table-cell office:value-type="float" office:value="31" table:style-name="ce27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769</text:p>
          </table:table-cell>
          <table:table-cell office:value-type="string" table:style-name="ce27">
            <text:p>Riley Marquez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39" table:style-name="ce27">
            <text:p>39</text:p>
          </table:table-cell>
          <table:table-cell office:value-type="date" office:date-value="2019-10-18T00:00:00" table:style-name="ce28">
            <text:p>18-10-2019</text:p>
          </table:table-cell>
          <table:table-cell office:value-type="currency" office:value="122829" table:style-name="ce29">
            <text:p><text:s/>$1,22,82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206</text:p>
          </table:table-cell>
          <table:table-cell office:value-type="string" table:style-name="ce27">
            <text:p>Theodore Xi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52" table:style-name="ce27">
            <text:p>52</text:p>
          </table:table-cell>
          <table:table-cell office:value-type="date" office:date-value="2009-10-05T00:00:00" table:style-name="ce28">
            <text:p>05-10-2009</text:p>
          </table:table-cell>
          <table:table-cell office:value-type="currency" office:value="122890" table:style-name="ce29">
            <text:p><text:s/>$1,22,890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Shanghai</text:p>
          </table:table-cell>
          <table:table-cell office:value-type="float" office:value="15" table:style-name="ce27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189</text:p>
          </table:table-cell>
          <table:table-cell office:value-type="string" table:style-name="ce27">
            <text:p>Asher Jackson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50" table:style-name="ce27">
            <text:p>50</text:p>
          </table:table-cell>
          <table:table-cell office:value-type="date" office:date-value="2003-03-25T00:00:00" table:style-name="ce28">
            <text:p>25-03-2003</text:p>
          </table:table-cell>
          <table:table-cell office:value-type="currency" office:value="123405" table:style-name="ce29">
            <text:p><text:s/>$1,23,40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22" table:style-name="ce27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024</text:p>
          </table:table-cell>
          <table:table-cell office:value-type="string" table:style-name="ce27">
            <text:p>Addison Perez</text:p>
          </table:table-cell>
          <table:table-cell office:value-type="string" table:style-name="ce27">
            <text:p>Operations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29" table:style-name="ce27">
            <text:p>29</text:p>
          </table:table-cell>
          <table:table-cell office:value-type="date" office:date-value="2020-09-25T00:00:00" table:style-name="ce28">
            <text:p>25-09-2020</text:p>
          </table:table-cell>
          <table:table-cell office:value-type="currency" office:value="123588" table:style-name="ce29">
            <text:p><text:s/>$1,23,588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Sao Paulo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733</text:p>
          </table:table-cell>
          <table:table-cell office:value-type="string" table:style-name="ce27">
            <text:p>Eloise Pham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5" table:style-name="ce27">
            <text:p>45</text:p>
          </table:table-cell>
          <table:table-cell office:value-type="date" office:date-value="2011-10-20T00:00:00" table:style-name="ce28">
            <text:p>20-10-2011</text:p>
          </table:table-cell>
          <table:table-cell office:value-type="currency" office:value="123640" table:style-name="ce29">
            <text:p><text:s/>$1,23,640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Shanghai</text:p>
          </table:table-cell>
          <table:table-cell office:value-type="float" office:value="13" table:style-name="ce27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844</text:p>
          </table:table-cell>
          <table:table-cell office:value-type="string" table:style-name="ce27">
            <text:p>Charles Diaz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55" table:style-name="ce27">
            <text:p>55</text:p>
          </table:table-cell>
          <table:table-cell office:value-type="date" office:date-value="2013-11-16T00:00:00" table:style-name="ce28">
            <text:p>16-11-2013</text:p>
          </table:table-cell>
          <table:table-cell office:value-type="currency" office:value="124129" table:style-name="ce29">
            <text:p><text:s/>$1,24,129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Sao Paulo</text:p>
          </table:table-cell>
          <table:table-cell office:value-type="float" office:value="11" table:style-name="ce27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694</text:p>
          </table:table-cell>
          <table:table-cell office:value-type="string" table:style-name="ce27">
            <text:p>Hailey Watson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Black</text:p>
          </table:table-cell>
          <table:table-cell office:value-type="float" office:value="31" table:style-name="ce27">
            <text:p>31</text:p>
          </table:table-cell>
          <table:table-cell office:value-type="date" office:date-value="2017-01-20T00:00:00" table:style-name="ce28">
            <text:p>20-01-2017</text:p>
          </table:table-cell>
          <table:table-cell office:value-type="currency" office:value="124629" table:style-name="ce29">
            <text:p><text:s/>$1,24,62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536</text:p>
          </table:table-cell>
          <table:table-cell office:value-type="string" table:style-name="ce27">
            <text:p>Layla Scott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48" table:style-name="ce27">
            <text:p>48</text:p>
          </table:table-cell>
          <table:table-cell office:value-type="date" office:date-value="2010-07-30T00:00:00" table:style-name="ce28">
            <text:p>30-07-2010</text:p>
          </table:table-cell>
          <table:table-cell office:value-type="currency" office:value="124774" table:style-name="ce29">
            <text:p><text:s/>$1,24,77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15" table:style-name="ce27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661</text:p>
          </table:table-cell>
          <table:table-cell office:value-type="string" table:style-name="ce27">
            <text:p>Maya Chan</text:p>
          </table:table-cell>
          <table:table-cell office:value-type="string" table:style-name="ce27">
            <text:p>Controls Enginee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37" table:style-name="ce27">
            <text:p>37</text:p>
          </table:table-cell>
          <table:table-cell office:value-type="date" office:date-value="2013-02-13T00:00:00" table:style-name="ce28">
            <text:p>13-02-2013</text:p>
          </table:table-cell>
          <table:table-cell office:value-type="currency" office:value="124827" table:style-name="ce29">
            <text:p><text:s/>$1,24,827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12" table:style-name="ce27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324</text:p>
          </table:table-cell>
          <table:table-cell office:value-type="string" table:style-name="ce27">
            <text:p>Hailey Song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37" table:style-name="ce27">
            <text:p>37</text:p>
          </table:table-cell>
          <table:table-cell office:value-type="date" office:date-value="2016-08-23T00:00:00" table:style-name="ce28">
            <text:p>23-08-2016</text:p>
          </table:table-cell>
          <table:table-cell office:value-type="currency" office:value="124928" table:style-name="ce29">
            <text:p><text:s/>$1,24,928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9" table:style-name="ce27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241</text:p>
          </table:table-cell>
          <table:table-cell office:value-type="string" table:style-name="ce27">
            <text:p>Hadley Guerrero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49" table:style-name="ce27">
            <text:p>49</text:p>
          </table:table-cell>
          <table:table-cell office:value-type="date" office:date-value="2004-01-14T00:00:00" table:style-name="ce28">
            <text:p>14-01-2004</text:p>
          </table:table-cell>
          <table:table-cell office:value-type="currency" office:value="125086" table:style-name="ce29">
            <text:p><text:s/>$1,25,086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Sao Paulo</text:p>
          </table:table-cell>
          <table:table-cell office:value-type="float" office:value="21" table:style-name="ce27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070</text:p>
          </table:table-cell>
          <table:table-cell office:value-type="string" table:style-name="ce27">
            <text:p>Leonardo Martin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Black</text:p>
          </table:table-cell>
          <table:table-cell office:value-type="float" office:value="51" table:style-name="ce27">
            <text:p>51</text:p>
          </table:table-cell>
          <table:table-cell office:value-type="date" office:date-value="1995-02-16T00:00:00" table:style-name="ce28">
            <text:p>16-02-1995</text:p>
          </table:table-cell>
          <table:table-cell office:value-type="currency" office:value="125375" table:style-name="ce29">
            <text:p><text:s/>$1,25,37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30" table:style-name="ce27">
            <text:p>3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862</text:p>
          </table:table-cell>
          <table:table-cell office:value-type="string" table:style-name="ce27">
            <text:p>Peyton Huang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25" table:style-name="ce27">
            <text:p>25</text:p>
          </table:table-cell>
          <table:table-cell office:value-type="date" office:date-value="2021-07-02T00:00:00" table:style-name="ce28">
            <text:p>02-07-2021</text:p>
          </table:table-cell>
          <table:table-cell office:value-type="currency" office:value="125633" table:style-name="ce29">
            <text:p><text:s/>$1,25,633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977</text:p>
          </table:table-cell>
          <table:table-cell office:value-type="string" table:style-name="ce27">
            <text:p>Raelynn Gupta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8" table:style-name="ce27">
            <text:p>48</text:p>
          </table:table-cell>
          <table:table-cell office:value-type="date" office:date-value="2001-09-10T00:00:00" table:style-name="ce28">
            <text:p>10-09-2001</text:p>
          </table:table-cell>
          <table:table-cell office:value-type="currency" office:value="125730" table:style-name="ce29">
            <text:p><text:s/>$1,25,730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24" table:style-name="ce27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902</text:p>
          </table:table-cell>
          <table:table-cell office:value-type="string" table:style-name="ce27">
            <text:p>Eleanor Li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64" table:style-name="ce27">
            <text:p>64</text:p>
          </table:table-cell>
          <table:table-cell office:value-type="date" office:date-value="2003-12-07T00:00:00" table:style-name="ce28">
            <text:p>07-12-2003</text:p>
          </table:table-cell>
          <table:table-cell office:value-type="currency" office:value="125807" table:style-name="ce29">
            <text:p><text:s/>$1,25,80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21" table:style-name="ce27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584</text:p>
          </table:table-cell>
          <table:table-cell office:value-type="string" table:style-name="ce27">
            <text:p>Carter Mejia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29" table:style-name="ce27">
            <text:p>29</text:p>
          </table:table-cell>
          <table:table-cell office:value-type="date" office:date-value="2019-05-09T00:00:00" table:style-name="ce28">
            <text:p>09-05-2019</text:p>
          </table:table-cell>
          <table:table-cell office:value-type="currency" office:value="125828" table:style-name="ce29">
            <text:p><text:s/>$1,25,828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Sao Paulo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682</text:p>
          </table:table-cell>
          <table:table-cell office:value-type="string" table:style-name="ce27">
            <text:p>Colton Thao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55" table:style-name="ce27">
            <text:p>55</text:p>
          </table:table-cell>
          <table:table-cell office:value-type="date" office:date-value="1995-11-16T00:00:00" table:style-name="ce28">
            <text:p>16-11-1995</text:p>
          </table:table-cell>
          <table:table-cell office:value-type="currency" office:value="125936" table:style-name="ce29">
            <text:p><text:s/>$1,25,936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29" table:style-name="ce27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899</text:p>
          </table:table-cell>
          <table:table-cell office:value-type="string" table:style-name="ce27">
            <text:p>Joshua Cortez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44" table:style-name="ce27">
            <text:p>44</text:p>
          </table:table-cell>
          <table:table-cell office:value-type="date" office:date-value="2007-08-11T00:00:00" table:style-name="ce28">
            <text:p>11-08-2007</text:p>
          </table:table-cell>
          <table:table-cell office:value-type="currency" office:value="126277" table:style-name="ce29">
            <text:p><text:s/>$1,26,277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Manaus</text:p>
          </table:table-cell>
          <table:table-cell office:value-type="float" office:value="18" table:style-name="ce27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277</text:p>
          </table:table-cell>
          <table:table-cell office:value-type="string" table:style-name="ce27">
            <text:p>Caroline Hu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31" table:style-name="ce27">
            <text:p>31</text:p>
          </table:table-cell>
          <table:table-cell office:value-type="date" office:date-value="2019-08-18T00:00:00" table:style-name="ce28">
            <text:p>18-08-2019</text:p>
          </table:table-cell>
          <table:table-cell office:value-type="currency" office:value="126353" table:style-name="ce29">
            <text:p><text:s/>$1,26,353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Shanghai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338</text:p>
          </table:table-cell>
          <table:table-cell office:value-type="string" table:style-name="ce27">
            <text:p>Jaxson Coleman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32" table:style-name="ce27">
            <text:p>32</text:p>
          </table:table-cell>
          <table:table-cell office:value-type="date" office:date-value="2020-04-15T00:00:00" table:style-name="ce28">
            <text:p>15-04-2020</text:p>
          </table:table-cell>
          <table:table-cell office:value-type="currency" office:value="126671" table:style-name="ce29">
            <text:p><text:s/>$1,26,67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860</text:p>
          </table:table-cell>
          <table:table-cell office:value-type="string" table:style-name="ce27">
            <text:p>Jack Edwards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38" table:style-name="ce27">
            <text:p>38</text:p>
          </table:table-cell>
          <table:table-cell office:value-type="date" office:date-value="2008-04-06T00:00:00" table:style-name="ce28">
            <text:p>06-04-2008</text:p>
          </table:table-cell>
          <table:table-cell office:value-type="currency" office:value="126856" table:style-name="ce29">
            <text:p><text:s/>$1,26,85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17" table:style-name="ce27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854</text:p>
          </table:table-cell>
          <table:table-cell office:value-type="string" table:style-name="ce27">
            <text:p>Camila Li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60" table:style-name="ce27">
            <text:p>60</text:p>
          </table:table-cell>
          <table:table-cell office:value-type="date" office:date-value="2010-07-24T00:00:00" table:style-name="ce28">
            <text:p>24-07-2010</text:p>
          </table:table-cell>
          <table:table-cell office:value-type="currency" office:value="126911" table:style-name="ce29">
            <text:p><text:s/>$1,26,911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Shanghai</text:p>
          </table:table-cell>
          <table:table-cell office:value-type="float" office:value="15" table:style-name="ce27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676</text:p>
          </table:table-cell>
          <table:table-cell office:value-type="string" table:style-name="ce27">
            <text:p>Isaac Yoon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1" table:style-name="ce27">
            <text:p>41</text:p>
          </table:table-cell>
          <table:table-cell office:value-type="date" office:date-value="2019-02-06T00:00:00" table:style-name="ce28">
            <text:p>06-02-2019</text:p>
          </table:table-cell>
          <table:table-cell office:value-type="currency" office:value="126950" table:style-name="ce29">
            <text:p><text:s/>$1,26,95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888</text:p>
          </table:table-cell>
          <table:table-cell office:value-type="string" table:style-name="ce27">
            <text:p>Elijah Henry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32" table:style-name="ce27">
            <text:p>32</text:p>
          </table:table-cell>
          <table:table-cell office:value-type="date" office:date-value="2014-01-03T00:00:00" table:style-name="ce28">
            <text:p>03-01-2014</text:p>
          </table:table-cell>
          <table:table-cell office:value-type="currency" office:value="127148" table:style-name="ce29">
            <text:p><text:s/>$1,27,14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11" table:style-name="ce27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095</text:p>
          </table:table-cell>
          <table:table-cell office:value-type="string" table:style-name="ce27">
            <text:p>Ryan Holmes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45" table:style-name="ce27">
            <text:p>45</text:p>
          </table:table-cell>
          <table:table-cell office:value-type="date" office:date-value="2018-01-11T00:00:00" table:style-name="ce28">
            <text:p>11-01-2018</text:p>
          </table:table-cell>
          <table:table-cell office:value-type="currency" office:value="127422" table:style-name="ce29">
            <text:p><text:s/>$1,27,42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002</text:p>
          </table:table-cell>
          <table:table-cell office:value-type="string" table:style-name="ce27">
            <text:p>Elias Ali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28" table:style-name="ce27">
            <text:p>28</text:p>
          </table:table-cell>
          <table:table-cell office:value-type="date" office:date-value="2021-03-19T00:00:00" table:style-name="ce28">
            <text:p>19-03-2021</text:p>
          </table:table-cell>
          <table:table-cell office:value-type="currency" office:value="127543" table:style-name="ce29">
            <text:p><text:s/>$1,27,543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Shanghai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616</text:p>
          </table:table-cell>
          <table:table-cell office:value-type="string" table:style-name="ce27">
            <text:p>Josiah Lewis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46" table:style-name="ce27">
            <text:p>46</text:p>
          </table:table-cell>
          <table:table-cell office:value-type="date" office:date-value="2021-08-11T00:00:00" table:style-name="ce28">
            <text:p>11-08-2021</text:p>
          </table:table-cell>
          <table:table-cell office:value-type="currency" office:value="127559" table:style-name="ce29">
            <text:p><text:s/>$1,27,55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427</text:p>
          </table:table-cell>
          <table:table-cell office:value-type="string" table:style-name="ce27">
            <text:p>Addison Mehta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27" table:style-name="ce27">
            <text:p>27</text:p>
          </table:table-cell>
          <table:table-cell office:value-type="date" office:date-value="2018-09-15T00:00:00" table:style-name="ce28">
            <text:p>15-09-2018</text:p>
          </table:table-cell>
          <table:table-cell office:value-type="currency" office:value="127616" table:style-name="ce29">
            <text:p><text:s/>$1,27,61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108</text:p>
          </table:table-cell>
          <table:table-cell office:value-type="string" table:style-name="ce27">
            <text:p>Hannah Martinez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65" table:style-name="ce27">
            <text:p>65</text:p>
          </table:table-cell>
          <table:table-cell office:value-type="date" office:date-value="2006-09-07T00:00:00" table:style-name="ce28">
            <text:p>07-09-2006</text:p>
          </table:table-cell>
          <table:table-cell office:value-type="currency" office:value="127626" table:style-name="ce29">
            <text:p><text:s/>$1,27,62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19" table:style-name="ce27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490</text:p>
          </table:table-cell>
          <table:table-cell office:value-type="string" table:style-name="ce27">
            <text:p>Henry Campos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38" table:style-name="ce27">
            <text:p>38</text:p>
          </table:table-cell>
          <table:table-cell office:value-type="date" office:date-value="2009-09-27T00:00:00" table:style-name="ce28">
            <text:p>27-09-2009</text:p>
          </table:table-cell>
          <table:table-cell office:value-type="currency" office:value="127801" table:style-name="ce29">
            <text:p><text:s/>$1,27,80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16" table:style-name="ce27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419</text:p>
          </table:table-cell>
          <table:table-cell office:value-type="string" table:style-name="ce27">
            <text:p>Sophia Ahmed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30" table:style-name="ce27">
            <text:p>30</text:p>
          </table:table-cell>
          <table:table-cell office:value-type="date" office:date-value="2015-06-13T00:00:00" table:style-name="ce28">
            <text:p>13-06-2015</text:p>
          </table:table-cell>
          <table:table-cell office:value-type="currency" office:value="127972" table:style-name="ce29">
            <text:p><text:s/>$1,27,97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0" table:style-name="ce27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770</text:p>
          </table:table-cell>
          <table:table-cell office:value-type="string" table:style-name="ce27">
            <text:p>James Huang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54" table:style-name="ce27">
            <text:p>54</text:p>
          </table:table-cell>
          <table:table-cell office:value-type="date" office:date-value="1997-03-11T00:00:00" table:style-name="ce28">
            <text:p>11-03-1997</text:p>
          </table:table-cell>
          <table:table-cell office:value-type="currency" office:value="128136" table:style-name="ce29">
            <text:p><text:s/>$1,28,136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28" table:style-name="ce27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081</text:p>
          </table:table-cell>
          <table:table-cell office:value-type="string" table:style-name="ce27">
            <text:p>Ayla Brown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49" table:style-name="ce27">
            <text:p>49</text:p>
          </table:table-cell>
          <table:table-cell office:value-type="date" office:date-value="2013-04-15T00:00:00" table:style-name="ce28">
            <text:p>15-04-2013</text:p>
          </table:table-cell>
          <table:table-cell office:value-type="currency" office:value="128303" table:style-name="ce29">
            <text:p><text:s/>$1,28,30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12" table:style-name="ce27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220</text:p>
          </table:table-cell>
          <table:table-cell office:value-type="string" table:style-name="ce27">
            <text:p>Alexander Gonzales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34" table:style-name="ce27">
            <text:p>34</text:p>
          </table:table-cell>
          <table:table-cell office:value-type="date" office:date-value="2018-06-04T00:00:00" table:style-name="ce28">
            <text:p>04-06-2018</text:p>
          </table:table-cell>
          <table:table-cell office:value-type="currency" office:value="128329" table:style-name="ce29">
            <text:p><text:s/>$1,28,32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716</text:p>
          </table:table-cell>
          <table:table-cell office:value-type="string" table:style-name="ce27">
            <text:p>Dominic Dinh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5" table:style-name="ce27">
            <text:p>45</text:p>
          </table:table-cell>
          <table:table-cell office:value-type="date" office:date-value="2005-04-11T00:00:00" table:style-name="ce28">
            <text:p>11-04-2005</text:p>
          </table:table-cell>
          <table:table-cell office:value-type="currency" office:value="128468" table:style-name="ce29">
            <text:p><text:s/>$1,28,46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20" table:style-name="ce27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375</text:p>
          </table:table-cell>
          <table:table-cell office:value-type="string" table:style-name="ce27">
            <text:p>Lincoln Huynh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63" table:style-name="ce27">
            <text:p>63</text:p>
          </table:table-cell>
          <table:table-cell office:value-type="date" office:date-value="2002-02-08T00:00:00" table:style-name="ce28">
            <text:p>08-02-2002</text:p>
          </table:table-cell>
          <table:table-cell office:value-type="currency" office:value="128703" table:style-name="ce29">
            <text:p><text:s/>$1,28,70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23" table:style-name="ce27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131</text:p>
          </table:table-cell>
          <table:table-cell office:value-type="string" table:style-name="ce27">
            <text:p>Ezekiel Reed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37" table:style-name="ce27">
            <text:p>37</text:p>
          </table:table-cell>
          <table:table-cell office:value-type="date" office:date-value="2014-02-25T00:00:00" table:style-name="ce28">
            <text:p>25-02-2014</text:p>
          </table:table-cell>
          <table:table-cell office:value-type="currency" office:value="128984" table:style-name="ce29">
            <text:p><text:s/>$1,28,98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11" table:style-name="ce27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890</text:p>
          </table:table-cell>
          <table:table-cell office:value-type="string" table:style-name="ce27">
            <text:p>Eleanor Chan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9" table:style-name="ce27">
            <text:p>49</text:p>
          </table:table-cell>
          <table:table-cell office:value-type="date" office:date-value="2001-04-02T00:00:00" table:style-name="ce28">
            <text:p>02-04-2001</text:p>
          </table:table-cell>
          <table:table-cell office:value-type="currency" office:value="129124" table:style-name="ce29">
            <text:p><text:s/>$1,29,124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Shanghai</text:p>
          </table:table-cell>
          <table:table-cell office:value-type="float" office:value="24" table:style-name="ce27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542</text:p>
          </table:table-cell>
          <table:table-cell office:value-type="string" table:style-name="ce27">
            <text:p>Camila Cortez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29" table:style-name="ce27">
            <text:p>29</text:p>
          </table:table-cell>
          <table:table-cell office:value-type="date" office:date-value="2021-05-09T00:00:00" table:style-name="ce28">
            <text:p>09-05-2021</text:p>
          </table:table-cell>
          <table:table-cell office:value-type="currency" office:value="129541" table:style-name="ce29">
            <text:p><text:s/>$1,29,54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630</text:p>
          </table:table-cell>
          <table:table-cell office:value-type="string" table:style-name="ce27">
            <text:p>Maria Griffin</text:p>
          </table:table-cell>
          <table:table-cell office:value-type="string" table:style-name="ce27">
            <text:p>Manage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59" table:style-name="ce27">
            <text:p>59</text:p>
          </table:table-cell>
          <table:table-cell office:value-type="date" office:date-value="2007-04-25T00:00:00" table:style-name="ce28">
            <text:p>25-04-2007</text:p>
          </table:table-cell>
          <table:table-cell office:value-type="currency" office:value="129708" table:style-name="ce29">
            <text:p><text:s/>$1,29,70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18" table:style-name="ce27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564</text:p>
          </table:table-cell>
          <table:table-cell office:value-type="string" table:style-name="ce27">
            <text:p>Luke Sanchez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41" table:style-name="ce27">
            <text:p>41</text:p>
          </table:table-cell>
          <table:table-cell office:value-type="date" office:date-value="2015-12-27T00:00:00" table:style-name="ce28">
            <text:p>27-12-2015</text:p>
          </table:table-cell>
          <table:table-cell office:value-type="currency" office:value="129903" table:style-name="ce29">
            <text:p><text:s/>$1,29,903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Sao Paulo</text:p>
          </table:table-cell>
          <table:table-cell office:value-type="float" office:value="9" table:style-name="ce27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857</text:p>
          </table:table-cell>
          <table:table-cell office:value-type="string" table:style-name="ce27">
            <text:p>Mason Jimenez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44" table:style-name="ce27">
            <text:p>44</text:p>
          </table:table-cell>
          <table:table-cell office:value-type="date" office:date-value="2019-08-08T00:00:00" table:style-name="ce28">
            <text:p>08-08-2019</text:p>
          </table:table-cell>
          <table:table-cell office:value-type="currency" office:value="130133" table:style-name="ce29">
            <text:p><text:s/>$1,30,13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085</text:p>
          </table:table-cell>
          <table:table-cell office:value-type="string" table:style-name="ce27">
            <text:p>Mason Watson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46" table:style-name="ce27">
            <text:p>46</text:p>
          </table:table-cell>
          <table:table-cell office:value-type="date" office:date-value="2004-09-14T00:00:00" table:style-name="ce28">
            <text:p>14-09-2004</text:p>
          </table:table-cell>
          <table:table-cell office:value-type="currency" office:value="130274" table:style-name="ce29">
            <text:p><text:s/>$1,30,27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21" table:style-name="ce27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188</text:p>
          </table:table-cell>
          <table:table-cell office:value-type="string" table:style-name="ce27">
            <text:p>Alexander James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42" table:style-name="ce27">
            <text:p>42</text:p>
          </table:table-cell>
          <table:table-cell office:value-type="date" office:date-value="2013-04-18T00:00:00" table:style-name="ce28">
            <text:p>18-04-2013</text:p>
          </table:table-cell>
          <table:table-cell office:value-type="currency" office:value="131179" table:style-name="ce29">
            <text:p><text:s/>$1,31,17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12" table:style-name="ce27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755</text:p>
          </table:table-cell>
          <table:table-cell office:value-type="string" table:style-name="ce27">
            <text:p>Audrey Patel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37" table:style-name="ce27">
            <text:p>37</text:p>
          </table:table-cell>
          <table:table-cell office:value-type="date" office:date-value="2011-04-24T00:00:00" table:style-name="ce28">
            <text:p>24-04-2011</text:p>
          </table:table-cell>
          <table:table-cell office:value-type="currency" office:value="131183" table:style-name="ce29">
            <text:p><text:s/>$1,31,183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Shanghai</text:p>
          </table:table-cell>
          <table:table-cell office:value-type="float" office:value="14" table:style-name="ce27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089</text:p>
          </table:table-cell>
          <table:table-cell office:value-type="string" table:style-name="ce27">
            <text:p>Sofia Yoon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37" table:style-name="ce27">
            <text:p>37</text:p>
          </table:table-cell>
          <table:table-cell office:value-type="date" office:date-value="2011-01-17T00:00:00" table:style-name="ce28">
            <text:p>17-01-2011</text:p>
          </table:table-cell>
          <table:table-cell office:value-type="currency" office:value="131353" table:style-name="ce29">
            <text:p><text:s/>$1,31,353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Shanghai</text:p>
          </table:table-cell>
          <table:table-cell office:value-type="float" office:value="14" table:style-name="ce27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665</text:p>
          </table:table-cell>
          <table:table-cell office:value-type="string" table:style-name="ce27">
            <text:p>Bella Butler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Black</text:p>
          </table:table-cell>
          <table:table-cell office:value-type="float" office:value="33" table:style-name="ce27">
            <text:p>33</text:p>
          </table:table-cell>
          <table:table-cell office:value-type="date" office:date-value="2019-10-25T00:00:00" table:style-name="ce28">
            <text:p>25-10-2019</text:p>
          </table:table-cell>
          <table:table-cell office:value-type="currency" office:value="131652" table:style-name="ce29">
            <text:p><text:s/>$1,31,65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972</text:p>
          </table:table-cell>
          <table:table-cell office:value-type="string" table:style-name="ce27">
            <text:p>Ivy Daniels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41" table:style-name="ce27">
            <text:p>41</text:p>
          </table:table-cell>
          <table:table-cell office:value-type="date" office:date-value="2008-10-26T00:00:00" table:style-name="ce28">
            <text:p>26-10-2008</text:p>
          </table:table-cell>
          <table:table-cell office:value-type="currency" office:value="131841" table:style-name="ce29">
            <text:p><text:s/>$1,31,84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16" table:style-name="ce27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888</text:p>
          </table:table-cell>
          <table:table-cell office:value-type="string" table:style-name="ce27">
            <text:p>Elijah Ramos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33" table:style-name="ce27">
            <text:p>33</text:p>
          </table:table-cell>
          <table:table-cell office:value-type="date" office:date-value="2012-12-24T00:00:00" table:style-name="ce28">
            <text:p>24-12-2012</text:p>
          </table:table-cell>
          <table:table-cell office:value-type="currency" office:value="132544" table:style-name="ce29">
            <text:p><text:s/>$1,32,544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Rio de Janerio</text:p>
          </table:table-cell>
          <table:table-cell office:value-type="float" office:value="12" table:style-name="ce27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652</text:p>
          </table:table-cell>
          <table:table-cell office:value-type="string" table:style-name="ce27">
            <text:p>Avery Dominguez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27" table:style-name="ce27">
            <text:p>27</text:p>
          </table:table-cell>
          <table:table-cell office:value-type="date" office:date-value="2019-09-13T00:00:00" table:style-name="ce28">
            <text:p>13-09-2019</text:p>
          </table:table-cell>
          <table:table-cell office:value-type="currency" office:value="133297" table:style-name="ce29">
            <text:p><text:s/>$1,33,297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Rio de Janerio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647</text:p>
          </table:table-cell>
          <table:table-cell office:value-type="string" table:style-name="ce27">
            <text:p>Dylan Ali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27" table:style-name="ce27">
            <text:p>27</text:p>
          </table:table-cell>
          <table:table-cell office:value-type="date" office:date-value="2021-04-16T00:00:00" table:style-name="ce28">
            <text:p>16-04-2021</text:p>
          </table:table-cell>
          <table:table-cell office:value-type="currency" office:value="133400" table:style-name="ce29">
            <text:p><text:s/>$1,33,40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363</text:p>
          </table:table-cell>
          <table:table-cell office:value-type="string" table:style-name="ce27">
            <text:p>Eliza Liang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36" table:style-name="ce27">
            <text:p>36</text:p>
          </table:table-cell>
          <table:table-cell office:value-type="date" office:date-value="2010-03-11T00:00:00" table:style-name="ce28">
            <text:p>11-03-2010</text:p>
          </table:table-cell>
          <table:table-cell office:value-type="currency" office:value="134006" table:style-name="ce29">
            <text:p><text:s/>$1,34,006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15" table:style-name="ce27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642</text:p>
          </table:table-cell>
          <table:table-cell office:value-type="string" table:style-name="ce27">
            <text:p>Mia Lam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9" table:style-name="ce27">
            <text:p>49</text:p>
          </table:table-cell>
          <table:table-cell office:value-type="date" office:date-value="2006-04-18T00:00:00" table:style-name="ce28">
            <text:p>18-04-2006</text:p>
          </table:table-cell>
          <table:table-cell office:value-type="currency" office:value="134486" table:style-name="ce29">
            <text:p><text:s/>$1,34,48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19" table:style-name="ce27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393</text:p>
          </table:table-cell>
          <table:table-cell office:value-type="string" table:style-name="ce27">
            <text:p>Henry Figueroa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46" table:style-name="ce27">
            <text:p>46</text:p>
          </table:table-cell>
          <table:table-cell office:value-type="date" office:date-value="2010-07-19T00:00:00" table:style-name="ce28">
            <text:p>19-07-2010</text:p>
          </table:table-cell>
          <table:table-cell office:value-type="currency" office:value="134881" table:style-name="ce29">
            <text:p><text:s/>$1,34,881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Manaus</text:p>
          </table:table-cell>
          <table:table-cell office:value-type="float" office:value="15" table:style-name="ce27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716</text:p>
          </table:table-cell>
          <table:table-cell office:value-type="string" table:style-name="ce27">
            <text:p>John Chow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5" table:style-name="ce27">
            <text:p>45</text:p>
          </table:table-cell>
          <table:table-cell office:value-type="date" office:date-value="2021-03-11T00:00:00" table:style-name="ce28">
            <text:p>11-03-2021</text:p>
          </table:table-cell>
          <table:table-cell office:value-type="currency" office:value="135062" table:style-name="ce29">
            <text:p><text:s/>$1,35,062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engdu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064</text:p>
          </table:table-cell>
          <table:table-cell office:value-type="string" table:style-name="ce27">
            <text:p>Clara Kang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39" table:style-name="ce27">
            <text:p>39</text:p>
          </table:table-cell>
          <table:table-cell office:value-type="date" office:date-value="2017-03-25T00:00:00" table:style-name="ce28">
            <text:p>25-03-2017</text:p>
          </table:table-cell>
          <table:table-cell office:value-type="currency" office:value="135325" table:style-name="ce29">
            <text:p><text:s/>$1,35,32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412</text:p>
          </table:table-cell>
          <table:table-cell office:value-type="string" table:style-name="ce27">
            <text:p>Joshua Martin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Black</text:p>
          </table:table-cell>
          <table:table-cell office:value-type="float" office:value="42" table:style-name="ce27">
            <text:p>42</text:p>
          </table:table-cell>
          <table:table-cell office:value-type="date" office:date-value="2003-10-20T00:00:00" table:style-name="ce28">
            <text:p>20-10-2003</text:p>
          </table:table-cell>
          <table:table-cell office:value-type="currency" office:value="135558" table:style-name="ce29">
            <text:p><text:s/>$1,35,55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21" table:style-name="ce27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089</text:p>
          </table:table-cell>
          <table:table-cell office:value-type="string" table:style-name="ce27">
            <text:p>Sebastian Fong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6" table:style-name="ce27">
            <text:p>46</text:p>
          </table:table-cell>
          <table:table-cell office:value-type="date" office:date-value="2017-12-16T00:00:00" table:style-name="ce28">
            <text:p>16-12-2017</text:p>
          </table:table-cell>
          <table:table-cell office:value-type="currency" office:value="136716" table:style-name="ce29">
            <text:p><text:s/>$1,36,71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165</text:p>
          </table:table-cell>
          <table:table-cell office:value-type="string" table:style-name="ce27">
            <text:p>Sophie Vang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25" table:style-name="ce27">
            <text:p>25</text:p>
          </table:table-cell>
          <table:table-cell office:value-type="date" office:date-value="2021-09-14T00:00:00" table:style-name="ce28">
            <text:p>14-09-2021</text:p>
          </table:table-cell>
          <table:table-cell office:value-type="currency" office:value="136810" table:style-name="ce29">
            <text:p><text:s/>$1,36,810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422</text:p>
          </table:table-cell>
          <table:table-cell office:value-type="string" table:style-name="ce27">
            <text:p>Lydia Espinoza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29" table:style-name="ce27">
            <text:p>29</text:p>
          </table:table-cell>
          <table:table-cell office:value-type="date" office:date-value="2020-05-15T00:00:00" table:style-name="ce28">
            <text:p>15-05-2020</text:p>
          </table:table-cell>
          <table:table-cell office:value-type="currency" office:value="137106" table:style-name="ce29">
            <text:p><text:s/>$1,37,106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Sao Paulo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956</text:p>
          </table:table-cell>
          <table:table-cell office:value-type="string" table:style-name="ce27">
            <text:p>Everly Walker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62" table:style-name="ce27">
            <text:p>62</text:p>
          </table:table-cell>
          <table:table-cell office:value-type="date" office:date-value="1999-08-02T00:00:00" table:style-name="ce28">
            <text:p>02-08-1999</text:p>
          </table:table-cell>
          <table:table-cell office:value-type="currency" office:value="137995" table:style-name="ce29">
            <text:p><text:s/>$1,37,99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26" table:style-name="ce27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921</text:p>
          </table:table-cell>
          <table:table-cell office:value-type="string" table:style-name="ce27">
            <text:p>Sarah Daniels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55" table:style-name="ce27">
            <text:p>55</text:p>
          </table:table-cell>
          <table:table-cell office:value-type="date" office:date-value="2011-01-09T00:00:00" table:style-name="ce28">
            <text:p>09-01-2011</text:p>
          </table:table-cell>
          <table:table-cell office:value-type="currency" office:value="138521" table:style-name="ce29">
            <text:p><text:s/>$1,38,52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14" table:style-name="ce27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528</text:p>
          </table:table-cell>
          <table:table-cell office:value-type="string" table:style-name="ce27">
            <text:p>Leo Hsu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62" table:style-name="ce27">
            <text:p>62</text:p>
          </table:table-cell>
          <table:table-cell office:value-type="date" office:date-value="2017-11-22T00:00:00" table:style-name="ce28">
            <text:p>22-11-2017</text:p>
          </table:table-cell>
          <table:table-cell office:value-type="currency" office:value="138808" table:style-name="ce29">
            <text:p><text:s/>$1,38,808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604</text:p>
          </table:table-cell>
          <table:table-cell office:value-type="string" table:style-name="ce27">
            <text:p>Brooklyn Collins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Black</text:p>
          </table:table-cell>
          <table:table-cell office:value-type="float" office:value="59" table:style-name="ce27">
            <text:p>59</text:p>
          </table:table-cell>
          <table:table-cell office:value-type="date" office:date-value="2018-10-27T00:00:00" table:style-name="ce28">
            <text:p>27-10-2018</text:p>
          </table:table-cell>
          <table:table-cell office:value-type="currency" office:value="139208" table:style-name="ce29">
            <text:p><text:s/>$1,39,20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076</text:p>
          </table:table-cell>
          <table:table-cell office:value-type="string" table:style-name="ce27">
            <text:p>Sofia Vu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52" table:style-name="ce27">
            <text:p>52</text:p>
          </table:table-cell>
          <table:table-cell office:value-type="date" office:date-value="2017-09-05T00:00:00" table:style-name="ce28">
            <text:p>05-09-2017</text:p>
          </table:table-cell>
          <table:table-cell office:value-type="currency" office:value="140042" table:style-name="ce29">
            <text:p><text:s/>$1,40,04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595</text:p>
          </table:table-cell>
          <table:table-cell office:value-type="string" table:style-name="ce27">
            <text:p>Everly Chow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33" table:style-name="ce27">
            <text:p>33</text:p>
          </table:table-cell>
          <table:table-cell office:value-type="date" office:date-value="2018-04-21T00:00:00" table:style-name="ce28">
            <text:p>21-04-2018</text:p>
          </table:table-cell>
          <table:table-cell office:value-type="currency" office:value="140402" table:style-name="ce29">
            <text:p><text:s/>$1,40,402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407</text:p>
          </table:table-cell>
          <table:table-cell office:value-type="string" table:style-name="ce27">
            <text:p>Ellie Guerrero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29" table:style-name="ce27">
            <text:p>29</text:p>
          </table:table-cell>
          <table:table-cell office:value-type="date" office:date-value="2020-07-13T00:00:00" table:style-name="ce28">
            <text:p>13-07-2020</text:p>
          </table:table-cell>
          <table:table-cell office:value-type="currency" office:value="141555" table:style-name="ce29">
            <text:p><text:s/>$1,41,555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Manaus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387</text:p>
          </table:table-cell>
          <table:table-cell office:value-type="string" table:style-name="ce27">
            <text:p>Emily Davis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Black</text:p>
          </table:table-cell>
          <table:table-cell office:value-type="float" office:value="55" table:style-name="ce27">
            <text:p>55</text:p>
          </table:table-cell>
          <table:table-cell office:value-type="date" office:date-value="2016-04-08T00:00:00" table:style-name="ce28">
            <text:p>08-04-2016</text:p>
          </table:table-cell>
          <table:table-cell office:value-type="currency" office:value="141604" table:style-name="ce29">
            <text:p><text:s/>$1,41,60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9" table:style-name="ce27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166</text:p>
          </table:table-cell>
          <table:table-cell office:value-type="string" table:style-name="ce27">
            <text:p>John Soto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60" table:style-name="ce27">
            <text:p>60</text:p>
          </table:table-cell>
          <table:table-cell office:value-type="date" office:date-value="2015-09-23T00:00:00" table:style-name="ce28">
            <text:p>23-09-2015</text:p>
          </table:table-cell>
          <table:table-cell office:value-type="currency" office:value="141899" table:style-name="ce29">
            <text:p><text:s/>$1,41,89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10" table:style-name="ce27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412</text:p>
          </table:table-cell>
          <table:table-cell office:value-type="string" table:style-name="ce27">
            <text:p>Eva Jenkins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Black</text:p>
          </table:table-cell>
          <table:table-cell office:value-type="float" office:value="55" table:style-name="ce27">
            <text:p>55</text:p>
          </table:table-cell>
          <table:table-cell office:value-type="date" office:date-value="2004-11-10T00:00:00" table:style-name="ce28">
            <text:p>10-11-2004</text:p>
          </table:table-cell>
          <table:table-cell office:value-type="currency" office:value="142318" table:style-name="ce29">
            <text:p><text:s/>$1,42,31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20" table:style-name="ce27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327</text:p>
          </table:table-cell>
          <table:table-cell office:value-type="string" table:style-name="ce27">
            <text:p>Julia Luong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55" table:style-name="ce27">
            <text:p>55</text:p>
          </table:table-cell>
          <table:table-cell office:value-type="date" office:date-value="2006-06-20T00:00:00" table:style-name="ce28">
            <text:p>20-06-2006</text:p>
          </table:table-cell>
          <table:table-cell office:value-type="currency" office:value="142628" table:style-name="ce29">
            <text:p><text:s/>$1,42,628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19" table:style-name="ce27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789</text:p>
          </table:table-cell>
          <table:table-cell office:value-type="string" table:style-name="ce27">
            <text:p>Charles Luu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25" table:style-name="ce27">
            <text:p>25</text:p>
          </table:table-cell>
          <table:table-cell office:value-type="date" office:date-value="2021-06-15T00:00:00" table:style-name="ce28">
            <text:p>15-06-2021</text:p>
          </table:table-cell>
          <table:table-cell office:value-type="currency" office:value="142731" table:style-name="ce29">
            <text:p><text:s/>$1,42,731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Shanghai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907</text:p>
          </table:table-cell>
          <table:table-cell office:value-type="string" table:style-name="ce27">
            <text:p>Jose Singh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4" table:style-name="ce27">
            <text:p>44</text:p>
          </table:table-cell>
          <table:table-cell office:value-type="date" office:date-value="2010-04-06T00:00:00" table:style-name="ce28">
            <text:p>06-04-2010</text:p>
          </table:table-cell>
          <table:table-cell office:value-type="currency" office:value="142878" table:style-name="ce29">
            <text:p><text:s/>$1,42,87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15" table:style-name="ce27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866</text:p>
          </table:table-cell>
          <table:table-cell office:value-type="string" table:style-name="ce27">
            <text:p>Jordan Zhu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32" table:style-name="ce27">
            <text:p>32</text:p>
          </table:table-cell>
          <table:table-cell office:value-type="date" office:date-value="2017-01-29T00:00:00" table:style-name="ce28">
            <text:p>29-01-2017</text:p>
          </table:table-cell>
          <table:table-cell office:value-type="currency" office:value="143970" table:style-name="ce29">
            <text:p><text:s/>$1,43,97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276</text:p>
          </table:table-cell>
          <table:table-cell office:value-type="string" table:style-name="ce27">
            <text:p>Ezekiel Jordan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33" table:style-name="ce27">
            <text:p>33</text:p>
          </table:table-cell>
          <table:table-cell office:value-type="date" office:date-value="2013-02-10T00:00:00" table:style-name="ce28">
            <text:p>10-02-2013</text:p>
          </table:table-cell>
          <table:table-cell office:value-type="currency" office:value="144231" table:style-name="ce29">
            <text:p><text:s/>$1,44,23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12" table:style-name="ce27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130</text:p>
          </table:table-cell>
          <table:table-cell office:value-type="string" table:style-name="ce27">
            <text:p>Elias Figueroa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45" table:style-name="ce27">
            <text:p>45</text:p>
          </table:table-cell>
          <table:table-cell office:value-type="date" office:date-value="2021-12-24T00:00:00" table:style-name="ce28">
            <text:p>24-12-2021</text:p>
          </table:table-cell>
          <table:table-cell office:value-type="currency" office:value="144754" table:style-name="ce29">
            <text:p><text:s/>$1,44,75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3" table:style-name="ce27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088</text:p>
          </table:table-cell>
          <table:table-cell office:value-type="string" table:style-name="ce27">
            <text:p>Skylar Ayala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55" table:style-name="ce27">
            <text:p>55</text:p>
          </table:table-cell>
          <table:table-cell office:value-type="date" office:date-value="2017-02-06T00:00:00" table:style-name="ce28">
            <text:p>06-02-2017</text:p>
          </table:table-cell>
          <table:table-cell office:value-type="currency" office:value="144986" table:style-name="ce29">
            <text:p><text:s/>$1,44,98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111</text:p>
          </table:table-cell>
          <table:table-cell office:value-type="string" table:style-name="ce27">
            <text:p>Santiago f Moua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5" table:style-name="ce27">
            <text:p>45</text:p>
          </table:table-cell>
          <table:table-cell office:value-type="date" office:date-value="2010-05-07T00:00:00" table:style-name="ce28">
            <text:p>07-05-2010</text:p>
          </table:table-cell>
          <table:table-cell office:value-type="currency" office:value="145093" table:style-name="ce29">
            <text:p><text:s/>$1,45,09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15" table:style-name="ce27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037</text:p>
          </table:table-cell>
          <table:table-cell office:value-type="string" table:style-name="ce27">
            <text:p>Roman Martinez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31" table:style-name="ce27">
            <text:p>31</text:p>
          </table:table-cell>
          <table:table-cell office:value-type="date" office:date-value="2015-09-19T00:00:00" table:style-name="ce28">
            <text:p>19-09-2015</text:p>
          </table:table-cell>
          <table:table-cell office:value-type="currency" office:value="145846" table:style-name="ce29">
            <text:p><text:s/>$1,45,846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Manaus</text:p>
          </table:table-cell>
          <table:table-cell office:value-type="float" office:value="10" table:style-name="ce27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680</text:p>
          </table:table-cell>
          <table:table-cell office:value-type="string" table:style-name="ce27">
            <text:p>Elias Alvarado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56" table:style-name="ce27">
            <text:p>56</text:p>
          </table:table-cell>
          <table:table-cell office:value-type="date" office:date-value="2012-01-09T00:00:00" table:style-name="ce28">
            <text:p>09-01-2012</text:p>
          </table:table-cell>
          <table:table-cell office:value-type="currency" office:value="146140" table:style-name="ce29">
            <text:p><text:s/>$1,46,140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Manaus</text:p>
          </table:table-cell>
          <table:table-cell office:value-type="float" office:value="13" table:style-name="ce27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965</text:p>
          </table:table-cell>
          <table:table-cell office:value-type="string" table:style-name="ce27">
            <text:p>Andrew Do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3" table:style-name="ce27">
            <text:p>43</text:p>
          </table:table-cell>
          <table:table-cell office:value-type="date" office:date-value="2021-04-17T00:00:00" table:style-name="ce28">
            <text:p>17-04-2021</text:p>
          </table:table-cell>
          <table:table-cell office:value-type="currency" office:value="146140" table:style-name="ce29">
            <text:p><text:s/>$1,46,14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239</text:p>
          </table:table-cell>
          <table:table-cell office:value-type="string" table:style-name="ce27">
            <text:p>Everleigh Ng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51" table:style-name="ce27">
            <text:p>51</text:p>
          </table:table-cell>
          <table:table-cell office:value-type="date" office:date-value="2021-06-10T00:00:00" table:style-name="ce28">
            <text:p>10-06-2021</text:p>
          </table:table-cell>
          <table:table-cell office:value-type="currency" office:value="146742" table:style-name="ce29">
            <text:p><text:s/>$1,46,742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Shanghai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578</text:p>
          </table:table-cell>
          <table:table-cell office:value-type="string" table:style-name="ce27">
            <text:p>Anthony Hong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37" table:style-name="ce27">
            <text:p>37</text:p>
          </table:table-cell>
          <table:table-cell office:value-type="date" office:date-value="2010-11-29T00:00:00" table:style-name="ce28">
            <text:p>29-11-2010</text:p>
          </table:table-cell>
          <table:table-cell office:value-type="currency" office:value="146961" table:style-name="ce29">
            <text:p><text:s/>$1,46,96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14" table:style-name="ce27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052</text:p>
          </table:table-cell>
          <table:table-cell office:value-type="string" table:style-name="ce27">
            <text:p>Jaxson Dinh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5" table:style-name="ce27">
            <text:p>45</text:p>
          </table:table-cell>
          <table:table-cell office:value-type="date" office:date-value="2001-05-03T00:00:00" table:style-name="ce28">
            <text:p>03-05-2001</text:p>
          </table:table-cell>
          <table:table-cell office:value-type="currency" office:value="147752" table:style-name="ce29">
            <text:p><text:s/>$1,47,752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Shanghai</text:p>
          </table:table-cell>
          <table:table-cell office:value-type="float" office:value="24" table:style-name="ce27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943</text:p>
          </table:table-cell>
          <table:table-cell office:value-type="string" table:style-name="ce27">
            <text:p>Vivian Espinoza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52" table:style-name="ce27">
            <text:p>52</text:p>
          </table:table-cell>
          <table:table-cell office:value-type="date" office:date-value="2006-10-05T00:00:00" table:style-name="ce28">
            <text:p>05-10-2006</text:p>
          </table:table-cell>
          <table:table-cell office:value-type="currency" office:value="147966" table:style-name="ce29">
            <text:p><text:s/>$1,47,966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Rio de Janerio</text:p>
          </table:table-cell>
          <table:table-cell office:value-type="float" office:value="18" table:style-name="ce27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156</text:p>
          </table:table-cell>
          <table:table-cell office:value-type="string" table:style-name="ce27">
            <text:p>Madelyn Scott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46" table:style-name="ce27">
            <text:p>46</text:p>
          </table:table-cell>
          <table:table-cell office:value-type="date" office:date-value="2002-01-09T00:00:00" table:style-name="ce28">
            <text:p>09-01-2002</text:p>
          </table:table-cell>
          <table:table-cell office:value-type="currency" office:value="148035" table:style-name="ce29">
            <text:p><text:s/>$1,48,03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23" table:style-name="ce27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807</text:p>
          </table:table-cell>
          <table:table-cell office:value-type="string" table:style-name="ce27">
            <text:p>Noah Chen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63" table:style-name="ce27">
            <text:p>63</text:p>
          </table:table-cell>
          <table:table-cell office:value-type="date" office:date-value="2015-03-01T00:00:00" table:style-name="ce28">
            <text:p>01-03-2015</text:p>
          </table:table-cell>
          <table:table-cell office:value-type="currency" office:value="148321" table:style-name="ce29">
            <text:p><text:s/>$1,48,321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10" table:style-name="ce27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972</text:p>
          </table:table-cell>
          <table:table-cell office:value-type="string" table:style-name="ce27">
            <text:p>Logan Bryant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30" table:style-name="ce27">
            <text:p>30</text:p>
          </table:table-cell>
          <table:table-cell office:value-type="date" office:date-value="2020-07-18T00:00:00" table:style-name="ce28">
            <text:p>18-07-2020</text:p>
          </table:table-cell>
          <table:table-cell office:value-type="currency" office:value="148485" table:style-name="ce29">
            <text:p><text:s/>$1,48,48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800</text:p>
          </table:table-cell>
          <table:table-cell office:value-type="string" table:style-name="ce27">
            <text:p>Eva Estrada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45" table:style-name="ce27">
            <text:p>45</text:p>
          </table:table-cell>
          <table:table-cell office:value-type="date" office:date-value="2018-07-24T00:00:00" table:style-name="ce28">
            <text:p>24-07-2018</text:p>
          </table:table-cell>
          <table:table-cell office:value-type="currency" office:value="148991" table:style-name="ce29">
            <text:p><text:s/>$1,48,991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Sao Paulo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300</text:p>
          </table:table-cell>
          <table:table-cell office:value-type="string" table:style-name="ce27">
            <text:p>Sadie Lee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65" table:style-name="ce27">
            <text:p>65</text:p>
          </table:table-cell>
          <table:table-cell office:value-type="date" office:date-value="2000-10-24T00:00:00" table:style-name="ce28">
            <text:p>24-10-2000</text:p>
          </table:table-cell>
          <table:table-cell office:value-type="currency" office:value="149417" table:style-name="ce29">
            <text:p><text:s/>$1,49,417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engdu</text:p>
          </table:table-cell>
          <table:table-cell office:value-type="float" office:value="24" table:style-name="ce27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702</text:p>
          </table:table-cell>
          <table:table-cell office:value-type="string" table:style-name="ce27">
            <text:p>Nathan Pham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5" table:style-name="ce27">
            <text:p>45</text:p>
          </table:table-cell>
          <table:table-cell office:value-type="date" office:date-value="2006-12-12T00:00:00" table:style-name="ce28">
            <text:p>12-12-2006</text:p>
          </table:table-cell>
          <table:table-cell office:value-type="currency" office:value="149537" table:style-name="ce29">
            <text:p><text:s/>$1,49,53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8" table:style-name="ce27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957</text:p>
          </table:table-cell>
          <table:table-cell office:value-type="string" table:style-name="ce27">
            <text:p>Genesis Perry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46" table:style-name="ce27">
            <text:p>46</text:p>
          </table:table-cell>
          <table:table-cell office:value-type="date" office:date-value="2013-07-18T00:00:00" table:style-name="ce28">
            <text:p>18-07-2013</text:p>
          </table:table-cell>
          <table:table-cell office:value-type="currency" office:value="149712" table:style-name="ce29">
            <text:p><text:s/>$1,49,71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12" table:style-name="ce27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706</text:p>
          </table:table-cell>
          <table:table-cell office:value-type="string" table:style-name="ce27">
            <text:p>Lucy Figueroa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45" table:style-name="ce27">
            <text:p>45</text:p>
          </table:table-cell>
          <table:table-cell office:value-type="date" office:date-value="2016-01-10T00:00:00" table:style-name="ce28">
            <text:p>10-01-2016</text:p>
          </table:table-cell>
          <table:table-cell office:value-type="currency" office:value="149761" table:style-name="ce29">
            <text:p><text:s/>$1,49,76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9" table:style-name="ce27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035</text:p>
          </table:table-cell>
          <table:table-cell office:value-type="string" table:style-name="ce27">
            <text:p>Hailey Lai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2" table:style-name="ce27">
            <text:p>42</text:p>
          </table:table-cell>
          <table:table-cell office:value-type="date" office:date-value="2011-03-18T00:00:00" table:style-name="ce28">
            <text:p>18-03-2011</text:p>
          </table:table-cell>
          <table:table-cell office:value-type="currency" office:value="150034" table:style-name="ce29">
            <text:p><text:s/>$1,50,034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14" table:style-name="ce27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630</text:p>
          </table:table-cell>
          <table:table-cell office:value-type="string" table:style-name="ce27">
            <text:p>Jacob Davis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36" table:style-name="ce27">
            <text:p>36</text:p>
          </table:table-cell>
          <table:table-cell office:value-type="date" office:date-value="2016-09-03T00:00:00" table:style-name="ce28">
            <text:p>03-09-2016</text:p>
          </table:table-cell>
          <table:table-cell office:value-type="currency" office:value="150399" table:style-name="ce29">
            <text:p><text:s/>$1,50,39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9" table:style-name="ce27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465</text:p>
          </table:table-cell>
          <table:table-cell office:value-type="string" table:style-name="ce27">
            <text:p>Hannah White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62" table:style-name="ce27">
            <text:p>62</text:p>
          </table:table-cell>
          <table:table-cell office:value-type="date" office:date-value="2009-01-30T00:00:00" table:style-name="ce28">
            <text:p>30-01-2009</text:p>
          </table:table-cell>
          <table:table-cell office:value-type="currency" office:value="150555" table:style-name="ce29">
            <text:p><text:s/>$1,50,55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16" table:style-name="ce27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132</text:p>
          </table:table-cell>
          <table:table-cell office:value-type="string" table:style-name="ce27">
            <text:p>Kinsley Henry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Black</text:p>
          </table:table-cell>
          <table:table-cell office:value-type="float" office:value="45" table:style-name="ce27">
            <text:p>45</text:p>
          </table:table-cell>
          <table:table-cell office:value-type="date" office:date-value="2008-02-29T00:00:00" table:style-name="ce28">
            <text:p>29-02-2008</text:p>
          </table:table-cell>
          <table:table-cell office:value-type="currency" office:value="150577" table:style-name="ce29">
            <text:p><text:s/>$1,50,57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17" table:style-name="ce27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191</text:p>
          </table:table-cell>
          <table:table-cell office:value-type="string" table:style-name="ce27">
            <text:p>Maria Sun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25" table:style-name="ce27">
            <text:p>25</text:p>
          </table:table-cell>
          <table:table-cell office:value-type="date" office:date-value="2021-12-19T00:00:00" table:style-name="ce28">
            <text:p>19-12-2021</text:p>
          </table:table-cell>
          <table:table-cell office:value-type="currency" office:value="150666" table:style-name="ce29">
            <text:p><text:s/>$1,50,666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engdu</text:p>
          </table:table-cell>
          <table:table-cell office:value-type="float" office:value="3" table:style-name="ce27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924</text:p>
          </table:table-cell>
          <table:table-cell office:value-type="string" table:style-name="ce27">
            <text:p>Anna Gutierrez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59" table:style-name="ce27">
            <text:p>59</text:p>
          </table:table-cell>
          <table:table-cell office:value-type="date" office:date-value="2003-04-15T00:00:00" table:style-name="ce28">
            <text:p>15-04-2003</text:p>
          </table:table-cell>
          <table:table-cell office:value-type="currency" office:value="150699" table:style-name="ce29">
            <text:p><text:s/>$1,50,699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Sao Paulo</text:p>
          </table:table-cell>
          <table:table-cell office:value-type="float" office:value="22" table:style-name="ce27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108</text:p>
          </table:table-cell>
          <table:table-cell office:value-type="string" table:style-name="ce27">
            <text:p>Madeline Coleman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51" table:style-name="ce27">
            <text:p>51</text:p>
          </table:table-cell>
          <table:table-cell office:value-type="date" office:date-value="2006-04-28T00:00:00" table:style-name="ce28">
            <text:p>28-04-2006</text:p>
          </table:table-cell>
          <table:table-cell office:value-type="currency" office:value="150758" table:style-name="ce29">
            <text:p><text:s/>$1,50,75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19" table:style-name="ce27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662</text:p>
          </table:table-cell>
          <table:table-cell office:value-type="string" table:style-name="ce27">
            <text:p>Julia Morris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60" table:style-name="ce27">
            <text:p>60</text:p>
          </table:table-cell>
          <table:table-cell office:value-type="date" office:date-value="2008-10-18T00:00:00" table:style-name="ce28">
            <text:p>18-10-2008</text:p>
          </table:table-cell>
          <table:table-cell office:value-type="currency" office:value="150855" table:style-name="ce29">
            <text:p><text:s/>$1,50,85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16" table:style-name="ce27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116</text:p>
          </table:table-cell>
          <table:table-cell office:value-type="string" table:style-name="ce27">
            <text:p>Jaxon Tran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5" table:style-name="ce27">
            <text:p>45</text:p>
          </table:table-cell>
          <table:table-cell office:value-type="date" office:date-value="2007-09-07T00:00:00" table:style-name="ce28">
            <text:p>07-09-2007</text:p>
          </table:table-cell>
          <table:table-cell office:value-type="currency" office:value="151027" table:style-name="ce29">
            <text:p><text:s/>$1,51,027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Shanghai</text:p>
          </table:table-cell>
          <table:table-cell office:value-type="float" office:value="18" table:style-name="ce27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681</text:p>
          </table:table-cell>
          <table:table-cell office:value-type="string" table:style-name="ce27">
            <text:p>Caroline Owens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26" table:style-name="ce27">
            <text:p>26</text:p>
          </table:table-cell>
          <table:table-cell office:value-type="date" office:date-value="2021-07-26T00:00:00" table:style-name="ce28">
            <text:p>26-07-2021</text:p>
          </table:table-cell>
          <table:table-cell office:value-type="currency" office:value="151108" table:style-name="ce29">
            <text:p><text:s/>$1,51,10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561</text:p>
          </table:table-cell>
          <table:table-cell office:value-type="string" table:style-name="ce27">
            <text:p>Samantha Vargas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53" table:style-name="ce27">
            <text:p>53</text:p>
          </table:table-cell>
          <table:table-cell office:value-type="date" office:date-value="2006-07-21T00:00:00" table:style-name="ce28">
            <text:p>21-07-2006</text:p>
          </table:table-cell>
          <table:table-cell office:value-type="currency" office:value="151246" table:style-name="ce29">
            <text:p><text:s/>$1,51,246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Sao Paulo</text:p>
          </table:table-cell>
          <table:table-cell office:value-type="float" office:value="19" table:style-name="ce27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027</text:p>
          </table:table-cell>
          <table:table-cell office:value-type="string" table:style-name="ce27">
            <text:p>Elijah Watson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29" table:style-name="ce27">
            <text:p>29</text:p>
          </table:table-cell>
          <table:table-cell office:value-type="date" office:date-value="2017-03-16T00:00:00" table:style-name="ce28">
            <text:p>16-03-2017</text:p>
          </table:table-cell>
          <table:table-cell office:value-type="currency" office:value="151413" table:style-name="ce29">
            <text:p><text:s/>$1,51,41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558</text:p>
          </table:table-cell>
          <table:table-cell office:value-type="string" table:style-name="ce27">
            <text:p>Jose Richardson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26" table:style-name="ce27">
            <text:p>26</text:p>
          </table:table-cell>
          <table:table-cell office:value-type="date" office:date-value="2019-10-15T00:00:00" table:style-name="ce28">
            <text:p>15-10-2019</text:p>
          </table:table-cell>
          <table:table-cell office:value-type="currency" office:value="151556" table:style-name="ce29">
            <text:p><text:s/>$1,51,55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732</text:p>
          </table:table-cell>
          <table:table-cell office:value-type="string" table:style-name="ce27">
            <text:p>Eva Rivera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36" table:style-name="ce27">
            <text:p>36</text:p>
          </table:table-cell>
          <table:table-cell office:value-type="date" office:date-value="2021-04-02T00:00:00" table:style-name="ce28">
            <text:p>02-04-2021</text:p>
          </table:table-cell>
          <table:table-cell office:value-type="currency" office:value="151703" table:style-name="ce29">
            <text:p><text:s/>$1,51,70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488</text:p>
          </table:table-cell>
          <table:table-cell office:value-type="string" table:style-name="ce27">
            <text:p>Penelope Griffin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61" table:style-name="ce27">
            <text:p>61</text:p>
          </table:table-cell>
          <table:table-cell office:value-type="date" office:date-value="2021-01-23T00:00:00" table:style-name="ce28">
            <text:p>23-01-2021</text:p>
          </table:table-cell>
          <table:table-cell office:value-type="currency" office:value="151783" table:style-name="ce29">
            <text:p><text:s/>$1,51,78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477</text:p>
          </table:table-cell>
          <table:table-cell office:value-type="string" table:style-name="ce27">
            <text:p>Amelia Bui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6" table:style-name="ce27">
            <text:p>46</text:p>
          </table:table-cell>
          <table:table-cell office:value-type="date" office:date-value="2020-10-21T00:00:00" table:style-name="ce28">
            <text:p>21-10-2020</text:p>
          </table:table-cell>
          <table:table-cell office:value-type="currency" office:value="151853" table:style-name="ce29">
            <text:p><text:s/>$1,51,853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engdu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883</text:p>
          </table:table-cell>
          <table:table-cell office:value-type="string" table:style-name="ce27">
            <text:p>Isla Guzman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28" table:style-name="ce27">
            <text:p>28</text:p>
          </table:table-cell>
          <table:table-cell office:value-type="date" office:date-value="2019-07-06T00:00:00" table:style-name="ce28">
            <text:p>06-07-2019</text:p>
          </table:table-cell>
          <table:table-cell office:value-type="currency" office:value="152036" table:style-name="ce29">
            <text:p><text:s/>$1,52,036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Rio de Janerio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234</text:p>
          </table:table-cell>
          <table:table-cell office:value-type="string" table:style-name="ce27">
            <text:p>Jack Cheng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2" table:style-name="ce27">
            <text:p>42</text:p>
          </table:table-cell>
          <table:table-cell office:value-type="date" office:date-value="2014-01-16T00:00:00" table:style-name="ce28">
            <text:p>16-01-2014</text:p>
          </table:table-cell>
          <table:table-cell office:value-type="currency" office:value="152214" table:style-name="ce29">
            <text:p><text:s/>$1,52,214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11" table:style-name="ce27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206</text:p>
          </table:table-cell>
          <table:table-cell office:value-type="string" table:style-name="ce27">
            <text:p>Jose Henderson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Black</text:p>
          </table:table-cell>
          <table:table-cell office:value-type="float" office:value="41" table:style-name="ce27">
            <text:p>41</text:p>
          </table:table-cell>
          <table:table-cell office:value-type="date" office:date-value="2015-04-17T00:00:00" table:style-name="ce28">
            <text:p>17-04-2015</text:p>
          </table:table-cell>
          <table:table-cell office:value-type="currency" office:value="152239" table:style-name="ce29">
            <text:p><text:s/>$1,52,23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10" table:style-name="ce27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417</text:p>
          </table:table-cell>
          <table:table-cell office:value-type="string" table:style-name="ce27">
            <text:p>Chloe Salazar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45" table:style-name="ce27">
            <text:p>45</text:p>
          </table:table-cell>
          <table:table-cell office:value-type="date" office:date-value="2011-05-22T00:00:00" table:style-name="ce28">
            <text:p>22-05-2011</text:p>
          </table:table-cell>
          <table:table-cell office:value-type="currency" office:value="152353" table:style-name="ce29">
            <text:p><text:s/>$1,52,35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4" table:style-name="ce27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350</text:p>
          </table:table-cell>
          <table:table-cell office:value-type="string" table:style-name="ce27">
            <text:p>Natalie Carter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64" table:style-name="ce27">
            <text:p>64</text:p>
          </table:table-cell>
          <table:table-cell office:value-type="date" office:date-value="2012-12-21T00:00:00" table:style-name="ce28">
            <text:p>21-12-2012</text:p>
          </table:table-cell>
          <table:table-cell office:value-type="currency" office:value="153253" table:style-name="ce29">
            <text:p><text:s/>$1,53,25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12" table:style-name="ce27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238</text:p>
          </table:table-cell>
          <table:table-cell office:value-type="string" table:style-name="ce27">
            <text:p>Eloise Griffin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55" table:style-name="ce27">
            <text:p>55</text:p>
          </table:table-cell>
          <table:table-cell office:value-type="date" office:date-value="1995-10-29T00:00:00" table:style-name="ce28">
            <text:p>29-10-1995</text:p>
          </table:table-cell>
          <table:table-cell office:value-type="currency" office:value="153271" table:style-name="ce29">
            <text:p><text:s/>$1,53,27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29" table:style-name="ce27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299</text:p>
          </table:table-cell>
          <table:table-cell office:value-type="string" table:style-name="ce27">
            <text:p>Paisley Hall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41" table:style-name="ce27">
            <text:p>41</text:p>
          </table:table-cell>
          <table:table-cell office:value-type="date" office:date-value="2010-05-21T00:00:00" table:style-name="ce28">
            <text:p>21-05-2010</text:p>
          </table:table-cell>
          <table:table-cell office:value-type="currency" office:value="153275" table:style-name="ce29">
            <text:p><text:s/>$1,53,27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15" table:style-name="ce27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711</text:p>
          </table:table-cell>
          <table:table-cell office:value-type="string" table:style-name="ce27">
            <text:p>Melody Chin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3" table:style-name="ce27">
            <text:p>43</text:p>
          </table:table-cell>
          <table:table-cell office:value-type="date" office:date-value="2006-10-15T00:00:00" table:style-name="ce28">
            <text:p>15-10-2006</text:p>
          </table:table-cell>
          <table:table-cell office:value-type="currency" office:value="153492" table:style-name="ce29">
            <text:p><text:s/>$1,53,49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18" table:style-name="ce27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193</text:p>
          </table:table-cell>
          <table:table-cell office:value-type="string" table:style-name="ce27">
            <text:p>Raelynn Lu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27" table:style-name="ce27">
            <text:p>27</text:p>
          </table:table-cell>
          <table:table-cell office:value-type="date" office:date-value="2020-05-26T00:00:00" table:style-name="ce28">
            <text:p>26-05-2020</text:p>
          </table:table-cell>
          <table:table-cell office:value-type="currency" office:value="153628" table:style-name="ce29">
            <text:p><text:s/>$1,53,628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310</text:p>
          </table:table-cell>
          <table:table-cell office:value-type="string" table:style-name="ce27">
            <text:p>Dylan Campbell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45" table:style-name="ce27">
            <text:p>45</text:p>
          </table:table-cell>
          <table:table-cell office:value-type="date" office:date-value="2010-11-29T00:00:00" table:style-name="ce28">
            <text:p>29-11-2010</text:p>
          </table:table-cell>
          <table:table-cell office:value-type="currency" office:value="153767" table:style-name="ce29">
            <text:p><text:s/>$1,53,76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14" table:style-name="ce27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976</text:p>
          </table:table-cell>
          <table:table-cell office:value-type="string" table:style-name="ce27">
            <text:p>Zoe Rodriguez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65" table:style-name="ce27">
            <text:p>65</text:p>
          </table:table-cell>
          <table:table-cell office:value-type="date" office:date-value="2004-05-23T00:00:00" table:style-name="ce28">
            <text:p>23-05-2004</text:p>
          </table:table-cell>
          <table:table-cell office:value-type="currency" office:value="153938" table:style-name="ce29">
            <text:p><text:s/>$1,53,93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21" table:style-name="ce27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938</text:p>
          </table:table-cell>
          <table:table-cell office:value-type="string" table:style-name="ce27">
            <text:p>John Trinh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9" table:style-name="ce27">
            <text:p>49</text:p>
          </table:table-cell>
          <table:table-cell office:value-type="date" office:date-value="2014-06-26T00:00:00" table:style-name="ce28">
            <text:p>26-06-2014</text:p>
          </table:table-cell>
          <table:table-cell office:value-type="currency" office:value="153961" table:style-name="ce29">
            <text:p><text:s/>$1,53,961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Shanghai</text:p>
          </table:table-cell>
          <table:table-cell office:value-type="float" office:value="11" table:style-name="ce27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168</text:p>
          </table:table-cell>
          <table:table-cell office:value-type="string" table:style-name="ce27">
            <text:p>Nora Le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53" table:style-name="ce27">
            <text:p>53</text:p>
          </table:table-cell>
          <table:table-cell office:value-type="date" office:date-value="1997-04-12T00:00:00" table:style-name="ce28">
            <text:p>12-04-1997</text:p>
          </table:table-cell>
          <table:table-cell office:value-type="currency" office:value="154388" table:style-name="ce29">
            <text:p><text:s/>$1,54,38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28" table:style-name="ce27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795</text:p>
          </table:table-cell>
          <table:table-cell office:value-type="string" table:style-name="ce27">
            <text:p>Hazel Young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Black</text:p>
          </table:table-cell>
          <table:table-cell office:value-type="float" office:value="30" table:style-name="ce27">
            <text:p>30</text:p>
          </table:table-cell>
          <table:table-cell office:value-type="date" office:date-value="2017-08-13T00:00:00" table:style-name="ce28">
            <text:p>13-08-2017</text:p>
          </table:table-cell>
          <table:table-cell office:value-type="currency" office:value="154624" table:style-name="ce29">
            <text:p><text:s/>$1,54,62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884</text:p>
          </table:table-cell>
          <table:table-cell office:value-type="string" table:style-name="ce27">
            <text:p>Camila Silva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64" table:style-name="ce27">
            <text:p>64</text:p>
          </table:table-cell>
          <table:table-cell office:value-type="date" office:date-value="2003-12-01T00:00:00" table:style-name="ce28">
            <text:p>01-12-2003</text:p>
          </table:table-cell>
          <table:table-cell office:value-type="currency" office:value="154828" table:style-name="ce29">
            <text:p><text:s/>$1,54,82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21" table:style-name="ce27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778</text:p>
          </table:table-cell>
          <table:table-cell office:value-type="string" table:style-name="ce27">
            <text:p>Luke Vu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52" table:style-name="ce27">
            <text:p>52</text:p>
          </table:table-cell>
          <table:table-cell office:value-type="date" office:date-value="2018-06-04T00:00:00" table:style-name="ce28">
            <text:p>04-06-2018</text:p>
          </table:table-cell>
          <table:table-cell office:value-type="currency" office:value="154884" table:style-name="ce29">
            <text:p><text:s/>$1,54,884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Shanghai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427</text:p>
          </table:table-cell>
          <table:table-cell office:value-type="string" table:style-name="ce27">
            <text:p>Mia Cheng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34" table:style-name="ce27">
            <text:p>34</text:p>
          </table:table-cell>
          <table:table-cell office:value-type="date" office:date-value="2015-04-22T00:00:00" table:style-name="ce28">
            <text:p>22-04-2015</text:p>
          </table:table-cell>
          <table:table-cell office:value-type="currency" office:value="154941" table:style-name="ce29">
            <text:p><text:s/>$1,54,94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10" table:style-name="ce27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920</text:p>
          </table:table-cell>
          <table:table-cell office:value-type="string" table:style-name="ce27">
            <text:p>Nevaeh Hsu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32" table:style-name="ce27">
            <text:p>32</text:p>
          </table:table-cell>
          <table:table-cell office:value-type="date" office:date-value="2017-04-14T00:00:00" table:style-name="ce28">
            <text:p>14-04-2017</text:p>
          </table:table-cell>
          <table:table-cell office:value-type="currency" office:value="154956" table:style-name="ce29">
            <text:p><text:s/>$1,54,95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943</text:p>
          </table:table-cell>
          <table:table-cell office:value-type="string" table:style-name="ce27">
            <text:p>Elena Mendoza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27" table:style-name="ce27">
            <text:p>27</text:p>
          </table:table-cell>
          <table:table-cell office:value-type="date" office:date-value="2018-10-24T00:00:00" table:style-name="ce28">
            <text:p>24-10-2018</text:p>
          </table:table-cell>
          <table:table-cell office:value-type="currency" office:value="154973" table:style-name="ce29">
            <text:p><text:s/>$1,54,973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Sao Paulo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749</text:p>
          </table:table-cell>
          <table:table-cell office:value-type="string" table:style-name="ce27">
            <text:p>Caroline Phan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1" table:style-name="ce27">
            <text:p>41</text:p>
          </table:table-cell>
          <table:table-cell office:value-type="date" office:date-value="2004-03-14T00:00:00" table:style-name="ce28">
            <text:p>14-03-2004</text:p>
          </table:table-cell>
          <table:table-cell office:value-type="currency" office:value="155004" table:style-name="ce29">
            <text:p><text:s/>$1,55,00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21" table:style-name="ce27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880</text:p>
          </table:table-cell>
          <table:table-cell office:value-type="string" table:style-name="ce27">
            <text:p>Grace Carter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Black</text:p>
          </table:table-cell>
          <table:table-cell office:value-type="float" office:value="25" table:style-name="ce27">
            <text:p>25</text:p>
          </table:table-cell>
          <table:table-cell office:value-type="date" office:date-value="2021-03-17T00:00:00" table:style-name="ce28">
            <text:p>17-03-2021</text:p>
          </table:table-cell>
          <table:table-cell office:value-type="currency" office:value="155080" table:style-name="ce29">
            <text:p><text:s/>$1,55,08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096</text:p>
          </table:table-cell>
          <table:table-cell office:value-type="string" table:style-name="ce27">
            <text:p>Kennedy Zhang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63" table:style-name="ce27">
            <text:p>63</text:p>
          </table:table-cell>
          <table:table-cell office:value-type="date" office:date-value="2000-10-27T00:00:00" table:style-name="ce28">
            <text:p>27-10-2000</text:p>
          </table:table-cell>
          <table:table-cell office:value-type="currency" office:value="155320" table:style-name="ce29">
            <text:p><text:s/>$1,55,320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24" table:style-name="ce27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251</text:p>
          </table:table-cell>
          <table:table-cell office:value-type="string" table:style-name="ce27">
            <text:p>Ruby Medina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50" table:style-name="ce27">
            <text:p>50</text:p>
          </table:table-cell>
          <table:table-cell office:value-type="date" office:date-value="2018-12-18T00:00:00" table:style-name="ce28">
            <text:p>18-12-2018</text:p>
          </table:table-cell>
          <table:table-cell office:value-type="currency" office:value="155351" table:style-name="ce29">
            <text:p><text:s/>$1,55,35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884</text:p>
          </table:table-cell>
          <table:table-cell office:value-type="string" table:style-name="ce27">
            <text:p>Axel Johnson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60" table:style-name="ce27">
            <text:p>60</text:p>
          </table:table-cell>
          <table:table-cell office:value-type="date" office:date-value="2015-04-14T00:00:00" table:style-name="ce28">
            <text:p>14-04-2015</text:p>
          </table:table-cell>
          <table:table-cell office:value-type="currency" office:value="155788" table:style-name="ce29">
            <text:p><text:s/>$1,55,78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0" table:style-name="ce27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550</text:p>
          </table:table-cell>
          <table:table-cell office:value-type="string" table:style-name="ce27">
            <text:p>Stella Wu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35" table:style-name="ce27">
            <text:p>35</text:p>
          </table:table-cell>
          <table:table-cell office:value-type="date" office:date-value="2014-02-20T00:00:00" table:style-name="ce28">
            <text:p>20-02-2014</text:p>
          </table:table-cell>
          <table:table-cell office:value-type="currency" office:value="155905" table:style-name="ce29">
            <text:p><text:s/>$1,55,90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11" table:style-name="ce27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834</text:p>
          </table:table-cell>
          <table:table-cell office:value-type="string" table:style-name="ce27">
            <text:p>Anthony Carter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41" table:style-name="ce27">
            <text:p>41</text:p>
          </table:table-cell>
          <table:table-cell office:value-type="date" office:date-value="2007-03-15T00:00:00" table:style-name="ce28">
            <text:p>15-03-2007</text:p>
          </table:table-cell>
          <table:table-cell office:value-type="currency" office:value="155926" table:style-name="ce29">
            <text:p><text:s/>$1,55,92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18" table:style-name="ce27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693</text:p>
          </table:table-cell>
          <table:table-cell office:value-type="string" table:style-name="ce27">
            <text:p>Grace Campos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37" table:style-name="ce27">
            <text:p>37</text:p>
          </table:table-cell>
          <table:table-cell office:value-type="date" office:date-value="2008-03-21T00:00:00" table:style-name="ce28">
            <text:p>21-03-2008</text:p>
          </table:table-cell>
          <table:table-cell office:value-type="currency" office:value="156277" table:style-name="ce29">
            <text:p><text:s/>$1,56,277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Manaus</text:p>
          </table:table-cell>
          <table:table-cell office:value-type="float" office:value="17" table:style-name="ce27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225</text:p>
          </table:table-cell>
          <table:table-cell office:value-type="string" table:style-name="ce27">
            <text:p>Angel Delgado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31" table:style-name="ce27">
            <text:p>31</text:p>
          </table:table-cell>
          <table:table-cell office:value-type="date" office:date-value="2017-08-10T00:00:00" table:style-name="ce28">
            <text:p>10-08-2017</text:p>
          </table:table-cell>
          <table:table-cell office:value-type="currency" office:value="156931" table:style-name="ce29">
            <text:p><text:s/>$1,56,93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971</text:p>
          </table:table-cell>
          <table:table-cell office:value-type="string" table:style-name="ce27">
            <text:p>Lillian Chen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25" table:style-name="ce27">
            <text:p>25</text:p>
          </table:table-cell>
          <table:table-cell office:value-type="date" office:date-value="2020-04-09T00:00:00" table:style-name="ce28">
            <text:p>09-04-2020</text:p>
          </table:table-cell>
          <table:table-cell office:value-type="currency" office:value="157057" table:style-name="ce29">
            <text:p><text:s/>$1,57,05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391</text:p>
          </table:table-cell>
          <table:table-cell office:value-type="string" table:style-name="ce27">
            <text:p>Piper Ramos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49" table:style-name="ce27">
            <text:p>49</text:p>
          </table:table-cell>
          <table:table-cell office:value-type="date" office:date-value="1996-04-02T00:00:00" table:style-name="ce28">
            <text:p>02-04-1996</text:p>
          </table:table-cell>
          <table:table-cell office:value-type="currency" office:value="157057" table:style-name="ce29">
            <text:p><text:s/>$1,57,05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29" table:style-name="ce27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534</text:p>
          </table:table-cell>
          <table:table-cell office:value-type="string" table:style-name="ce27">
            <text:p>Leah Khan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36" table:style-name="ce27">
            <text:p>36</text:p>
          </table:table-cell>
          <table:table-cell office:value-type="date" office:date-value="2010-09-13T00:00:00" table:style-name="ce28">
            <text:p>13-09-2010</text:p>
          </table:table-cell>
          <table:table-cell office:value-type="currency" office:value="157070" table:style-name="ce29">
            <text:p><text:s/>$1,57,070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15" table:style-name="ce27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591</text:p>
          </table:table-cell>
          <table:table-cell office:value-type="string" table:style-name="ce27">
            <text:p>Savannah Ali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36" table:style-name="ce27">
            <text:p>36</text:p>
          </table:table-cell>
          <table:table-cell office:value-type="date" office:date-value="2009-02-11T00:00:00" table:style-name="ce28">
            <text:p>11-02-2009</text:p>
          </table:table-cell>
          <table:table-cell office:value-type="currency" office:value="157333" table:style-name="ce29">
            <text:p><text:s/>$1,57,33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16" table:style-name="ce27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810</text:p>
          </table:table-cell>
          <table:table-cell office:value-type="string" table:style-name="ce27">
            <text:p>Layla Torres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37" table:style-name="ce27">
            <text:p>37</text:p>
          </table:table-cell>
          <table:table-cell office:value-type="date" office:date-value="2013-02-24T00:00:00" table:style-name="ce28">
            <text:p>24-02-2013</text:p>
          </table:table-cell>
          <table:table-cell office:value-type="currency" office:value="157474" table:style-name="ce29">
            <text:p><text:s/>$1,57,474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Rio de Janerio</text:p>
          </table:table-cell>
          <table:table-cell office:value-type="float" office:value="12" table:style-name="ce27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801</text:p>
          </table:table-cell>
          <table:table-cell office:value-type="string" table:style-name="ce27">
            <text:p>Santiago f Brooks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Black</text:p>
          </table:table-cell>
          <table:table-cell office:value-type="float" office:value="51" table:style-name="ce27">
            <text:p>51</text:p>
          </table:table-cell>
          <table:table-cell office:value-type="date" office:date-value="2000-09-01T00:00:00" table:style-name="ce28">
            <text:p>01-09-2000</text:p>
          </table:table-cell>
          <table:table-cell office:value-type="currency" office:value="157487" table:style-name="ce29">
            <text:p><text:s/>$1,57,48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25" table:style-name="ce27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992</text:p>
          </table:table-cell>
          <table:table-cell office:value-type="string" table:style-name="ce27">
            <text:p>Paisley Sanders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55" table:style-name="ce27">
            <text:p>55</text:p>
          </table:table-cell>
          <table:table-cell office:value-type="date" office:date-value="2001-03-27T00:00:00" table:style-name="ce28">
            <text:p>27-03-2001</text:p>
          </table:table-cell>
          <table:table-cell office:value-type="currency" office:value="157812" table:style-name="ce29">
            <text:p><text:s/>$1,57,81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24" table:style-name="ce27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038</text:p>
          </table:table-cell>
          <table:table-cell office:value-type="string" table:style-name="ce27">
            <text:p>Ellie Chung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59" table:style-name="ce27">
            <text:p>59</text:p>
          </table:table-cell>
          <table:table-cell office:value-type="date" office:date-value="2008-08-29T00:00:00" table:style-name="ce28">
            <text:p>29-08-2008</text:p>
          </table:table-cell>
          <table:table-cell office:value-type="currency" office:value="157969" table:style-name="ce29">
            <text:p><text:s/>$1,57,969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17" table:style-name="ce27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750</text:p>
          </table:table-cell>
          <table:table-cell office:value-type="string" table:style-name="ce27">
            <text:p>Elias Dang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64" table:style-name="ce27">
            <text:p>64</text:p>
          </table:table-cell>
          <table:table-cell office:value-type="date" office:date-value="1995-08-29T00:00:00" table:style-name="ce28">
            <text:p>29-08-1995</text:p>
          </table:table-cell>
          <table:table-cell office:value-type="currency" office:value="158787" table:style-name="ce29">
            <text:p><text:s/>$1,58,787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engdu</text:p>
          </table:table-cell>
          <table:table-cell office:value-type="float" office:value="30" table:style-name="ce27">
            <text:p>3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530</text:p>
          </table:table-cell>
          <table:table-cell office:value-type="string" table:style-name="ce27">
            <text:p>Naomi Chu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6" table:style-name="ce27">
            <text:p>46</text:p>
          </table:table-cell>
          <table:table-cell office:value-type="date" office:date-value="2004-02-29T00:00:00" table:style-name="ce28">
            <text:p>29-02-2004</text:p>
          </table:table-cell>
          <table:table-cell office:value-type="currency" office:value="158897" table:style-name="ce29">
            <text:p><text:s/>$1,58,897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21" table:style-name="ce27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349</text:p>
          </table:table-cell>
          <table:table-cell office:value-type="string" table:style-name="ce27">
            <text:p>Dylan Chin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60" table:style-name="ce27">
            <text:p>60</text:p>
          </table:table-cell>
          <table:table-cell office:value-type="date" office:date-value="2017-06-05T00:00:00" table:style-name="ce28">
            <text:p>05-06-2017</text:p>
          </table:table-cell>
          <table:table-cell office:value-type="currency" office:value="158898" table:style-name="ce29">
            <text:p><text:s/>$1,58,89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515</text:p>
          </table:table-cell>
          <table:table-cell office:value-type="string" table:style-name="ce27">
            <text:p>Joseph Vazquez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40" table:style-name="ce27">
            <text:p>40</text:p>
          </table:table-cell>
          <table:table-cell office:value-type="date" office:date-value="2019-01-23T00:00:00" table:style-name="ce28">
            <text:p>23-01-2019</text:p>
          </table:table-cell>
          <table:table-cell office:value-type="currency" office:value="159031" table:style-name="ce29">
            <text:p><text:s/>$1,59,03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699</text:p>
          </table:table-cell>
          <table:table-cell office:value-type="string" table:style-name="ce27">
            <text:p>Ava Ayala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55" table:style-name="ce27">
            <text:p>55</text:p>
          </table:table-cell>
          <table:table-cell office:value-type="date" office:date-value="2006-08-16T00:00:00" table:style-name="ce28">
            <text:p>16-08-2006</text:p>
          </table:table-cell>
          <table:table-cell office:value-type="currency" office:value="159044" table:style-name="ce29">
            <text:p><text:s/>$1,59,044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Manaus</text:p>
          </table:table-cell>
          <table:table-cell office:value-type="float" office:value="19" table:style-name="ce27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582</text:p>
          </table:table-cell>
          <table:table-cell office:value-type="string" table:style-name="ce27">
            <text:p>Elijah Coleman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53" table:style-name="ce27">
            <text:p>53</text:p>
          </table:table-cell>
          <table:table-cell office:value-type="date" office:date-value="2014-10-19T00:00:00" table:style-name="ce28">
            <text:p>19-10-2014</text:p>
          </table:table-cell>
          <table:table-cell office:value-type="currency" office:value="159538" table:style-name="ce29">
            <text:p><text:s/>$1,59,53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10" table:style-name="ce27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170</text:p>
          </table:table-cell>
          <table:table-cell office:value-type="string" table:style-name="ce27">
            <text:p>Claire Adams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Black</text:p>
          </table:table-cell>
          <table:table-cell office:value-type="float" office:value="61" table:style-name="ce27">
            <text:p>61</text:p>
          </table:table-cell>
          <table:table-cell office:value-type="date" office:date-value="1997-08-19T00:00:00" table:style-name="ce28">
            <text:p>19-08-1997</text:p>
          </table:table-cell>
          <table:table-cell office:value-type="currency" office:value="159567" table:style-name="ce29">
            <text:p><text:s/>$1,59,56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28" table:style-name="ce27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612</text:p>
          </table:table-cell>
          <table:table-cell office:value-type="string" table:style-name="ce27">
            <text:p>Grayson Cooper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Black</text:p>
          </table:table-cell>
          <table:table-cell office:value-type="float" office:value="64" table:style-name="ce27">
            <text:p>64</text:p>
          </table:table-cell>
          <table:table-cell office:value-type="date" office:date-value="2013-06-29T00:00:00" table:style-name="ce28">
            <text:p>29-06-2013</text:p>
          </table:table-cell>
          <table:table-cell office:value-type="currency" office:value="159571" table:style-name="ce29">
            <text:p><text:s/>$1,59,57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12" table:style-name="ce27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344</text:p>
          </table:table-cell>
          <table:table-cell office:value-type="string" table:style-name="ce27">
            <text:p>Savannah He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52" table:style-name="ce27">
            <text:p>52</text:p>
          </table:table-cell>
          <table:table-cell office:value-type="date" office:date-value="1996-02-14T00:00:00" table:style-name="ce28">
            <text:p>14-02-1996</text:p>
          </table:table-cell>
          <table:table-cell office:value-type="currency" office:value="159724" table:style-name="ce29">
            <text:p><text:s/>$1,59,724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29" table:style-name="ce27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534</text:p>
          </table:table-cell>
          <table:table-cell office:value-type="string" table:style-name="ce27">
            <text:p>Victoria Johnson</text:p>
          </table:table-cell>
          <table:table-cell office:value-type="string" table:style-name="ce27">
            <text:p>Sr. Manger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55" table:style-name="ce27">
            <text:p>55</text:p>
          </table:table-cell>
          <table:table-cell office:value-type="date" office:date-value="2004-05-28T00:00:00" table:style-name="ce28">
            <text:p>28-05-2004</text:p>
          </table:table-cell>
          <table:table-cell office:value-type="currency" office:value="159885" table:style-name="ce29">
            <text:p><text:s/>$1,59,88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21" table:style-name="ce27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432</text:p>
          </table:table-cell>
          <table:table-cell office:value-type="string" table:style-name="ce27">
            <text:p>Eli Gupta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37" table:style-name="ce27">
            <text:p>37</text:p>
          </table:table-cell>
          <table:table-cell office:value-type="date" office:date-value="2012-05-19T00:00:00" table:style-name="ce28">
            <text:p>19-05-2012</text:p>
          </table:table-cell>
          <table:table-cell office:value-type="currency" office:value="160280" table:style-name="ce29">
            <text:p><text:s/>$1,60,280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13" table:style-name="ce27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323</text:p>
          </table:table-cell>
          <table:table-cell office:value-type="string" table:style-name="ce27">
            <text:p>Melody Valdez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28" table:style-name="ce27">
            <text:p>28</text:p>
          </table:table-cell>
          <table:table-cell office:value-type="date" office:date-value="2021-01-25T00:00:00" table:style-name="ce28">
            <text:p>25-01-2021</text:p>
          </table:table-cell>
          <table:table-cell office:value-type="currency" office:value="160385" table:style-name="ce29">
            <text:p><text:s/>$1,60,38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791</text:p>
          </table:table-cell>
          <table:table-cell office:value-type="string" table:style-name="ce27">
            <text:p>Aubrey Romero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49" table:style-name="ce27">
            <text:p>49</text:p>
          </table:table-cell>
          <table:table-cell office:value-type="date" office:date-value="1998-04-02T00:00:00" table:style-name="ce28">
            <text:p>02-04-1998</text:p>
          </table:table-cell>
          <table:table-cell office:value-type="currency" office:value="160832" table:style-name="ce29">
            <text:p><text:s/>$1,60,83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27" table:style-name="ce27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903</text:p>
          </table:table-cell>
          <table:table-cell office:value-type="string" table:style-name="ce27">
            <text:p>Skylar Liu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29" table:style-name="ce27">
            <text:p>29</text:p>
          </table:table-cell>
          <table:table-cell office:value-type="date" office:date-value="2020-08-09T00:00:00" table:style-name="ce28">
            <text:p>09-08-2020</text:p>
          </table:table-cell>
          <table:table-cell office:value-type="currency" office:value="161203" table:style-name="ce29">
            <text:p><text:s/>$1,61,203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engdu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994</text:p>
          </table:table-cell>
          <table:table-cell office:value-type="string" table:style-name="ce27">
            <text:p>Bella Holmes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35" table:style-name="ce27">
            <text:p>35</text:p>
          </table:table-cell>
          <table:table-cell office:value-type="date" office:date-value="2017-06-26T00:00:00" table:style-name="ce28">
            <text:p>26-06-2017</text:p>
          </table:table-cell>
          <table:table-cell office:value-type="currency" office:value="161269" table:style-name="ce29">
            <text:p><text:s/>$1,61,26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167</text:p>
          </table:table-cell>
          <table:table-cell office:value-type="string" table:style-name="ce27">
            <text:p>Luke Zheng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39" table:style-name="ce27">
            <text:p>39</text:p>
          </table:table-cell>
          <table:table-cell office:value-type="date" office:date-value="2006-11-28T00:00:00" table:style-name="ce28">
            <text:p>28-11-2006</text:p>
          </table:table-cell>
          <table:table-cell office:value-type="currency" office:value="161690" table:style-name="ce29">
            <text:p><text:s/>$1,61,690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18" table:style-name="ce27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123</text:p>
          </table:table-cell>
          <table:table-cell office:value-type="string" table:style-name="ce27">
            <text:p>Madison Nelson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27" table:style-name="ce27">
            <text:p>27</text:p>
          </table:table-cell>
          <table:table-cell office:value-type="date" office:date-value="2021-07-16T00:00:00" table:style-name="ce28">
            <text:p>16-07-2021</text:p>
          </table:table-cell>
          <table:table-cell office:value-type="currency" office:value="161759" table:style-name="ce29">
            <text:p><text:s/>$1,61,75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870</text:p>
          </table:table-cell>
          <table:table-cell office:value-type="string" table:style-name="ce27">
            <text:p>Carson Chau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58" table:style-name="ce27">
            <text:p>58</text:p>
          </table:table-cell>
          <table:table-cell office:value-type="date" office:date-value="2007-10-12T00:00:00" table:style-name="ce28">
            <text:p>12-10-2007</text:p>
          </table:table-cell>
          <table:table-cell office:value-type="currency" office:value="162038" table:style-name="ce29">
            <text:p><text:s/>$1,62,038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17" table:style-name="ce27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758</text:p>
          </table:table-cell>
          <table:table-cell office:value-type="string" table:style-name="ce27">
            <text:p>Alice Roberts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54" table:style-name="ce27">
            <text:p>54</text:p>
          </table:table-cell>
          <table:table-cell office:value-type="date" office:date-value="1994-09-26T00:00:00" table:style-name="ce28">
            <text:p>26-09-1994</text:p>
          </table:table-cell>
          <table:table-cell office:value-type="currency" office:value="162978" table:style-name="ce29">
            <text:p><text:s/>$1,62,97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31" table:style-name="ce27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572</text:p>
          </table:table-cell>
          <table:table-cell office:value-type="string" table:style-name="ce27">
            <text:p>Luna Sanders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50" table:style-name="ce27">
            <text:p>50</text:p>
          </table:table-cell>
          <table:table-cell office:value-type="date" office:date-value="2006-10-26T00:00:00" table:style-name="ce28">
            <text:p>26-10-2006</text:p>
          </table:table-cell>
          <table:table-cell office:value-type="currency" office:value="163099" table:style-name="ce29">
            <text:p><text:s/>$1,63,09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18" table:style-name="ce27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521</text:p>
          </table:table-cell>
          <table:table-cell office:value-type="string" table:style-name="ce27">
            <text:p>Jackson Navarro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52" table:style-name="ce27">
            <text:p>52</text:p>
          </table:table-cell>
          <table:table-cell office:value-type="date" office:date-value="2020-09-25T00:00:00" table:style-name="ce28">
            <text:p>25-09-2020</text:p>
          </table:table-cell>
          <table:table-cell office:value-type="currency" office:value="163143" table:style-name="ce29">
            <text:p><text:s/>$1,63,143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Sao Paulo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124</text:p>
          </table:table-cell>
          <table:table-cell office:value-type="string" table:style-name="ce27">
            <text:p>Caleb Nelson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33" table:style-name="ce27">
            <text:p>33</text:p>
          </table:table-cell>
          <table:table-cell office:value-type="date" office:date-value="2017-06-12T00:00:00" table:style-name="ce28">
            <text:p>12-06-2017</text:p>
          </table:table-cell>
          <table:table-cell office:value-type="currency" office:value="164396" table:style-name="ce29">
            <text:p><text:s/>$1,64,39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363</text:p>
          </table:table-cell>
          <table:table-cell office:value-type="string" table:style-name="ce27">
            <text:p>Savannah Singh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53" table:style-name="ce27">
            <text:p>53</text:p>
          </table:table-cell>
          <table:table-cell office:value-type="date" office:date-value="1997-06-20T00:00:00" table:style-name="ce28">
            <text:p>20-06-1997</text:p>
          </table:table-cell>
          <table:table-cell office:value-type="currency" office:value="164399" table:style-name="ce29">
            <text:p><text:s/>$1,64,39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28" table:style-name="ce27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285</text:p>
          </table:table-cell>
          <table:table-cell office:value-type="string" table:style-name="ce27">
            <text:p>Aria Xi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5" table:style-name="ce27">
            <text:p>45</text:p>
          </table:table-cell>
          <table:table-cell office:value-type="date" office:date-value="2002-03-01T00:00:00" table:style-name="ce28">
            <text:p>01-03-2002</text:p>
          </table:table-cell>
          <table:table-cell office:value-type="currency" office:value="165181" table:style-name="ce29">
            <text:p><text:s/>$1,65,18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23" table:style-name="ce27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818</text:p>
          </table:table-cell>
          <table:table-cell office:value-type="string" table:style-name="ce27">
            <text:p>Aaron Garza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39" table:style-name="ce27">
            <text:p>39</text:p>
          </table:table-cell>
          <table:table-cell office:value-type="date" office:date-value="2013-12-27T00:00:00" table:style-name="ce28">
            <text:p>27-12-2013</text:p>
          </table:table-cell>
          <table:table-cell office:value-type="currency" office:value="165756" table:style-name="ce29">
            <text:p><text:s/>$1,65,75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11" table:style-name="ce27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499</text:p>
          </table:table-cell>
          <table:table-cell office:value-type="string" table:style-name="ce27">
            <text:p>Jade Rojas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37" table:style-name="ce27">
            <text:p>37</text:p>
          </table:table-cell>
          <table:table-cell office:value-type="date" office:date-value="2019-01-28T00:00:00" table:style-name="ce28">
            <text:p>28-01-2019</text:p>
          </table:table-cell>
          <table:table-cell office:value-type="currency" office:value="165927" table:style-name="ce29">
            <text:p><text:s/>$1,65,92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762</text:p>
          </table:table-cell>
          <table:table-cell office:value-type="string" table:style-name="ce27">
            <text:p>Audrey Richardson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46" table:style-name="ce27">
            <text:p>46</text:p>
          </table:table-cell>
          <table:table-cell office:value-type="date" office:date-value="2018-10-06T00:00:00" table:style-name="ce28">
            <text:p>06-10-2018</text:p>
          </table:table-cell>
          <table:table-cell office:value-type="currency" office:value="166259" table:style-name="ce29">
            <text:p><text:s/>$1,66,25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625</text:p>
          </table:table-cell>
          <table:table-cell office:value-type="string" table:style-name="ce27">
            <text:p>Adam Dang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5" table:style-name="ce27">
            <text:p>45</text:p>
          </table:table-cell>
          <table:table-cell office:value-type="date" office:date-value="2002-07-09T00:00:00" table:style-name="ce28">
            <text:p>09-07-2002</text:p>
          </table:table-cell>
          <table:table-cell office:value-type="currency" office:value="166331" table:style-name="ce29">
            <text:p><text:s/>$1,66,331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23" table:style-name="ce27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691</text:p>
          </table:table-cell>
          <table:table-cell office:value-type="string" table:style-name="ce27">
            <text:p>Ezekiel Desai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2" table:style-name="ce27">
            <text:p>42</text:p>
          </table:table-cell>
          <table:table-cell office:value-type="date" office:date-value="2003-01-15T00:00:00" table:style-name="ce28">
            <text:p>15-01-2003</text:p>
          </table:table-cell>
          <table:table-cell office:value-type="currency" office:value="166599" table:style-name="ce29">
            <text:p><text:s/>$1,66,59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22" table:style-name="ce27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387</text:p>
          </table:table-cell>
          <table:table-cell office:value-type="string" table:style-name="ce27">
            <text:p>Cora Zheng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27" table:style-name="ce27">
            <text:p>27</text:p>
          </table:table-cell>
          <table:table-cell office:value-type="date" office:date-value="2018-01-03T00:00:00" table:style-name="ce28">
            <text:p>03-01-2018</text:p>
          </table:table-cell>
          <table:table-cell office:value-type="currency" office:value="167100" table:style-name="ce29">
            <text:p><text:s/>$1,67,100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engdu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830</text:p>
          </table:table-cell>
          <table:table-cell office:value-type="string" table:style-name="ce27">
            <text:p>Eva Coleman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Black</text:p>
          </table:table-cell>
          <table:table-cell office:value-type="float" office:value="37" table:style-name="ce27">
            <text:p>37</text:p>
          </table:table-cell>
          <table:table-cell office:value-type="date" office:date-value="2009-09-20T00:00:00" table:style-name="ce28">
            <text:p>20-09-2009</text:p>
          </table:table-cell>
          <table:table-cell office:value-type="currency" office:value="167199" table:style-name="ce29">
            <text:p><text:s/>$1,67,19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6" table:style-name="ce27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624</text:p>
          </table:table-cell>
          <table:table-cell office:value-type="string" table:style-name="ce27">
            <text:p>William Watson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41" table:style-name="ce27">
            <text:p>41</text:p>
          </table:table-cell>
          <table:table-cell office:value-type="date" office:date-value="2013-06-04T00:00:00" table:style-name="ce28">
            <text:p>04-06-2013</text:p>
          </table:table-cell>
          <table:table-cell office:value-type="currency" office:value="167526" table:style-name="ce29">
            <text:p><text:s/>$1,67,52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12" table:style-name="ce27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896</text:p>
          </table:table-cell>
          <table:table-cell office:value-type="string" table:style-name="ce27">
            <text:p>Adam Nelson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25" table:style-name="ce27">
            <text:p>25</text:p>
          </table:table-cell>
          <table:table-cell office:value-type="date" office:date-value="2020-01-14T00:00:00" table:style-name="ce28">
            <text:p>14-01-2020</text:p>
          </table:table-cell>
          <table:table-cell office:value-type="currency" office:value="168014" table:style-name="ce29">
            <text:p><text:s/>$1,68,01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360</text:p>
          </table:table-cell>
          <table:table-cell office:value-type="string" table:style-name="ce27">
            <text:p>Dylan Thao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53" table:style-name="ce27">
            <text:p>53</text:p>
          </table:table-cell>
          <table:table-cell office:value-type="date" office:date-value="2012-10-22T00:00:00" table:style-name="ce28">
            <text:p>22-10-2012</text:p>
          </table:table-cell>
          <table:table-cell office:value-type="currency" office:value="168510" table:style-name="ce29">
            <text:p><text:s/>$1,68,51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2" table:style-name="ce27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901</text:p>
          </table:table-cell>
          <table:table-cell office:value-type="string" table:style-name="ce27">
            <text:p>Luca Truong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5" table:style-name="ce27">
            <text:p>45</text:p>
          </table:table-cell>
          <table:table-cell office:value-type="date" office:date-value="2004-12-11T00:00:00" table:style-name="ce28">
            <text:p>11-12-2004</text:p>
          </table:table-cell>
          <table:table-cell office:value-type="currency" office:value="168846" table:style-name="ce29">
            <text:p><text:s/>$1,68,846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20" table:style-name="ce27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271</text:p>
          </table:table-cell>
          <table:table-cell office:value-type="string" table:style-name="ce27">
            <text:p>Luke Munoz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64" table:style-name="ce27">
            <text:p>64</text:p>
          </table:table-cell>
          <table:table-cell office:value-type="date" office:date-value="2017-08-25T00:00:00" table:style-name="ce28">
            <text:p>25-08-2017</text:p>
          </table:table-cell>
          <table:table-cell office:value-type="currency" office:value="169509" table:style-name="ce29">
            <text:p><text:s/>$1,69,509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Manaus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787</text:p>
          </table:table-cell>
          <table:table-cell office:value-type="string" table:style-name="ce27">
            <text:p>Lillian Romero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27" table:style-name="ce27">
            <text:p>27</text:p>
          </table:table-cell>
          <table:table-cell office:value-type="date" office:date-value="2018-12-07T00:00:00" table:style-name="ce28">
            <text:p>07-12-2018</text:p>
          </table:table-cell>
          <table:table-cell office:value-type="currency" office:value="170164" table:style-name="ce29">
            <text:p><text:s/>$1,70,16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895</text:p>
          </table:table-cell>
          <table:table-cell office:value-type="string" table:style-name="ce27">
            <text:p>Mila Soto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65" table:style-name="ce27">
            <text:p>65</text:p>
          </table:table-cell>
          <table:table-cell office:value-type="date" office:date-value="2008-10-07T00:00:00" table:style-name="ce28">
            <text:p>07-10-2008</text:p>
          </table:table-cell>
          <table:table-cell office:value-type="currency" office:value="170221" table:style-name="ce29">
            <text:p><text:s/>$1,70,221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Manaus</text:p>
          </table:table-cell>
          <table:table-cell office:value-type="float" office:value="16" table:style-name="ce27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850</text:p>
          </table:table-cell>
          <table:table-cell office:value-type="string" table:style-name="ce27">
            <text:p>Evelyn Dinh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1" table:style-name="ce27">
            <text:p>41</text:p>
          </table:table-cell>
          <table:table-cell office:value-type="date" office:date-value="2018-08-10T00:00:00" table:style-name="ce28">
            <text:p>10-08-2018</text:p>
          </table:table-cell>
          <table:table-cell office:value-type="currency" office:value="171173" table:style-name="ce29">
            <text:p><text:s/>$1,71,17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591</text:p>
          </table:table-cell>
          <table:table-cell office:value-type="string" table:style-name="ce27">
            <text:p>Piper Sun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64" table:style-name="ce27">
            <text:p>64</text:p>
          </table:table-cell>
          <table:table-cell office:value-type="date" office:date-value="2011-02-14T00:00:00" table:style-name="ce28">
            <text:p>14-02-2011</text:p>
          </table:table-cell>
          <table:table-cell office:value-type="currency" office:value="171217" table:style-name="ce29">
            <text:p><text:s/>$1,71,21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4" table:style-name="ce27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889</text:p>
          </table:table-cell>
          <table:table-cell office:value-type="string" table:style-name="ce27">
            <text:p>Mia Herrera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43" table:style-name="ce27">
            <text:p>43</text:p>
          </table:table-cell>
          <table:table-cell office:value-type="date" office:date-value="2014-10-16T00:00:00" table:style-name="ce28">
            <text:p>16-10-2014</text:p>
          </table:table-cell>
          <table:table-cell office:value-type="currency" office:value="171360" table:style-name="ce29">
            <text:p><text:s/>$1,71,360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Manaus</text:p>
          </table:table-cell>
          <table:table-cell office:value-type="float" office:value="10" table:style-name="ce27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420</text:p>
          </table:table-cell>
          <table:table-cell office:value-type="string" table:style-name="ce27">
            <text:p>Madison Li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35" table:style-name="ce27">
            <text:p>35</text:p>
          </table:table-cell>
          <table:table-cell office:value-type="date" office:date-value="2017-03-06T00:00:00" table:style-name="ce28">
            <text:p>06-03-2017</text:p>
          </table:table-cell>
          <table:table-cell office:value-type="currency" office:value="171426" table:style-name="ce29">
            <text:p><text:s/>$1,71,426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005</text:p>
          </table:table-cell>
          <table:table-cell office:value-type="string" table:style-name="ce27">
            <text:p>Riley Washington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39" table:style-name="ce27">
            <text:p>39</text:p>
          </table:table-cell>
          <table:table-cell office:value-type="date" office:date-value="2007-04-29T00:00:00" table:style-name="ce28">
            <text:p>29-04-2007</text:p>
          </table:table-cell>
          <table:table-cell office:value-type="currency" office:value="171487" table:style-name="ce29">
            <text:p><text:s/>$1,71,48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18" table:style-name="ce27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872</text:p>
          </table:table-cell>
          <table:table-cell office:value-type="string" table:style-name="ce27">
            <text:p>Isaac Stewart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25" table:style-name="ce27">
            <text:p>25</text:p>
          </table:table-cell>
          <table:table-cell office:value-type="date" office:date-value="2020-08-15T00:00:00" table:style-name="ce28">
            <text:p>15-08-2020</text:p>
          </table:table-cell>
          <table:table-cell office:value-type="currency" office:value="172007" table:style-name="ce29">
            <text:p><text:s/>$1,72,00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364</text:p>
          </table:table-cell>
          <table:table-cell office:value-type="string" table:style-name="ce27">
            <text:p>Matthew Howard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50" table:style-name="ce27">
            <text:p>50</text:p>
          </table:table-cell>
          <table:table-cell office:value-type="date" office:date-value="2021-10-17T00:00:00" table:style-name="ce28">
            <text:p>17-10-2021</text:p>
          </table:table-cell>
          <table:table-cell office:value-type="currency" office:value="172180" table:style-name="ce29">
            <text:p><text:s/>$1,72,18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3" table:style-name="ce27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484</text:p>
          </table:table-cell>
          <table:table-cell office:value-type="string" table:style-name="ce27">
            <text:p>Logan Rivera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59" table:style-name="ce27">
            <text:p>59</text:p>
          </table:table-cell>
          <table:table-cell office:value-type="date" office:date-value="2002-05-24T00:00:00" table:style-name="ce28">
            <text:p>24-05-2002</text:p>
          </table:table-cell>
          <table:table-cell office:value-type="currency" office:value="172787" table:style-name="ce29">
            <text:p><text:s/>$1,72,787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Rio de Janerio</text:p>
          </table:table-cell>
          <table:table-cell office:value-type="float" office:value="23" table:style-name="ce27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309</text:p>
          </table:table-cell>
          <table:table-cell office:value-type="string" table:style-name="ce27">
            <text:p>Everleigh Jiang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58" table:style-name="ce27">
            <text:p>58</text:p>
          </table:table-cell>
          <table:table-cell office:value-type="date" office:date-value="2003-05-14T00:00:00" table:style-name="ce28">
            <text:p>14-05-2003</text:p>
          </table:table-cell>
          <table:table-cell office:value-type="currency" office:value="173071" table:style-name="ce29">
            <text:p><text:s/>$1,73,07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22" table:style-name="ce27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802</text:p>
          </table:table-cell>
          <table:table-cell office:value-type="string" table:style-name="ce27">
            <text:p>Thomas Vazquez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46" table:style-name="ce27">
            <text:p>46</text:p>
          </table:table-cell>
          <table:table-cell office:value-type="date" office:date-value="2014-07-19T00:00:00" table:style-name="ce28">
            <text:p>19-07-2014</text:p>
          </table:table-cell>
          <table:table-cell office:value-type="currency" office:value="173629" table:style-name="ce29">
            <text:p><text:s/>$1,73,629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Sao Paulo</text:p>
          </table:table-cell>
          <table:table-cell office:value-type="float" office:value="11" table:style-name="ce27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568</text:p>
          </table:table-cell>
          <table:table-cell office:value-type="string" table:style-name="ce27">
            <text:p>Ava Garza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27" table:style-name="ce27">
            <text:p>27</text:p>
          </table:table-cell>
          <table:table-cell office:value-type="date" office:date-value="2018-06-25T00:00:00" table:style-name="ce28">
            <text:p>25-06-2018</text:p>
          </table:table-cell>
          <table:table-cell office:value-type="currency" office:value="174097" table:style-name="ce29">
            <text:p><text:s/>$1,74,09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307</text:p>
          </table:table-cell>
          <table:table-cell office:value-type="string" table:style-name="ce27">
            <text:p>Skylar Evans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42" table:style-name="ce27">
            <text:p>42</text:p>
          </table:table-cell>
          <table:table-cell office:value-type="date" office:date-value="2009-06-04T00:00:00" table:style-name="ce28">
            <text:p>04-06-2009</text:p>
          </table:table-cell>
          <table:table-cell office:value-type="currency" office:value="174099" table:style-name="ce29">
            <text:p><text:s/>$1,74,09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16" table:style-name="ce27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337</text:p>
          </table:table-cell>
          <table:table-cell office:value-type="string" table:style-name="ce27">
            <text:p>Andrew Coleman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41" table:style-name="ce27">
            <text:p>41</text:p>
          </table:table-cell>
          <table:table-cell office:value-type="date" office:date-value="2019-05-15T00:00:00" table:style-name="ce28">
            <text:p>15-05-2019</text:p>
          </table:table-cell>
          <table:table-cell office:value-type="currency" office:value="174415" table:style-name="ce29">
            <text:p><text:s/>$1,74,41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278</text:p>
          </table:table-cell>
          <table:table-cell office:value-type="string" table:style-name="ce27">
            <text:p>Nicholas Wong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27" table:style-name="ce27">
            <text:p>27</text:p>
          </table:table-cell>
          <table:table-cell office:value-type="date" office:date-value="2019-11-07T00:00:00" table:style-name="ce28">
            <text:p>07-11-2019</text:p>
          </table:table-cell>
          <table:table-cell office:value-type="currency" office:value="174607" table:style-name="ce29">
            <text:p><text:s/>$1,74,60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017</text:p>
          </table:table-cell>
          <table:table-cell office:value-type="string" table:style-name="ce27">
            <text:p>Connor Joseph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50" table:style-name="ce27">
            <text:p>50</text:p>
          </table:table-cell>
          <table:table-cell office:value-type="date" office:date-value="1998-07-22T00:00:00" table:style-name="ce28">
            <text:p>22-07-1998</text:p>
          </table:table-cell>
          <table:table-cell office:value-type="currency" office:value="174895" table:style-name="ce29">
            <text:p><text:s/>$1,74,89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27" table:style-name="ce27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163</text:p>
          </table:table-cell>
          <table:table-cell office:value-type="string" table:style-name="ce27">
            <text:p>Bella Powell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Black</text:p>
          </table:table-cell>
          <table:table-cell office:value-type="float" office:value="65" table:style-name="ce27">
            <text:p>65</text:p>
          </table:table-cell>
          <table:table-cell office:value-type="date" office:date-value="2002-03-04T00:00:00" table:style-name="ce28">
            <text:p>04-03-2002</text:p>
          </table:table-cell>
          <table:table-cell office:value-type="currency" office:value="175837" table:style-name="ce29">
            <text:p><text:s/>$1,75,83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23" table:style-name="ce27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128</text:p>
          </table:table-cell>
          <table:table-cell office:value-type="string" table:style-name="ce27">
            <text:p>Everleigh Espinoza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54" table:style-name="ce27">
            <text:p>54</text:p>
          </table:table-cell>
          <table:table-cell office:value-type="date" office:date-value="2018-01-22T00:00:00" table:style-name="ce28">
            <text:p>22-01-2018</text:p>
          </table:table-cell>
          <table:table-cell office:value-type="currency" office:value="176294" table:style-name="ce29">
            <text:p><text:s/>$1,76,29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980</text:p>
          </table:table-cell>
          <table:table-cell office:value-type="string" table:style-name="ce27">
            <text:p>Hailey Shin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57" table:style-name="ce27">
            <text:p>57</text:p>
          </table:table-cell>
          <table:table-cell office:value-type="date" office:date-value="2016-10-24T00:00:00" table:style-name="ce28">
            <text:p>24-10-2016</text:p>
          </table:table-cell>
          <table:table-cell office:value-type="currency" office:value="176324" table:style-name="ce29">
            <text:p><text:s/>$1,76,324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Shanghai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398</text:p>
          </table:table-cell>
          <table:table-cell office:value-type="string" table:style-name="ce27">
            <text:p>Oliver Yang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31" table:style-name="ce27">
            <text:p>31</text:p>
          </table:table-cell>
          <table:table-cell office:value-type="date" office:date-value="2019-06-10T00:00:00" table:style-name="ce28">
            <text:p>10-06-2019</text:p>
          </table:table-cell>
          <table:table-cell office:value-type="currency" office:value="176710" table:style-name="ce29">
            <text:p><text:s/>$1,76,71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562</text:p>
          </table:table-cell>
          <table:table-cell office:value-type="string" table:style-name="ce27">
            <text:p>Kinsley Martinez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52" table:style-name="ce27">
            <text:p>52</text:p>
          </table:table-cell>
          <table:table-cell office:value-type="date" office:date-value="1993-08-28T00:00:00" table:style-name="ce28">
            <text:p>28-08-1993</text:p>
          </table:table-cell>
          <table:table-cell office:value-type="currency" office:value="177443" table:style-name="ce29">
            <text:p><text:s/>$1,77,443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Sao Paulo</text:p>
          </table:table-cell>
          <table:table-cell office:value-type="float" office:value="32" table:style-name="ce27">
            <text:p>3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607</text:p>
          </table:table-cell>
          <table:table-cell office:value-type="string" table:style-name="ce27">
            <text:p>Jameson Allen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32" table:style-name="ce27">
            <text:p>32</text:p>
          </table:table-cell>
          <table:table-cell office:value-type="date" office:date-value="2016-11-28T00:00:00" table:style-name="ce28">
            <text:p>28-11-2016</text:p>
          </table:table-cell>
          <table:table-cell office:value-type="currency" office:value="177443" table:style-name="ce29">
            <text:p><text:s/>$1,77,44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571</text:p>
          </table:table-cell>
          <table:table-cell office:value-type="string" table:style-name="ce27">
            <text:p>Hadley Contreras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60" table:style-name="ce27">
            <text:p>60</text:p>
          </table:table-cell>
          <table:table-cell office:value-type="date" office:date-value="2017-01-04T00:00:00" table:style-name="ce28">
            <text:p>04-01-2017</text:p>
          </table:table-cell>
          <table:table-cell office:value-type="currency" office:value="178502" table:style-name="ce29">
            <text:p><text:s/>$1,78,50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139</text:p>
          </table:table-cell>
          <table:table-cell office:value-type="string" table:style-name="ce27">
            <text:p>Rylee Yu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36" table:style-name="ce27">
            <text:p>36</text:p>
          </table:table-cell>
          <table:table-cell office:value-type="date" office:date-value="2015-09-29T00:00:00" table:style-name="ce28">
            <text:p>29-09-2015</text:p>
          </table:table-cell>
          <table:table-cell office:value-type="currency" office:value="178700" table:style-name="ce29">
            <text:p><text:s/>$1,78,70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0" table:style-name="ce27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668</text:p>
          </table:table-cell>
          <table:table-cell office:value-type="string" table:style-name="ce27">
            <text:p>Naomi Xi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53" table:style-name="ce27">
            <text:p>53</text:p>
          </table:table-cell>
          <table:table-cell office:value-type="date" office:date-value="2002-02-17T00:00:00" table:style-name="ce28">
            <text:p>17-02-2002</text:p>
          </table:table-cell>
          <table:table-cell office:value-type="currency" office:value="179494" table:style-name="ce29">
            <text:p><text:s/>$1,79,494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23" table:style-name="ce27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383</text:p>
          </table:table-cell>
          <table:table-cell office:value-type="string" table:style-name="ce27">
            <text:p>Lincoln Hall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26" table:style-name="ce27">
            <text:p>26</text:p>
          </table:table-cell>
          <table:table-cell office:value-type="date" office:date-value="2020-07-28T00:00:00" table:style-name="ce28">
            <text:p>28-07-2020</text:p>
          </table:table-cell>
          <table:table-cell office:value-type="currency" office:value="180664" table:style-name="ce29">
            <text:p><text:s/>$1,80,66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970</text:p>
          </table:table-cell>
          <table:table-cell office:value-type="string" table:style-name="ce27">
            <text:p>Vivian Barnes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51" table:style-name="ce27">
            <text:p>51</text:p>
          </table:table-cell>
          <table:table-cell office:value-type="date" office:date-value="2021-03-28T00:00:00" table:style-name="ce28">
            <text:p>28-03-2021</text:p>
          </table:table-cell>
          <table:table-cell office:value-type="currency" office:value="180687" table:style-name="ce29">
            <text:p><text:s/>$1,80,68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779</text:p>
          </table:table-cell>
          <table:table-cell office:value-type="string" table:style-name="ce27">
            <text:p>Cameron Young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63" table:style-name="ce27">
            <text:p>63</text:p>
          </table:table-cell>
          <table:table-cell office:value-type="date" office:date-value="2016-01-18T00:00:00" table:style-name="ce28">
            <text:p>18-01-2016</text:p>
          </table:table-cell>
          <table:table-cell office:value-type="currency" office:value="180994" table:style-name="ce29">
            <text:p><text:s/>$1,80,99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9" table:style-name="ce27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101</text:p>
          </table:table-cell>
          <table:table-cell office:value-type="string" table:style-name="ce27">
            <text:p>Olivia Harris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63" table:style-name="ce27">
            <text:p>63</text:p>
          </table:table-cell>
          <table:table-cell office:value-type="date" office:date-value="2020-06-14T00:00:00" table:style-name="ce28">
            <text:p>14-06-2020</text:p>
          </table:table-cell>
          <table:table-cell office:value-type="currency" office:value="181216" table:style-name="ce29">
            <text:p><text:s/>$1,81,21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554</text:p>
          </table:table-cell>
          <table:table-cell office:value-type="string" table:style-name="ce27">
            <text:p>Joshua Ramirez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44" table:style-name="ce27">
            <text:p>44</text:p>
          </table:table-cell>
          <table:table-cell office:value-type="date" office:date-value="2007-09-10T00:00:00" table:style-name="ce28">
            <text:p>10-09-2007</text:p>
          </table:table-cell>
          <table:table-cell office:value-type="currency" office:value="181247" table:style-name="ce29">
            <text:p><text:s/>$1,81,247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Sao Paulo</text:p>
          </table:table-cell>
          <table:table-cell office:value-type="float" office:value="18" table:style-name="ce27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349</text:p>
          </table:table-cell>
          <table:table-cell office:value-type="string" table:style-name="ce27">
            <text:p>Adam He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35" table:style-name="ce27">
            <text:p>35</text:p>
          </table:table-cell>
          <table:table-cell office:value-type="date" office:date-value="2017-08-16T00:00:00" table:style-name="ce28">
            <text:p>16-08-2017</text:p>
          </table:table-cell>
          <table:table-cell office:value-type="currency" office:value="181356" table:style-name="ce29">
            <text:p><text:s/>$1,81,356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127</text:p>
          </table:table-cell>
          <table:table-cell office:value-type="string" table:style-name="ce27">
            <text:p>Emery Acosta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42" table:style-name="ce27">
            <text:p>42</text:p>
          </table:table-cell>
          <table:table-cell office:value-type="date" office:date-value="2013-09-11T00:00:00" table:style-name="ce28">
            <text:p>11-09-2013</text:p>
          </table:table-cell>
          <table:table-cell office:value-type="currency" office:value="181452" table:style-name="ce29">
            <text:p><text:s/>$1,81,45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12" table:style-name="ce27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962</text:p>
          </table:table-cell>
          <table:table-cell office:value-type="string" table:style-name="ce27">
            <text:p>Elena Tan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50" table:style-name="ce27">
            <text:p>50</text:p>
          </table:table-cell>
          <table:table-cell office:value-type="date" office:date-value="2008-10-13T00:00:00" table:style-name="ce28">
            <text:p>13-10-2008</text:p>
          </table:table-cell>
          <table:table-cell office:value-type="currency" office:value="181801" table:style-name="ce29">
            <text:p><text:s/>$1,81,801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16" table:style-name="ce27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556</text:p>
          </table:table-cell>
          <table:table-cell office:value-type="string" table:style-name="ce27">
            <text:p>Grayson Walker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29" table:style-name="ce27">
            <text:p>29</text:p>
          </table:table-cell>
          <table:table-cell office:value-type="date" office:date-value="2017-02-19T00:00:00" table:style-name="ce28">
            <text:p>19-02-2017</text:p>
          </table:table-cell>
          <table:table-cell office:value-type="currency" office:value="181854" table:style-name="ce29">
            <text:p><text:s/>$1,81,85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613</text:p>
          </table:table-cell>
          <table:table-cell office:value-type="string" table:style-name="ce27">
            <text:p>Everly Lai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52" table:style-name="ce27">
            <text:p>52</text:p>
          </table:table-cell>
          <table:table-cell office:value-type="date" office:date-value="1998-04-01T00:00:00" table:style-name="ce28">
            <text:p>01-04-1998</text:p>
          </table:table-cell>
          <table:table-cell office:value-type="currency" office:value="182035" table:style-name="ce29">
            <text:p><text:s/>$1,82,03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27" table:style-name="ce27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935</text:p>
          </table:table-cell>
          <table:table-cell office:value-type="string" table:style-name="ce27">
            <text:p>Cora Jiang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53" table:style-name="ce27">
            <text:p>53</text:p>
          </table:table-cell>
          <table:table-cell office:value-type="date" office:date-value="2008-04-30T00:00:00" table:style-name="ce28">
            <text:p>30-04-2008</text:p>
          </table:table-cell>
          <table:table-cell office:value-type="currency" office:value="182202" table:style-name="ce29">
            <text:p><text:s/>$1,82,20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17" table:style-name="ce27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683</text:p>
          </table:table-cell>
          <table:table-cell office:value-type="string" table:style-name="ce27">
            <text:p>Raelynn Hong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28" table:style-name="ce27">
            <text:p>28</text:p>
          </table:table-cell>
          <table:table-cell office:value-type="date" office:date-value="2019-12-11T00:00:00" table:style-name="ce28">
            <text:p>11-12-2019</text:p>
          </table:table-cell>
          <table:table-cell office:value-type="currency" office:value="182321" table:style-name="ce29">
            <text:p><text:s/>$1,82,321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268</text:p>
          </table:table-cell>
          <table:table-cell office:value-type="string" table:style-name="ce27">
            <text:p>Ian Flores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48" table:style-name="ce27">
            <text:p>48</text:p>
          </table:table-cell>
          <table:table-cell office:value-type="date" office:date-value="2019-12-10T00:00:00" table:style-name="ce28">
            <text:p>10-12-2019</text:p>
          </table:table-cell>
          <table:table-cell office:value-type="currency" office:value="183113" table:style-name="ce29">
            <text:p><text:s/>$1,83,113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Rio de Janerio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572</text:p>
          </table:table-cell>
          <table:table-cell office:value-type="string" table:style-name="ce27">
            <text:p>Jade Li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7" table:style-name="ce27">
            <text:p>47</text:p>
          </table:table-cell>
          <table:table-cell office:value-type="date" office:date-value="2012-10-26T00:00:00" table:style-name="ce28">
            <text:p>26-10-2012</text:p>
          </table:table-cell>
          <table:table-cell office:value-type="currency" office:value="183156" table:style-name="ce29">
            <text:p><text:s/>$1,83,15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2" table:style-name="ce27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421</text:p>
          </table:table-cell>
          <table:table-cell office:value-type="string" table:style-name="ce27">
            <text:p>Jordan Truong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5" table:style-name="ce27">
            <text:p>45</text:p>
          </table:table-cell>
          <table:table-cell office:value-type="date" office:date-value="2014-08-28T00:00:00" table:style-name="ce28">
            <text:p>28-08-2014</text:p>
          </table:table-cell>
          <table:table-cell office:value-type="currency" office:value="183161" table:style-name="ce29">
            <text:p><text:s/>$1,83,16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11" table:style-name="ce27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645</text:p>
          </table:table-cell>
          <table:table-cell office:value-type="string" table:style-name="ce27">
            <text:p>Elias Ahmed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57" table:style-name="ce27">
            <text:p>57</text:p>
          </table:table-cell>
          <table:table-cell office:value-type="date" office:date-value="2017-08-04T00:00:00" table:style-name="ce28">
            <text:p>04-08-2017</text:p>
          </table:table-cell>
          <table:table-cell office:value-type="currency" office:value="183190" table:style-name="ce29">
            <text:p><text:s/>$1,83,19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440</text:p>
          </table:table-cell>
          <table:table-cell office:value-type="string" table:style-name="ce27">
            <text:p>Adeline Thao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54" table:style-name="ce27">
            <text:p>54</text:p>
          </table:table-cell>
          <table:table-cell office:value-type="date" office:date-value="2007-09-05T00:00:00" table:style-name="ce28">
            <text:p>05-09-2007</text:p>
          </table:table-cell>
          <table:table-cell office:value-type="currency" office:value="183239" table:style-name="ce29">
            <text:p><text:s/>$1,83,23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8" table:style-name="ce27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942</text:p>
          </table:table-cell>
          <table:table-cell office:value-type="string" table:style-name="ce27">
            <text:p>Daniel Richardson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30" table:style-name="ce27">
            <text:p>30</text:p>
          </table:table-cell>
          <table:table-cell office:value-type="date" office:date-value="2018-05-20T00:00:00" table:style-name="ce28">
            <text:p>20-05-2018</text:p>
          </table:table-cell>
          <table:table-cell office:value-type="currency" office:value="184368" table:style-name="ce29">
            <text:p><text:s/>$1,84,36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114</text:p>
          </table:table-cell>
          <table:table-cell office:value-type="string" table:style-name="ce27">
            <text:p>Christopher Lim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55" table:style-name="ce27">
            <text:p>55</text:p>
          </table:table-cell>
          <table:table-cell office:value-type="date" office:date-value="2007-03-13T00:00:00" table:style-name="ce28">
            <text:p>13-03-2007</text:p>
          </table:table-cell>
          <table:table-cell office:value-type="currency" office:value="184648" table:style-name="ce29">
            <text:p><text:s/>$1,84,648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Shanghai</text:p>
          </table:table-cell>
          <table:table-cell office:value-type="float" office:value="18" table:style-name="ce27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748</text:p>
          </table:table-cell>
          <table:table-cell office:value-type="string" table:style-name="ce27">
            <text:p>Genesis Zhu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34" table:style-name="ce27">
            <text:p>34</text:p>
          </table:table-cell>
          <table:table-cell office:value-type="date" office:date-value="2020-07-20T00:00:00" table:style-name="ce28">
            <text:p>20-07-2020</text:p>
          </table:table-cell>
          <table:table-cell office:value-type="currency" office:value="184960" table:style-name="ce29">
            <text:p><text:s/>$1,84,96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347</text:p>
          </table:table-cell>
          <table:table-cell office:value-type="string" table:style-name="ce27">
            <text:p>Aiden Gonzales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44" table:style-name="ce27">
            <text:p>44</text:p>
          </table:table-cell>
          <table:table-cell office:value-type="date" office:date-value="2021-03-28T00:00:00" table:style-name="ce28">
            <text:p>28-03-2021</text:p>
          </table:table-cell>
          <table:table-cell office:value-type="currency" office:value="186033" table:style-name="ce29">
            <text:p><text:s/>$1,86,033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Sao Paulo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712</text:p>
          </table:table-cell>
          <table:table-cell office:value-type="string" table:style-name="ce27">
            <text:p>James Singh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5" table:style-name="ce27">
            <text:p>45</text:p>
          </table:table-cell>
          <table:table-cell office:value-type="date" office:date-value="2008-03-12T00:00:00" table:style-name="ce28">
            <text:p>12-03-2008</text:p>
          </table:table-cell>
          <table:table-cell office:value-type="currency" office:value="186138" table:style-name="ce29">
            <text:p><text:s/>$1,86,138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17" table:style-name="ce27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415</text:p>
          </table:table-cell>
          <table:table-cell office:value-type="string" table:style-name="ce27">
            <text:p>Penelope Fong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60" table:style-name="ce27">
            <text:p>60</text:p>
          </table:table-cell>
          <table:table-cell office:value-type="date" office:date-value="2004-05-14T00:00:00" table:style-name="ce28">
            <text:p>14-05-2004</text:p>
          </table:table-cell>
          <table:table-cell office:value-type="currency" office:value="186378" table:style-name="ce29">
            <text:p><text:s/>$1,86,378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21" table:style-name="ce27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116</text:p>
          </table:table-cell>
          <table:table-cell office:value-type="string" table:style-name="ce27">
            <text:p>David Barnes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64" table:style-name="ce27">
            <text:p>64</text:p>
          </table:table-cell>
          <table:table-cell office:value-type="date" office:date-value="2013-11-03T00:00:00" table:style-name="ce28">
            <text:p>03-11-2013</text:p>
          </table:table-cell>
          <table:table-cell office:value-type="currency" office:value="186503" table:style-name="ce29">
            <text:p><text:s/>$1,86,50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11" table:style-name="ce27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240</text:p>
          </table:table-cell>
          <table:table-cell office:value-type="string" table:style-name="ce27">
            <text:p>Aiden Silva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42" table:style-name="ce27">
            <text:p>42</text:p>
          </table:table-cell>
          <table:table-cell office:value-type="date" office:date-value="2010-11-29T00:00:00" table:style-name="ce28">
            <text:p>29-11-2010</text:p>
          </table:table-cell>
          <table:table-cell office:value-type="currency" office:value="186725" table:style-name="ce29">
            <text:p><text:s/>$1,86,725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Manaus</text:p>
          </table:table-cell>
          <table:table-cell office:value-type="float" office:value="14" table:style-name="ce27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033</text:p>
          </table:table-cell>
          <table:table-cell office:value-type="string" table:style-name="ce27">
            <text:p>Grace Sun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25" table:style-name="ce27">
            <text:p>25</text:p>
          </table:table-cell>
          <table:table-cell office:value-type="date" office:date-value="2021-04-17T00:00:00" table:style-name="ce28">
            <text:p>17-04-2021</text:p>
          </table:table-cell>
          <table:table-cell office:value-type="currency" office:value="186870" table:style-name="ce29">
            <text:p><text:s/>$1,86,870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Shanghai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207</text:p>
          </table:table-cell>
          <table:table-cell office:value-type="string" table:style-name="ce27">
            <text:p>Hailey Lai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52" table:style-name="ce27">
            <text:p>52</text:p>
          </table:table-cell>
          <table:table-cell office:value-type="date" office:date-value="2012-07-23T00:00:00" table:style-name="ce28">
            <text:p>23-07-2012</text:p>
          </table:table-cell>
          <table:table-cell office:value-type="currency" office:value="187048" table:style-name="ce29">
            <text:p><text:s/>$1,87,048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engdu</text:p>
          </table:table-cell>
          <table:table-cell office:value-type="float" office:value="13" table:style-name="ce27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683</text:p>
          </table:table-cell>
          <table:table-cell office:value-type="string" table:style-name="ce27">
            <text:p>Ezekiel Delgado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40" table:style-name="ce27">
            <text:p>40</text:p>
          </table:table-cell>
          <table:table-cell office:value-type="date" office:date-value="2020-02-07T00:00:00" table:style-name="ce28">
            <text:p>07-02-2020</text:p>
          </table:table-cell>
          <table:table-cell office:value-type="currency" office:value="187187" table:style-name="ce29">
            <text:p><text:s/>$1,87,187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Manaus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641</text:p>
          </table:table-cell>
          <table:table-cell office:value-type="string" table:style-name="ce27">
            <text:p>Scarlett Hill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Black</text:p>
          </table:table-cell>
          <table:table-cell office:value-type="float" office:value="45" table:style-name="ce27">
            <text:p>45</text:p>
          </table:table-cell>
          <table:table-cell office:value-type="date" office:date-value="2018-04-22T00:00:00" table:style-name="ce28">
            <text:p>22-04-2018</text:p>
          </table:table-cell>
          <table:table-cell office:value-type="currency" office:value="187205" table:style-name="ce29">
            <text:p><text:s/>$1,87,20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500</text:p>
          </table:table-cell>
          <table:table-cell office:value-type="string" table:style-name="ce27">
            <text:p>Henry Shah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55" table:style-name="ce27">
            <text:p>55</text:p>
          </table:table-cell>
          <table:table-cell office:value-type="date" office:date-value="2010-06-11T00:00:00" table:style-name="ce28">
            <text:p>11-06-2010</text:p>
          </table:table-cell>
          <table:table-cell office:value-type="currency" office:value="187389" table:style-name="ce29">
            <text:p><text:s/>$1,87,389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engdu</text:p>
          </table:table-cell>
          <table:table-cell office:value-type="float" office:value="15" table:style-name="ce27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023</text:p>
          </table:table-cell>
          <table:table-cell office:value-type="string" table:style-name="ce27">
            <text:p>Gabriel Joseph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52" table:style-name="ce27">
            <text:p>52</text:p>
          </table:table-cell>
          <table:table-cell office:value-type="date" office:date-value="2006-10-28T00:00:00" table:style-name="ce28">
            <text:p>28-10-2006</text:p>
          </table:table-cell>
          <table:table-cell office:value-type="currency" office:value="187992" table:style-name="ce29">
            <text:p><text:s/>$1,87,99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18" table:style-name="ce27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194</text:p>
          </table:table-cell>
          <table:table-cell office:value-type="string" table:style-name="ce27">
            <text:p>Madison Kumar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55" table:style-name="ce27">
            <text:p>55</text:p>
          </table:table-cell>
          <table:table-cell office:value-type="date" office:date-value="2010-10-17T00:00:00" table:style-name="ce28">
            <text:p>17-10-2010</text:p>
          </table:table-cell>
          <table:table-cell office:value-type="currency" office:value="188727" table:style-name="ce29">
            <text:p><text:s/>$1,88,727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engdu</text:p>
          </table:table-cell>
          <table:table-cell office:value-type="float" office:value="14" table:style-name="ce27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119</text:p>
          </table:table-cell>
          <table:table-cell office:value-type="string" table:style-name="ce27">
            <text:p>Jack Maldonado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31" table:style-name="ce27">
            <text:p>31</text:p>
          </table:table-cell>
          <table:table-cell office:value-type="date" office:date-value="2020-08-26T00:00:00" table:style-name="ce28">
            <text:p>26-08-2020</text:p>
          </table:table-cell>
          <table:table-cell office:value-type="currency" office:value="189290" table:style-name="ce29">
            <text:p><text:s/>$1,89,290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Sao Paulo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025</text:p>
          </table:table-cell>
          <table:table-cell office:value-type="string" table:style-name="ce27">
            <text:p>Lucy Alexander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45" table:style-name="ce27">
            <text:p>45</text:p>
          </table:table-cell>
          <table:table-cell office:value-type="date" office:date-value="2014-10-29T00:00:00" table:style-name="ce28">
            <text:p>29-10-2014</text:p>
          </table:table-cell>
          <table:table-cell office:value-type="currency" office:value="189420" table:style-name="ce29">
            <text:p><text:s/>$1,89,42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0" table:style-name="ce27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678</text:p>
          </table:table-cell>
          <table:table-cell office:value-type="string" table:style-name="ce27">
            <text:p>Nicholas Rivera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45" table:style-name="ce27">
            <text:p>45</text:p>
          </table:table-cell>
          <table:table-cell office:value-type="date" office:date-value="2007-04-13T00:00:00" table:style-name="ce28">
            <text:p>13-04-2007</text:p>
          </table:table-cell>
          <table:table-cell office:value-type="currency" office:value="189680" table:style-name="ce29">
            <text:p><text:s/>$1,89,680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Sao Paulo</text:p>
          </table:table-cell>
          <table:table-cell office:value-type="float" office:value="18" table:style-name="ce27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416</text:p>
          </table:table-cell>
          <table:table-cell office:value-type="string" table:style-name="ce27">
            <text:p>Everleigh Fernandez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30" table:style-name="ce27">
            <text:p>30</text:p>
          </table:table-cell>
          <table:table-cell office:value-type="date" office:date-value="2016-05-22T00:00:00" table:style-name="ce28">
            <text:p>22-05-2016</text:p>
          </table:table-cell>
          <table:table-cell office:value-type="currency" office:value="189702" table:style-name="ce29">
            <text:p><text:s/>$1,89,702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Manaus</text:p>
          </table:table-cell>
          <table:table-cell office:value-type="float" office:value="9" table:style-name="ce27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187</text:p>
          </table:table-cell>
          <table:table-cell office:value-type="string" table:style-name="ce27">
            <text:p>Miles Mehta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64" table:style-name="ce27">
            <text:p>64</text:p>
          </table:table-cell>
          <table:table-cell office:value-type="date" office:date-value="1996-05-02T00:00:00" table:style-name="ce28">
            <text:p>02-05-1996</text:p>
          </table:table-cell>
          <table:table-cell office:value-type="currency" office:value="189933" table:style-name="ce29">
            <text:p><text:s/>$1,89,93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29" table:style-name="ce27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907</text:p>
          </table:table-cell>
          <table:table-cell office:value-type="string" table:style-name="ce27">
            <text:p>Camila Watson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32" table:style-name="ce27">
            <text:p>32</text:p>
          </table:table-cell>
          <table:table-cell office:value-type="date" office:date-value="2018-01-02T00:00:00" table:style-name="ce28">
            <text:p>02-01-2018</text:p>
          </table:table-cell>
          <table:table-cell office:value-type="currency" office:value="190253" table:style-name="ce29">
            <text:p><text:s/>$1,90,25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342</text:p>
          </table:table-cell>
          <table:table-cell office:value-type="string" table:style-name="ce27">
            <text:p>Samantha Barnes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29" table:style-name="ce27">
            <text:p>29</text:p>
          </table:table-cell>
          <table:table-cell office:value-type="date" office:date-value="2017-01-05T00:00:00" table:style-name="ce28">
            <text:p>05-01-2017</text:p>
          </table:table-cell>
          <table:table-cell office:value-type="currency" office:value="190401" table:style-name="ce29">
            <text:p><text:s/>$1,90,40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310</text:p>
          </table:table-cell>
          <table:table-cell office:value-type="string" table:style-name="ce27">
            <text:p>Jordan Phillips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Black</text:p>
          </table:table-cell>
          <table:table-cell office:value-type="float" office:value="45" table:style-name="ce27">
            <text:p>45</text:p>
          </table:table-cell>
          <table:table-cell office:value-type="date" office:date-value="2010-12-12T00:00:00" table:style-name="ce28">
            <text:p>12-12-2010</text:p>
          </table:table-cell>
          <table:table-cell office:value-type="currency" office:value="190512" table:style-name="ce29">
            <text:p><text:s/>$1,90,51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14" table:style-name="ce27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085</text:p>
          </table:table-cell>
          <table:table-cell office:value-type="string" table:style-name="ce27">
            <text:p>Isla Wong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56" table:style-name="ce27">
            <text:p>56</text:p>
          </table:table-cell>
          <table:table-cell office:value-type="date" office:date-value="2014-03-16T00:00:00" table:style-name="ce28">
            <text:p>16-03-2014</text:p>
          </table:table-cell>
          <table:table-cell office:value-type="currency" office:value="190815" table:style-name="ce29">
            <text:p><text:s/>$1,90,81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11" table:style-name="ce27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637</text:p>
          </table:table-cell>
          <table:table-cell office:value-type="string" table:style-name="ce27">
            <text:p>Samuel Song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31" table:style-name="ce27">
            <text:p>31</text:p>
          </table:table-cell>
          <table:table-cell office:value-type="date" office:date-value="2015-06-29T00:00:00" table:style-name="ce28">
            <text:p>29-06-2015</text:p>
          </table:table-cell>
          <table:table-cell office:value-type="currency" office:value="191026" table:style-name="ce29">
            <text:p><text:s/>$1,91,02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10" table:style-name="ce27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766</text:p>
          </table:table-cell>
          <table:table-cell office:value-type="string" table:style-name="ce27">
            <text:p>Lyla Yoon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38" table:style-name="ce27">
            <text:p>38</text:p>
          </table:table-cell>
          <table:table-cell office:value-type="date" office:date-value="2012-12-13T00:00:00" table:style-name="ce28">
            <text:p>13-12-2012</text:p>
          </table:table-cell>
          <table:table-cell office:value-type="currency" office:value="191571" table:style-name="ce29">
            <text:p><text:s/>$1,91,57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12" table:style-name="ce27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014</text:p>
          </table:table-cell>
          <table:table-cell office:value-type="string" table:style-name="ce27">
            <text:p>Lucas Phan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9" table:style-name="ce27">
            <text:p>49</text:p>
          </table:table-cell>
          <table:table-cell office:value-type="date" office:date-value="1999-02-19T00:00:00" table:style-name="ce28">
            <text:p>19-02-1999</text:p>
          </table:table-cell>
          <table:table-cell office:value-type="currency" office:value="191807" table:style-name="ce29">
            <text:p><text:s/>$1,91,807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26" table:style-name="ce27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486</text:p>
          </table:table-cell>
          <table:table-cell office:value-type="string" table:style-name="ce27">
            <text:p>Mason Cho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59" table:style-name="ce27">
            <text:p>59</text:p>
          </table:table-cell>
          <table:table-cell office:value-type="date" office:date-value="2011-05-18T00:00:00" table:style-name="ce28">
            <text:p>18-05-2011</text:p>
          </table:table-cell>
          <table:table-cell office:value-type="currency" office:value="192213" table:style-name="ce29">
            <text:p><text:s/>$1,92,21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14" table:style-name="ce27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747</text:p>
          </table:table-cell>
          <table:table-cell office:value-type="string" table:style-name="ce27">
            <text:p>Kinsley Acosta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32" table:style-name="ce27">
            <text:p>32</text:p>
          </table:table-cell>
          <table:table-cell office:value-type="date" office:date-value="2020-07-22T00:00:00" table:style-name="ce28">
            <text:p>22-07-2020</text:p>
          </table:table-cell>
          <table:table-cell office:value-type="currency" office:value="192749" table:style-name="ce29">
            <text:p><text:s/>$1,92,74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781</text:p>
          </table:table-cell>
          <table:table-cell office:value-type="string" table:style-name="ce27">
            <text:p>Athena Vu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63" table:style-name="ce27">
            <text:p>63</text:p>
          </table:table-cell>
          <table:table-cell office:value-type="date" office:date-value="2007-03-06T00:00:00" table:style-name="ce28">
            <text:p>06-03-2007</text:p>
          </table:table-cell>
          <table:table-cell office:value-type="currency" office:value="193044" table:style-name="ce29">
            <text:p><text:s/>$1,93,04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18" table:style-name="ce27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354</text:p>
          </table:table-cell>
          <table:table-cell office:value-type="string" table:style-name="ce27">
            <text:p>Austin Brown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48" table:style-name="ce27">
            <text:p>48</text:p>
          </table:table-cell>
          <table:table-cell office:value-type="date" office:date-value="2007-08-08T00:00:00" table:style-name="ce28">
            <text:p>08-08-2007</text:p>
          </table:table-cell>
          <table:table-cell office:value-type="currency" office:value="194723" table:style-name="ce29">
            <text:p><text:s/>$1,94,72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18" table:style-name="ce27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268</text:p>
          </table:table-cell>
          <table:table-cell office:value-type="string" table:style-name="ce27">
            <text:p>Everly Coleman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48" table:style-name="ce27">
            <text:p>48</text:p>
          </table:table-cell>
          <table:table-cell office:value-type="date" office:date-value="2015-02-18T00:00:00" table:style-name="ce28">
            <text:p>18-02-2015</text:p>
          </table:table-cell>
          <table:table-cell office:value-type="currency" office:value="194871" table:style-name="ce29">
            <text:p><text:s/>$1,94,87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10" table:style-name="ce27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940</text:p>
          </table:table-cell>
          <table:table-cell office:value-type="string" table:style-name="ce27">
            <text:p>Hudson Williams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Black</text:p>
          </table:table-cell>
          <table:table-cell office:value-type="float" office:value="36" table:style-name="ce27">
            <text:p>36</text:p>
          </table:table-cell>
          <table:table-cell office:value-type="date" office:date-value="2018-03-19T00:00:00" table:style-name="ce28">
            <text:p>19-03-2018</text:p>
          </table:table-cell>
          <table:table-cell office:value-type="currency" office:value="195200" table:style-name="ce29">
            <text:p><text:s/>$1,95,20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858</text:p>
          </table:table-cell>
          <table:table-cell office:value-type="string" table:style-name="ce27">
            <text:p>John Cho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7" table:style-name="ce27">
            <text:p>47</text:p>
          </table:table-cell>
          <table:table-cell office:value-type="date" office:date-value="2019-11-03T00:00:00" table:style-name="ce28">
            <text:p>03-11-2019</text:p>
          </table:table-cell>
          <table:table-cell office:value-type="currency" office:value="195385" table:style-name="ce29">
            <text:p><text:s/>$1,95,385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engdu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130</text:p>
          </table:table-cell>
          <table:table-cell office:value-type="string" table:style-name="ce27">
            <text:p>Paisley Kang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61" table:style-name="ce27">
            <text:p>61</text:p>
          </table:table-cell>
          <table:table-cell office:value-type="date" office:date-value="2017-03-10T00:00:00" table:style-name="ce28">
            <text:p>10-03-2017</text:p>
          </table:table-cell>
          <table:table-cell office:value-type="currency" office:value="196951" table:style-name="ce29">
            <text:p><text:s/>$1,96,951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506</text:p>
          </table:table-cell>
          <table:table-cell office:value-type="string" table:style-name="ce27">
            <text:p>Jaxson Mai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8" table:style-name="ce27">
            <text:p>48</text:p>
          </table:table-cell>
          <table:table-cell office:value-type="date" office:date-value="2014-03-08T00:00:00" table:style-name="ce28">
            <text:p>08-03-2014</text:p>
          </table:table-cell>
          <table:table-cell office:value-type="currency" office:value="197367" table:style-name="ce29">
            <text:p><text:s/>$1,97,36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11" table:style-name="ce27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103</text:p>
          </table:table-cell>
          <table:table-cell office:value-type="string" table:style-name="ce27">
            <text:p>Nora Park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29" table:style-name="ce27">
            <text:p>29</text:p>
          </table:table-cell>
          <table:table-cell office:value-type="date" office:date-value="2017-06-28T00:00:00" table:style-name="ce28">
            <text:p>28-06-2017</text:p>
          </table:table-cell>
          <table:table-cell office:value-type="currency" office:value="197649" table:style-name="ce29">
            <text:p><text:s/>$1,97,64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193</text:p>
          </table:table-cell>
          <table:table-cell office:value-type="string" table:style-name="ce27">
            <text:p>Josephine Acosta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40" table:style-name="ce27">
            <text:p>40</text:p>
          </table:table-cell>
          <table:table-cell office:value-type="date" office:date-value="2020-09-20T00:00:00" table:style-name="ce28">
            <text:p>20-09-2020</text:p>
          </table:table-cell>
          <table:table-cell office:value-type="currency" office:value="198176" table:style-name="ce29">
            <text:p><text:s/>$1,98,176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Manaus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359</text:p>
          </table:table-cell>
          <table:table-cell office:value-type="string" table:style-name="ce27">
            <text:p>Greyson Lam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25" table:style-name="ce27">
            <text:p>25</text:p>
          </table:table-cell>
          <table:table-cell office:value-type="date" office:date-value="2021-02-08T00:00:00" table:style-name="ce28">
            <text:p>08-02-2021</text:p>
          </table:table-cell>
          <table:table-cell office:value-type="currency" office:value="198243" table:style-name="ce29">
            <text:p><text:s/>$1,98,24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044</text:p>
          </table:table-cell>
          <table:table-cell office:value-type="string" table:style-name="ce27">
            <text:p>Scarlett Jenkins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53" table:style-name="ce27">
            <text:p>53</text:p>
          </table:table-cell>
          <table:table-cell office:value-type="date" office:date-value="2011-11-09T00:00:00" table:style-name="ce28">
            <text:p>09-11-2011</text:p>
          </table:table-cell>
          <table:table-cell office:value-type="currency" office:value="198473" table:style-name="ce29">
            <text:p><text:s/>$1,98,47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13" table:style-name="ce27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952</text:p>
          </table:table-cell>
          <table:table-cell office:value-type="string" table:style-name="ce27">
            <text:p>Leilani Thao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38" table:style-name="ce27">
            <text:p>38</text:p>
          </table:table-cell>
          <table:table-cell office:value-type="date" office:date-value="2007-05-30T00:00:00" table:style-name="ce28">
            <text:p>30-05-2007</text:p>
          </table:table-cell>
          <table:table-cell office:value-type="currency" office:value="198562" table:style-name="ce29">
            <text:p><text:s/>$1,98,56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8" table:style-name="ce27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816</text:p>
          </table:table-cell>
          <table:table-cell office:value-type="string" table:style-name="ce27">
            <text:p>Leilani Chow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27" table:style-name="ce27">
            <text:p>27</text:p>
          </table:table-cell>
          <table:table-cell office:value-type="date" office:date-value="2021-02-23T00:00:00" table:style-name="ce28">
            <text:p>23-02-2021</text:p>
          </table:table-cell>
          <table:table-cell office:value-type="currency" office:value="199041" table:style-name="ce29">
            <text:p><text:s/>$1,99,041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090</text:p>
          </table:table-cell>
          <table:table-cell office:value-type="string" table:style-name="ce27">
            <text:p>Ethan Mehta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9" table:style-name="ce27">
            <text:p>49</text:p>
          </table:table-cell>
          <table:table-cell office:value-type="date" office:date-value="2001-07-20T00:00:00" table:style-name="ce28">
            <text:p>20-07-2001</text:p>
          </table:table-cell>
          <table:table-cell office:value-type="currency" office:value="199176" table:style-name="ce29">
            <text:p><text:s/>$1,99,17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24" table:style-name="ce27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055</text:p>
          </table:table-cell>
          <table:table-cell office:value-type="string" table:style-name="ce27">
            <text:p>Austin Rojas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29" table:style-name="ce27">
            <text:p>29</text:p>
          </table:table-cell>
          <table:table-cell office:value-type="date" office:date-value="2018-12-05T00:00:00" table:style-name="ce28">
            <text:p>05-12-2018</text:p>
          </table:table-cell>
          <table:table-cell office:value-type="currency" office:value="199504" table:style-name="ce29">
            <text:p><text:s/>$1,99,50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758</text:p>
          </table:table-cell>
          <table:table-cell office:value-type="string" table:style-name="ce27">
            <text:p>Liam Zhang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29" table:style-name="ce27">
            <text:p>29</text:p>
          </table:table-cell>
          <table:table-cell office:value-type="date" office:date-value="2021-09-15T00:00:00" table:style-name="ce28">
            <text:p>15-09-2021</text:p>
          </table:table-cell>
          <table:table-cell office:value-type="currency" office:value="199783" table:style-name="ce29">
            <text:p><text:s/>$1,99,78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574</text:p>
          </table:table-cell>
          <table:table-cell office:value-type="string" table:style-name="ce27">
            <text:p>John Moore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52" table:style-name="ce27">
            <text:p>52</text:p>
          </table:table-cell>
          <table:table-cell office:value-type="date" office:date-value="2005-11-08T00:00:00" table:style-name="ce28">
            <text:p>08-11-2005</text:p>
          </table:table-cell>
          <table:table-cell office:value-type="currency" office:value="199808" table:style-name="ce29">
            <text:p><text:s/>$1,99,80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9" table:style-name="ce27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967</text:p>
          </table:table-cell>
          <table:table-cell office:value-type="string" table:style-name="ce27">
            <text:p>John Dang</text:p>
          </table:table-cell>
          <table:table-cell office:value-type="string" table:style-name="ce27">
            <text:p>Director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58" table:style-name="ce27">
            <text:p>58</text:p>
          </table:table-cell>
          <table:table-cell office:value-type="date" office:date-value="1992-03-19T00:00:00" table:style-name="ce28">
            <text:p>19-03-1992</text:p>
          </table:table-cell>
          <table:table-cell office:value-type="currency" office:value="199848" table:style-name="ce29">
            <text:p><text:s/>$1,99,848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33" table:style-name="ce27">
            <text:p>3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914</text:p>
          </table:table-cell>
          <table:table-cell office:value-type="string" table:style-name="ce27">
            <text:p>Maria Wilson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51" table:style-name="ce27">
            <text:p>51</text:p>
          </table:table-cell>
          <table:table-cell office:value-type="date" office:date-value="1996-06-14T00:00:00" table:style-name="ce28">
            <text:p>14-06-1996</text:p>
          </table:table-cell>
          <table:table-cell office:value-type="currency" office:value="200246" table:style-name="ce29">
            <text:p><text:s/>$2,00,24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29" table:style-name="ce27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140</text:p>
          </table:table-cell>
          <table:table-cell office:value-type="string" table:style-name="ce27">
            <text:p>Naomi Zhao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5" table:style-name="ce27">
            <text:p>45</text:p>
          </table:table-cell>
          <table:table-cell office:value-type="date" office:date-value="2021-09-22T00:00:00" table:style-name="ce28">
            <text:p>22-09-2021</text:p>
          </table:table-cell>
          <table:table-cell office:value-type="currency" office:value="201396" table:style-name="ce29">
            <text:p><text:s/>$2,01,39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583</text:p>
          </table:table-cell>
          <table:table-cell office:value-type="string" table:style-name="ce27">
            <text:p>Brooks Marquez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61" table:style-name="ce27">
            <text:p>61</text:p>
          </table:table-cell>
          <table:table-cell office:value-type="date" office:date-value="2019-09-24T00:00:00" table:style-name="ce28">
            <text:p>24-09-2019</text:p>
          </table:table-cell>
          <table:table-cell office:value-type="currency" office:value="201464" table:style-name="ce29">
            <text:p><text:s/>$2,01,46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687</text:p>
          </table:table-cell>
          <table:table-cell office:value-type="string" table:style-name="ce27">
            <text:p>Caroline Nelson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36" table:style-name="ce27">
            <text:p>36</text:p>
          </table:table-cell>
          <table:table-cell office:value-type="date" office:date-value="2014-01-11T00:00:00" table:style-name="ce28">
            <text:p>11-01-2014</text:p>
          </table:table-cell>
          <table:table-cell office:value-type="currency" office:value="202323" table:style-name="ce29">
            <text:p><text:s/>$2,02,32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11" table:style-name="ce27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579</text:p>
          </table:table-cell>
          <table:table-cell office:value-type="string" table:style-name="ce27">
            <text:p>Robert Zhang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5" table:style-name="ce27">
            <text:p>45</text:p>
          </table:table-cell>
          <table:table-cell office:value-type="date" office:date-value="2015-09-24T00:00:00" table:style-name="ce28">
            <text:p>24-09-2015</text:p>
          </table:table-cell>
          <table:table-cell office:value-type="currency" office:value="202680" table:style-name="ce29">
            <text:p><text:s/>$2,02,68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10" table:style-name="ce27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447</text:p>
          </table:table-cell>
          <table:table-cell office:value-type="string" table:style-name="ce27">
            <text:p>Hailey Sanchez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32" table:style-name="ce27">
            <text:p>32</text:p>
          </table:table-cell>
          <table:table-cell office:value-type="date" office:date-value="2014-02-05T00:00:00" table:style-name="ce28">
            <text:p>05-02-2014</text:p>
          </table:table-cell>
          <table:table-cell office:value-type="currency" office:value="203445" table:style-name="ce29">
            <text:p><text:s/>$2,03,445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Manaus</text:p>
          </table:table-cell>
          <table:table-cell office:value-type="float" office:value="11" table:style-name="ce27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425</text:p>
          </table:table-cell>
          <table:table-cell office:value-type="string" table:style-name="ce27">
            <text:p>Anthony Rogers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33" table:style-name="ce27">
            <text:p>33</text:p>
          </table:table-cell>
          <table:table-cell office:value-type="date" office:date-value="2015-06-18T00:00:00" table:style-name="ce28">
            <text:p>18-06-2015</text:p>
          </table:table-cell>
          <table:table-cell office:value-type="currency" office:value="205314" table:style-name="ce29">
            <text:p><text:s/>$2,05,31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10" table:style-name="ce27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791</text:p>
          </table:table-cell>
          <table:table-cell office:value-type="string" table:style-name="ce27">
            <text:p>Thomas Padilla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57" table:style-name="ce27">
            <text:p>57</text:p>
          </table:table-cell>
          <table:table-cell office:value-type="date" office:date-value="2003-07-26T00:00:00" table:style-name="ce28">
            <text:p>26-07-2003</text:p>
          </table:table-cell>
          <table:table-cell office:value-type="currency" office:value="206624" table:style-name="ce29">
            <text:p><text:s/>$2,06,624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Sao Paulo</text:p>
          </table:table-cell>
          <table:table-cell office:value-type="float" office:value="22" table:style-name="ce27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071</text:p>
          </table:table-cell>
          <table:table-cell office:value-type="string" table:style-name="ce27">
            <text:p>Mateo Her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4" table:style-name="ce27">
            <text:p>44</text:p>
          </table:table-cell>
          <table:table-cell office:value-type="date" office:date-value="2014-03-02T00:00:00" table:style-name="ce28">
            <text:p>02-03-2014</text:p>
          </table:table-cell>
          <table:table-cell office:value-type="currency" office:value="207172" table:style-name="ce29">
            <text:p><text:s/>$2,07,172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11" table:style-name="ce27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795</text:p>
          </table:table-cell>
          <table:table-cell office:value-type="string" table:style-name="ce27">
            <text:p>Eloise Alexander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Black</text:p>
          </table:table-cell>
          <table:table-cell office:value-type="float" office:value="28" table:style-name="ce27">
            <text:p>28</text:p>
          </table:table-cell>
          <table:table-cell office:value-type="date" office:date-value="2018-01-21T00:00:00" table:style-name="ce28">
            <text:p>21-01-2018</text:p>
          </table:table-cell>
          <table:table-cell office:value-type="currency" office:value="208210" table:style-name="ce29">
            <text:p><text:s/>$2,08,21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249</text:p>
          </table:table-cell>
          <table:table-cell office:value-type="string" table:style-name="ce27">
            <text:p>Penelope Guerrero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43" table:style-name="ce27">
            <text:p>43</text:p>
          </table:table-cell>
          <table:table-cell office:value-type="date" office:date-value="2009-08-04T00:00:00" table:style-name="ce28">
            <text:p>04-08-2009</text:p>
          </table:table-cell>
          <table:table-cell office:value-type="currency" office:value="208415" table:style-name="ce29">
            <text:p><text:s/>$2,08,41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6" table:style-name="ce27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006</text:p>
          </table:table-cell>
          <table:table-cell office:value-type="string" table:style-name="ce27">
            <text:p>Autumn Leung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25" table:style-name="ce27">
            <text:p>25</text:p>
          </table:table-cell>
          <table:table-cell office:value-type="date" office:date-value="2021-11-15T00:00:00" table:style-name="ce28">
            <text:p>15-11-2021</text:p>
          </table:table-cell>
          <table:table-cell office:value-type="currency" office:value="210708" table:style-name="ce29">
            <text:p><text:s/>$2,10,70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3" table:style-name="ce27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737</text:p>
          </table:table-cell>
          <table:table-cell office:value-type="string" table:style-name="ce27">
            <text:p>Kennedy Rahman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9" table:style-name="ce27">
            <text:p>49</text:p>
          </table:table-cell>
          <table:table-cell office:value-type="date" office:date-value="2003-02-28T00:00:00" table:style-name="ce28">
            <text:p>28-02-2003</text:p>
          </table:table-cell>
          <table:table-cell office:value-type="currency" office:value="211291" table:style-name="ce29">
            <text:p><text:s/>$2,11,291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22" table:style-name="ce27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468</text:p>
          </table:table-cell>
          <table:table-cell office:value-type="string" table:style-name="ce27">
            <text:p>Ella Huang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5" table:style-name="ce27">
            <text:p>45</text:p>
          </table:table-cell>
          <table:table-cell office:value-type="date" office:date-value="2016-02-28T00:00:00" table:style-name="ce28">
            <text:p>28-02-2016</text:p>
          </table:table-cell>
          <table:table-cell office:value-type="currency" office:value="211637" table:style-name="ce29">
            <text:p><text:s/>$2,11,63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9" table:style-name="ce27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672</text:p>
          </table:table-cell>
          <table:table-cell office:value-type="string" table:style-name="ce27">
            <text:p>Landon Luu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31" table:style-name="ce27">
            <text:p>31</text:p>
          </table:table-cell>
          <table:table-cell office:value-type="date" office:date-value="2015-07-12T00:00:00" table:style-name="ce28">
            <text:p>12-07-2015</text:p>
          </table:table-cell>
          <table:table-cell office:value-type="currency" office:value="215388" table:style-name="ce29">
            <text:p><text:s/>$2,15,38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10" table:style-name="ce27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545</text:p>
          </table:table-cell>
          <table:table-cell office:value-type="string" table:style-name="ce27">
            <text:p>Sofia Cheng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63" table:style-name="ce27">
            <text:p>63</text:p>
          </table:table-cell>
          <table:table-cell office:value-type="date" office:date-value="2020-07-26T00:00:00" table:style-name="ce28">
            <text:p>26-07-2020</text:p>
          </table:table-cell>
          <table:table-cell office:value-type="currency" office:value="216195" table:style-name="ce29">
            <text:p><text:s/>$2,16,19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729</text:p>
          </table:table-cell>
          <table:table-cell office:value-type="string" table:style-name="ce27">
            <text:p>Ezekiel Fong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56" table:style-name="ce27">
            <text:p>56</text:p>
          </table:table-cell>
          <table:table-cell office:value-type="date" office:date-value="2004-02-25T00:00:00" table:style-name="ce28">
            <text:p>25-02-2004</text:p>
          </table:table-cell>
          <table:table-cell office:value-type="currency" office:value="216949" table:style-name="ce29">
            <text:p><text:s/>$2,16,949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Shanghai</text:p>
          </table:table-cell>
          <table:table-cell office:value-type="float" office:value="21" table:style-name="ce27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088</text:p>
          </table:table-cell>
          <table:table-cell office:value-type="string" table:style-name="ce27">
            <text:p>Ezra Liang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52" table:style-name="ce27">
            <text:p>52</text:p>
          </table:table-cell>
          <table:table-cell office:value-type="date" office:date-value="1997-05-26T00:00:00" table:style-name="ce28">
            <text:p>26-05-1997</text:p>
          </table:table-cell>
          <table:table-cell office:value-type="currency" office:value="216999" table:style-name="ce29">
            <text:p><text:s/>$2,16,99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28" table:style-name="ce27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380</text:p>
          </table:table-cell>
          <table:table-cell office:value-type="string" table:style-name="ce27">
            <text:p>Alice Thompson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48" table:style-name="ce27">
            <text:p>48</text:p>
          </table:table-cell>
          <table:table-cell office:value-type="date" office:date-value="2007-04-25T00:00:00" table:style-name="ce28">
            <text:p>25-04-2007</text:p>
          </table:table-cell>
          <table:table-cell office:value-type="currency" office:value="217783" table:style-name="ce29">
            <text:p><text:s/>$2,17,78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8" table:style-name="ce27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752</text:p>
          </table:table-cell>
          <table:table-cell office:value-type="string" table:style-name="ce27">
            <text:p>Luna Liu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36" table:style-name="ce27">
            <text:p>36</text:p>
          </table:table-cell>
          <table:table-cell office:value-type="date" office:date-value="2014-02-22T00:00:00" table:style-name="ce28">
            <text:p>22-02-2014</text:p>
          </table:table-cell>
          <table:table-cell office:value-type="currency" office:value="218530" table:style-name="ce29">
            <text:p><text:s/>$2,18,530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Shanghai</text:p>
          </table:table-cell>
          <table:table-cell office:value-type="float" office:value="11" table:style-name="ce27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159</text:p>
          </table:table-cell>
          <table:table-cell office:value-type="string" table:style-name="ce27">
            <text:p>Claire Romero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37" table:style-name="ce27">
            <text:p>37</text:p>
          </table:table-cell>
          <table:table-cell office:value-type="date" office:date-value="2011-07-21T00:00:00" table:style-name="ce28">
            <text:p>21-07-2011</text:p>
          </table:table-cell>
          <table:table-cell office:value-type="currency" office:value="219474" table:style-name="ce29">
            <text:p><text:s/>$2,19,474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Manaus</text:p>
          </table:table-cell>
          <table:table-cell office:value-type="float" office:value="14" table:style-name="ce27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890</text:p>
          </table:table-cell>
          <table:table-cell office:value-type="string" table:style-name="ce27">
            <text:p>Nevaeh Jones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31" table:style-name="ce27">
            <text:p>31</text:p>
          </table:table-cell>
          <table:table-cell office:value-type="date" office:date-value="2020-08-20T00:00:00" table:style-name="ce28">
            <text:p>20-08-2020</text:p>
          </table:table-cell>
          <table:table-cell office:value-type="currency" office:value="219693" table:style-name="ce29">
            <text:p><text:s/>$2,19,69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232</text:p>
          </table:table-cell>
          <table:table-cell office:value-type="string" table:style-name="ce27">
            <text:p>Samantha Foster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Black</text:p>
          </table:table-cell>
          <table:table-cell office:value-type="float" office:value="34" table:style-name="ce27">
            <text:p>34</text:p>
          </table:table-cell>
          <table:table-cell office:value-type="date" office:date-value="2019-07-27T00:00:00" table:style-name="ce28">
            <text:p>27-07-2019</text:p>
          </table:table-cell>
          <table:table-cell office:value-type="currency" office:value="220937" table:style-name="ce29">
            <text:p><text:s/>$2,20,93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639</text:p>
          </table:table-cell>
          <table:table-cell office:value-type="string" table:style-name="ce27">
            <text:p>Hadley Parker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Black</text:p>
          </table:table-cell>
          <table:table-cell office:value-type="float" office:value="30" table:style-name="ce27">
            <text:p>30</text:p>
          </table:table-cell>
          <table:table-cell office:value-type="date" office:date-value="2016-09-21T00:00:00" table:style-name="ce28">
            <text:p>21-09-2016</text:p>
          </table:table-cell>
          <table:table-cell office:value-type="currency" office:value="221217" table:style-name="ce29">
            <text:p><text:s/>$2,21,21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9" table:style-name="ce27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893</text:p>
          </table:table-cell>
          <table:table-cell office:value-type="string" table:style-name="ce27">
            <text:p>Alice Xiong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55" table:style-name="ce27">
            <text:p>55</text:p>
          </table:table-cell>
          <table:table-cell office:value-type="date" office:date-value="2018-09-02T00:00:00" table:style-name="ce28">
            <text:p>02-09-2018</text:p>
          </table:table-cell>
          <table:table-cell office:value-type="currency" office:value="221465" table:style-name="ce29">
            <text:p><text:s/>$2,21,465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engdu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995</text:p>
          </table:table-cell>
          <table:table-cell office:value-type="string" table:style-name="ce27">
            <text:p>Jonathan Ho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37" table:style-name="ce27">
            <text:p>37</text:p>
          </table:table-cell>
          <table:table-cell office:value-type="date" office:date-value="2011-06-25T00:00:00" table:style-name="ce28">
            <text:p>25-06-2011</text:p>
          </table:table-cell>
          <table:table-cell office:value-type="currency" office:value="221592" table:style-name="ce29">
            <text:p><text:s/>$2,21,59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14" table:style-name="ce27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633</text:p>
          </table:table-cell>
          <table:table-cell office:value-type="string" table:style-name="ce27">
            <text:p>Allison Roberts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Black</text:p>
          </table:table-cell>
          <table:table-cell office:value-type="float" office:value="54" table:style-name="ce27">
            <text:p>54</text:p>
          </table:table-cell>
          <table:table-cell office:value-type="date" office:date-value="2000-08-19T00:00:00" table:style-name="ce28">
            <text:p>19-08-2000</text:p>
          </table:table-cell>
          <table:table-cell office:value-type="currency" office:value="222224" table:style-name="ce29">
            <text:p><text:s/>$2,22,22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25" table:style-name="ce27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944</text:p>
          </table:table-cell>
          <table:table-cell office:value-type="string" table:style-name="ce27">
            <text:p>Joshua Fong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7" table:style-name="ce27">
            <text:p>47</text:p>
          </table:table-cell>
          <table:table-cell office:value-type="date" office:date-value="2012-06-11T00:00:00" table:style-name="ce28">
            <text:p>11-06-2012</text:p>
          </table:table-cell>
          <table:table-cell office:value-type="currency" office:value="222941" table:style-name="ce29">
            <text:p><text:s/>$2,22,941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13" table:style-name="ce27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607</text:p>
          </table:table-cell>
          <table:table-cell office:value-type="string" table:style-name="ce27">
            <text:p>Landon Brown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26" table:style-name="ce27">
            <text:p>26</text:p>
          </table:table-cell>
          <table:table-cell office:value-type="date" office:date-value="2020-09-27T00:00:00" table:style-name="ce28">
            <text:p>27-09-2020</text:p>
          </table:table-cell>
          <table:table-cell office:value-type="currency" office:value="223055" table:style-name="ce29">
            <text:p><text:s/>$2,23,05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947</text:p>
          </table:table-cell>
          <table:table-cell office:value-type="string" table:style-name="ce27">
            <text:p>Logan Soto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36" table:style-name="ce27">
            <text:p>36</text:p>
          </table:table-cell>
          <table:table-cell office:value-type="date" office:date-value="2018-08-18T00:00:00" table:style-name="ce28">
            <text:p>18-08-2018</text:p>
          </table:table-cell>
          <table:table-cell office:value-type="currency" office:value="223404" table:style-name="ce29">
            <text:p><text:s/>$2,23,40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694</text:p>
          </table:table-cell>
          <table:table-cell office:value-type="string" table:style-name="ce27">
            <text:p>Elena Patterson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Black</text:p>
          </table:table-cell>
          <table:table-cell office:value-type="float" office:value="38" table:style-name="ce27">
            <text:p>38</text:p>
          </table:table-cell>
          <table:table-cell office:value-type="date" office:date-value="2018-11-09T00:00:00" table:style-name="ce28">
            <text:p>09-11-2018</text:p>
          </table:table-cell>
          <table:table-cell office:value-type="currency" office:value="223805" table:style-name="ce29">
            <text:p><text:s/>$2,23,80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095</text:p>
          </table:table-cell>
          <table:table-cell office:value-type="string" table:style-name="ce27">
            <text:p>Isla Lai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37" table:style-name="ce27">
            <text:p>37</text:p>
          </table:table-cell>
          <table:table-cell office:value-type="date" office:date-value="2011-12-06T00:00:00" table:style-name="ce28">
            <text:p>06-12-2011</text:p>
          </table:table-cell>
          <table:table-cell office:value-type="currency" office:value="225558" table:style-name="ce29">
            <text:p><text:s/>$2,25,558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Shanghai</text:p>
          </table:table-cell>
          <table:table-cell office:value-type="float" office:value="13" table:style-name="ce27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371</text:p>
          </table:table-cell>
          <table:table-cell office:value-type="string" table:style-name="ce27">
            <text:p>Jack Alexander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56" table:style-name="ce27">
            <text:p>56</text:p>
          </table:table-cell>
          <table:table-cell office:value-type="date" office:date-value="2006-05-29T00:00:00" table:style-name="ce28">
            <text:p>29-05-2006</text:p>
          </table:table-cell>
          <table:table-cell office:value-type="currency" office:value="228822" table:style-name="ce29">
            <text:p><text:s/>$2,28,82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19" table:style-name="ce27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446</text:p>
          </table:table-cell>
          <table:table-cell office:value-type="string" table:style-name="ce27">
            <text:p>Isaac Han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31" table:style-name="ce27">
            <text:p>31</text:p>
          </table:table-cell>
          <table:table-cell office:value-type="date" office:date-value="2015-01-14T00:00:00" table:style-name="ce28">
            <text:p>14-01-2015</text:p>
          </table:table-cell>
          <table:table-cell office:value-type="currency" office:value="230025" table:style-name="ce29">
            <text:p><text:s/>$2,30,02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10" table:style-name="ce27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304</text:p>
          </table:table-cell>
          <table:table-cell office:value-type="string" table:style-name="ce27">
            <text:p>Dylan Choi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63" table:style-name="ce27">
            <text:p>63</text:p>
          </table:table-cell>
          <table:table-cell office:value-type="date" office:date-value="2012-05-11T00:00:00" table:style-name="ce28">
            <text:p>11-05-2012</text:p>
          </table:table-cell>
          <table:table-cell office:value-type="currency" office:value="231141" table:style-name="ce29">
            <text:p><text:s/>$2,31,141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13" table:style-name="ce27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072</text:p>
          </table:table-cell>
          <table:table-cell office:value-type="string" table:style-name="ce27">
            <text:p>Emery Mitchell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48" table:style-name="ce27">
            <text:p>48</text:p>
          </table:table-cell>
          <table:table-cell office:value-type="date" office:date-value="2018-06-02T00:00:00" table:style-name="ce28">
            <text:p>02-06-2018</text:p>
          </table:table-cell>
          <table:table-cell office:value-type="currency" office:value="231567" table:style-name="ce29">
            <text:p><text:s/>$2,31,56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920</text:p>
          </table:table-cell>
          <table:table-cell office:value-type="string" table:style-name="ce27">
            <text:p>Willow Woods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28" table:style-name="ce27">
            <text:p>28</text:p>
          </table:table-cell>
          <table:table-cell office:value-type="date" office:date-value="2021-07-25T00:00:00" table:style-name="ce28">
            <text:p>25-07-2021</text:p>
          </table:table-cell>
          <table:table-cell office:value-type="currency" office:value="231850" table:style-name="ce29">
            <text:p><text:s/>$2,31,85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161</text:p>
          </table:table-cell>
          <table:table-cell office:value-type="string" table:style-name="ce27">
            <text:p>Ryan Ha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60" table:style-name="ce27">
            <text:p>60</text:p>
          </table:table-cell>
          <table:table-cell office:value-type="date" office:date-value="2007-01-27T00:00:00" table:style-name="ce28">
            <text:p>27-01-2007</text:p>
          </table:table-cell>
          <table:table-cell office:value-type="currency" office:value="234311" table:style-name="ce29">
            <text:p><text:s/>$2,34,31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18" table:style-name="ce27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403</text:p>
          </table:table-cell>
          <table:table-cell office:value-type="string" table:style-name="ce27">
            <text:p>Xavier Park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0" table:style-name="ce27">
            <text:p>40</text:p>
          </table:table-cell>
          <table:table-cell office:value-type="date" office:date-value="2020-11-08T00:00:00" table:style-name="ce28">
            <text:p>08-11-2020</text:p>
          </table:table-cell>
          <table:table-cell office:value-type="currency" office:value="234469" table:style-name="ce29">
            <text:p><text:s/>$2,34,469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engdu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810</text:p>
          </table:table-cell>
          <table:table-cell office:value-type="string" table:style-name="ce27">
            <text:p>Hunter Nunez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62" table:style-name="ce27">
            <text:p>62</text:p>
          </table:table-cell>
          <table:table-cell office:value-type="date" office:date-value="2002-08-16T00:00:00" table:style-name="ce28">
            <text:p>16-08-2002</text:p>
          </table:table-cell>
          <table:table-cell office:value-type="currency" office:value="234594" table:style-name="ce29">
            <text:p><text:s/>$2,34,59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23" table:style-name="ce27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058</text:p>
          </table:table-cell>
          <table:table-cell office:value-type="string" table:style-name="ce27">
            <text:p>Angel Xiong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35" table:style-name="ce27">
            <text:p>35</text:p>
          </table:table-cell>
          <table:table-cell office:value-type="date" office:date-value="2015-06-11T00:00:00" table:style-name="ce28">
            <text:p>11-06-2015</text:p>
          </table:table-cell>
          <table:table-cell office:value-type="currency" office:value="234723" table:style-name="ce29">
            <text:p><text:s/>$2,34,723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Shanghai</text:p>
          </table:table-cell>
          <table:table-cell office:value-type="float" office:value="10" table:style-name="ce27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249</text:p>
          </table:table-cell>
          <table:table-cell office:value-type="string" table:style-name="ce27">
            <text:p>Samuel Bailey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41" table:style-name="ce27">
            <text:p>41</text:p>
          </table:table-cell>
          <table:table-cell office:value-type="date" office:date-value="2013-08-17T00:00:00" table:style-name="ce28">
            <text:p>17-08-2013</text:p>
          </table:table-cell>
          <table:table-cell office:value-type="currency" office:value="235619" table:style-name="ce29">
            <text:p><text:s/>$2,35,61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2" table:style-name="ce27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899</text:p>
          </table:table-cell>
          <table:table-cell office:value-type="string" table:style-name="ce27">
            <text:p>Xavier Jackson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52" table:style-name="ce27">
            <text:p>52</text:p>
          </table:table-cell>
          <table:table-cell office:value-type="date" office:date-value="2002-06-11T00:00:00" table:style-name="ce28">
            <text:p>11-06-2002</text:p>
          </table:table-cell>
          <table:table-cell office:value-type="currency" office:value="236314" table:style-name="ce29">
            <text:p><text:s/>$2,36,31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23" table:style-name="ce27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112</text:p>
          </table:table-cell>
          <table:table-cell office:value-type="string" table:style-name="ce27">
            <text:p>Christian Sanders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Black</text:p>
          </table:table-cell>
          <table:table-cell office:value-type="float" office:value="45" table:style-name="ce27">
            <text:p>45</text:p>
          </table:table-cell>
          <table:table-cell office:value-type="date" office:date-value="2013-08-07T00:00:00" table:style-name="ce28">
            <text:p>07-08-2013</text:p>
          </table:table-cell>
          <table:table-cell office:value-type="currency" office:value="236946" table:style-name="ce29">
            <text:p><text:s/>$2,36,94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2" table:style-name="ce27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106</text:p>
          </table:table-cell>
          <table:table-cell office:value-type="string" table:style-name="ce27">
            <text:p>Xavier Davis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36" table:style-name="ce27">
            <text:p>36</text:p>
          </table:table-cell>
          <table:table-cell office:value-type="date" office:date-value="2009-01-17T00:00:00" table:style-name="ce28">
            <text:p>17-01-2009</text:p>
          </table:table-cell>
          <table:table-cell office:value-type="currency" office:value="238236" table:style-name="ce29">
            <text:p><text:s/>$2,38,236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6" table:style-name="ce27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774</text:p>
          </table:table-cell>
          <table:table-cell office:value-type="string" table:style-name="ce27">
            <text:p>Hannah Mejia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47" table:style-name="ce27">
            <text:p>47</text:p>
          </table:table-cell>
          <table:table-cell office:value-type="date" office:date-value="1999-03-13T00:00:00" table:style-name="ce28">
            <text:p>13-03-1999</text:p>
          </table:table-cell>
          <table:table-cell office:value-type="currency" office:value="239394" table:style-name="ce29">
            <text:p><text:s/>$2,39,39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26" table:style-name="ce27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464</text:p>
          </table:table-cell>
          <table:table-cell office:value-type="string" table:style-name="ce27">
            <text:p>Sophie Silva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28" table:style-name="ce27">
            <text:p>28</text:p>
          </table:table-cell>
          <table:table-cell office:value-type="date" office:date-value="2017-07-06T00:00:00" table:style-name="ce28">
            <text:p>06-07-2017</text:p>
          </table:table-cell>
          <table:table-cell office:value-type="currency" office:value="240488" table:style-name="ce29">
            <text:p><text:s/>$2,40,488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Rio de Janerio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519</text:p>
          </table:table-cell>
          <table:table-cell office:value-type="string" table:style-name="ce27">
            <text:p>Anthony Marquez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54" table:style-name="ce27">
            <text:p>54</text:p>
          </table:table-cell>
          <table:table-cell office:value-type="date" office:date-value="2009-08-15T00:00:00" table:style-name="ce28">
            <text:p>15-08-2009</text:p>
          </table:table-cell>
          <table:table-cell office:value-type="currency" office:value="241083" table:style-name="ce29">
            <text:p><text:s/>$2,41,08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16" table:style-name="ce27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394</text:p>
          </table:table-cell>
          <table:table-cell office:value-type="string" table:style-name="ce27">
            <text:p>Joseph Ly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0" table:style-name="ce27">
            <text:p>40</text:p>
          </table:table-cell>
          <table:table-cell office:value-type="date" office:date-value="2009-02-28T00:00:00" table:style-name="ce28">
            <text:p>28-02-2009</text:p>
          </table:table-cell>
          <table:table-cell office:value-type="currency" office:value="242919" table:style-name="ce29">
            <text:p><text:s/>$2,42,919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16" table:style-name="ce27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249</text:p>
          </table:table-cell>
          <table:table-cell office:value-type="string" table:style-name="ce27">
            <text:p>Hadley Dang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7" table:style-name="ce27">
            <text:p>47</text:p>
          </table:table-cell>
          <table:table-cell office:value-type="date" office:date-value="2021-12-26T00:00:00" table:style-name="ce28">
            <text:p>26-12-2021</text:p>
          </table:table-cell>
          <table:table-cell office:value-type="currency" office:value="243568" table:style-name="ce29">
            <text:p><text:s/>$2,43,56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3" table:style-name="ce27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202</text:p>
          </table:table-cell>
          <table:table-cell office:value-type="string" table:style-name="ce27">
            <text:p>Emilia Bailey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41" table:style-name="ce27">
            <text:p>41</text:p>
          </table:table-cell>
          <table:table-cell office:value-type="date" office:date-value="2012-08-09T00:00:00" table:style-name="ce28">
            <text:p>09-08-2012</text:p>
          </table:table-cell>
          <table:table-cell office:value-type="currency" office:value="245360" table:style-name="ce29">
            <text:p><text:s/>$2,45,36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13" table:style-name="ce27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715</text:p>
          </table:table-cell>
          <table:table-cell office:value-type="string" table:style-name="ce27">
            <text:p>Elijah Kang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35" table:style-name="ce27">
            <text:p>35</text:p>
          </table:table-cell>
          <table:table-cell office:value-type="date" office:date-value="2011-10-10T00:00:00" table:style-name="ce28">
            <text:p>10-10-2011</text:p>
          </table:table-cell>
          <table:table-cell office:value-type="currency" office:value="245482" table:style-name="ce29">
            <text:p><text:s/>$2,45,482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3" table:style-name="ce27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154</text:p>
          </table:table-cell>
          <table:table-cell office:value-type="string" table:style-name="ce27">
            <text:p>Wyatt Chin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3" table:style-name="ce27">
            <text:p>43</text:p>
          </table:table-cell>
          <table:table-cell office:value-type="date" office:date-value="2004-06-07T00:00:00" table:style-name="ce28">
            <text:p>07-06-2004</text:p>
          </table:table-cell>
          <table:table-cell office:value-type="currency" office:value="246231" table:style-name="ce29">
            <text:p><text:s/>$2,46,23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21" table:style-name="ce27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247</text:p>
          </table:table-cell>
          <table:table-cell office:value-type="string" table:style-name="ce27">
            <text:p>Aaliyah Mai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57" table:style-name="ce27">
            <text:p>57</text:p>
          </table:table-cell>
          <table:table-cell office:value-type="date" office:date-value="2016-11-11T00:00:00" table:style-name="ce28">
            <text:p>11-11-2016</text:p>
          </table:table-cell>
          <table:table-cell office:value-type="currency" office:value="246589" table:style-name="ce29">
            <text:p><text:s/>$2,46,58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123</text:p>
          </table:table-cell>
          <table:table-cell office:value-type="string" table:style-name="ce27">
            <text:p>Andrew Holmes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Black</text:p>
          </table:table-cell>
          <table:table-cell office:value-type="float" office:value="59" table:style-name="ce27">
            <text:p>59</text:p>
          </table:table-cell>
          <table:table-cell office:value-type="date" office:date-value="2010-12-30T00:00:00" table:style-name="ce28">
            <text:p>30-12-2010</text:p>
          </table:table-cell>
          <table:table-cell office:value-type="currency" office:value="246619" table:style-name="ce29">
            <text:p><text:s/>$2,46,61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14" table:style-name="ce27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568</text:p>
          </table:table-cell>
          <table:table-cell office:value-type="string" table:style-name="ce27">
            <text:p>Rylee Yu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54" table:style-name="ce27">
            <text:p>54</text:p>
          </table:table-cell>
          <table:table-cell office:value-type="date" office:date-value="2011-07-10T00:00:00" table:style-name="ce28">
            <text:p>10-07-2011</text:p>
          </table:table-cell>
          <table:table-cell office:value-type="currency" office:value="247022" table:style-name="ce29">
            <text:p><text:s/>$2,47,022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Beijing</text:p>
          </table:table-cell>
          <table:table-cell office:value-type="float" office:value="14" table:style-name="ce27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423</text:p>
          </table:table-cell>
          <table:table-cell office:value-type="string" table:style-name="ce27">
            <text:p>James Castillo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51" table:style-name="ce27">
            <text:p>51</text:p>
          </table:table-cell>
          <table:table-cell office:value-type="date" office:date-value="2001-07-19T00:00:00" table:style-name="ce28">
            <text:p>19-07-2001</text:p>
          </table:table-cell>
          <table:table-cell office:value-type="currency" office:value="247874" table:style-name="ce29">
            <text:p><text:s/>$2,47,874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Manaus</text:p>
          </table:table-cell>
          <table:table-cell office:value-type="float" office:value="24" table:style-name="ce27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842</text:p>
          </table:table-cell>
          <table:table-cell office:value-type="string" table:style-name="ce27">
            <text:p>John Vega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50" table:style-name="ce27">
            <text:p>50</text:p>
          </table:table-cell>
          <table:table-cell office:value-type="date" office:date-value="2004-01-18T00:00:00" table:style-name="ce28">
            <text:p>18-01-2004</text:p>
          </table:table-cell>
          <table:table-cell office:value-type="currency" office:value="247939" table:style-name="ce29">
            <text:p><text:s/>$2,47,939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Rio de Janerio</text:p>
          </table:table-cell>
          <table:table-cell office:value-type="float" office:value="21" table:style-name="ce27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549</text:p>
          </table:table-cell>
          <table:table-cell office:value-type="string" table:style-name="ce27">
            <text:p>Isabella Xi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1" table:style-name="ce27">
            <text:p>41</text:p>
          </table:table-cell>
          <table:table-cell office:value-type="date" office:date-value="2013-03-13T00:00:00" table:style-name="ce28">
            <text:p>13-03-2013</text:p>
          </table:table-cell>
          <table:table-cell office:value-type="currency" office:value="249270" table:style-name="ce29">
            <text:p><text:s/>$2,49,27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12" table:style-name="ce27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783</text:p>
          </table:table-cell>
          <table:table-cell office:value-type="string" table:style-name="ce27">
            <text:p>Levi Mendez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39" table:style-name="ce27">
            <text:p>39</text:p>
          </table:table-cell>
          <table:table-cell office:value-type="date" office:date-value="2011-08-23T00:00:00" table:style-name="ce28">
            <text:p>23-08-2011</text:p>
          </table:table-cell>
          <table:table-cell office:value-type="currency" office:value="249506" table:style-name="ce29">
            <text:p><text:s/>$2,49,506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Rio de Janerio</text:p>
          </table:table-cell>
          <table:table-cell office:value-type="float" office:value="14" table:style-name="ce27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546</text:p>
          </table:table-cell>
          <table:table-cell office:value-type="string" table:style-name="ce27">
            <text:p>Maria Hong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Asian</text:p>
          </table:table-cell>
          <table:table-cell office:value-type="float" office:value="43" table:style-name="ce27">
            <text:p>43</text:p>
          </table:table-cell>
          <table:table-cell office:value-type="date" office:date-value="2005-07-31T00:00:00" table:style-name="ce28">
            <text:p>31-07-2005</text:p>
          </table:table-cell>
          <table:table-cell office:value-type="currency" office:value="249686" table:style-name="ce29">
            <text:p><text:s/>$2,49,686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20" table:style-name="ce27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391</text:p>
          </table:table-cell>
          <table:table-cell office:value-type="string" table:style-name="ce27">
            <text:p>Natalia Santos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45" table:style-name="ce27">
            <text:p>45</text:p>
          </table:table-cell>
          <table:table-cell office:value-type="date" office:date-value="2019-02-25T00:00:00" table:style-name="ce28">
            <text:p>25-02-2019</text:p>
          </table:table-cell>
          <table:table-cell office:value-type="currency" office:value="249801" table:style-name="ce29">
            <text:p><text:s/>$2,49,801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Sao Paulo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070</text:p>
          </table:table-cell>
          <table:table-cell office:value-type="string" table:style-name="ce27">
            <text:p>Grayson Brown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38" table:style-name="ce27">
            <text:p>38</text:p>
          </table:table-cell>
          <table:table-cell office:value-type="date" office:date-value="2016-06-22T00:00:00" table:style-name="ce28">
            <text:p>22-06-2016</text:p>
          </table:table-cell>
          <table:table-cell office:value-type="currency" office:value="249870" table:style-name="ce29">
            <text:p><text:s/>$2,49,87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9" table:style-name="ce27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226</text:p>
          </table:table-cell>
          <table:table-cell office:value-type="string" table:style-name="ce27">
            <text:p>Angel Stewart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28" table:style-name="ce27">
            <text:p>28</text:p>
          </table:table-cell>
          <table:table-cell office:value-type="date" office:date-value="2019-06-22T00:00:00" table:style-name="ce28">
            <text:p>22-06-2019</text:p>
          </table:table-cell>
          <table:table-cell office:value-type="currency" office:value="250767" table:style-name="ce29">
            <text:p><text:s/>$2,50,767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Seattle</text:p>
          </table:table-cell>
          <table:table-cell office:value-type="float" office:value="6" table:style-name="ce27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599</text:p>
          </table:table-cell>
          <table:table-cell office:value-type="string" table:style-name="ce27">
            <text:p>Daniel Huang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Human Resourc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31" table:style-name="ce27">
            <text:p>31</text:p>
          </table:table-cell>
          <table:table-cell office:value-type="date" office:date-value="2015-09-03T00:00:00" table:style-name="ce28">
            <text:p>03-09-2015</text:p>
          </table:table-cell>
          <table:table-cell office:value-type="currency" office:value="250953" table:style-name="ce29">
            <text:p><text:s/>$2,50,953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10" table:style-name="ce27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3289</text:p>
          </table:table-cell>
          <table:table-cell office:value-type="string" table:style-name="ce27">
            <text:p>Christopher Lam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64" table:style-name="ce27">
            <text:p>64</text:p>
          </table:table-cell>
          <table:table-cell office:value-type="date" office:date-value="2013-03-29T00:00:00" table:style-name="ce28">
            <text:p>29-03-2013</text:p>
          </table:table-cell>
          <table:table-cell office:value-type="currency" office:value="252325" table:style-name="ce29">
            <text:p><text:s/>$2,52,325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12" table:style-name="ce27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218</text:p>
          </table:table-cell>
          <table:table-cell office:value-type="string" table:style-name="ce27">
            <text:p>David Desai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7" table:style-name="ce27">
            <text:p>47</text:p>
          </table:table-cell>
          <table:table-cell office:value-type="date" office:date-value="2016-11-22T00:00:00" table:style-name="ce28">
            <text:p>22-11-2016</text:p>
          </table:table-cell>
          <table:table-cell office:value-type="currency" office:value="253249" table:style-name="ce29">
            <text:p><text:s/>$2,53,24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8" table:style-name="ce27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563</text:p>
          </table:table-cell>
          <table:table-cell office:value-type="string" table:style-name="ce27">
            <text:p>Emily Clark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36" table:style-name="ce27">
            <text:p>36</text:p>
          </table:table-cell>
          <table:table-cell office:value-type="date" office:date-value="2020-01-13T00:00:00" table:style-name="ce28">
            <text:p>13-01-2020</text:p>
          </table:table-cell>
          <table:table-cell office:value-type="currency" office:value="253294" table:style-name="ce29">
            <text:p><text:s/>$2,53,294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Miami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325</text:p>
          </table:table-cell>
          <table:table-cell office:value-type="string" table:style-name="ce27">
            <text:p>Jameson Chen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39" table:style-name="ce27">
            <text:p>39</text:p>
          </table:table-cell>
          <table:table-cell office:value-type="date" office:date-value="2019-12-05T00:00:00" table:style-name="ce28">
            <text:p>05-12-2019</text:p>
          </table:table-cell>
          <table:table-cell office:value-type="currency" office:value="254057" table:style-name="ce29">
            <text:p><text:s/>$2,54,057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Shanghai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825</text:p>
          </table:table-cell>
          <table:table-cell office:value-type="string" table:style-name="ce27">
            <text:p>Wyatt Li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63" table:style-name="ce27">
            <text:p>63</text:p>
          </table:table-cell>
          <table:table-cell office:value-type="date" office:date-value="2013-06-03T00:00:00" table:style-name="ce28">
            <text:p>03-06-2013</text:p>
          </table:table-cell>
          <table:table-cell office:value-type="currency" office:value="254289" table:style-name="ce29">
            <text:p><text:s/>$2,54,289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12" table:style-name="ce27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584</text:p>
          </table:table-cell>
          <table:table-cell office:value-type="string" table:style-name="ce27">
            <text:p>Henry Zhu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Speciality Products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38" table:style-name="ce27">
            <text:p>38</text:p>
          </table:table-cell>
          <table:table-cell office:value-type="date" office:date-value="2021-08-25T00:00:00" table:style-name="ce28">
            <text:p>25-08-2021</text:p>
          </table:table-cell>
          <table:table-cell office:value-type="currency" office:value="255230" table:style-name="ce29">
            <text:p><text:s/>$2,55,23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103</text:p>
          </table:table-cell>
          <table:table-cell office:value-type="string" table:style-name="ce27">
            <text:p>Isabella Soto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Finance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27" table:style-name="ce27">
            <text:p>27</text:p>
          </table:table-cell>
          <table:table-cell office:value-type="date" office:date-value="2021-12-15T00:00:00" table:style-name="ce28">
            <text:p>15-12-2021</text:p>
          </table:table-cell>
          <table:table-cell office:value-type="currency" office:value="255369" table:style-name="ce29">
            <text:p><text:s/>$2,55,369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Sao Paulo</text:p>
          </table:table-cell>
          <table:table-cell office:value-type="float" office:value="3" table:style-name="ce27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0917</text:p>
          </table:table-cell>
          <table:table-cell office:value-type="string" table:style-name="ce27">
            <text:p>Skylar Bell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Engineering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Caucasian</text:p>
          </table:table-cell>
          <table:table-cell office:value-type="float" office:value="30" table:style-name="ce27">
            <text:p>30</text:p>
          </table:table-cell>
          <table:table-cell office:value-type="date" office:date-value="2018-03-06T00:00:00" table:style-name="ce28">
            <text:p>06-03-2018</text:p>
          </table:table-cell>
          <table:table-cell office:value-type="currency" office:value="255431" table:style-name="ce29">
            <text:p><text:s/>$2,55,43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7" table:style-name="ce27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628</text:p>
          </table:table-cell>
          <table:table-cell office:value-type="string" table:style-name="ce27">
            <text:p>Jackson Perry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Caucasian</text:p>
          </table:table-cell>
          <table:table-cell office:value-type="float" office:value="27" table:style-name="ce27">
            <text:p>27</text:p>
          </table:table-cell>
          <table:table-cell office:value-type="date" office:date-value="2019-10-20T00:00:00" table:style-name="ce28">
            <text:p>20-10-2019</text:p>
          </table:table-cell>
          <table:table-cell office:value-type="currency" office:value="256420" table:style-name="ce29">
            <text:p><text:s/>$2,56,420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Phoenix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170</text:p>
          </table:table-cell>
          <table:table-cell office:value-type="string" table:style-name="ce27">
            <text:p>Grayson Chin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IT</text:p>
          </table:table-cell>
          <table:table-cell office:value-type="string" table:style-name="ce27">
            <text:p>Research &amp; Development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26" table:style-name="ce27">
            <text:p>26</text:p>
          </table:table-cell>
          <table:table-cell office:value-type="date" office:date-value="2020-05-09T00:00:00" table:style-name="ce28">
            <text:p>09-05-2020</text:p>
          </table:table-cell>
          <table:table-cell office:value-type="currency" office:value="256561" table:style-name="ce29">
            <text:p><text:s/>$2,56,56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Austin</text:p>
          </table:table-cell>
          <table:table-cell office:value-type="float" office:value="5" table:style-name="ce27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1371</text:p>
          </table:table-cell>
          <table:table-cell office:value-type="string" table:style-name="ce27">
            <text:p>Dominic Le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Market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Asian</text:p>
          </table:table-cell>
          <table:table-cell office:value-type="float" office:value="41" table:style-name="ce27">
            <text:p>41</text:p>
          </table:table-cell>
          <table:table-cell office:value-type="date" office:date-value="2014-10-04T00:00:00" table:style-name="ce28">
            <text:p>04-10-2014</text:p>
          </table:table-cell>
          <table:table-cell office:value-type="currency" office:value="257194" table:style-name="ce29">
            <text:p><text:s/>$2,57,194.00<text:s/></text:p>
          </table:table-cell>
          <table:table-cell office:value-type="string" table:style-name="ce27">
            <text:p>China</text:p>
          </table:table-cell>
          <table:table-cell office:value-type="string" table:style-name="ce27">
            <text:p>Chongqing</text:p>
          </table:table-cell>
          <table:table-cell office:value-type="float" office:value="10" table:style-name="ce27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2522</text:p>
          </table:table-cell>
          <table:table-cell office:value-type="string" table:style-name="ce27">
            <text:p>Silas Rivera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Male</text:p>
          </table:table-cell>
          <table:table-cell office:value-type="string" table:style-name="ce27">
            <text:p>Latino</text:p>
          </table:table-cell>
          <table:table-cell office:value-type="float" office:value="48" table:style-name="ce27">
            <text:p>48</text:p>
          </table:table-cell>
          <table:table-cell office:value-type="date" office:date-value="2000-02-28T00:00:00" table:style-name="ce28">
            <text:p>28-02-2000</text:p>
          </table:table-cell>
          <table:table-cell office:value-type="currency" office:value="258081" table:style-name="ce29">
            <text:p><text:s/>$2,58,081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hicago</text:p>
          </table:table-cell>
          <table:table-cell office:value-type="float" office:value="25" table:style-name="ce27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742</text:p>
          </table:table-cell>
          <table:table-cell office:value-type="string" table:style-name="ce27">
            <text:p>Kinsley Vega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Accounting</text:p>
          </table:table-cell>
          <table:table-cell office:value-type="string" table:style-name="ce27">
            <text:p>Corporate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33" table:style-name="ce27">
            <text:p>33</text:p>
          </table:table-cell>
          <table:table-cell office:value-type="date" office:date-value="2020-12-16T00:00:00" table:style-name="ce28">
            <text:p>16-12-2020</text:p>
          </table:table-cell>
          <table:table-cell office:value-type="currency" office:value="258426" table:style-name="ce29">
            <text:p><text:s/>$2,58,426.00<text:s/></text:p>
          </table:table-cell>
          <table:table-cell office:value-type="string" table:style-name="ce27">
            <text:p>Brazil</text:p>
          </table:table-cell>
          <table:table-cell office:value-type="string" table:style-name="ce27">
            <text:p>Rio de Janerio</text:p>
          </table:table-cell>
          <table:table-cell office:value-type="float" office:value="4" table:style-name="ce27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7">
            <text:p>E04354</text:p>
          </table:table-cell>
          <table:table-cell office:value-type="string" table:style-name="ce27">
            <text:p>Raelynn Rios</text:p>
          </table:table-cell>
          <table:table-cell office:value-type="string" table:style-name="ce27">
            <text:p>Vice President</text:p>
          </table:table-cell>
          <table:table-cell office:value-type="string" table:style-name="ce27">
            <text:p>Sales</text:p>
          </table:table-cell>
          <table:table-cell office:value-type="string" table:style-name="ce27">
            <text:p>Manufacturing</text:p>
          </table:table-cell>
          <table:table-cell office:value-type="string" table:style-name="ce27">
            <text:p>Female</text:p>
          </table:table-cell>
          <table:table-cell office:value-type="string" table:style-name="ce27">
            <text:p>Latino</text:p>
          </table:table-cell>
          <table:table-cell office:value-type="float" office:value="43" table:style-name="ce27">
            <text:p>43</text:p>
          </table:table-cell>
          <table:table-cell office:value-type="date" office:date-value="2016-08-21T00:00:00" table:style-name="ce28">
            <text:p>21-08-2016</text:p>
          </table:table-cell>
          <table:table-cell office:value-type="currency" office:value="258498" table:style-name="ce29">
            <text:p><text:s/>$2,58,498.00<text:s/></text:p>
          </table:table-cell>
          <table:table-cell office:value-type="string" table:style-name="ce27">
            <text:p>United States</text:p>
          </table:table-cell>
          <table:table-cell office:value-type="string" table:style-name="ce27">
            <text:p>Columbus</text:p>
          </table:table-cell>
          <table:table-cell office:value-type="float" office:value="9" table:style-name="ce27">
            <text:p>9</text:p>
          </table:table-cell>
          <table:table-cell table:number-columns-repeated="16371"/>
        </table:table-row>
        <table:table-row table:number-rows-repeated="1047575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4">
            <text:p>shop_name</text:p>
          </table:table-cell>
          <table:table-cell office:value-type="string" table:style-name="ce4">
            <text:p>address</text:p>
          </table:table-cell>
          <table:table-cell office:value-type="string" table:style-name="ce4">
            <text:p>mode</text:p>
          </table:table-cell>
          <table:table-cell office:value-type="string" table:style-name="ce4">
            <text:p>outlets</text:p>
          </table:table-cell>
          <table:table-cell office:value-type="string" table:style-name="ce4">
            <text:p>customer_count</text:p>
          </table:table-cell>
          <table:table-cell office:value-type="string" table:style-name="ce4">
            <text:p>sales</text:p>
          </table:table-cell>
          <table:table-cell office:value-type="string" table:style-name="ce4">
            <text:p>employe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swiggy instamart</text:p>
          </table:table-cell>
          <table:table-cell office:value-type="string" table:style-name="ce3">
            <text:p>nandanvan</text:p>
          </table:table-cell>
          <table:table-cell office:value-type="string" table:style-name="ce3">
            <text:p>online</text:p>
          </table:table-cell>
          <table:table-cell office:value-type="float" office:value="5" table:style-name="ce3">
            <text:p>5</text:p>
          </table:table-cell>
          <table:table-cell office:value-type="float" office:value="15000" table:style-name="ce3">
            <text:p>15000</text:p>
          </table:table-cell>
          <table:table-cell office:value-type="float" office:value="56" table:style-name="ce5">
            <text:p>56.000</text:p>
          </table:table-cell>
          <table:table-cell office:value-type="float" office:value="5000" table:style-name="ce3">
            <text:p>50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reliance mart</text:p>
          </table:table-cell>
          <table:table-cell office:value-type="string" table:style-name="ce3">
            <text:p>jaripatka</text:p>
          </table:table-cell>
          <table:table-cell office:value-type="string" table:style-name="ce3">
            <text:p>offline</text:p>
          </table:table-cell>
          <table:table-cell office:value-type="float" office:value="6" table:style-name="ce3">
            <text:p>6</text:p>
          </table:table-cell>
          <table:table-cell office:value-type="float" office:value="7000" table:style-name="ce3">
            <text:p>7000</text:p>
          </table:table-cell>
          <table:table-cell office:value-type="float" office:value="70000" table:style-name="ce3">
            <text:p>70000</text:p>
          </table:table-cell>
          <table:table-cell office:value-type="float" office:value="1000" table:style-name="ce3">
            <text:p>10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big basket</text:p>
          </table:table-cell>
          <table:table-cell office:value-type="string" table:style-name="ce3">
            <text:p>wardhman<text:s/></text:p>
          </table:table-cell>
          <table:table-cell office:value-type="string" table:style-name="ce3">
            <text:p>online</text:p>
          </table:table-cell>
          <table:table-cell office:value-type="float" office:value="3" table:style-name="ce3">
            <text:p>3</text:p>
          </table:table-cell>
          <table:table-cell office:value-type="float" office:value="1200" table:style-name="ce3">
            <text:p>1200</text:p>
          </table:table-cell>
          <table:table-cell office:value-type="float" office:value="12000" table:style-name="ce3">
            <text:p>12000</text:p>
          </table:table-cell>
          <table:table-cell office:value-type="float" office:value="7000" table:style-name="ce3">
            <text:p>70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dmart</text:p>
          </table:table-cell>
          <table:table-cell office:value-type="string" table:style-name="ce3">
            <text:p>automotive</text:p>
          </table:table-cell>
          <table:table-cell office:value-type="string" table:style-name="ce3">
            <text:p>offline</text:p>
          </table:table-cell>
          <table:table-cell office:value-type="float" office:value="5" table:style-name="ce3">
            <text:p>5</text:p>
          </table:table-cell>
          <table:table-cell office:value-type="float" office:value="5000" table:style-name="ce3">
            <text:p>5000</text:p>
          </table:table-cell>
          <table:table-cell office:value-type="float" office:value="5000" table:style-name="ce3">
            <text:p>5000</text:p>
          </table:table-cell>
          <table:table-cell office:value-type="float" office:value="700" table:style-name="ce3">
            <text:p>7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dukan_wala</text:p>
          </table:table-cell>
          <table:table-cell office:value-type="string" table:style-name="ce3">
            <text:p>Nagpur</text:p>
          </table:table-cell>
          <table:table-cell office:value-type="string" table:style-name="ce3">
            <text:p>offline</text:p>
          </table:table-cell>
          <table:table-cell office:value-type="float" office:value="10" table:style-name="ce3">
            <text:p>10</text:p>
          </table:table-cell>
          <table:table-cell office:value-type="float" office:value="2000" table:style-name="ce3">
            <text:p>2000</text:p>
          </table:table-cell>
          <table:table-cell office:value-type="float" office:value="20000" table:style-name="ce3">
            <text:p>20000</text:p>
          </table:table-cell>
          <table:table-cell office:value-type="float" office:value="10203" table:style-name="ce3">
            <text:p>1020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vishal mega mart</text:p>
          </table:table-cell>
          <table:table-cell office:value-type="string" table:style-name="ce3">
            <text:p>bhande plot</text:p>
          </table:table-cell>
          <table:table-cell office:value-type="string" table:style-name="ce3">
            <text:p>offline</text:p>
          </table:table-cell>
          <table:table-cell office:value-type="float" office:value="2" table:style-name="ce3">
            <text:p>2</text:p>
          </table:table-cell>
          <table:table-cell office:value-type="float" office:value="1000" table:style-name="ce3">
            <text:p>1000</text:p>
          </table:table-cell>
          <table:table-cell office:value-type="float" office:value="10000" table:style-name="ce3">
            <text:p>10000</text:p>
          </table:table-cell>
          <table:table-cell office:value-type="float" office:value="100" table:style-name="ce3">
            <text:p>1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vishal mega mart2</text:p>
          </table:table-cell>
          <table:table-cell office:value-type="string" table:style-name="ce3">
            <text:p>bhande plot2</text:p>
          </table:table-cell>
          <table:table-cell office:value-type="string" table:style-name="ce3">
            <text:p>offline2</text:p>
          </table:table-cell>
          <table:table-cell office:value-type="float" office:value="5" table:style-name="ce3">
            <text:p>5</text:p>
          </table:table-cell>
          <table:table-cell office:value-type="float" office:value="560" table:style-name="ce3">
            <text:p>560</text:p>
          </table:table-cell>
          <table:table-cell office:value-type="float" office:value="5600" table:style-name="ce3">
            <text:p>5600</text:p>
          </table:table-cell>
          <table:table-cell office:value-type="float" office:value="10203" table:style-name="ce3">
            <text:p>1020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vishal mega mart2</text:p>
          </table:table-cell>
          <table:table-cell office:value-type="string" table:style-name="ce3">
            <text:p>bhande plot2</text:p>
          </table:table-cell>
          <table:table-cell office:value-type="string" table:style-name="ce3">
            <text:p>offline2</text:p>
          </table:table-cell>
          <table:table-cell office:value-type="float" office:value="2" table:style-name="ce3">
            <text:p>2</text:p>
          </table:table-cell>
          <table:table-cell office:value-type="float" office:value="250" table:style-name="ce3">
            <text:p>250</text:p>
          </table:table-cell>
          <table:table-cell office:value-type="float" office:value="2500" table:style-name="ce3">
            <text:p>2500</text:p>
          </table:table-cell>
          <table:table-cell office:value-type="float" office:value="10203" table:style-name="ce3">
            <text:p>1020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vishal mega mart2</text:p>
          </table:table-cell>
          <table:table-cell office:value-type="string" table:style-name="ce3">
            <text:p>bhande plot2</text:p>
          </table:table-cell>
          <table:table-cell office:value-type="string" table:style-name="ce3">
            <text:p>offline2</text:p>
          </table:table-cell>
          <table:table-cell office:value-type="float" office:value="3" table:style-name="ce3">
            <text:p>3</text:p>
          </table:table-cell>
          <table:table-cell office:value-type="float" office:value="110" table:style-name="ce3">
            <text:p>110</text:p>
          </table:table-cell>
          <table:table-cell office:value-type="float" office:value="1100" table:style-name="ce3">
            <text:p>1100</text:p>
          </table:table-cell>
          <table:table-cell office:value-type="float" office:value="10203" table:style-name="ce3">
            <text:p>10203</text:p>
          </table:table-cell>
          <table:table-cell table:number-columns-repeated="16376"/>
        </table:table-row>
        <table:table-row table:number-rows-repeated="1048563" table:style-name="ro1">
          <table:table-cell table:number-columns-repeated="16384"/>
        </table:table-row>
      </table:table>
      <table:named-expressions>
        <table:named-expression table:name="Slicer_Business_Unit" table:expression="of:=&quot;&quot;" table:base-cell-address="Sheet1.$A$1"/>
      </table:named-expressions>
      <table:data-pilot-tables>
        <table:data-pilot-table table:name="PivotTable1" table:target-range-address="PT1.A3:PT1.I8" table:show-filter-button="false" table:buttons="PT1.A4 PT1.B3">
          <table:source-cell-range table:cell-range-address="Sheet2.B4:Sheet2.H13"/>
          <table:data-pilot-field table:source-field-name="address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ode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outlets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hop_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ustomer_coun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ale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mploye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2" table:target-range-address="emp_data.A1:emp_data.I5" table:show-filter-button="false" table:buttons="emp_data.A2 emp_data.B1">
          <table:source-cell-range table:cell-range-address="Sheet4.A1:Sheet4.M1001"/>
          <table:data-pilot-field table:source-field-name="Department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Gender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nnual Salary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mp I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Full 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Job Titl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Business Uni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thnic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g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Hire 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xperien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3" table:target-range-address="emp_data1.A1:emp_data1.D10" table:show-filter-button="false" table:buttons="emp_data1.A2 emp_data1.B1">
          <table:source-cell-range table:cell-range-address="Sheet4.A1:Sheet4.M1001"/>
          <table:data-pilot-field table:source-field-name="Gender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partment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nnual Salary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mp I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Full 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Job Titl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Business Unit" table:orientation="hidde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Manufacturing" table:display="false" table:show-details="true"/>
                <table:data-pilot-member table:name="Research &amp; Development" table:display="false" table:show-details="true"/>
                <table:data-pilot-member table:name="Speciality Products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thnic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g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Hire 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xperien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4" table:target-range-address="Sheet7.A1:Sheet7.M8" table:show-filter-button="false" table:buttons="Sheet7.A3 Sheet7.B1">
          <table:source-cell-range table:cell-range-address="Sheet4.A1:Sheet4.M1001"/>
          <table:data-pilot-field table:source-field-name="Gender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thnicity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Business Unit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ge" table:orientation="data" table:function="aver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mp I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Full 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Job Titl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partmen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Hire 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nnual Sal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ount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xperien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40">
      <number:number number:decimal-places="3" number:min-integer-digits="1"/>
    </number:number-style>
    <number:date-style style:name="N41">
      <number:day number:style="long"/>
      <number:text>-</number:text>
      <number:month number:style="long"/>
      <number:text>-</number:text>
      <number:year number:style="long"/>
    </number:date-style>
    <number:currency-style style:name="N42P0" number:language="en" number:country="US">
      <number:text> </number:text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42P1" number:language="en" number:country="US">
      <number:text> </number:text>
      <number:currency-symbol number:language="en" number:country="US">$</number:currency-symbol>
      <number:text>-</number:text>
      <number:number number:decimal-places="2" number:min-integer-digits="1" number:grouping="true"/>
      <number:text> </number:text>
    </number:currency-style>
    <number:currency-style style:name="N42P2" number:language="en" number:country="US">
      <number:text> </number:text>
      <number:currency-symbol number:language="en" number:country="US">$</number:currency-symbol>
      <number:text>-</number:text>
      <number:number number:decimal-places="0" number:min-integer-digits="2"/>
      <number:text> </number:text>
    </number:currency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231</meta:generator>
    <meta:initial-creator>Bhavesh Kshirsagar</meta:initial-creator>
    <dc:creator>Bhavesh Kshirsagar</dc:creator>
    <meta:creation-date>2025-10-08T03:16:40Z</meta:creation-date>
    <dc:date>2025-10-08T07:08:0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66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.01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444" chart:overlap="-9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outlets<text:s text:c="1"/>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Axis Title</text:p>
            </chart:title>
            <chart:categories table:cell-range-address="Sheet1.$B$3:.$B$11"/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Axis Title</text:p>
            </chart:title>
          </chart:axis>
          <chart:series chart:label-cell-address="Sheet1.$E$2" chart:values-cell-range-address="Sheet1.$E$10:.$E$11" chart:class="chart:bar" chart:attached-axis="primary-y" chart:style-name="G0S0">
            <chart:data-label chart:style-name="DL00"/>
            <chart:data-point chart:repeated="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6P0" number:language="en" number:country="US">
      <number:text> </number:text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36P1" number:language="en" number:country="US">
      <number:text> </number:text>
      <number:currency-symbol number:language="en" number:country="US">$</number:currency-symbol>
      <number:text>-</number:text>
      <number:number number:decimal-places="2" number:min-integer-digits="1" number:grouping="true"/>
      <number:text> </number:text>
    </number:currency-style>
    <number:currency-style style:name="N36P2" number:language="en" number:country="US">
      <number:text> </number:text>
      <number:currency-symbol number:language="en" number:country="US">$</number:currency-symbol>
      <number:text>-</number:text>
      <number:number number:decimal-places="0" number:min-integer-digits="2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70ad4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26447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36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534.75pt" chart:style-name="Crt0"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3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repeated="2"/>
          </chart:series>
          <chart:series chart:label-cell-address="local-table.$C$1" chart:values-cell-range-address="local-table.$C$2:.$C$3" chart:class="chart:bar" chart:attached-axis="primary-y" chart:style-name="G0S1">
            <chart:data-label chart:style-name="DL01"/>
            <chart:data-point chart:repeated="2"/>
          </chart:series>
          <chart:series chart:label-cell-address="local-table.$D$1" chart:values-cell-range-address="local-table.$D$2:.$D$3" chart:class="chart:bar" chart:attached-axis="primary-y" chart:style-name="G0S2">
            <chart:data-label chart:style-name="DL02"/>
            <chart:data-point chart:repeated="2"/>
          </chart:series>
          <chart:series chart:label-cell-address="local-table.$E$1" chart:values-cell-range-address="local-table.$E$2:.$E$3" chart:class="chart:bar" chart:attached-axis="primary-y" chart:style-name="G0S3">
            <chart:data-label chart:style-name="DL03"/>
            <chart:data-point chart:repeated="2"/>
          </chart:series>
          <chart:series chart:label-cell-address="local-table.$F$1" chart:values-cell-range-address="local-table.$F$2:.$F$3" chart:class="chart:bar" chart:attached-axis="primary-y" chart:style-name="G0S4">
            <chart:data-label chart:style-name="DL04"/>
            <chart:data-point chart:repeated="2"/>
          </chart:series>
          <chart:series chart:label-cell-address="local-table.$G$1" chart:values-cell-range-address="local-table.$G$2:.$G$3" chart:class="chart:bar" chart:attached-axis="primary-y" chart:style-name="G0S5">
            <chart:data-label chart:style-name="DL05"/>
            <chart:data-point chart:repeated="2"/>
          </chart:series>
          <chart:series chart:label-cell-address="local-table.$H$1" chart:values-cell-range-address="local-table.$H$2:.$H$3" chart:class="chart:bar" chart:attached-axis="primary-y" chart:style-name="G0S6">
            <chart:data-label chart:style-name="DL06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/>
              <table:table-cell office:value-type="string">
                <text:p>Accounting</text:p>
              </table:table-cell>
              <table:table-cell office:value-type="string">
                <text:p>Engineering</text:p>
              </table:table-cell>
              <table:table-cell office:value-type="string">
                <text:p>Finance</text:p>
              </table:table-cell>
              <table:table-cell office:value-type="string">
                <text:p>Human Resources</text:p>
              </table:table-cell>
              <table:table-cell office:value-type="string">
                <text:p>IT</text:p>
              </table:table-cell>
              <table:table-cell office:value-type="string">
                <text:p>Marketing</text:p>
              </table:table-cell>
              <table:table-cell office:value-type="string">
                <text:p>Sales</text:p>
              </table:table-cell>
            </table:table-row>
          </table:table-header-rows>
          <table:table-row>
            <table:table-cell office:value-type="string">
              <text:p>Female</text:p>
            </table:table-cell>
            <table:table-cell office:value-type="float" office:value="6914128"/>
            <table:table-cell office:value-type="float" office:value="8377656"/>
            <table:table-cell office:value-type="float" office:value="8424540"/>
            <table:table-cell office:value-type="float" office:value="7693326"/>
            <table:table-cell office:value-type="float" office:value="11344574"/>
            <table:table-cell office:value-type="float" office:value="7145899"/>
            <table:table-cell office:value-type="float" office:value="8278622"/>
          </table:table-row>
          <table:table-row>
            <table:table-cell office:value-type="string">
              <text:p>Male</text:p>
            </table:table-cell>
            <table:table-cell office:value-type="float" office:value="4907979"/>
            <table:table-cell office:value-type="float" office:value="8849907"/>
            <table:table-cell office:value-type="float" office:value="6311807"/>
            <table:table-cell office:value-type="float" office:value="7063979"/>
            <table:table-cell office:value-type="float" office:value="12222925"/>
            <table:table-cell office:value-type="float" office:value="8413665"/>
            <table:table-cell office:value-type="float" office:value="7268358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6P0" number:language="en" number:country="US">
      <number:text> </number:text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36P1" number:language="en" number:country="US">
      <number:text> </number:text>
      <number:currency-symbol number:language="en" number:country="US">$</number:currency-symbol>
      <number:text>-</number:text>
      <number:number number:decimal-places="2" number:min-integer-digits="1" number:grouping="true"/>
      <number:text> </number:text>
    </number:currency-style>
    <number:currency-style style:name="N36P2" number:language="en" number:country="US">
      <number:text> </number:text>
      <number:currency-symbol number:language="en" number:country="US">$</number:currency-symbol>
      <number:text>-</number:text>
      <number:number number:decimal-places="0" number:min-integer-digits="2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36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8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8" chart:class="chart:bar" chart:attached-axis="primary-y" chart:style-name="G0S0">
            <chart:data-label chart:style-name="DL00"/>
            <chart:data-point chart:repeated="7"/>
          </chart:series>
          <chart:series chart:label-cell-address="local-table.$C$1" chart:values-cell-range-address="local-table.$C$2:.$C$8" chart:class="chart:bar" chart:attached-axis="primary-y" chart:style-name="G0S1">
            <chart:data-label chart:style-name="DL01"/>
            <chart:data-point chart:repeated="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Female</text:p>
              </table:table-cell>
              <table:table-cell office:value-type="string">
                <text:p>Male</text:p>
              </table:table-cell>
            </table:table-row>
          </table:table-header-rows>
          <table:table-row>
            <table:table-cell office:value-type="string">
              <text:p>Accounting</text:p>
            </table:table-cell>
            <table:table-cell office:value-type="float" office:value="2547732"/>
            <table:table-cell office:value-type="float" office:value="247183"/>
          </table:table-row>
          <table:table-row>
            <table:table-cell office:value-type="string">
              <text:p>Engineering</text:p>
            </table:table-cell>
            <table:table-cell office:value-type="float" office:value="2049067"/>
            <table:table-cell office:value-type="float" office:value="1763337"/>
          </table:table-row>
          <table:table-row>
            <table:table-cell office:value-type="string">
              <text:p>Finance</text:p>
            </table:table-cell>
            <table:table-cell office:value-type="float" office:value="2472670"/>
            <table:table-cell office:value-type="float" office:value="2706397"/>
          </table:table-row>
          <table:table-row>
            <table:table-cell office:value-type="string">
              <text:p>Human Resources</text:p>
            </table:table-cell>
            <table:table-cell office:value-type="float" office:value="1549928"/>
            <table:table-cell office:value-type="float" office:value="2108607"/>
          </table:table-row>
          <table:table-row>
            <table:table-cell office:value-type="string">
              <text:p>IT</text:p>
            </table:table-cell>
            <table:table-cell office:value-type="float" office:value="1928444"/>
            <table:table-cell office:value-type="float" office:value="3123650"/>
          </table:table-row>
          <table:table-row>
            <table:table-cell office:value-type="string">
              <text:p>Marketing</text:p>
            </table:table-cell>
            <table:table-cell office:value-type="float" office:value="1930697"/>
            <table:table-cell office:value-type="float" office:value="2402128"/>
          </table:table-row>
          <table:table-row>
            <table:table-cell office:value-type="string">
              <text:p>Sales</text:p>
            </table:table-cell>
            <table:table-cell office:value-type="float" office:value="1565428"/>
            <table:table-cell office:value-type="float" office:value="2228680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70ad4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26447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9e480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63636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DL0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454.2954330708661pt" chart:style-name="Crt0"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5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5" chart:class="chart:bar" chart:attached-axis="primary-y" chart:style-name="G0S0">
            <chart:data-label chart:style-name="DL00"/>
            <chart:data-point chart:repeated="4"/>
          </chart:series>
          <chart:series chart:label-cell-address="local-table.$C$1" chart:values-cell-range-address="local-table.$C$2:.$C$5" chart:class="chart:bar" chart:attached-axis="primary-y" chart:style-name="G0S1">
            <chart:data-label chart:style-name="DL01"/>
            <chart:data-point chart:repeated="4"/>
          </chart:series>
          <chart:series chart:label-cell-address="local-table.$D$1" chart:values-cell-range-address="local-table.$D$2:.$D$5" chart:class="chart:bar" chart:attached-axis="primary-y" chart:style-name="G0S2">
            <chart:data-label chart:style-name="DL02"/>
            <chart:data-point chart:repeated="4"/>
          </chart:series>
          <chart:series chart:label-cell-address="local-table.$E$1" chart:values-cell-range-address="local-table.$E$2:.$E$5" chart:class="chart:bar" chart:attached-axis="primary-y" chart:style-name="G0S3">
            <chart:data-label chart:style-name="DL03"/>
            <chart:data-point chart:repeated="4"/>
          </chart:series>
          <chart:series chart:label-cell-address="local-table.$F$1" chart:values-cell-range-address="local-table.$F$2:.$F$5" chart:class="chart:bar" chart:attached-axis="primary-y" chart:style-name="G0S4">
            <chart:data-label chart:style-name="DL04"/>
            <chart:data-point chart:repeated="4"/>
          </chart:series>
          <chart:series chart:label-cell-address="local-table.$G$1" chart:values-cell-range-address="local-table.$G$2:.$G$5" chart:class="chart:bar" chart:attached-axis="primary-y" chart:style-name="G0S5">
            <chart:data-label chart:style-name="DL05"/>
            <chart:data-point chart:repeated="4"/>
          </chart:series>
          <chart:series chart:label-cell-address="local-table.$H$1" chart:values-cell-range-address="local-table.$H$2:.$H$5" chart:class="chart:bar" chart:attached-axis="primary-y" chart:style-name="G0S6">
            <chart:data-label chart:style-name="DL06"/>
            <chart:data-point chart:repeated="4"/>
          </chart:series>
          <chart:series chart:label-cell-address="local-table.$I$1" chart:values-cell-range-address="local-table.$I$2:.$I$5" chart:class="chart:bar" chart:attached-axis="primary-y" chart:style-name="G0S7">
            <chart:data-label chart:style-name="DL07"/>
            <chart:data-point chart:repeated="4"/>
          </chart:series>
          <chart:series chart:label-cell-address="local-table.$J$1" chart:values-cell-range-address="local-table.$J$2:.$J$5" chart:class="chart:bar" chart:attached-axis="primary-y" chart:style-name="G0S8">
            <chart:data-label chart:style-name="DL08"/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/>
              <table:table-cell office:value-type="string">
                <text:p>Female - Asian</text:p>
              </table:table-cell>
              <table:table-cell office:value-type="string">
                <text:p>Female - Black</text:p>
              </table:table-cell>
              <table:table-cell office:value-type="string">
                <text:p>Female - Caucasian</text:p>
              </table:table-cell>
              <table:table-cell office:value-type="string">
                <text:p>Female - Latino</text:p>
              </table:table-cell>
              <table:table-cell office:value-type="string">
                <text:p>Male - Asian</text:p>
              </table:table-cell>
              <table:table-cell office:value-type="string">
                <text:p>Male - Asian1</text:p>
              </table:table-cell>
              <table:table-cell office:value-type="string">
                <text:p>Male - Black</text:p>
              </table:table-cell>
              <table:table-cell office:value-type="string">
                <text:p>Male - Caucasian</text:p>
              </table:table-cell>
              <table:table-cell office:value-type="string">
                <text:p>Male - Latino</text:p>
              </table:table-cell>
            </table:table-row>
          </table:table-header-rows>
          <table:table-row>
            <table:table-cell office:value-type="string">
              <text:p>Corporate</text:p>
            </table:table-cell>
            <table:table-cell office:value-type="float" office:value="46.5"/>
            <table:table-cell office:value-type="float" office:value="35.571428571428569"/>
            <table:table-cell office:value-type="float" office:value="42.903225806451616"/>
            <table:table-cell office:value-type="float" office:value="42.342857142857142"/>
            <table:table-cell office:value-type="float" office:value="46.363636363636367"/>
            <table:table-cell/>
            <table:table-cell office:value-type="float" office:value="44.272727272727273"/>
            <table:table-cell office:value-type="float" office:value="43.666666666666664"/>
            <table:table-cell office:value-type="float" office:value="45.21875"/>
          </table:table-row>
          <table:table-row>
            <table:table-cell office:value-type="string">
              <text:p>Manufacturing</text:p>
            </table:table-cell>
            <table:table-cell office:value-type="float" office:value="44.741379310344826"/>
            <table:table-cell office:value-type="float" office:value="44.333333333333336"/>
            <table:table-cell office:value-type="float" office:value="45.121951219512198"/>
            <table:table-cell office:value-type="float" office:value="43.432432432432435"/>
            <table:table-cell office:value-type="float" office:value="47.217391304347828"/>
            <table:table-cell/>
            <table:table-cell office:value-type="float" office:value="39.583333333333336"/>
            <table:table-cell office:value-type="float" office:value="44.617647058823529"/>
            <table:table-cell office:value-type="float" office:value="42.379310344827587"/>
          </table:table-row>
          <table:table-row>
            <table:table-cell office:value-type="string">
              <text:p>Research &amp; Development</text:p>
            </table:table-cell>
            <table:table-cell office:value-type="float" office:value="45.019607843137258"/>
            <table:table-cell office:value-type="float" office:value="48.5"/>
            <table:table-cell office:value-type="float" office:value="46.033333333333331"/>
            <table:table-cell office:value-type="float" office:value="45.458333333333336"/>
            <table:table-cell office:value-type="float" office:value="44.5"/>
            <table:table-cell office:value-type="float" office:value="57"/>
            <table:table-cell office:value-type="float" office:value="43.333333333333336"/>
            <table:table-cell office:value-type="float" office:value="45.769230769230766"/>
            <table:table-cell office:value-type="float" office:value="44.34375"/>
          </table:table-row>
          <table:table-row>
            <table:table-cell office:value-type="string">
              <text:p>Speciality Products</text:p>
            </table:table-cell>
            <table:table-cell office:value-type="float" office:value="44.425925925925924"/>
            <table:table-cell office:value-type="float" office:value="42.125"/>
            <table:table-cell office:value-type="float" office:value="42.631578947368418"/>
            <table:table-cell office:value-type="float" office:value="43.05263157894737"/>
            <table:table-cell office:value-type="float" office:value="43.203703703703702"/>
            <table:table-cell/>
            <table:table-cell office:value-type="float" office:value="45.272727272727273"/>
            <table:table-cell office:value-type="float" office:value="40.10526315789474"/>
            <table:table-cell office:value-type="float" office:value="48.875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